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439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7882in"/>
    </style:style>
    <style:style style:name="co8" style:family="table-column">
      <style:table-column-properties fo:break-before="auto" style:column-width="0.7118in"/>
    </style:style>
    <style:style style:name="co9" style:family="table-column">
      <style:table-column-properties fo:break-before="auto" style:column-width="0.7992in"/>
    </style:style>
    <style:style style:name="co10" style:family="table-column">
      <style:table-column-properties fo:break-before="auto" style:column-width="0.5264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8319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reset</text:p>
          </table:table-cell>
          <table:table-cell office:value-type="string">
            <text:p>T</text:p>
          </table:table-cell>
          <table:table-cell office:value-type="string">
            <text:p>select</text:p>
          </table:table-cell>
          <table:table-cell office:value-type="string">
            <text:p>inj_bias</text:p>
          </table:table-cell>
          <table:table-cell office:value-type="string">
            <text:p>vs_int_a</text:p>
          </table:table-cell>
          <table:table-cell office:value-type="string">
            <text:p>Vshunt_a</text:p>
          </table:table-cell>
          <table:table-cell office:value-type="string">
            <text:p>Vc_a</text:p>
          </table:table-cell>
          <table:table-cell office:value-type="string">
            <text:p>Vo_a</text:p>
          </table:table-cell>
          <table:table-cell office:value-type="string">
            <text:p>Ib_hdwe_a</text:p>
          </table:table-cell>
          <table:table-cell office:value-type="string">
            <text:p>vs_int_na</text:p>
          </table:table-cell>
          <table:table-cell office:value-type="string">
            <text:p>Vshunt_na</text:p>
          </table:table-cell>
          <table:table-cell office:value-type="string">
            <text:p>Vc_na</text:p>
          </table:table-cell>
          <table:table-cell office:value-type="string">
            <text:p>Vo_na</text:p>
          </table:table-cell>
          <table:table-cell office:value-type="string">
            <text:p>Ib_hdwe_na</text:p>
          </table:table-cell>
          <table:table-cell office:value-type="string">
            <text:p>Ib_hdwe</text:p>
          </table:table-cell>
          <table:table-cell office:value-type="string">
            <text:p>T</text:p>
          </table:table-cell>
          <table:table-cell office:value-type="string">
            <text:p>Ib_amp_fault</text:p>
          </table:table-cell>
          <table:table-cell office:value-type="string">
            <text:p>Ib_amp_fail</text:p>
          </table:table-cell>
          <table:table-cell office:value-type="string">
            <text:p>Ib_noa_fault</text:p>
          </table:table-cell>
          <table:table-cell office:value-type="string">
            <text:p>Ib_noa_fail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5">
            <text:p>1.645</text:p>
          </table:table-cell>
          <table:table-cell office:value-type="float" office:value="1.729">
            <text:p>1.729</text:p>
          </table:table-cell>
          <table:table-cell office:value-type="float" office:value="6.254">
            <text:p>6.254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8">
            <text:p>1.638</text:p>
          </table:table-cell>
          <table:table-cell office:value-type="float" office:value="1.727">
            <text:p>1.727</text:p>
          </table:table-cell>
          <table:table-cell office:value-type="float" office:value="6.525">
            <text:p>6.525</text:p>
          </table:table-cell>
          <table:table-cell office:value-type="float" office:value="6.254">
            <text:p>6.2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]+0.0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">
            <text:p>1.63</text:p>
          </table:table-cell>
          <table:table-cell office:value-type="float" office:value="1.714">
            <text:p>1.714</text:p>
          </table:table-cell>
          <table:table-cell office:value-type="float" office:value="6.255">
            <text:p>6.255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27">
            <text:p>1.627</text:p>
          </table:table-cell>
          <table:table-cell office:value-type="float" office:value="1.714">
            <text:p>1.714</text:p>
          </table:table-cell>
          <table:table-cell office:value-type="float" office:value="6.361">
            <text:p>6.361</text:p>
          </table:table-cell>
          <table:table-cell office:value-type="float" office:value="6.255">
            <text:p>6.25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]+0.02"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44">
            <text:p>1.644</text:p>
          </table:table-cell>
          <table:table-cell office:value-type="float" office:value="1.74">
            <text:p>1.74</text:p>
          </table:table-cell>
          <table:table-cell office:value-type="float" office:value="7.084">
            <text:p>7.084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361">
            <text:p>6.361</text:p>
          </table:table-cell>
          <table:table-cell office:value-type="float" office:value="7.084">
            <text:p>7.08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]+0.02"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6">
            <text:p>1.66</text:p>
          </table:table-cell>
          <table:table-cell office:value-type="float" office:value="1.753">
            <text:p>1.753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7">
            <text:p>1.657</text:p>
          </table:table-cell>
          <table:table-cell office:value-type="float" office:value="1.746">
            <text:p>1.746</text:p>
          </table:table-cell>
          <table:table-cell office:value-type="float" office:value="6.525">
            <text:p>6.525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]+0.02"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3">
            <text:p>1.653</text:p>
          </table:table-cell>
          <table:table-cell office:value-type="float" office:value="1.747">
            <text:p>1.747</text:p>
          </table:table-cell>
          <table:table-cell office:value-type="float" office:value="6.854">
            <text:p>6.854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]+0.0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4">
            <text:p>1.644</text:p>
          </table:table-cell>
          <table:table-cell office:value-type="float" office:value="1.734">
            <text:p>1.734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4">
            <text:p>1.644</text:p>
          </table:table-cell>
          <table:table-cell office:value-type="float" office:value="1.732">
            <text:p>1.732</text:p>
          </table:table-cell>
          <table:table-cell office:value-type="float" office:value="6.525">
            <text:p>6.525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]+0.02"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27">
            <text:p>1.627</text:p>
          </table:table-cell>
          <table:table-cell office:value-type="float" office:value="1.71">
            <text:p>1.71</text:p>
          </table:table-cell>
          <table:table-cell office:value-type="float" office:value="6.255">
            <text:p>6.255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1">
            <text:p>1.631</text:p>
          </table:table-cell>
          <table:table-cell office:value-type="float" office:value="1.714">
            <text:p>1.714</text:p>
          </table:table-cell>
          <table:table-cell office:value-type="float" office:value="6.142">
            <text:p>6.142</text:p>
          </table:table-cell>
          <table:table-cell office:value-type="float" office:value="6.255">
            <text:p>6.255</text:p>
            <draw:frame table:end-cell-address="Sheet1.X28" table:end-x="0.0748in" table:end-y="0.0843in" draw:z-index="1" draw:style-name="gr1" draw:text-style-name="P1" svg:width="6.2988in" svg:height="3.5429in" svg:x="0.0591in" svg:y="0.0976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]+0.02"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Sheet1.O29" table:end-x="0.5161in" table:end-y="0.0606in" draw:z-index="0" draw:style-name="gr1" draw:text-style-name="P1" svg:width="6.2988in" svg:height="3.5429in" svg:x="0.4504in" svg:y="0.0736in">
              <draw:object draw:notify-on-update-of-ranges="Sheet1.A1:Sheet1.A1 Sheet1.A2:Sheet1.A792 Sheet1.J1:Sheet1.J1 Sheet1.J2:Sheet1.J792 Sheet1.A1:Sheet1.A1 Sheet1.A2:Sheet1.A792 Sheet1.O1:Sheet1.O1 Sheet1.O2:Sheet1.O79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9">
            <text:p>1.649</text:p>
          </table:table-cell>
          <table:table-cell office:value-type="float" office:value="1.736">
            <text:p>1.736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">
            <text:p>1.65</text:p>
          </table:table-cell>
          <table:table-cell office:value-type="float" office:value="1.739">
            <text:p>1.739</text:p>
          </table:table-cell>
          <table:table-cell office:value-type="float" office:value="6.58">
            <text:p>6.58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]+0.02"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61">
            <text:p>1.661</text:p>
          </table:table-cell>
          <table:table-cell office:value-type="float" office:value="1.748">
            <text:p>1.748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6">
            <text:p>1.656</text:p>
          </table:table-cell>
          <table:table-cell office:value-type="float" office:value="1.749">
            <text:p>1.749</text:p>
          </table:table-cell>
          <table:table-cell office:value-type="float" office:value="6.799">
            <text:p>6.799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]+0.02"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3">
            <text:p>1.653</text:p>
          </table:table-cell>
          <table:table-cell office:value-type="float" office:value="1.739">
            <text:p>1.73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56">
            <text:p>1.656</text:p>
          </table:table-cell>
          <table:table-cell office:value-type="float" office:value="1.738">
            <text:p>1.738</text:p>
          </table:table-cell>
          <table:table-cell office:value-type="float" office:value="6.032">
            <text:p>6.032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]+0.0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3">
            <text:p>1.643</text:p>
          </table:table-cell>
          <table:table-cell office:value-type="float" office:value="1.729">
            <text:p>1.72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361">
            <text:p>6.36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]+0.0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28">
            <text:p>1.628</text:p>
          </table:table-cell>
          <table:table-cell office:value-type="float" office:value="1.712">
            <text:p>1.712</text:p>
          </table:table-cell>
          <table:table-cell office:value-type="float" office:value="6.255">
            <text:p>6.255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">
            <text:p>1.63</text:p>
          </table:table-cell>
          <table:table-cell office:value-type="float" office:value="1.714">
            <text:p>1.714</text:p>
          </table:table-cell>
          <table:table-cell office:value-type="float" office:value="6.197">
            <text:p>6.197</text:p>
          </table:table-cell>
          <table:table-cell office:value-type="float" office:value="6.255">
            <text:p>6.25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]+0.02"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7">
            <text:p>1.647</text:p>
          </table:table-cell>
          <table:table-cell office:value-type="float" office:value="1.733">
            <text:p>1.73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">
            <text:p>1.65</text:p>
          </table:table-cell>
          <table:table-cell office:value-type="float" office:value="1.735">
            <text:p>1.735</text:p>
          </table:table-cell>
          <table:table-cell office:value-type="float" office:value="6.251">
            <text:p>6.25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]+0.02"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9">
            <text:p>1.659</text:p>
          </table:table-cell>
          <table:table-cell office:value-type="float" office:value="1.744">
            <text:p>1.744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744">
            <text:p>6.744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]+0.02"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4">
            <text:p>1.654</text:p>
          </table:table-cell>
          <table:table-cell office:value-type="float" office:value="1.741">
            <text:p>1.741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56">
            <text:p>1.656</text:p>
          </table:table-cell>
          <table:table-cell office:value-type="float" office:value="1.737">
            <text:p>1.737</text:p>
          </table:table-cell>
          <table:table-cell office:value-type="float" office:value="6.032">
            <text:p>6.032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]+0.0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4">
            <text:p>1.644</text:p>
          </table:table-cell>
          <table:table-cell office:value-type="float" office:value="1.727">
            <text:p>1.727</text:p>
          </table:table-cell>
          <table:table-cell office:value-type="float" office:value="6.254">
            <text:p>6.254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">
            <text:p>1.64</text:p>
          </table:table-cell>
          <table:table-cell office:value-type="float" office:value="1.734">
            <text:p>1.734</text:p>
          </table:table-cell>
          <table:table-cell office:value-type="float" office:value="6.854">
            <text:p>6.854</text:p>
          </table:table-cell>
          <table:table-cell office:value-type="float" office:value="6.254">
            <text:p>6.2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]+0.02"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5">
            <text:p>1.635</text:p>
          </table:table-cell>
          <table:table-cell office:value-type="float" office:value="1.72">
            <text:p>1.72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306">
            <text:p>6.30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]+0.02"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1">
            <text:p>1.651</text:p>
          </table:table-cell>
          <table:table-cell office:value-type="float" office:value="1.737">
            <text:p>1.73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6">
            <text:p>1.646</text:p>
          </table:table-cell>
          <table:table-cell office:value-type="float" office:value="1.736">
            <text:p>1.736</text:p>
          </table:table-cell>
          <table:table-cell office:value-type="float" office:value="6.635">
            <text:p>6.63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]+0.02"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">
            <text:p>1.66</text:p>
          </table:table-cell>
          <table:table-cell office:value-type="float" office:value="1.746">
            <text:p>1.746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1">
            <text:p>1.661</text:p>
          </table:table-cell>
          <table:table-cell office:value-type="float" office:value="1.747">
            <text:p>1.747</text:p>
          </table:table-cell>
          <table:table-cell office:value-type="float" office:value="6.306">
            <text:p>6.30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]+0.02"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4">
            <text:p>1.654</text:p>
          </table:table-cell>
          <table:table-cell office:value-type="float" office:value="1.742">
            <text:p>1.742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5">
            <text:p>1.655</text:p>
          </table:table-cell>
          <table:table-cell office:value-type="float" office:value="1.74">
            <text:p>1.74</text:p>
          </table:table-cell>
          <table:table-cell office:value-type="float" office:value="6.306">
            <text:p>6.306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]+0.0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1">
            <text:p>1.641</text:p>
          </table:table-cell>
          <table:table-cell office:value-type="float" office:value="1.732">
            <text:p>1.732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4">
            <text:p>1.644</text:p>
          </table:table-cell>
          <table:table-cell office:value-type="float" office:value="1.731">
            <text:p>1.731</text:p>
          </table:table-cell>
          <table:table-cell office:value-type="float" office:value="6.416">
            <text:p>6.416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]+0.02"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3">
            <text:p>1.63</text:p>
          </table:table-cell>
          <table:table-cell office:value-type="float" office:value="1.721">
            <text:p>1.721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5">
            <text:p>1.715</text:p>
          </table:table-cell>
          <table:table-cell office:value-type="float" office:value="6.251">
            <text:p>6.251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]+0.02"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3">
            <text:p>1.653</text:p>
          </table:table-cell>
          <table:table-cell office:value-type="float" office:value="1.743">
            <text:p>1.743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1">
            <text:p>1.651</text:p>
          </table:table-cell>
          <table:table-cell office:value-type="float" office:value="1.737">
            <text:p>1.737</text:p>
          </table:table-cell>
          <table:table-cell office:value-type="float" office:value="6.361">
            <text:p>6.361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4]+0.02"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62">
            <text:p>1.662</text:p>
          </table:table-cell>
          <table:table-cell office:value-type="float" office:value="1.744">
            <text:p>1.744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61">
            <text:p>1.661</text:p>
          </table:table-cell>
          <table:table-cell office:value-type="float" office:value="1.752">
            <text:p>1.752</text:p>
          </table:table-cell>
          <table:table-cell office:value-type="float" office:value="6.69">
            <text:p>6.69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5]+0.02"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5">
            <text:p>1.65</text:p>
          </table:table-cell>
          <table:table-cell office:value-type="float" office:value="1.746">
            <text:p>1.746</text:p>
          </table:table-cell>
          <table:table-cell office:value-type="float" office:value="7.084">
            <text:p>7.08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5">
            <text:p>1.655</text:p>
          </table:table-cell>
          <table:table-cell office:value-type="float" office:value="1.739">
            <text:p>1.739</text:p>
          </table:table-cell>
          <table:table-cell office:value-type="float" office:value="6.251">
            <text:p>6.251</text:p>
          </table:table-cell>
          <table:table-cell office:value-type="float" office:value="7.084">
            <text:p>7.08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6]+0.0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7">
            <text:p>1.647</text:p>
          </table:table-cell>
          <table:table-cell office:value-type="float" office:value="1.729">
            <text:p>1.729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2">
            <text:p>1.642</text:p>
          </table:table-cell>
          <table:table-cell office:value-type="float" office:value="1.729">
            <text:p>1.729</text:p>
          </table:table-cell>
          <table:table-cell office:value-type="float" office:value="6.416">
            <text:p>6.416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]+0.02"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9">
            <text:p>1.629</text:p>
          </table:table-cell>
          <table:table-cell office:value-type="float" office:value="1.714">
            <text:p>1.714</text:p>
          </table:table-cell>
          <table:table-cell office:value-type="float" office:value="6.251">
            <text:p>6.25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]+0.02"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">
            <text:p>1.65</text:p>
          </table:table-cell>
          <table:table-cell office:value-type="float" office:value="1.74">
            <text:p>1.74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8">
            <text:p>1.648</text:p>
          </table:table-cell>
          <table:table-cell office:value-type="float" office:value="1.737">
            <text:p>1.737</text:p>
          </table:table-cell>
          <table:table-cell office:value-type="float" office:value="6.58">
            <text:p>6.58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]+0.02"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9">
            <text:p>1.659</text:p>
          </table:table-cell>
          <table:table-cell office:value-type="float" office:value="1.749">
            <text:p>1.74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58">
            <text:p>1.658</text:p>
          </table:table-cell>
          <table:table-cell office:value-type="float" office:value="1.752">
            <text:p>1.752</text:p>
          </table:table-cell>
          <table:table-cell office:value-type="float" office:value="6.909">
            <text:p>6.909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]+0.02"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4">
            <text:p>1.654</text:p>
          </table:table-cell>
          <table:table-cell office:value-type="float" office:value="1.743">
            <text:p>1.743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3">
            <text:p>1.653</text:p>
          </table:table-cell>
          <table:table-cell office:value-type="float" office:value="1.742">
            <text:p>1.742</text:p>
          </table:table-cell>
          <table:table-cell office:value-type="float" office:value="6.525">
            <text:p>6.525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]+0.02"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4">
            <text:p>1.644</text:p>
          </table:table-cell>
          <table:table-cell office:value-type="float" office:value="1.727">
            <text:p>1.727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1">
            <text:p>1.641</text:p>
          </table:table-cell>
          <table:table-cell office:value-type="float" office:value="1.728">
            <text:p>1.728</text:p>
          </table:table-cell>
          <table:table-cell office:value-type="float" office:value="6.416">
            <text:p>6.416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]+0.02"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8">
            <text:p>1.628</text:p>
          </table:table-cell>
          <table:table-cell office:value-type="float" office:value="1.718">
            <text:p>1.718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306">
            <text:p>6.306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]+0.02"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53">
            <text:p>1.653</text:p>
          </table:table-cell>
          <table:table-cell office:value-type="float" office:value="1.734">
            <text:p>1.734</text:p>
          </table:table-cell>
          <table:table-cell office:value-type="float" office:value="6.033">
            <text:p>6.033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2">
            <text:p>1.652</text:p>
          </table:table-cell>
          <table:table-cell office:value-type="float" office:value="1.735">
            <text:p>1.735</text:p>
          </table:table-cell>
          <table:table-cell office:value-type="float" office:value="6.197">
            <text:p>6.197</text:p>
          </table:table-cell>
          <table:table-cell office:value-type="float" office:value="6.033">
            <text:p>6.03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]+0.02"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1">
            <text:p>1.661</text:p>
          </table:table-cell>
          <table:table-cell office:value-type="float" office:value="1.75">
            <text:p>1.75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63">
            <text:p>1.663</text:p>
          </table:table-cell>
          <table:table-cell office:value-type="float" office:value="1.746">
            <text:p>1.746</text:p>
          </table:table-cell>
          <table:table-cell office:value-type="float" office:value="6.142">
            <text:p>6.142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]+0.02"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1">
            <text:p>1.651</text:p>
          </table:table-cell>
          <table:table-cell office:value-type="float" office:value="1.739">
            <text:p>1.739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3">
            <text:p>1.653</text:p>
          </table:table-cell>
          <table:table-cell office:value-type="float" office:value="1.743">
            <text:p>1.743</text:p>
          </table:table-cell>
          <table:table-cell office:value-type="float" office:value="6.635">
            <text:p>6.635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]+0.02"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3">
            <text:p>1.643</text:p>
          </table:table-cell>
          <table:table-cell office:value-type="float" office:value="1.727">
            <text:p>1.727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1.644">
            <text:p>1.644</text:p>
          </table:table-cell>
          <table:table-cell office:value-type="float" office:value="1.723">
            <text:p>1.723</text:p>
          </table:table-cell>
          <table:table-cell office:value-type="float" office:value="5.923">
            <text:p>5.923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]+0.02"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">
            <text:p>1.63</text:p>
          </table:table-cell>
          <table:table-cell office:value-type="float" office:value="1.714">
            <text:p>1.714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1">
            <text:p>1.631</text:p>
          </table:table-cell>
          <table:table-cell office:value-type="float" office:value="1.72">
            <text:p>1.72</text:p>
          </table:table-cell>
          <table:table-cell office:value-type="float" office:value="6.58">
            <text:p>6.58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]+0.02"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1">
            <text:p>1.651</text:p>
          </table:table-cell>
          <table:table-cell office:value-type="float" office:value="1.736">
            <text:p>1.736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2">
            <text:p>1.652</text:p>
          </table:table-cell>
          <table:table-cell office:value-type="float" office:value="1.742">
            <text:p>1.742</text:p>
          </table:table-cell>
          <table:table-cell office:value-type="float" office:value="6.635">
            <text:p>6.635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]+0.02"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1">
            <text:p>1.661</text:p>
          </table:table-cell>
          <table:table-cell office:value-type="float" office:value="1.747">
            <text:p>1.74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59">
            <text:p>1.659</text:p>
          </table:table-cell>
          <table:table-cell office:value-type="float" office:value="1.753">
            <text:p>1.753</text:p>
          </table:table-cell>
          <table:table-cell office:value-type="float" office:value="6.909">
            <text:p>6.909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]+0.02"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1">
            <text:p>1.651</text:p>
          </table:table-cell>
          <table:table-cell office:value-type="float" office:value="1.74">
            <text:p>1.74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8">
            <text:p>1.648</text:p>
          </table:table-cell>
          <table:table-cell office:value-type="float" office:value="1.74">
            <text:p>1.74</text:p>
          </table:table-cell>
          <table:table-cell office:value-type="float" office:value="6.744">
            <text:p>6.744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]+0.02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4">
            <text:p>1.644</text:p>
          </table:table-cell>
          <table:table-cell office:value-type="float" office:value="1.729">
            <text:p>1.729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4">
            <text:p>1.644</text:p>
          </table:table-cell>
          <table:table-cell office:value-type="float" office:value="1.727">
            <text:p>1.727</text:p>
          </table:table-cell>
          <table:table-cell office:value-type="float" office:value="6.087">
            <text:p>6.087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]+0.02"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2">
            <text:p>1.642</text:p>
          </table:table-cell>
          <table:table-cell office:value-type="float" office:value="1.726">
            <text:p>1.726</text:p>
          </table:table-cell>
          <table:table-cell office:value-type="float" office:value="6.197">
            <text:p>6.197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]+0.02"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1">
            <text:p>1.631</text:p>
          </table:table-cell>
          <table:table-cell office:value-type="float" office:value="1.714">
            <text:p>1.714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">
            <text:p>1.63</text:p>
          </table:table-cell>
          <table:table-cell office:value-type="float" office:value="1.716">
            <text:p>1.716</text:p>
          </table:table-cell>
          <table:table-cell office:value-type="float" office:value="6.361">
            <text:p>6.361</text:p>
          </table:table-cell>
          <table:table-cell office:value-type="float" office:value="6.199">
            <text:p>6.199</text:p>
          </table:table-cell>
          <table:table-cell office:value-type="float" office:value="0.08">
            <text:p>0.0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]+0.02"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54">
            <text:p>1.654</text:p>
          </table:table-cell>
          <table:table-cell office:value-type="float" office:value="1.736">
            <text:p>1.736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1">
            <text:p>1.651</text:p>
          </table:table-cell>
          <table:table-cell office:value-type="float" office:value="1.739">
            <text:p>1.739</text:p>
          </table:table-cell>
          <table:table-cell office:value-type="float" office:value="6.471">
            <text:p>6.471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]+0.02"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6">
            <text:p>1.66</text:p>
          </table:table-cell>
          <table:table-cell office:value-type="float" office:value="1.753">
            <text:p>1.753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61">
            <text:p>1.661</text:p>
          </table:table-cell>
          <table:table-cell office:value-type="float" office:value="1.743">
            <text:p>1.743</text:p>
          </table:table-cell>
          <table:table-cell office:value-type="float" office:value="6.032">
            <text:p>6.032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]+0.02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1">
            <text:p>1.651</text:p>
          </table:table-cell>
          <table:table-cell office:value-type="float" office:value="1.739">
            <text:p>1.739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">
            <text:p>1.65</text:p>
          </table:table-cell>
          <table:table-cell office:value-type="float" office:value="1.735">
            <text:p>1.735</text:p>
          </table:table-cell>
          <table:table-cell office:value-type="float" office:value="6.306">
            <text:p>6.306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]+0.02"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2">
            <text:p>1.642</text:p>
          </table:table-cell>
          <table:table-cell office:value-type="float" office:value="1.731">
            <text:p>1.731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2">
            <text:p>1.642</text:p>
          </table:table-cell>
          <table:table-cell office:value-type="float" office:value="1.727">
            <text:p>1.727</text:p>
          </table:table-cell>
          <table:table-cell office:value-type="float" office:value="6.306">
            <text:p>6.306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]+0.02"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">
            <text:p>1.63</text:p>
          </table:table-cell>
          <table:table-cell office:value-type="float" office:value="1.717">
            <text:p>1.71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7">
            <text:p>1.627</text:p>
          </table:table-cell>
          <table:table-cell office:value-type="float" office:value="1.716">
            <text:p>1.716</text:p>
          </table:table-cell>
          <table:table-cell office:value-type="float" office:value="6.525">
            <text:p>6.525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]+0.02" office:value-type="float" office:value="0.960000000000001">
            <text:p>0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8">
            <text:p>1.648</text:p>
          </table:table-cell>
          <table:table-cell office:value-type="float" office:value="1.736">
            <text:p>1.736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52">
            <text:p>1.652</text:p>
          </table:table-cell>
          <table:table-cell office:value-type="float" office:value="1.733">
            <text:p>1.733</text:p>
          </table:table-cell>
          <table:table-cell office:value-type="float" office:value="6.032">
            <text:p>6.032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]+0.02"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2">
            <text:p>1.662</text:p>
          </table:table-cell>
          <table:table-cell office:value-type="float" office:value="1.747">
            <text:p>1.747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56">
            <text:p>1.656</text:p>
          </table:table-cell>
          <table:table-cell office:value-type="float" office:value="1.751">
            <text:p>1.751</text:p>
          </table:table-cell>
          <table:table-cell office:value-type="float" office:value="6.964">
            <text:p>6.964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]+0.0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9">
            <text:p>1.649</text:p>
          </table:table-cell>
          <table:table-cell office:value-type="float" office:value="1.739">
            <text:p>1.73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2">
            <text:p>1.652</text:p>
          </table:table-cell>
          <table:table-cell office:value-type="float" office:value="1.736">
            <text:p>1.736</text:p>
          </table:table-cell>
          <table:table-cell office:value-type="float" office:value="6.251">
            <text:p>6.251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]+0.02" office:value-type="float" office:value="1.02">
            <text:p>1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">
            <text:p>1.64</text:p>
          </table:table-cell>
          <table:table-cell office:value-type="float" office:value="1.726">
            <text:p>1.726</text:p>
          </table:table-cell>
          <table:table-cell office:value-type="float" office:value="6.361">
            <text:p>6.361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]+0.02"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">
            <text:p>1.63</text:p>
          </table:table-cell>
          <table:table-cell office:value-type="float" office:value="1.714">
            <text:p>1.714</text:p>
          </table:table-cell>
          <table:table-cell office:value-type="float" office:value="6.197">
            <text:p>6.197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]+0.02"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8">
            <text:p>1.648</text:p>
          </table:table-cell>
          <table:table-cell office:value-type="float" office:value="1.739">
            <text:p>1.739</text:p>
          </table:table-cell>
          <table:table-cell office:value-type="float" office:value="6.744">
            <text:p>6.744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]+0.02" office:value-type="float" office:value="1.08">
            <text:p>1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55">
            <text:p>1.655</text:p>
          </table:table-cell>
          <table:table-cell office:value-type="float" office:value="1.752">
            <text:p>1.752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3">
            <text:p>1.663</text:p>
          </table:table-cell>
          <table:table-cell office:value-type="float" office:value="1.747">
            <text:p>1.747</text:p>
          </table:table-cell>
          <table:table-cell office:value-type="float" office:value="6.251">
            <text:p>6.251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]+0.02"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1">
            <text:p>1.651</text:p>
          </table:table-cell>
          <table:table-cell office:value-type="float" office:value="1.743">
            <text:p>1.743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69">
            <text:p>6.69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]+0.02"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7">
            <text:p>1.637</text:p>
          </table:table-cell>
          <table:table-cell office:value-type="float" office:value="1.726">
            <text:p>1.726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8">
            <text:p>1.638</text:p>
          </table:table-cell>
          <table:table-cell office:value-type="float" office:value="1.725">
            <text:p>1.725</text:p>
          </table:table-cell>
          <table:table-cell office:value-type="float" office:value="6.416">
            <text:p>6.416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]+0.02"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29">
            <text:p>1.629</text:p>
          </table:table-cell>
          <table:table-cell office:value-type="float" office:value="1.711">
            <text:p>1.711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3">
            <text:p>1.623</text:p>
          </table:table-cell>
          <table:table-cell office:value-type="float" office:value="1.71">
            <text:p>1.71</text:p>
          </table:table-cell>
          <table:table-cell office:value-type="float" office:value="6.416">
            <text:p>6.416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]+0.02"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">
            <text:p>1.74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">
            <text:p>1.65</text:p>
          </table:table-cell>
          <table:table-cell office:value-type="float" office:value="1.739">
            <text:p>1.739</text:p>
          </table:table-cell>
          <table:table-cell office:value-type="float" office:value="6.525">
            <text:p>6.525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]+0.02"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9">
            <text:p>1.659</text:p>
          </table:table-cell>
          <table:table-cell office:value-type="float" office:value="1.747">
            <text:p>1.747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7">
            <text:p>1.657</text:p>
          </table:table-cell>
          <table:table-cell office:value-type="float" office:value="1.746">
            <text:p>1.746</text:p>
          </table:table-cell>
          <table:table-cell office:value-type="float" office:value="6.525">
            <text:p>6.525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]+0.02"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69">
            <text:p>6.69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]+0.02" office:value-type="float" office:value="1.22">
            <text:p>1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8">
            <text:p>1.638</text:p>
          </table:table-cell>
          <table:table-cell office:value-type="float" office:value="1.726">
            <text:p>1.726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38">
            <text:p>1.638</text:p>
          </table:table-cell>
          <table:table-cell office:value-type="float" office:value="1.731">
            <text:p>1.731</text:p>
          </table:table-cell>
          <table:table-cell office:value-type="float" office:value="6.799">
            <text:p>6.799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]+0.02"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6">
            <text:p>1.626</text:p>
          </table:table-cell>
          <table:table-cell office:value-type="float" office:value="1.715">
            <text:p>1.715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">
            <text:p>1.63</text:p>
          </table:table-cell>
          <table:table-cell office:value-type="float" office:value="1.715">
            <text:p>1.715</text:p>
          </table:table-cell>
          <table:table-cell office:value-type="float" office:value="6.306">
            <text:p>6.30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]+0.02"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1">
            <text:p>1.651</text:p>
          </table:table-cell>
          <table:table-cell office:value-type="float" office:value="1.735">
            <text:p>1.735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8">
            <text:p>1.648</text:p>
          </table:table-cell>
          <table:table-cell office:value-type="float" office:value="1.739">
            <text:p>1.739</text:p>
          </table:table-cell>
          <table:table-cell office:value-type="float" office:value="6.69">
            <text:p>6.69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]+0.02"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62">
            <text:p>1.662</text:p>
          </table:table-cell>
          <table:table-cell office:value-type="float" office:value="1.746">
            <text:p>1.746</text:p>
          </table:table-cell>
          <table:table-cell office:value-type="float" office:value="6.255">
            <text:p>6.255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9">
            <text:p>1.659</text:p>
          </table:table-cell>
          <table:table-cell office:value-type="float" office:value="1.747">
            <text:p>1.747</text:p>
          </table:table-cell>
          <table:table-cell office:value-type="float" office:value="6.525">
            <text:p>6.525</text:p>
          </table:table-cell>
          <table:table-cell office:value-type="float" office:value="6.255">
            <text:p>6.25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]+0.02"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">
            <text:p>1.65</text:p>
          </table:table-cell>
          <table:table-cell office:value-type="float" office:value="1.743">
            <text:p>1.743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">
            <text:p>1.65</text:p>
          </table:table-cell>
          <table:table-cell office:value-type="float" office:value="1.74">
            <text:p>1.74</text:p>
          </table:table-cell>
          <table:table-cell office:value-type="float" office:value="6.635">
            <text:p>6.635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]+0.02" office:value-type="float" office:value="1.32">
            <text:p>1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4">
            <text:p>1.644</text:p>
          </table:table-cell>
          <table:table-cell office:value-type="float" office:value="1.734">
            <text:p>1.734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38">
            <text:p>1.638</text:p>
          </table:table-cell>
          <table:table-cell office:value-type="float" office:value="1.73">
            <text:p>1.73</text:p>
          </table:table-cell>
          <table:table-cell office:value-type="float" office:value="6.744">
            <text:p>6.744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]+0.02"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27">
            <text:p>1.627</text:p>
          </table:table-cell>
          <table:table-cell office:value-type="float" office:value="1.719">
            <text:p>1.719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9">
            <text:p>1.629</text:p>
          </table:table-cell>
          <table:table-cell office:value-type="float" office:value="1.714">
            <text:p>1.714</text:p>
          </table:table-cell>
          <table:table-cell office:value-type="float" office:value="6.251">
            <text:p>6.251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]+0.02" office:value-type="float" office:value="1.36">
            <text:p>1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">
            <text:p>1.65</text:p>
          </table:table-cell>
          <table:table-cell office:value-type="float" office:value="1.738">
            <text:p>1.738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9">
            <text:p>1.649</text:p>
          </table:table-cell>
          <table:table-cell office:value-type="float" office:value="1.738">
            <text:p>1.738</text:p>
          </table:table-cell>
          <table:table-cell office:value-type="float" office:value="6.525">
            <text:p>6.525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]+0.02"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8">
            <text:p>1.658</text:p>
          </table:table-cell>
          <table:table-cell office:value-type="float" office:value="1.744">
            <text:p>1.744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">
            <text:p>1.66</text:p>
          </table:table-cell>
          <table:table-cell office:value-type="float" office:value="1.748">
            <text:p>1.748</text:p>
          </table:table-cell>
          <table:table-cell office:value-type="float" office:value="6.525">
            <text:p>6.52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]+0.02"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">
            <text:p>1.65</text:p>
          </table:table-cell>
          <table:table-cell office:value-type="float" office:value="1.741">
            <text:p>1.741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416">
            <text:p>6.416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]+0.02"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4">
            <text:p>1.644</text:p>
          </table:table-cell>
          <table:table-cell office:value-type="float" office:value="1.733">
            <text:p>1.733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43">
            <text:p>1.643</text:p>
          </table:table-cell>
          <table:table-cell office:value-type="float" office:value="1.726">
            <text:p>1.726</text:p>
          </table:table-cell>
          <table:table-cell office:value-type="float" office:value="6.142">
            <text:p>6.142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]+0.0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26">
            <text:p>1.626</text:p>
          </table:table-cell>
          <table:table-cell office:value-type="float" office:value="1.718">
            <text:p>1.718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4">
            <text:p>1.624</text:p>
          </table:table-cell>
          <table:table-cell office:value-type="float" office:value="1.714">
            <text:p>1.714</text:p>
          </table:table-cell>
          <table:table-cell office:value-type="float" office:value="6.635">
            <text:p>6.635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]+0.02" office:value-type="float" office:value="1.46">
            <text:p>1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52">
            <text:p>1.652</text:p>
          </table:table-cell>
          <table:table-cell office:value-type="float" office:value="1.735">
            <text:p>1.735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9">
            <text:p>1.649</text:p>
          </table:table-cell>
          <table:table-cell office:value-type="float" office:value="1.735">
            <text:p>1.735</text:p>
          </table:table-cell>
          <table:table-cell office:value-type="float" office:value="6.306">
            <text:p>6.306</text:p>
          </table:table-cell>
          <table:table-cell office:value-type="float" office:value="6.199">
            <text:p>6.1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]+0.02" office:value-type="float" office:value="1.48">
            <text:p>1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64">
            <text:p>1.664</text:p>
          </table:table-cell>
          <table:table-cell office:value-type="float" office:value="1.745">
            <text:p>1.745</text:p>
          </table:table-cell>
          <table:table-cell office:value-type="float" office:value="6.089">
            <text:p>6.089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8">
            <text:p>1.658</text:p>
          </table:table-cell>
          <table:table-cell office:value-type="float" office:value="1.75">
            <text:p>1.75</text:p>
          </table:table-cell>
          <table:table-cell office:value-type="float" office:value="6.744">
            <text:p>6.744</text:p>
          </table:table-cell>
          <table:table-cell office:value-type="float" office:value="6.089">
            <text:p>6.0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]+0.02"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1">
            <text:p>1.651</text:p>
          </table:table-cell>
          <table:table-cell office:value-type="float" office:value="1.739">
            <text:p>1.739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2">
            <text:p>1.742</text:p>
          </table:table-cell>
          <table:table-cell office:value-type="float" office:value="6.58">
            <text:p>6.58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]+0.02"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35">
            <text:p>1.635</text:p>
          </table:table-cell>
          <table:table-cell office:value-type="float" office:value="1.73">
            <text:p>1.73</text:p>
          </table:table-cell>
          <table:table-cell office:value-type="float" office:value="7.029">
            <text:p>7.029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5">
            <text:p>1.645</text:p>
          </table:table-cell>
          <table:table-cell office:value-type="float" office:value="1.727">
            <text:p>1.727</text:p>
          </table:table-cell>
          <table:table-cell office:value-type="float" office:value="6.087">
            <text:p>6.087</text:p>
          </table:table-cell>
          <table:table-cell office:value-type="float" office:value="7.029">
            <text:p>7.02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]+0.02" office:value-type="float" office:value="1.54">
            <text:p>1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7">
            <text:p>1.627</text:p>
          </table:table-cell>
          <table:table-cell office:value-type="float" office:value="1.715">
            <text:p>1.715</text:p>
          </table:table-cell>
          <table:table-cell office:value-type="float" office:value="6.525">
            <text:p>6.52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9]+0.02" office:value-type="float" office:value="1.56">
            <text:p>1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3">
            <text:p>1.653</text:p>
          </table:table-cell>
          <table:table-cell office:value-type="float" office:value="1.739">
            <text:p>1.73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9">
            <text:p>1.649</text:p>
          </table:table-cell>
          <table:table-cell office:value-type="float" office:value="1.74">
            <text:p>1.74</text:p>
          </table:table-cell>
          <table:table-cell office:value-type="float" office:value="6.69">
            <text:p>6.69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0]+0.02" office:value-type="float" office:value="1.58">
            <text:p>1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8">
            <text:p>1.658</text:p>
          </table:table-cell>
          <table:table-cell office:value-type="float" office:value="1.746">
            <text:p>1.746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6">
            <text:p>1.656</text:p>
          </table:table-cell>
          <table:table-cell office:value-type="float" office:value="1.749">
            <text:p>1.749</text:p>
          </table:table-cell>
          <table:table-cell office:value-type="float" office:value="6.854">
            <text:p>6.854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1]+0.02"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5">
            <text:p>1.655</text:p>
          </table:table-cell>
          <table:table-cell office:value-type="float" office:value="1.74">
            <text:p>1.74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416">
            <text:p>6.41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2]+0.02"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8">
            <text:p>1.638</text:p>
          </table:table-cell>
          <table:table-cell office:value-type="float" office:value="1.727">
            <text:p>1.727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1">
            <text:p>1.641</text:p>
          </table:table-cell>
          <table:table-cell office:value-type="float" office:value="1.73">
            <text:p>1.73</text:p>
          </table:table-cell>
          <table:table-cell office:value-type="float" office:value="6.525">
            <text:p>6.525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3]+0.02" office:value-type="float" office:value="1.64">
            <text:p>1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28">
            <text:p>1.628</text:p>
          </table:table-cell>
          <table:table-cell office:value-type="float" office:value="1.712">
            <text:p>1.712</text:p>
          </table:table-cell>
          <table:table-cell office:value-type="float" office:value="6.197">
            <text:p>6.197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4]+0.02" office:value-type="float" office:value="1.66">
            <text:p>1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5">
            <text:p>1.655</text:p>
          </table:table-cell>
          <table:table-cell office:value-type="float" office:value="1.739">
            <text:p>1.739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3">
            <text:p>1.653</text:p>
          </table:table-cell>
          <table:table-cell office:value-type="float" office:value="1.738">
            <text:p>1.738</text:p>
          </table:table-cell>
          <table:table-cell office:value-type="float" office:value="6.251">
            <text:p>6.251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5]+0.02" office:value-type="float" office:value="1.68">
            <text:p>1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61">
            <text:p>1.661</text:p>
          </table:table-cell>
          <table:table-cell office:value-type="float" office:value="1.752">
            <text:p>1.752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9">
            <text:p>1.659</text:p>
          </table:table-cell>
          <table:table-cell office:value-type="float" office:value="1.743">
            <text:p>1.743</text:p>
          </table:table-cell>
          <table:table-cell office:value-type="float" office:value="6.197">
            <text:p>6.197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6]+0.02"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9">
            <text:p>1.649</text:p>
          </table:table-cell>
          <table:table-cell office:value-type="float" office:value="1.74">
            <text:p>1.74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">
            <text:p>1.65</text:p>
          </table:table-cell>
          <table:table-cell office:value-type="float" office:value="1.739">
            <text:p>1.739</text:p>
          </table:table-cell>
          <table:table-cell office:value-type="float" office:value="6.58">
            <text:p>6.58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7]+0.02"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">
            <text:p>1.64</text:p>
          </table:table-cell>
          <table:table-cell office:value-type="float" office:value="1.726">
            <text:p>1.726</text:p>
          </table:table-cell>
          <table:table-cell office:value-type="float" office:value="6.306">
            <text:p>6.30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8]+0.02"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29">
            <text:p>1.629</text:p>
          </table:table-cell>
          <table:table-cell office:value-type="float" office:value="1.717">
            <text:p>1.717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29">
            <text:p>1.629</text:p>
          </table:table-cell>
          <table:table-cell office:value-type="float" office:value="1.715">
            <text:p>1.715</text:p>
          </table:table-cell>
          <table:table-cell office:value-type="float" office:value="6.361">
            <text:p>6.361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89]+0.02" office:value-type="float" office:value="1.76">
            <text:p>1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4">
            <text:p>1.654</text:p>
          </table:table-cell>
          <table:table-cell office:value-type="float" office:value="1.742">
            <text:p>1.742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1">
            <text:p>1.651</text:p>
          </table:table-cell>
          <table:table-cell office:value-type="float" office:value="1.74">
            <text:p>1.74</text:p>
          </table:table-cell>
          <table:table-cell office:value-type="float" office:value="6.58">
            <text:p>6.58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0]+0.02" office:value-type="float" office:value="1.78">
            <text:p>1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63">
            <text:p>1.663</text:p>
          </table:table-cell>
          <table:table-cell office:value-type="float" office:value="1.747">
            <text:p>1.747</text:p>
          </table:table-cell>
          <table:table-cell office:value-type="float" office:value="6.255">
            <text:p>6.255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8">
            <text:p>1.658</text:p>
          </table:table-cell>
          <table:table-cell office:value-type="float" office:value="1.747">
            <text:p>1.747</text:p>
          </table:table-cell>
          <table:table-cell office:value-type="float" office:value="6.525">
            <text:p>6.525</text:p>
          </table:table-cell>
          <table:table-cell office:value-type="float" office:value="6.255">
            <text:p>6.25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1]+0.02"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3">
            <text:p>1.653</text:p>
          </table:table-cell>
          <table:table-cell office:value-type="float" office:value="1.738">
            <text:p>1.738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9">
            <text:p>1.649</text:p>
          </table:table-cell>
          <table:table-cell office:value-type="float" office:value="1.74">
            <text:p>1.74</text:p>
          </table:table-cell>
          <table:table-cell office:value-type="float" office:value="6.69">
            <text:p>6.69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2]+0.02" office:value-type="float" office:value="1.82">
            <text:p>1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">
            <text:p>1.64</text:p>
          </table:table-cell>
          <table:table-cell office:value-type="float" office:value="1.734">
            <text:p>1.734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42">
            <text:p>1.642</text:p>
          </table:table-cell>
          <table:table-cell office:value-type="float" office:value="1.725">
            <text:p>1.725</text:p>
          </table:table-cell>
          <table:table-cell office:value-type="float" office:value="6.142">
            <text:p>6.142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3]+0.02" office:value-type="float" office:value="1.84">
            <text:p>1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27">
            <text:p>1.627</text:p>
          </table:table-cell>
          <table:table-cell office:value-type="float" office:value="1.718">
            <text:p>1.718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23">
            <text:p>1.623</text:p>
          </table:table-cell>
          <table:table-cell office:value-type="float" office:value="1.715">
            <text:p>1.715</text:p>
          </table:table-cell>
          <table:table-cell office:value-type="float" office:value="6.744">
            <text:p>6.744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4]+0.02" office:value-type="float" office:value="1.86">
            <text:p>1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2">
            <text:p>1.652</text:p>
          </table:table-cell>
          <table:table-cell office:value-type="float" office:value="1.74">
            <text:p>1.74</text:p>
          </table:table-cell>
          <table:table-cell office:value-type="float" office:value="6.471">
            <text:p>6.471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5]+0.02" office:value-type="float" office:value="1.88">
            <text:p>1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3">
            <text:p>1.663</text:p>
          </table:table-cell>
          <table:table-cell office:value-type="float" office:value="1.748">
            <text:p>1.748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6">
            <text:p>1.66</text:p>
          </table:table-cell>
          <table:table-cell office:value-type="float" office:value="1.743">
            <text:p>1.743</text:p>
          </table:table-cell>
          <table:table-cell office:value-type="float" office:value="6.087">
            <text:p>6.087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6]+0.02"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5">
            <text:p>1.655</text:p>
          </table:table-cell>
          <table:table-cell office:value-type="float" office:value="1.739">
            <text:p>1.739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6">
            <text:p>1.646</text:p>
          </table:table-cell>
          <table:table-cell office:value-type="float" office:value="1.737">
            <text:p>1.737</text:p>
          </table:table-cell>
          <table:table-cell office:value-type="float" office:value="6.69">
            <text:p>6.69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7]+0.02" office:value-type="float" office:value="1.92">
            <text:p>1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">
            <text:p>1.64</text:p>
          </table:table-cell>
          <table:table-cell office:value-type="float" office:value="1.729">
            <text:p>1.729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37">
            <text:p>1.637</text:p>
          </table:table-cell>
          <table:table-cell office:value-type="float" office:value="1.727">
            <text:p>1.727</text:p>
          </table:table-cell>
          <table:table-cell office:value-type="float" office:value="6.635">
            <text:p>6.635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8]+0.02" office:value-type="float" office:value="1.94">
            <text:p>1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9">
            <text:p>1.629</text:p>
          </table:table-cell>
          <table:table-cell office:value-type="float" office:value="1.719">
            <text:p>1.71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1.629">
            <text:p>1.629</text:p>
          </table:table-cell>
          <table:table-cell office:value-type="float" office:value="1.707">
            <text:p>1.707</text:p>
          </table:table-cell>
          <table:table-cell office:value-type="float" office:value="5.813">
            <text:p>5.813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99]+0.02" office:value-type="float" office:value="1.96">
            <text:p>1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8">
            <text:p>1.648</text:p>
          </table:table-cell>
          <table:table-cell office:value-type="float" office:value="1.735">
            <text:p>1.735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46">
            <text:p>1.646</text:p>
          </table:table-cell>
          <table:table-cell office:value-type="float" office:value="1.74">
            <text:p>1.74</text:p>
          </table:table-cell>
          <table:table-cell office:value-type="float" office:value="6.909">
            <text:p>6.909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0]+0.02" office:value-type="float" office:value="1.98">
            <text:p>1.98</text:p>
          </table:table-cell>
          <table:table-cell office:value-type="float" office:value="0">
            <text:p>0</text:p>
          </table:table-cell>
          <table:table-cell office:value-type="float" office:value="0.077">
            <text:p>0.0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">
            <text:p>1.63</text:p>
          </table:table-cell>
          <table:table-cell office:value-type="float" office:value="1.718">
            <text:p>1.718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6">
            <text:p>1.716</text:p>
          </table:table-cell>
          <table:table-cell office:value-type="float" office:value="6.306">
            <text:p>6.306</text:p>
          </table:table-cell>
          <table:table-cell office:value-type="float" office:value="6.586">
            <text:p>6.586</text:p>
          </table:table-cell>
          <table:table-cell office:value-type="float" office:value="0.077">
            <text:p>0.07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1]+0.0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47">
            <text:p>1.647</text:p>
          </table:table-cell>
          <table:table-cell office:value-type="float" office:value="1.727">
            <text:p>1.727</text:p>
          </table:table-cell>
          <table:table-cell office:value-type="float" office:value="6.033">
            <text:p>6.03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3">
            <text:p>1.643</text:p>
          </table:table-cell>
          <table:table-cell office:value-type="float" office:value="1.73">
            <text:p>1.73</text:p>
          </table:table-cell>
          <table:table-cell office:value-type="float" office:value="6.416">
            <text:p>6.416</text:p>
          </table:table-cell>
          <table:table-cell office:value-type="float" office:value="6.033">
            <text:p>6.033</text:p>
          </table:table-cell>
          <table:table-cell office:value-type="float" office:value="0.055">
            <text:p>0.0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2]+0.02"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3">
            <text:p>1.663</text:p>
          </table:table-cell>
          <table:table-cell office:value-type="float" office:value="1.749">
            <text:p>1.74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6">
            <text:p>1.656</text:p>
          </table:table-cell>
          <table:table-cell office:value-type="float" office:value="1.749">
            <text:p>1.749</text:p>
          </table:table-cell>
          <table:table-cell office:value-type="float" office:value="6.854">
            <text:p>6.854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3]+0.02" office:value-type="float" office:value="2.04">
            <text:p>2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3">
            <text:p>1.653</text:p>
          </table:table-cell>
          <table:table-cell office:value-type="float" office:value="1.739">
            <text:p>1.73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4">
            <text:p>1.654</text:p>
          </table:table-cell>
          <table:table-cell office:value-type="float" office:value="1.741">
            <text:p>1.741</text:p>
          </table:table-cell>
          <table:table-cell office:value-type="float" office:value="6.416">
            <text:p>6.41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4]+0.02" office:value-type="float" office:value="2.06">
            <text:p>2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4">
            <text:p>1.644</text:p>
          </table:table-cell>
          <table:table-cell office:value-type="float" office:value="1.733">
            <text:p>1.733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47">
            <text:p>1.647</text:p>
          </table:table-cell>
          <table:table-cell office:value-type="float" office:value="1.73">
            <text:p>1.73</text:p>
          </table:table-cell>
          <table:table-cell office:value-type="float" office:value="6.142">
            <text:p>6.142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5]+0.02" office:value-type="float" office:value="2.08">
            <text:p>2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1">
            <text:p>1.631</text:p>
          </table:table-cell>
          <table:table-cell office:value-type="float" office:value="1.718">
            <text:p>1.718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3">
            <text:p>1.633</text:p>
          </table:table-cell>
          <table:table-cell office:value-type="float" office:value="1.717">
            <text:p>1.717</text:p>
          </table:table-cell>
          <table:table-cell office:value-type="float" office:value="6.197">
            <text:p>6.197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6]+0.02"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5">
            <text:p>1.645</text:p>
          </table:table-cell>
          <table:table-cell office:value-type="float" office:value="1.731">
            <text:p>1.731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5">
            <text:p>1.645</text:p>
          </table:table-cell>
          <table:table-cell office:value-type="float" office:value="1.732">
            <text:p>1.732</text:p>
          </table:table-cell>
          <table:table-cell office:value-type="float" office:value="6.416">
            <text:p>6.41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7]+0.02" office:value-type="float" office:value="2.12">
            <text:p>2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62">
            <text:p>1.662</text:p>
          </table:table-cell>
          <table:table-cell office:value-type="float" office:value="1.75">
            <text:p>1.75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3">
            <text:p>1.663</text:p>
          </table:table-cell>
          <table:table-cell office:value-type="float" office:value="1.749">
            <text:p>1.749</text:p>
          </table:table-cell>
          <table:table-cell office:value-type="float" office:value="6.361">
            <text:p>6.361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8]+0.02" office:value-type="float" office:value="2.14">
            <text:p>2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1">
            <text:p>1.651</text:p>
          </table:table-cell>
          <table:table-cell office:value-type="float" office:value="1.743">
            <text:p>1.743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3">
            <text:p>1.653</text:p>
          </table:table-cell>
          <table:table-cell office:value-type="float" office:value="1.743">
            <text:p>1.743</text:p>
          </table:table-cell>
          <table:table-cell office:value-type="float" office:value="6.635">
            <text:p>6.635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09]+0.02" office:value-type="float" office:value="2.16">
            <text:p>2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4">
            <text:p>1.64</text:p>
          </table:table-cell>
          <table:table-cell office:value-type="float" office:value="1.735">
            <text:p>1.735</text:p>
          </table:table-cell>
          <table:table-cell office:value-type="float" office:value="7.029">
            <text:p>7.029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5">
            <text:p>1.645</text:p>
          </table:table-cell>
          <table:table-cell office:value-type="float" office:value="1.736">
            <text:p>1.736</text:p>
          </table:table-cell>
          <table:table-cell office:value-type="float" office:value="6.69">
            <text:p>6.69</text:p>
          </table:table-cell>
          <table:table-cell office:value-type="float" office:value="7.029">
            <text:p>7.02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0]+0.02"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2">
            <text:p>1.632</text:p>
          </table:table-cell>
          <table:table-cell office:value-type="float" office:value="1.718">
            <text:p>1.718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8">
            <text:p>1.628</text:p>
          </table:table-cell>
          <table:table-cell office:value-type="float" office:value="1.715">
            <text:p>1.715</text:p>
          </table:table-cell>
          <table:table-cell office:value-type="float" office:value="6.416">
            <text:p>6.41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1]+0.02"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">
            <text:p>1.64</text:p>
          </table:table-cell>
          <table:table-cell office:value-type="float" office:value="1.731">
            <text:p>1.731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45">
            <text:p>1.645</text:p>
          </table:table-cell>
          <table:table-cell office:value-type="float" office:value="1.727">
            <text:p>1.727</text:p>
          </table:table-cell>
          <table:table-cell office:value-type="float" office:value="6.032">
            <text:p>6.032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2]+0.02" office:value-type="float" office:value="2.22">
            <text:p>2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61">
            <text:p>1.661</text:p>
          </table:table-cell>
          <table:table-cell office:value-type="float" office:value="1.745">
            <text:p>1.745</text:p>
          </table:table-cell>
          <table:table-cell office:value-type="float" office:value="6.254">
            <text:p>6.254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6">
            <text:p>1.66</text:p>
          </table:table-cell>
          <table:table-cell office:value-type="float" office:value="1.747">
            <text:p>1.747</text:p>
          </table:table-cell>
          <table:table-cell office:value-type="float" office:value="6.471">
            <text:p>6.471</text:p>
          </table:table-cell>
          <table:table-cell office:value-type="float" office:value="6.254">
            <text:p>6.2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3]+0.02"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52">
            <text:p>1.652</text:p>
          </table:table-cell>
          <table:table-cell office:value-type="float" office:value="1.747">
            <text:p>1.747</text:p>
          </table:table-cell>
          <table:table-cell office:value-type="float" office:value="7.029">
            <text:p>7.029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6">
            <text:p>1.656</text:p>
          </table:table-cell>
          <table:table-cell office:value-type="float" office:value="1.741">
            <text:p>1.741</text:p>
          </table:table-cell>
          <table:table-cell office:value-type="float" office:value="6.251">
            <text:p>6.251</text:p>
          </table:table-cell>
          <table:table-cell office:value-type="float" office:value="7.029">
            <text:p>7.02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4]+0.02"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4">
            <text:p>1.644</text:p>
          </table:table-cell>
          <table:table-cell office:value-type="float" office:value="1.732">
            <text:p>1.732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8">
            <text:p>1.648</text:p>
          </table:table-cell>
          <table:table-cell office:value-type="float" office:value="1.731">
            <text:p>1.731</text:p>
          </table:table-cell>
          <table:table-cell office:value-type="float" office:value="6.087">
            <text:p>6.087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5]+0.02" office:value-type="float" office:value="2.28">
            <text:p>2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7">
            <text:p>1.627</text:p>
          </table:table-cell>
          <table:table-cell office:value-type="float" office:value="1.72">
            <text:p>1.72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8">
            <text:p>1.628</text:p>
          </table:table-cell>
          <table:table-cell office:value-type="float" office:value="1.714">
            <text:p>1.714</text:p>
          </table:table-cell>
          <table:table-cell office:value-type="float" office:value="6.306">
            <text:p>6.306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6]+0.02"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">
            <text:p>1.64</text:p>
          </table:table-cell>
          <table:table-cell office:value-type="float" office:value="1.729">
            <text:p>1.729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16">
            <text:p>6.416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7]+0.02"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9">
            <text:p>1.659</text:p>
          </table:table-cell>
          <table:table-cell office:value-type="float" office:value="1.75">
            <text:p>1.75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7">
            <text:p>1.657</text:p>
          </table:table-cell>
          <table:table-cell office:value-type="float" office:value="1.75">
            <text:p>1.75</text:p>
          </table:table-cell>
          <table:table-cell office:value-type="float" office:value="6.799">
            <text:p>6.799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8]+0.02" office:value-type="float" office:value="2.34">
            <text:p>2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7">
            <text:p>1.657</text:p>
          </table:table-cell>
          <table:table-cell office:value-type="float" office:value="1.743">
            <text:p>1.74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1">
            <text:p>1.651</text:p>
          </table:table-cell>
          <table:table-cell office:value-type="float" office:value="1.739">
            <text:p>1.739</text:p>
          </table:table-cell>
          <table:table-cell office:value-type="float" office:value="6.471">
            <text:p>6.47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19]+0.02" office:value-type="float" office:value="2.36">
            <text:p>2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4">
            <text:p>1.644</text:p>
          </table:table-cell>
          <table:table-cell office:value-type="float" office:value="1.735">
            <text:p>1.735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4">
            <text:p>1.644</text:p>
          </table:table-cell>
          <table:table-cell office:value-type="float" office:value="1.731">
            <text:p>1.731</text:p>
          </table:table-cell>
          <table:table-cell office:value-type="float" office:value="6.471">
            <text:p>6.471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0]+0.02" office:value-type="float" office:value="2.38">
            <text:p>2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26">
            <text:p>1.626</text:p>
          </table:table-cell>
          <table:table-cell office:value-type="float" office:value="1.721">
            <text:p>1.721</text:p>
          </table:table-cell>
          <table:table-cell office:value-type="float" office:value="7.029">
            <text:p>7.029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">
            <text:p>1.63</text:p>
          </table:table-cell>
          <table:table-cell office:value-type="float" office:value="1.717">
            <text:p>1.717</text:p>
          </table:table-cell>
          <table:table-cell office:value-type="float" office:value="6.416">
            <text:p>6.416</text:p>
          </table:table-cell>
          <table:table-cell office:value-type="float" office:value="7.029">
            <text:p>7.02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1]+0.02"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7">
            <text:p>1.647</text:p>
          </table:table-cell>
          <table:table-cell office:value-type="float" office:value="1.733">
            <text:p>1.73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7">
            <text:p>1.647</text:p>
          </table:table-cell>
          <table:table-cell office:value-type="float" office:value="1.732">
            <text:p>1.732</text:p>
          </table:table-cell>
          <table:table-cell office:value-type="float" office:value="6.306">
            <text:p>6.30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2]+0.02" office:value-type="float" office:value="2.42">
            <text:p>2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8">
            <text:p>1.658</text:p>
          </table:table-cell>
          <table:table-cell office:value-type="float" office:value="1.747">
            <text:p>1.747</text:p>
          </table:table-cell>
          <table:table-cell office:value-type="float" office:value="6.58">
            <text:p>6.58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3]+0.02" office:value-type="float" office:value="2.44">
            <text:p>2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3">
            <text:p>1.653</text:p>
          </table:table-cell>
          <table:table-cell office:value-type="float" office:value="1.741">
            <text:p>1.741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1">
            <text:p>1.651</text:p>
          </table:table-cell>
          <table:table-cell office:value-type="float" office:value="1.742">
            <text:p>1.742</text:p>
          </table:table-cell>
          <table:table-cell office:value-type="float" office:value="6.69">
            <text:p>6.69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4]+0.02"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3">
            <text:p>1.733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5">
            <text:p>1.65</text:p>
          </table:table-cell>
          <table:table-cell office:value-type="float" office:value="1.731">
            <text:p>1.731</text:p>
          </table:table-cell>
          <table:table-cell office:value-type="float" office:value="5.978">
            <text:p>5.978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5]+0.02" office:value-type="float" office:value="2.48">
            <text:p>2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6">
            <text:p>1.716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6">
            <text:p>1.716</text:p>
          </table:table-cell>
          <table:table-cell office:value-type="float" office:value="6.306">
            <text:p>6.30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6]+0.02"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7">
            <text:p>1.647</text:p>
          </table:table-cell>
          <table:table-cell office:value-type="float" office:value="1.733">
            <text:p>1.73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4">
            <text:p>1.644</text:p>
          </table:table-cell>
          <table:table-cell office:value-type="float" office:value="1.73">
            <text:p>1.73</text:p>
          </table:table-cell>
          <table:table-cell office:value-type="float" office:value="6.361">
            <text:p>6.36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7]+0.02" office:value-type="float" office:value="2.52">
            <text:p>2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">
            <text:p>1.66</text:p>
          </table:table-cell>
          <table:table-cell office:value-type="float" office:value="1.748">
            <text:p>1.748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8">
            <text:p>1.658</text:p>
          </table:table-cell>
          <table:table-cell office:value-type="float" office:value="1.745">
            <text:p>1.745</text:p>
          </table:table-cell>
          <table:table-cell office:value-type="float" office:value="6.416">
            <text:p>6.416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8]+0.02"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6">
            <text:p>1.656</text:p>
          </table:table-cell>
          <table:table-cell office:value-type="float" office:value="1.743">
            <text:p>1.74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1">
            <text:p>1.741</text:p>
          </table:table-cell>
          <table:table-cell office:value-type="float" office:value="6.525">
            <text:p>6.52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29]+0.02" office:value-type="float" office:value="2.56">
            <text:p>2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3">
            <text:p>1.643</text:p>
          </table:table-cell>
          <table:table-cell office:value-type="float" office:value="1.733">
            <text:p>1.733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3">
            <text:p>1.733</text:p>
          </table:table-cell>
          <table:table-cell office:value-type="float" office:value="6.306">
            <text:p>6.306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0]+0.02" office:value-type="float" office:value="2.58">
            <text:p>2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4">
            <text:p>1.634</text:p>
          </table:table-cell>
          <table:table-cell office:value-type="float" office:value="1.717">
            <text:p>1.717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9">
            <text:p>1.629</text:p>
          </table:table-cell>
          <table:table-cell office:value-type="float" office:value="1.716">
            <text:p>1.716</text:p>
          </table:table-cell>
          <table:table-cell office:value-type="float" office:value="6.416">
            <text:p>6.416</text:p>
          </table:table-cell>
          <table:table-cell office:value-type="float" office:value="6.199">
            <text:p>6.1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1]+0.02"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3">
            <text:p>1.733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7">
            <text:p>1.647</text:p>
          </table:table-cell>
          <table:table-cell office:value-type="float" office:value="1.735">
            <text:p>1.735</text:p>
          </table:table-cell>
          <table:table-cell office:value-type="float" office:value="6.471">
            <text:p>6.471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2]+0.02" office:value-type="float" office:value="2.62">
            <text:p>2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6">
            <text:p>1.66</text:p>
          </table:table-cell>
          <table:table-cell office:value-type="float" office:value="1.748">
            <text:p>1.748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6">
            <text:p>1.66</text:p>
          </table:table-cell>
          <table:table-cell office:value-type="float" office:value="1.747">
            <text:p>1.747</text:p>
          </table:table-cell>
          <table:table-cell office:value-type="float" office:value="6.416">
            <text:p>6.416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3]+0.02" office:value-type="float" office:value="2.64">
            <text:p>2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1">
            <text:p>1.741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6">
            <text:p>1.656</text:p>
          </table:table-cell>
          <table:table-cell office:value-type="float" office:value="1.741">
            <text:p>1.741</text:p>
          </table:table-cell>
          <table:table-cell office:value-type="float" office:value="6.306">
            <text:p>6.306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4]+0.02"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3">
            <text:p>1.643</text:p>
          </table:table-cell>
          <table:table-cell office:value-type="float" office:value="1.733">
            <text:p>1.733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4">
            <text:p>1.644</text:p>
          </table:table-cell>
          <table:table-cell office:value-type="float" office:value="1.735">
            <text:p>1.735</text:p>
          </table:table-cell>
          <table:table-cell office:value-type="float" office:value="6.69">
            <text:p>6.69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5]+0.02" office:value-type="float" office:value="2.68">
            <text:p>2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3">
            <text:p>1.633</text:p>
          </table:table-cell>
          <table:table-cell office:value-type="float" office:value="1.717">
            <text:p>1.717</text:p>
          </table:table-cell>
          <table:table-cell office:value-type="float" office:value="6.254">
            <text:p>6.254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31">
            <text:p>1.631</text:p>
          </table:table-cell>
          <table:table-cell office:value-type="float" office:value="1.721">
            <text:p>1.721</text:p>
          </table:table-cell>
          <table:table-cell office:value-type="float" office:value="6.635">
            <text:p>6.635</text:p>
          </table:table-cell>
          <table:table-cell office:value-type="float" office:value="6.254">
            <text:p>6.2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6]+0.02"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4">
            <text:p>1.644</text:p>
          </table:table-cell>
          <table:table-cell office:value-type="float" office:value="1.73">
            <text:p>1.73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4">
            <text:p>1.644</text:p>
          </table:table-cell>
          <table:table-cell office:value-type="float" office:value="1.731">
            <text:p>1.731</text:p>
          </table:table-cell>
          <table:table-cell office:value-type="float" office:value="6.416">
            <text:p>6.41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7]+0.02" office:value-type="float" office:value="2.72">
            <text:p>2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1">
            <text:p>1.661</text:p>
          </table:table-cell>
          <table:table-cell office:value-type="float" office:value="1.747">
            <text:p>1.74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1">
            <text:p>1.661</text:p>
          </table:table-cell>
          <table:table-cell office:value-type="float" office:value="1.747">
            <text:p>1.747</text:p>
          </table:table-cell>
          <table:table-cell office:value-type="float" office:value="6.306">
            <text:p>6.30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8]+0.02" office:value-type="float" office:value="2.74">
            <text:p>2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4">
            <text:p>1.654</text:p>
          </table:table-cell>
          <table:table-cell office:value-type="float" office:value="1.743">
            <text:p>1.743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635">
            <text:p>6.635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39]+0.02" office:value-type="float" office:value="2.76">
            <text:p>2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1">
            <text:p>1.641</text:p>
          </table:table-cell>
          <table:table-cell office:value-type="float" office:value="1.727">
            <text:p>1.72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5">
            <text:p>1.645</text:p>
          </table:table-cell>
          <table:table-cell office:value-type="float" office:value="1.731">
            <text:p>1.731</text:p>
          </table:table-cell>
          <table:table-cell office:value-type="float" office:value="6.361">
            <text:p>6.36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0]+0.02" office:value-type="float" office:value="2.78">
            <text:p>2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27">
            <text:p>1.627</text:p>
          </table:table-cell>
          <table:table-cell office:value-type="float" office:value="1.718">
            <text:p>1.718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3">
            <text:p>1.63</text:p>
          </table:table-cell>
          <table:table-cell office:value-type="float" office:value="1.721">
            <text:p>1.721</text:p>
          </table:table-cell>
          <table:table-cell office:value-type="float" office:value="6.69">
            <text:p>6.69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1]+0.02"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6">
            <text:p>1.646</text:p>
          </table:table-cell>
          <table:table-cell office:value-type="float" office:value="1.731">
            <text:p>1.731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8">
            <text:p>1.648</text:p>
          </table:table-cell>
          <table:table-cell office:value-type="float" office:value="1.731">
            <text:p>1.731</text:p>
          </table:table-cell>
          <table:table-cell office:value-type="float" office:value="6.197">
            <text:p>6.197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2]+0.02" office:value-type="float" office:value="2.82">
            <text:p>2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9">
            <text:p>1.659</text:p>
          </table:table-cell>
          <table:table-cell office:value-type="float" office:value="1.744">
            <text:p>1.744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6">
            <text:p>1.66</text:p>
          </table:table-cell>
          <table:table-cell office:value-type="float" office:value="1.748">
            <text:p>1.748</text:p>
          </table:table-cell>
          <table:table-cell office:value-type="float" office:value="6.471">
            <text:p>6.471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3]+0.02" office:value-type="float" office:value="2.84">
            <text:p>2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4">
            <text:p>1.654</text:p>
          </table:table-cell>
          <table:table-cell office:value-type="float" office:value="1.743">
            <text:p>1.743</text:p>
          </table:table-cell>
          <table:table-cell office:value-type="float" office:value="6.58">
            <text:p>6.58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4]+0.02" office:value-type="float" office:value="2.86">
            <text:p>2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2">
            <text:p>1.642</text:p>
          </table:table-cell>
          <table:table-cell office:value-type="float" office:value="1.731">
            <text:p>1.731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3">
            <text:p>1.643</text:p>
          </table:table-cell>
          <table:table-cell office:value-type="float" office:value="1.73">
            <text:p>1.73</text:p>
          </table:table-cell>
          <table:table-cell office:value-type="float" office:value="6.416">
            <text:p>6.416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5]+0.02" office:value-type="float" office:value="2.88">
            <text:p>2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3">
            <text:p>1.633</text:p>
          </table:table-cell>
          <table:table-cell office:value-type="float" office:value="1.72">
            <text:p>1.72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5">
            <text:p>1.635</text:p>
          </table:table-cell>
          <table:table-cell office:value-type="float" office:value="1.721">
            <text:p>1.721</text:p>
          </table:table-cell>
          <table:table-cell office:value-type="float" office:value="6.306">
            <text:p>6.30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6]+0.02"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6">
            <text:p>1.646</text:p>
          </table:table-cell>
          <table:table-cell office:value-type="float" office:value="1.733">
            <text:p>1.733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7">
            <text:p>1.647</text:p>
          </table:table-cell>
          <table:table-cell office:value-type="float" office:value="1.733">
            <text:p>1.733</text:p>
          </table:table-cell>
          <table:table-cell office:value-type="float" office:value="6.361">
            <text:p>6.361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7]+0.02"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">
            <text:p>1.66</text:p>
          </table:table-cell>
          <table:table-cell office:value-type="float" office:value="1.746">
            <text:p>1.746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">
            <text:p>1.66</text:p>
          </table:table-cell>
          <table:table-cell office:value-type="float" office:value="1.746">
            <text:p>1.746</text:p>
          </table:table-cell>
          <table:table-cell office:value-type="float" office:value="6.361">
            <text:p>6.36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8]+0.02" office:value-type="float" office:value="2.94">
            <text:p>2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9">
            <text:p>1.659</text:p>
          </table:table-cell>
          <table:table-cell office:value-type="float" office:value="1.747">
            <text:p>1.747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6">
            <text:p>1.656</text:p>
          </table:table-cell>
          <table:table-cell office:value-type="float" office:value="1.74">
            <text:p>1.74</text:p>
          </table:table-cell>
          <table:table-cell office:value-type="float" office:value="6.197">
            <text:p>6.197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49]+0.02" office:value-type="float" office:value="2.96">
            <text:p>2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6">
            <text:p>1.646</text:p>
          </table:table-cell>
          <table:table-cell office:value-type="float" office:value="1.738">
            <text:p>1.738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3">
            <text:p>1.643</text:p>
          </table:table-cell>
          <table:table-cell office:value-type="float" office:value="1.734">
            <text:p>1.734</text:p>
          </table:table-cell>
          <table:table-cell office:value-type="float" office:value="6.69">
            <text:p>6.69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0]+0.02" office:value-type="float" office:value="2.98">
            <text:p>2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28">
            <text:p>1.628</text:p>
          </table:table-cell>
          <table:table-cell office:value-type="float" office:value="1.719">
            <text:p>1.719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4">
            <text:p>1.634</text:p>
          </table:table-cell>
          <table:table-cell office:value-type="float" office:value="1.717">
            <text:p>1.717</text:p>
          </table:table-cell>
          <table:table-cell office:value-type="float" office:value="6.142">
            <text:p>6.142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1]+0.0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6">
            <text:p>1.646</text:p>
          </table:table-cell>
          <table:table-cell office:value-type="float" office:value="1.735">
            <text:p>1.735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49">
            <text:p>1.649</text:p>
          </table:table-cell>
          <table:table-cell office:value-type="float" office:value="1.73">
            <text:p>1.73</text:p>
          </table:table-cell>
          <table:table-cell office:value-type="float" office:value="5.978">
            <text:p>5.978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2]+0.02" office:value-type="float" office:value="3.02">
            <text:p>3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">
            <text:p>1.66</text:p>
          </table:table-cell>
          <table:table-cell office:value-type="float" office:value="1.749">
            <text:p>1.749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63">
            <text:p>1.663</text:p>
          </table:table-cell>
          <table:table-cell office:value-type="float" office:value="1.746">
            <text:p>1.746</text:p>
          </table:table-cell>
          <table:table-cell office:value-type="float" office:value="6.142">
            <text:p>6.142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3]+0.02" office:value-type="float" office:value="3.04">
            <text:p>3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6">
            <text:p>1.656</text:p>
          </table:table-cell>
          <table:table-cell office:value-type="float" office:value="1.743">
            <text:p>1.743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635">
            <text:p>6.635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4]+0.02" office:value-type="float" office:value="3.06">
            <text:p>3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">
            <text:p>1.64</text:p>
          </table:table-cell>
          <table:table-cell office:value-type="float" office:value="1.733">
            <text:p>1.733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">
            <text:p>1.64</text:p>
          </table:table-cell>
          <table:table-cell office:value-type="float" office:value="1.729">
            <text:p>1.729</text:p>
          </table:table-cell>
          <table:table-cell office:value-type="float" office:value="6.58">
            <text:p>6.58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5]+0.02"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7">
            <text:p>1.627</text:p>
          </table:table-cell>
          <table:table-cell office:value-type="float" office:value="1.72">
            <text:p>1.72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8">
            <text:p>1.628</text:p>
          </table:table-cell>
          <table:table-cell office:value-type="float" office:value="1.715">
            <text:p>1.715</text:p>
          </table:table-cell>
          <table:table-cell office:value-type="float" office:value="6.416">
            <text:p>6.416</text:p>
          </table:table-cell>
          <table:table-cell office:value-type="float" office:value="6.863">
            <text:p>6.863</text:p>
          </table:table-cell>
          <table:table-cell office:value-type="float" office:value="0.087">
            <text:p>0.08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6]+0.02"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1">
            <text:p>1.651</text:p>
          </table:table-cell>
          <table:table-cell office:value-type="float" office:value="1.736">
            <text:p>1.736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8">
            <text:p>1.648</text:p>
          </table:table-cell>
          <table:table-cell office:value-type="float" office:value="1.739">
            <text:p>1.739</text:p>
          </table:table-cell>
          <table:table-cell office:value-type="float" office:value="6.635">
            <text:p>6.635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7]+0.02" office:value-type="float" office:value="3.12">
            <text:p>3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">
            <text:p>1.66</text:p>
          </table:table-cell>
          <table:table-cell office:value-type="float" office:value="1.746">
            <text:p>1.746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8">
            <text:p>1.658</text:p>
          </table:table-cell>
          <table:table-cell office:value-type="float" office:value="1.747">
            <text:p>1.747</text:p>
          </table:table-cell>
          <table:table-cell office:value-type="float" office:value="6.525">
            <text:p>6.52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8]+0.02" office:value-type="float" office:value="3.14">
            <text:p>3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3">
            <text:p>1.653</text:p>
          </table:table-cell>
          <table:table-cell office:value-type="float" office:value="1.746">
            <text:p>1.746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2">
            <text:p>1.652</text:p>
          </table:table-cell>
          <table:table-cell office:value-type="float" office:value="1.746">
            <text:p>1.746</text:p>
          </table:table-cell>
          <table:table-cell office:value-type="float" office:value="6.854">
            <text:p>6.854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59]+0.02" office:value-type="float" office:value="3.16">
            <text:p>3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6">
            <text:p>1.646</text:p>
          </table:table-cell>
          <table:table-cell office:value-type="float" office:value="1.731">
            <text:p>1.731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6">
            <text:p>1.646</text:p>
          </table:table-cell>
          <table:table-cell office:value-type="float" office:value="1.734">
            <text:p>1.734</text:p>
          </table:table-cell>
          <table:table-cell office:value-type="float" office:value="6.471">
            <text:p>6.471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0]+0.02" office:value-type="float" office:value="3.18">
            <text:p>3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3">
            <text:p>1.623</text:p>
          </table:table-cell>
          <table:table-cell office:value-type="float" office:value="1.716">
            <text:p>1.716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306">
            <text:p>6.306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1]+0.02" office:value-type="float" office:value="3.2">
            <text:p>3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3">
            <text:p>1.733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52">
            <text:p>1.652</text:p>
          </table:table-cell>
          <table:table-cell office:value-type="float" office:value="1.735">
            <text:p>1.735</text:p>
          </table:table-cell>
          <table:table-cell office:value-type="float" office:value="6.087">
            <text:p>6.087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2]+0.02" office:value-type="float" office:value="3.22">
            <text:p>3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">
            <text:p>1.66</text:p>
          </table:table-cell>
          <table:table-cell office:value-type="float" office:value="1.749">
            <text:p>1.749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6">
            <text:p>1.66</text:p>
          </table:table-cell>
          <table:table-cell office:value-type="float" office:value="1.744">
            <text:p>1.744</text:p>
          </table:table-cell>
          <table:table-cell office:value-type="float" office:value="6.197">
            <text:p>6.197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3]+0.02" office:value-type="float" office:value="3.24">
            <text:p>3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8">
            <text:p>1.658</text:p>
          </table:table-cell>
          <table:table-cell office:value-type="float" office:value="1.745">
            <text:p>1.745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3">
            <text:p>1.653</text:p>
          </table:table-cell>
          <table:table-cell office:value-type="float" office:value="1.738">
            <text:p>1.738</text:p>
          </table:table-cell>
          <table:table-cell office:value-type="float" office:value="6.251">
            <text:p>6.251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4]+0.02" office:value-type="float" office:value="3.26">
            <text:p>3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2">
            <text:p>1.642</text:p>
          </table:table-cell>
          <table:table-cell office:value-type="float" office:value="1.73">
            <text:p>1.73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3">
            <text:p>1.643</text:p>
          </table:table-cell>
          <table:table-cell office:value-type="float" office:value="1.73">
            <text:p>1.73</text:p>
          </table:table-cell>
          <table:table-cell office:value-type="float" office:value="6.416">
            <text:p>6.416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5]+0.02" office:value-type="float" office:value="3.28">
            <text:p>3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3">
            <text:p>1.633</text:p>
          </table:table-cell>
          <table:table-cell office:value-type="float" office:value="1.717">
            <text:p>1.717</text:p>
          </table:table-cell>
          <table:table-cell office:value-type="float" office:value="6.254">
            <text:p>6.25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4">
            <text:p>1.634</text:p>
          </table:table-cell>
          <table:table-cell office:value-type="float" office:value="1.721">
            <text:p>1.721</text:p>
          </table:table-cell>
          <table:table-cell office:value-type="float" office:value="6.416">
            <text:p>6.416</text:p>
          </table:table-cell>
          <table:table-cell office:value-type="float" office:value="6.254">
            <text:p>6.2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6]+0.02"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5">
            <text:p>1.65</text:p>
          </table:table-cell>
          <table:table-cell office:value-type="float" office:value="1.733">
            <text:p>1.733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6">
            <text:p>1.646</text:p>
          </table:table-cell>
          <table:table-cell office:value-type="float" office:value="1.732">
            <text:p>1.732</text:p>
          </table:table-cell>
          <table:table-cell office:value-type="float" office:value="6.361">
            <text:p>6.361</text:p>
          </table:table-cell>
          <table:table-cell office:value-type="float" office:value="6.199">
            <text:p>6.1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7]+0.02" office:value-type="float" office:value="3.32">
            <text:p>3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">
            <text:p>1.66</text:p>
          </table:table-cell>
          <table:table-cell office:value-type="float" office:value="1.749">
            <text:p>1.749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">
            <text:p>1.66</text:p>
          </table:table-cell>
          <table:table-cell office:value-type="float" office:value="1.746">
            <text:p>1.746</text:p>
          </table:table-cell>
          <table:table-cell office:value-type="float" office:value="6.361">
            <text:p>6.361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8]+0.02" office:value-type="float" office:value="3.34">
            <text:p>3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1">
            <text:p>1.651</text:p>
          </table:table-cell>
          <table:table-cell office:value-type="float" office:value="1.741">
            <text:p>1.741</text:p>
          </table:table-cell>
          <table:table-cell office:value-type="float" office:value="6.635">
            <text:p>6.635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69]+0.02" office:value-type="float" office:value="3.36">
            <text:p>3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3">
            <text:p>1.643</text:p>
          </table:table-cell>
          <table:table-cell office:value-type="float" office:value="1.729">
            <text:p>1.72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3">
            <text:p>1.643</text:p>
          </table:table-cell>
          <table:table-cell office:value-type="float" office:value="1.727">
            <text:p>1.727</text:p>
          </table:table-cell>
          <table:table-cell office:value-type="float" office:value="6.251">
            <text:p>6.25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0]+0.02" office:value-type="float" office:value="3.38">
            <text:p>3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7">
            <text:p>1.627</text:p>
          </table:table-cell>
          <table:table-cell office:value-type="float" office:value="1.718">
            <text:p>1.718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7">
            <text:p>1.627</text:p>
          </table:table-cell>
          <table:table-cell office:value-type="float" office:value="1.714">
            <text:p>1.714</text:p>
          </table:table-cell>
          <table:table-cell office:value-type="float" office:value="6.416">
            <text:p>6.416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1]+0.02"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9">
            <text:p>1.649</text:p>
          </table:table-cell>
          <table:table-cell office:value-type="float" office:value="1.735">
            <text:p>1.735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53">
            <text:p>1.653</text:p>
          </table:table-cell>
          <table:table-cell office:value-type="float" office:value="1.736">
            <text:p>1.736</text:p>
          </table:table-cell>
          <table:table-cell office:value-type="float" office:value="6.142">
            <text:p>6.142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2]+0.02" office:value-type="float" office:value="3.42">
            <text:p>3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6">
            <text:p>1.66</text:p>
          </table:table-cell>
          <table:table-cell office:value-type="float" office:value="1.743">
            <text:p>1.743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9">
            <text:p>1.659</text:p>
          </table:table-cell>
          <table:table-cell office:value-type="float" office:value="1.747">
            <text:p>1.747</text:p>
          </table:table-cell>
          <table:table-cell office:value-type="float" office:value="6.525">
            <text:p>6.525</text:p>
          </table:table-cell>
          <table:table-cell office:value-type="float" office:value="6.199">
            <text:p>6.1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3]+0.02" office:value-type="float" office:value="3.44">
            <text:p>3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5">
            <text:p>1.655</text:p>
          </table:table-cell>
          <table:table-cell office:value-type="float" office:value="1.74">
            <text:p>1.74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1">
            <text:p>1.651</text:p>
          </table:table-cell>
          <table:table-cell office:value-type="float" office:value="1.742">
            <text:p>1.742</text:p>
          </table:table-cell>
          <table:table-cell office:value-type="float" office:value="6.69">
            <text:p>6.69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4]+0.02" office:value-type="float" office:value="3.46">
            <text:p>3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1">
            <text:p>1.641</text:p>
          </table:table-cell>
          <table:table-cell office:value-type="float" office:value="1.731">
            <text:p>1.731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2">
            <text:p>1.642</text:p>
          </table:table-cell>
          <table:table-cell office:value-type="float" office:value="1.732">
            <text:p>1.732</text:p>
          </table:table-cell>
          <table:table-cell office:value-type="float" office:value="6.635">
            <text:p>6.635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5]+0.02" office:value-type="float" office:value="3.48">
            <text:p>3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1">
            <text:p>1.631</text:p>
          </table:table-cell>
          <table:table-cell office:value-type="float" office:value="1.714">
            <text:p>1.714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5">
            <text:p>1.715</text:p>
          </table:table-cell>
          <table:table-cell office:value-type="float" office:value="6.251">
            <text:p>6.251</text:p>
          </table:table-cell>
          <table:table-cell office:value-type="float" office:value="6.199">
            <text:p>6.1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6]+0.02"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9">
            <text:p>1.649</text:p>
          </table:table-cell>
          <table:table-cell office:value-type="float" office:value="1.739">
            <text:p>1.73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">
            <text:p>1.65</text:p>
          </table:table-cell>
          <table:table-cell office:value-type="float" office:value="1.741">
            <text:p>1.741</text:p>
          </table:table-cell>
          <table:table-cell office:value-type="float" office:value="6.69">
            <text:p>6.69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7]+0.02" office:value-type="float" office:value="3.52">
            <text:p>3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6">
            <text:p>1.66</text:p>
          </table:table-cell>
          <table:table-cell office:value-type="float" office:value="1.747">
            <text:p>1.74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64">
            <text:p>1.664</text:p>
          </table:table-cell>
          <table:table-cell office:value-type="float" office:value="1.747">
            <text:p>1.747</text:p>
          </table:table-cell>
          <table:table-cell office:value-type="float" office:value="6.142">
            <text:p>6.142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8]+0.02" office:value-type="float" office:value="3.54">
            <text:p>3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">
            <text:p>1.74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5">
            <text:p>1.655</text:p>
          </table:table-cell>
          <table:table-cell office:value-type="float" office:value="1.739">
            <text:p>1.739</text:p>
          </table:table-cell>
          <table:table-cell office:value-type="float" office:value="6.197">
            <text:p>6.197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79]+0.02" office:value-type="float" office:value="3.56">
            <text:p>3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">
            <text:p>1.65</text:p>
          </table:table-cell>
          <table:table-cell office:value-type="float" office:value="1.734">
            <text:p>1.734</text:p>
          </table:table-cell>
          <table:table-cell office:value-type="float" office:value="6.255">
            <text:p>6.255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9">
            <text:p>1.639</text:p>
          </table:table-cell>
          <table:table-cell office:value-type="float" office:value="1.727">
            <text:p>1.727</text:p>
          </table:table-cell>
          <table:table-cell office:value-type="float" office:value="6.471">
            <text:p>6.471</text:p>
          </table:table-cell>
          <table:table-cell office:value-type="float" office:value="6.255">
            <text:p>6.25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0]+0.02" office:value-type="float" office:value="3.58">
            <text:p>3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31">
            <text:p>1.631</text:p>
          </table:table-cell>
          <table:table-cell office:value-type="float" office:value="1.721">
            <text:p>1.721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6">
            <text:p>1.716</text:p>
          </table:table-cell>
          <table:table-cell office:value-type="float" office:value="6.306">
            <text:p>6.306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1]+0.02"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6">
            <text:p>1.646</text:p>
          </table:table-cell>
          <table:table-cell office:value-type="float" office:value="1.739">
            <text:p>1.739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8">
            <text:p>1.648</text:p>
          </table:table-cell>
          <table:table-cell office:value-type="float" office:value="1.738">
            <text:p>1.738</text:p>
          </table:table-cell>
          <table:table-cell office:value-type="float" office:value="6.58">
            <text:p>6.58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2]+0.02" office:value-type="float" office:value="3.62">
            <text:p>3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7">
            <text:p>1.657</text:p>
          </table:table-cell>
          <table:table-cell office:value-type="float" office:value="1.747">
            <text:p>1.747</text:p>
          </table:table-cell>
          <table:table-cell office:value-type="float" office:value="6.635">
            <text:p>6.635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3]+0.02" office:value-type="float" office:value="3.64">
            <text:p>3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52">
            <text:p>1.652</text:p>
          </table:table-cell>
          <table:table-cell office:value-type="float" office:value="1.747">
            <text:p>1.747</text:p>
          </table:table-cell>
          <table:table-cell office:value-type="float" office:value="7.029">
            <text:p>7.029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1">
            <text:p>1.651</text:p>
          </table:table-cell>
          <table:table-cell office:value-type="float" office:value="1.742">
            <text:p>1.742</text:p>
          </table:table-cell>
          <table:table-cell office:value-type="float" office:value="6.69">
            <text:p>6.69</text:p>
          </table:table-cell>
          <table:table-cell office:value-type="float" office:value="7.029">
            <text:p>7.02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4]+0.02" office:value-type="float" office:value="3.66">
            <text:p>3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5">
            <text:p>1.645</text:p>
          </table:table-cell>
          <table:table-cell office:value-type="float" office:value="1.731">
            <text:p>1.731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16">
            <text:p>6.41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5]+0.02" office:value-type="float" office:value="3.68">
            <text:p>3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8">
            <text:p>1.628</text:p>
          </table:table-cell>
          <table:table-cell office:value-type="float" office:value="1.713">
            <text:p>1.713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3">
            <text:p>1.623</text:p>
          </table:table-cell>
          <table:table-cell office:value-type="float" office:value="1.714">
            <text:p>1.714</text:p>
          </table:table-cell>
          <table:table-cell office:value-type="float" office:value="6.635">
            <text:p>6.635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6]+0.02"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4">
            <text:p>1.734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2">
            <text:p>1.652</text:p>
          </table:table-cell>
          <table:table-cell office:value-type="float" office:value="1.735">
            <text:p>1.735</text:p>
          </table:table-cell>
          <table:table-cell office:value-type="float" office:value="6.197">
            <text:p>6.197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7]+0.02" office:value-type="float" office:value="3.72">
            <text:p>3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62">
            <text:p>1.662</text:p>
          </table:table-cell>
          <table:table-cell office:value-type="float" office:value="1.75">
            <text:p>1.75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61">
            <text:p>1.661</text:p>
          </table:table-cell>
          <table:table-cell office:value-type="float" office:value="1.748">
            <text:p>1.748</text:p>
          </table:table-cell>
          <table:table-cell office:value-type="float" office:value="6.416">
            <text:p>6.416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8]+0.02" office:value-type="float" office:value="3.74">
            <text:p>3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49">
            <text:p>1.649</text:p>
          </table:table-cell>
          <table:table-cell office:value-type="float" office:value="1.743">
            <text:p>1.743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46">
            <text:p>1.646</text:p>
          </table:table-cell>
          <table:table-cell office:value-type="float" office:value="1.743">
            <text:p>1.743</text:p>
          </table:table-cell>
          <table:table-cell office:value-type="float" office:value="7.128">
            <text:p>7.128</text:p>
          </table:table-cell>
          <table:table-cell office:value-type="float" office:value="6.974">
            <text:p>6.97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89]+0.02" office:value-type="float" office:value="3.76">
            <text:p>3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4">
            <text:p>1.644</text:p>
          </table:table-cell>
          <table:table-cell office:value-type="float" office:value="1.73">
            <text:p>1.7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2">
            <text:p>1.642</text:p>
          </table:table-cell>
          <table:table-cell office:value-type="float" office:value="1.73">
            <text:p>1.73</text:p>
          </table:table-cell>
          <table:table-cell office:value-type="float" office:value="6.471">
            <text:p>6.47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0]+0.02"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4">
            <text:p>1.634</text:p>
          </table:table-cell>
          <table:table-cell office:value-type="float" office:value="1.718">
            <text:p>1.718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9">
            <text:p>1.629</text:p>
          </table:table-cell>
          <table:table-cell office:value-type="float" office:value="1.714">
            <text:p>1.714</text:p>
          </table:table-cell>
          <table:table-cell office:value-type="float" office:value="6.251">
            <text:p>6.251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1]+0.02"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8">
            <text:p>1.648</text:p>
          </table:table-cell>
          <table:table-cell office:value-type="float" office:value="1.74">
            <text:p>1.74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9">
            <text:p>1.649</text:p>
          </table:table-cell>
          <table:table-cell office:value-type="float" office:value="1.736">
            <text:p>1.736</text:p>
          </table:table-cell>
          <table:table-cell office:value-type="float" office:value="6.416">
            <text:p>6.416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2]+0.02" office:value-type="float" office:value="3.82">
            <text:p>3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6">
            <text:p>1.66</text:p>
          </table:table-cell>
          <table:table-cell office:value-type="float" office:value="1.748">
            <text:p>1.748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54">
            <text:p>1.654</text:p>
          </table:table-cell>
          <table:table-cell office:value-type="float" office:value="1.749">
            <text:p>1.749</text:p>
          </table:table-cell>
          <table:table-cell office:value-type="float" office:value="6.964">
            <text:p>6.964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3]+0.02" office:value-type="float" office:value="3.84">
            <text:p>3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4">
            <text:p>1.654</text:p>
          </table:table-cell>
          <table:table-cell office:value-type="float" office:value="1.743">
            <text:p>1.743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5">
            <text:p>1.655</text:p>
          </table:table-cell>
          <table:table-cell office:value-type="float" office:value="1.741">
            <text:p>1.741</text:p>
          </table:table-cell>
          <table:table-cell office:value-type="float" office:value="6.361">
            <text:p>6.361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4]+0.02" office:value-type="float" office:value="3.86">
            <text:p>3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3">
            <text:p>1.643</text:p>
          </table:table-cell>
          <table:table-cell office:value-type="float" office:value="1.735">
            <text:p>1.735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2">
            <text:p>1.642</text:p>
          </table:table-cell>
          <table:table-cell office:value-type="float" office:value="1.729">
            <text:p>1.729</text:p>
          </table:table-cell>
          <table:table-cell office:value-type="float" office:value="6.416">
            <text:p>6.416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5]+0.02" office:value-type="float" office:value="3.88">
            <text:p>3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27">
            <text:p>1.627</text:p>
          </table:table-cell>
          <table:table-cell office:value-type="float" office:value="1.718">
            <text:p>1.718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2">
            <text:p>1.632</text:p>
          </table:table-cell>
          <table:table-cell office:value-type="float" office:value="1.718">
            <text:p>1.718</text:p>
          </table:table-cell>
          <table:table-cell office:value-type="float" office:value="6.306">
            <text:p>6.306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6]+0.02"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9">
            <text:p>1.649</text:p>
          </table:table-cell>
          <table:table-cell office:value-type="float" office:value="1.737">
            <text:p>1.737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8">
            <text:p>1.648</text:p>
          </table:table-cell>
          <table:table-cell office:value-type="float" office:value="1.741">
            <text:p>1.741</text:p>
          </table:table-cell>
          <table:table-cell office:value-type="float" office:value="6.799">
            <text:p>6.799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7]+0.02"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9">
            <text:p>1.659</text:p>
          </table:table-cell>
          <table:table-cell office:value-type="float" office:value="1.749">
            <text:p>1.74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2">
            <text:p>1.662</text:p>
          </table:table-cell>
          <table:table-cell office:value-type="float" office:value="1.752">
            <text:p>1.752</text:p>
          </table:table-cell>
          <table:table-cell office:value-type="float" office:value="6.58">
            <text:p>6.58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8]+0.02"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4">
            <text:p>1.654</text:p>
          </table:table-cell>
          <table:table-cell office:value-type="float" office:value="1.743">
            <text:p>1.743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57">
            <text:p>1.657</text:p>
          </table:table-cell>
          <table:table-cell office:value-type="float" office:value="1.739">
            <text:p>1.739</text:p>
          </table:table-cell>
          <table:table-cell office:value-type="float" office:value="6.087">
            <text:p>6.087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199]+0.02" office:value-type="float" office:value="3.96">
            <text:p>3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2">
            <text:p>1.642</text:p>
          </table:table-cell>
          <table:table-cell office:value-type="float" office:value="1.733">
            <text:p>1.733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3">
            <text:p>1.643</text:p>
          </table:table-cell>
          <table:table-cell office:value-type="float" office:value="1.734">
            <text:p>1.734</text:p>
          </table:table-cell>
          <table:table-cell office:value-type="float" office:value="6.69">
            <text:p>6.69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0]+0.02" office:value-type="float" office:value="3.98">
            <text:p>3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31">
            <text:p>1.631</text:p>
          </table:table-cell>
          <table:table-cell office:value-type="float" office:value="1.721">
            <text:p>1.721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6">
            <text:p>1.716</text:p>
          </table:table-cell>
          <table:table-cell office:value-type="float" office:value="6.306">
            <text:p>6.306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1]+0.0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49">
            <text:p>1.649</text:p>
          </table:table-cell>
          <table:table-cell office:value-type="float" office:value="1.743">
            <text:p>1.743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8">
            <text:p>1.648</text:p>
          </table:table-cell>
          <table:table-cell office:value-type="float" office:value="1.74">
            <text:p>1.74</text:p>
          </table:table-cell>
          <table:table-cell office:value-type="float" office:value="6.799">
            <text:p>6.799</text:p>
          </table:table-cell>
          <table:table-cell office:value-type="float" office:value="6.974">
            <text:p>6.97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2]+0.02" office:value-type="float" office:value="4.02">
            <text:p>4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5">
            <text:p>1.655</text:p>
          </table:table-cell>
          <table:table-cell office:value-type="float" office:value="1.748">
            <text:p>1.748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69">
            <text:p>6.69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3]+0.02" office:value-type="float" office:value="4.04">
            <text:p>4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2">
            <text:p>1.742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3">
            <text:p>1.653</text:p>
          </table:table-cell>
          <table:table-cell office:value-type="float" office:value="1.742">
            <text:p>1.742</text:p>
          </table:table-cell>
          <table:table-cell office:value-type="float" office:value="6.525">
            <text:p>6.525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4]+0.02" office:value-type="float" office:value="4.06">
            <text:p>4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38">
            <text:p>1.638</text:p>
          </table:table-cell>
          <table:table-cell office:value-type="float" office:value="1.731">
            <text:p>1.731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4">
            <text:p>1.644</text:p>
          </table:table-cell>
          <table:table-cell office:value-type="float" office:value="1.731">
            <text:p>1.731</text:p>
          </table:table-cell>
          <table:table-cell office:value-type="float" office:value="6.416">
            <text:p>6.416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5]+0.02" office:value-type="float" office:value="4.08">
            <text:p>4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1">
            <text:p>1.631</text:p>
          </table:table-cell>
          <table:table-cell office:value-type="float" office:value="1.715">
            <text:p>1.715</text:p>
          </table:table-cell>
          <table:table-cell office:value-type="float" office:value="6.254">
            <text:p>6.25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5">
            <text:p>1.715</text:p>
          </table:table-cell>
          <table:table-cell office:value-type="float" office:value="6.251">
            <text:p>6.251</text:p>
          </table:table-cell>
          <table:table-cell office:value-type="float" office:value="6.254">
            <text:p>6.2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6]+0.02"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1">
            <text:p>1.651</text:p>
          </table:table-cell>
          <table:table-cell office:value-type="float" office:value="1.738">
            <text:p>1.738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9">
            <text:p>1.649</text:p>
          </table:table-cell>
          <table:table-cell office:value-type="float" office:value="1.739">
            <text:p>1.739</text:p>
          </table:table-cell>
          <table:table-cell office:value-type="float" office:value="6.635">
            <text:p>6.635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7]+0.02" office:value-type="float" office:value="4.12">
            <text:p>4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1">
            <text:p>1.661</text:p>
          </table:table-cell>
          <table:table-cell office:value-type="float" office:value="1.747">
            <text:p>1.74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7">
            <text:p>1.657</text:p>
          </table:table-cell>
          <table:table-cell office:value-type="float" office:value="1.75">
            <text:p>1.75</text:p>
          </table:table-cell>
          <table:table-cell office:value-type="float" office:value="6.799">
            <text:p>6.799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8]+0.02" office:value-type="float" office:value="4.14">
            <text:p>4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1">
            <text:p>1.651</text:p>
          </table:table-cell>
          <table:table-cell office:value-type="float" office:value="1.743">
            <text:p>1.743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6">
            <text:p>1.656</text:p>
          </table:table-cell>
          <table:table-cell office:value-type="float" office:value="1.743">
            <text:p>1.743</text:p>
          </table:table-cell>
          <table:table-cell office:value-type="float" office:value="6.416">
            <text:p>6.416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09]+0.02" office:value-type="float" office:value="4.16">
            <text:p>4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1.75">
            <text:p>1.75</text:p>
          </table:table-cell>
          <table:table-cell office:value-type="float" office:value="1.849">
            <text:p>1.849</text:p>
          </table:table-cell>
          <table:table-cell office:value-type="float" office:value="7.306">
            <text:p>7.306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751">
            <text:p>1.751</text:p>
          </table:table-cell>
          <table:table-cell office:value-type="float" office:value="1.843">
            <text:p>1.843</text:p>
          </table:table-cell>
          <table:table-cell office:value-type="float" office:value="6.744">
            <text:p>6.744</text:p>
          </table:table-cell>
          <table:table-cell office:value-type="float" office:value="7.306">
            <text:p>7.30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0]+0.02"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32">
            <text:p>0.132</text:p>
          </table:table-cell>
          <table:table-cell office:value-type="float" office:value="1.897">
            <text:p>1.897</text:p>
          </table:table-cell>
          <table:table-cell office:value-type="float" office:value="2.029">
            <text:p>2.029</text:p>
          </table:table-cell>
          <table:table-cell office:value-type="float" office:value="9.574">
            <text:p>9.574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.902">
            <text:p>1.902</text:p>
          </table:table-cell>
          <table:table-cell office:value-type="float" office:value="2.01">
            <text:p>2.01</text:p>
          </table:table-cell>
          <table:table-cell office:value-type="float" office:value="7.84">
            <text:p>7.84</text:p>
          </table:table-cell>
          <table:table-cell office:value-type="float" office:value="9.574">
            <text:p>9.57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1]+0.02"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2.213">
            <text:p>2.213</text:p>
          </table:table-cell>
          <table:table-cell office:value-type="float" office:value="2.564">
            <text:p>2.564</text:p>
          </table:table-cell>
          <table:table-cell office:value-type="float" office:value="24.569">
            <text:p>24.569</text:p>
          </table:table-cell>
          <table:table-cell office:value-type="float" office:value="0">
            <text:p>0</text:p>
          </table:table-cell>
          <table:table-cell office:value-type="float" office:value="0.295">
            <text:p>0.295</text:p>
          </table:table-cell>
          <table:table-cell office:value-type="float" office:value="2.206">
            <text:p>2.206</text:p>
          </table:table-cell>
          <table:table-cell office:value-type="float" office:value="2.501">
            <text:p>2.501</text:p>
          </table:table-cell>
          <table:table-cell office:value-type="float" office:value="20.548">
            <text:p>20.548</text:p>
          </table:table-cell>
          <table:table-cell office:value-type="float" office:value="24.569">
            <text:p>24.5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2]+0.02" office:value-type="float" office:value="4.22">
            <text:p>4.22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table:number-columns-repeated="3" office:value-type="float" office:value="0">
            <text:p>0</text:p>
          </table:table-cell>
          <table:table-cell office:value-type="float" office:value="0.404">
            <text:p>0.404</text:p>
          </table:table-cell>
          <table:table-cell office:value-type="float" office:value="2.235">
            <text:p>2.235</text:p>
          </table:table-cell>
          <table:table-cell office:value-type="float" office:value="2.639">
            <text:p>2.639</text:p>
          </table:table-cell>
          <table:table-cell office:value-type="float" office:value="28.221">
            <text:p>28.221</text:p>
          </table:table-cell>
          <table:table-cell office:value-type="float" office:value="0">
            <text:p>0</text:p>
          </table:table-cell>
          <table:table-cell office:value-type="float" office:value="0.341">
            <text:p>0.341</text:p>
          </table:table-cell>
          <table:table-cell office:value-type="float" office:value="2.237">
            <text:p>2.237</text:p>
          </table:table-cell>
          <table:table-cell office:value-type="float" office:value="2.577">
            <text:p>2.577</text:p>
          </table:table-cell>
          <table:table-cell office:value-type="float" office:value="23.67">
            <text:p>23.67</text:p>
          </table:table-cell>
          <table:table-cell office:value-type="float" office:value="28.221">
            <text:p>28.221</text:p>
          </table:table-cell>
          <table:table-cell office:value-type="float" office:value="0.081">
            <text:p>0.08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3]+0.02" office:value-type="float" office:value="4.24">
            <text:p>4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61">
            <text:p>0.461</text:p>
          </table:table-cell>
          <table:table-cell office:value-type="float" office:value="2.274">
            <text:p>2.274</text:p>
          </table:table-cell>
          <table:table-cell office:value-type="float" office:value="2.735">
            <text:p>2.735</text:p>
          </table:table-cell>
          <table:table-cell office:value-type="float" office:value="32.15">
            <text:p>32.15</text:p>
          </table:table-cell>
          <table:table-cell office:value-type="float" office:value="0">
            <text:p>0</text:p>
          </table:table-cell>
          <table:table-cell office:value-type="float" office:value="0.402">
            <text:p>0.402</text:p>
          </table:table-cell>
          <table:table-cell office:value-type="float" office:value="2.276">
            <text:p>2.276</text:p>
          </table:table-cell>
          <table:table-cell office:value-type="float" office:value="2.678">
            <text:p>2.678</text:p>
          </table:table-cell>
          <table:table-cell office:value-type="float" office:value="27.833">
            <text:p>27.833</text:p>
          </table:table-cell>
          <table:table-cell office:value-type="float" office:value="32.15">
            <text:p>32.1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4]+0.02" office:value-type="float" office:value="4.26">
            <text:p>4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524">
            <text:p>0.524</text:p>
          </table:table-cell>
          <table:table-cell office:value-type="float" office:value="2.298">
            <text:p>2.298</text:p>
          </table:table-cell>
          <table:table-cell office:value-type="float" office:value="2.822">
            <text:p>2.822</text:p>
          </table:table-cell>
          <table:table-cell office:value-type="float" office:value="36.521">
            <text:p>36.521</text:p>
          </table:table-cell>
          <table:table-cell office:value-type="float" office:value="0">
            <text:p>0</text:p>
          </table:table-cell>
          <table:table-cell office:value-type="float" office:value="0.455">
            <text:p>0.455</text:p>
          </table:table-cell>
          <table:table-cell office:value-type="float" office:value="2.299">
            <text:p>2.299</text:p>
          </table:table-cell>
          <table:table-cell office:value-type="float" office:value="2.754">
            <text:p>2.754</text:p>
          </table:table-cell>
          <table:table-cell office:value-type="float" office:value="31.448">
            <text:p>31.448</text:p>
          </table:table-cell>
          <table:table-cell office:value-type="float" office:value="36.521">
            <text:p>36.52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5]+0.02" office:value-type="float" office:value="4.28">
            <text:p>4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578">
            <text:p>0.578</text:p>
          </table:table-cell>
          <table:table-cell office:value-type="float" office:value="2.236">
            <text:p>2.236</text:p>
          </table:table-cell>
          <table:table-cell office:value-type="float" office:value="2.814">
            <text:p>2.814</text:p>
          </table:table-cell>
          <table:table-cell office:value-type="float" office:value="40.228">
            <text:p>40.228</text:p>
          </table:table-cell>
          <table:table-cell office:value-type="float" office:value="0">
            <text:p>0</text:p>
          </table:table-cell>
          <table:table-cell office:value-type="float" office:value="0.515">
            <text:p>0.515</text:p>
          </table:table-cell>
          <table:table-cell office:value-type="float" office:value="2.231">
            <text:p>2.231</text:p>
          </table:table-cell>
          <table:table-cell office:value-type="float" office:value="2.746">
            <text:p>2.746</text:p>
          </table:table-cell>
          <table:table-cell office:value-type="float" office:value="35.502">
            <text:p>35.502</text:p>
          </table:table-cell>
          <table:table-cell office:value-type="float" office:value="40.228">
            <text:p>40.22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6]+0.02" office:value-type="float" office:value="4.3">
            <text:p>4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2.21">
            <text:p>2.21</text:p>
          </table:table-cell>
          <table:table-cell office:value-type="float" office:value="2.85">
            <text:p>2.85</text:p>
          </table:table-cell>
          <table:table-cell office:value-type="float" office:value="44.433">
            <text:p>44.433</text:p>
          </table:table-cell>
          <table:table-cell office:value-type="float" office:value="0">
            <text:p>0</text:p>
          </table:table-cell>
          <table:table-cell office:value-type="float" office:value="0.562">
            <text:p>0.562</text:p>
          </table:table-cell>
          <table:table-cell office:value-type="float" office:value="2.218">
            <text:p>2.218</text:p>
          </table:table-cell>
          <table:table-cell office:value-type="float" office:value="2.78">
            <text:p>2.78</text:p>
          </table:table-cell>
          <table:table-cell office:value-type="float" office:value="38.733">
            <text:p>38.733</text:p>
          </table:table-cell>
          <table:table-cell office:value-type="float" office:value="44.433">
            <text:p>44.43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7]+0.02" office:value-type="float" office:value="4.32">
            <text:p>4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.253">
            <text:p>2.253</text:p>
          </table:table-cell>
          <table:table-cell office:value-type="float" office:value="2.933">
            <text:p>2.933</text:p>
          </table:table-cell>
          <table:table-cell office:value-type="float" office:value="47.2">
            <text:p>47.2</text:p>
          </table:table-cell>
          <table:table-cell office:value-type="float" office:value="0">
            <text:p>0</text:p>
          </table:table-cell>
          <table:table-cell office:value-type="float" office:value="0.614">
            <text:p>0.614</text:p>
          </table:table-cell>
          <table:table-cell office:value-type="float" office:value="2.249">
            <text:p>2.249</text:p>
          </table:table-cell>
          <table:table-cell office:value-type="float" office:value="2.863">
            <text:p>2.863</text:p>
          </table:table-cell>
          <table:table-cell office:value-type="float" office:value="42.239">
            <text:p>42.239</text:p>
          </table:table-cell>
          <table:table-cell office:value-type="float" office:value="47.2">
            <text:p>47.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8]+0.02"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732">
            <text:p>0.732</text:p>
          </table:table-cell>
          <table:table-cell office:value-type="float" office:value="2.277">
            <text:p>2.277</text:p>
          </table:table-cell>
          <table:table-cell office:value-type="float" office:value="3.009">
            <text:p>3.009</text:p>
          </table:table-cell>
          <table:table-cell office:value-type="float" office:value="50.797">
            <text:p>50.797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2.279">
            <text:p>2.279</text:p>
          </table:table-cell>
          <table:table-cell office:value-type="float" office:value="2.95">
            <text:p>2.95</text:p>
          </table:table-cell>
          <table:table-cell office:value-type="float" office:value="46.128">
            <text:p>46.128</text:p>
          </table:table-cell>
          <table:table-cell office:value-type="float" office:value="50.797">
            <text:p>50.7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19]+0.02" office:value-type="float" office:value="4.36">
            <text:p>4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794">
            <text:p>0.794</text:p>
          </table:table-cell>
          <table:table-cell office:value-type="float" office:value="2.245">
            <text:p>2.245</text:p>
          </table:table-cell>
          <table:table-cell office:value-type="float" office:value="3.038">
            <text:p>3.038</text:p>
          </table:table-cell>
          <table:table-cell office:value-type="float" office:value="55.002">
            <text:p>55.002</text:p>
          </table:table-cell>
          <table:table-cell office:value-type="float" office:value="0">
            <text:p>0</text:p>
          </table:table-cell>
          <table:table-cell office:value-type="float" office:value="0.719">
            <text:p>0.719</text:p>
          </table:table-cell>
          <table:table-cell office:value-type="float" office:value="2.249">
            <text:p>2.249</text:p>
          </table:table-cell>
          <table:table-cell office:value-type="float" office:value="2.969">
            <text:p>2.969</text:p>
          </table:table-cell>
          <table:table-cell office:value-type="float" office:value="49.415">
            <text:p>49.415</text:p>
          </table:table-cell>
          <table:table-cell office:value-type="float" office:value="55.002">
            <text:p>55.00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0]+0.02" office:value-type="float" office:value="4.37999999999999">
            <text:p>4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848">
            <text:p>0.848</text:p>
          </table:table-cell>
          <table:table-cell office:value-type="float" office:value="2.227">
            <text:p>2.227</text:p>
          </table:table-cell>
          <table:table-cell office:value-type="float" office:value="3.074">
            <text:p>3.074</text:p>
          </table:table-cell>
          <table:table-cell office:value-type="float" office:value="58.709">
            <text:p>58.709</text:p>
          </table:table-cell>
          <table:table-cell office:value-type="float" office:value="0">
            <text:p>0</text:p>
          </table:table-cell>
          <table:table-cell office:value-type="float" office:value="0.773">
            <text:p>0.773</text:p>
          </table:table-cell>
          <table:table-cell office:value-type="float" office:value="2.228">
            <text:p>2.228</text:p>
          </table:table-cell>
          <table:table-cell office:value-type="float" office:value="3.001">
            <text:p>3.001</text:p>
          </table:table-cell>
          <table:table-cell office:value-type="float" office:value="53.03">
            <text:p>53.03</text:p>
          </table:table-cell>
          <table:table-cell office:value-type="float" office:value="58.709">
            <text:p>58.70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1]+0.02" office:value-type="float" office:value="4.39999999999999">
            <text:p>4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898">
            <text:p>0.898</text:p>
          </table:table-cell>
          <table:table-cell office:value-type="float" office:value="2.216">
            <text:p>2.216</text:p>
          </table:table-cell>
          <table:table-cell office:value-type="float" office:value="3.114">
            <text:p>3.114</text:p>
          </table:table-cell>
          <table:table-cell office:value-type="float" office:value="62.14">
            <text:p>62.14</text:p>
          </table:table-cell>
          <table:table-cell office:value-type="float" office:value="0">
            <text:p>0</text:p>
          </table:table-cell>
          <table:table-cell office:value-type="float" office:value="0.822">
            <text:p>0.822</text:p>
          </table:table-cell>
          <table:table-cell office:value-type="float" office:value="2.22">
            <text:p>2.22</text:p>
          </table:table-cell>
          <table:table-cell office:value-type="float" office:value="3.042">
            <text:p>3.042</text:p>
          </table:table-cell>
          <table:table-cell office:value-type="float" office:value="56.371">
            <text:p>56.371</text:p>
          </table:table-cell>
          <table:table-cell office:value-type="float" office:value="62.14">
            <text:p>62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2]+0.02" office:value-type="float" office:value="4.41999999999999">
            <text:p>4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941">
            <text:p>0.941</text:p>
          </table:table-cell>
          <table:table-cell office:value-type="float" office:value="2.186">
            <text:p>2.186</text:p>
          </table:table-cell>
          <table:table-cell office:value-type="float" office:value="3.127">
            <text:p>3.127</text:p>
          </table:table-cell>
          <table:table-cell office:value-type="float" office:value="65.127">
            <text:p>65.127</text:p>
          </table:table-cell>
          <table:table-cell office:value-type="float" office:value="0">
            <text:p>0</text:p>
          </table:table-cell>
          <table:table-cell office:value-type="float" office:value="0.867">
            <text:p>0.867</text:p>
          </table:table-cell>
          <table:table-cell office:value-type="float" office:value="2.187">
            <text:p>2.187</text:p>
          </table:table-cell>
          <table:table-cell office:value-type="float" office:value="3.053">
            <text:p>3.053</text:p>
          </table:table-cell>
          <table:table-cell office:value-type="float" office:value="59.439">
            <text:p>59.439</text:p>
          </table:table-cell>
          <table:table-cell office:value-type="float" office:value="65.127">
            <text:p>65.12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3]+0.02" office:value-type="float" office:value="4.43999999999999">
            <text:p>4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985">
            <text:p>0.985</text:p>
          </table:table-cell>
          <table:table-cell office:value-type="float" office:value="2.155">
            <text:p>2.155</text:p>
          </table:table-cell>
          <table:table-cell office:value-type="float" office:value="3.14">
            <text:p>3.14</text:p>
          </table:table-cell>
          <table:table-cell office:value-type="float" office:value="68.171">
            <text:p>68.171</text:p>
          </table:table-cell>
          <table:table-cell office:value-type="float" office:value="0">
            <text:p>0</text:p>
          </table:table-cell>
          <table:table-cell office:value-type="float" office:value="0.917">
            <text:p>0.917</text:p>
          </table:table-cell>
          <table:table-cell office:value-type="float" office:value="2.154">
            <text:p>2.154</text:p>
          </table:table-cell>
          <table:table-cell office:value-type="float" office:value="3.07">
            <text:p>3.07</text:p>
          </table:table-cell>
          <table:table-cell office:value-type="float" office:value="62.835">
            <text:p>62.835</text:p>
          </table:table-cell>
          <table:table-cell office:value-type="float" office:value="68.171">
            <text:p>68.17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4]+0.02" office:value-type="float" office:value="4.45999999999999">
            <text:p>4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023">
            <text:p>1.023</text:p>
          </table:table-cell>
          <table:table-cell office:value-type="float" office:value="2.126">
            <text:p>2.126</text:p>
          </table:table-cell>
          <table:table-cell office:value-type="float" office:value="3.149">
            <text:p>3.149</text:p>
          </table:table-cell>
          <table:table-cell office:value-type="float" office:value="70.771">
            <text:p>70.771</text:p>
          </table:table-cell>
          <table:table-cell office:value-type="float" office:value="0">
            <text:p>0</text:p>
          </table:table-cell>
          <table:table-cell office:value-type="float" office:value="0.964">
            <text:p>0.964</text:p>
          </table:table-cell>
          <table:table-cell office:value-type="float" office:value="2.12">
            <text:p>2.12</text:p>
          </table:table-cell>
          <table:table-cell office:value-type="float" office:value="3.084">
            <text:p>3.084</text:p>
          </table:table-cell>
          <table:table-cell office:value-type="float" office:value="66.066">
            <text:p>66.066</text:p>
          </table:table-cell>
          <table:table-cell office:value-type="float" office:value="70.771">
            <text:p>70.77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5]+0.02" office:value-type="float" office:value="4.47999999999999">
            <text:p>4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066">
            <text:p>1.066</text:p>
          </table:table-cell>
          <table:table-cell office:value-type="float" office:value="2.094">
            <text:p>2.094</text:p>
          </table:table-cell>
          <table:table-cell office:value-type="float" office:value="3.16">
            <text:p>3.16</text:p>
          </table:table-cell>
          <table:table-cell office:value-type="float" office:value="73.704">
            <text:p>73.704</text:p>
          </table:table-cell>
          <table:table-cell office:value-type="float" office:value="0">
            <text:p>0</text:p>
          </table:table-cell>
          <table:table-cell office:value-type="float" office:value="0.996">
            <text:p>0.996</text:p>
          </table:table-cell>
          <table:table-cell office:value-type="float" office:value="2.095">
            <text:p>2.095</text:p>
          </table:table-cell>
          <table:table-cell office:value-type="float" office:value="3.091">
            <text:p>3.091</text:p>
          </table:table-cell>
          <table:table-cell office:value-type="float" office:value="68.203">
            <text:p>68.203</text:p>
          </table:table-cell>
          <table:table-cell office:value-type="float" office:value="73.704">
            <text:p>73.70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6]+0.02" office:value-type="float" office:value="4.49999999999999">
            <text:p>4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092">
            <text:p>1.092</text:p>
          </table:table-cell>
          <table:table-cell office:value-type="float" office:value="2.078">
            <text:p>2.078</text:p>
          </table:table-cell>
          <table:table-cell office:value-type="float" office:value="3.169">
            <text:p>3.169</text:p>
          </table:table-cell>
          <table:table-cell office:value-type="float" office:value="75.475">
            <text:p>75.475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2.074">
            <text:p>2.074</text:p>
          </table:table-cell>
          <table:table-cell office:value-type="float" office:value="3.103">
            <text:p>3.103</text:p>
          </table:table-cell>
          <table:table-cell office:value-type="float" office:value="70.503">
            <text:p>70.503</text:p>
          </table:table-cell>
          <table:table-cell office:value-type="float" office:value="75.475">
            <text:p>75.47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7]+0.02" office:value-type="float" office:value="4.51999999999999">
            <text:p>4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133">
            <text:p>1.133</text:p>
          </table:table-cell>
          <table:table-cell office:value-type="float" office:value="2.046">
            <text:p>2.046</text:p>
          </table:table-cell>
          <table:table-cell office:value-type="float" office:value="3.179">
            <text:p>3.179</text:p>
          </table:table-cell>
          <table:table-cell office:value-type="float" office:value="78.296">
            <text:p>78.296</text:p>
          </table:table-cell>
          <table:table-cell office:value-type="float" office:value="0">
            <text:p>0</text:p>
          </table:table-cell>
          <table:table-cell office:value-type="float" office:value="1.063">
            <text:p>1.063</text:p>
          </table:table-cell>
          <table:table-cell office:value-type="float" office:value="2.053">
            <text:p>2.053</text:p>
          </table:table-cell>
          <table:table-cell office:value-type="float" office:value="3.116">
            <text:p>3.116</text:p>
          </table:table-cell>
          <table:table-cell office:value-type="float" office:value="72.749">
            <text:p>72.749</text:p>
          </table:table-cell>
          <table:table-cell office:value-type="float" office:value="78.296">
            <text:p>78.29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8]+0.02" office:value-type="float" office:value="4.53999999999999">
            <text:p>4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159">
            <text:p>1.159</text:p>
          </table:table-cell>
          <table:table-cell office:value-type="float" office:value="2.026">
            <text:p>2.026</text:p>
          </table:table-cell>
          <table:table-cell office:value-type="float" office:value="3.186">
            <text:p>3.186</text:p>
          </table:table-cell>
          <table:table-cell office:value-type="float" office:value="80.122">
            <text:p>80.122</text:p>
          </table:table-cell>
          <table:table-cell office:value-type="float" office:value="0">
            <text:p>0</text:p>
          </table:table-cell>
          <table:table-cell office:value-type="float" office:value="1.099">
            <text:p>1.099</text:p>
          </table:table-cell>
          <table:table-cell office:value-type="float" office:value="2.025">
            <text:p>2.025</text:p>
          </table:table-cell>
          <table:table-cell office:value-type="float" office:value="3.124">
            <text:p>3.124</text:p>
          </table:table-cell>
          <table:table-cell office:value-type="float" office:value="75.214">
            <text:p>75.214</text:p>
          </table:table-cell>
          <table:table-cell office:value-type="float" office:value="80.122">
            <text:p>80.12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29]+0.02" office:value-type="float" office:value="4.55999999999999">
            <text:p>4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191">
            <text:p>1.191</text:p>
          </table:table-cell>
          <table:table-cell office:value-type="float" office:value="1.999">
            <text:p>1.999</text:p>
          </table:table-cell>
          <table:table-cell office:value-type="float" office:value="3.19">
            <text:p>3.19</text:p>
          </table:table-cell>
          <table:table-cell office:value-type="float" office:value="82.28">
            <text:p>82.28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  <table:table-cell office:value-type="float" office:value="2.001">
            <text:p>2.001</text:p>
          </table:table-cell>
          <table:table-cell office:value-type="float" office:value="3.132">
            <text:p>3.132</text:p>
          </table:table-cell>
          <table:table-cell office:value-type="float" office:value="77.35">
            <text:p>77.35</text:p>
          </table:table-cell>
          <table:table-cell office:value-type="float" office:value="82.28">
            <text:p>82.2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0]+0.02" office:value-type="float" office:value="4.57999999999999">
            <text:p>4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216">
            <text:p>1.216</text:p>
          </table:table-cell>
          <table:table-cell office:value-type="float" office:value="1.981">
            <text:p>1.981</text:p>
          </table:table-cell>
          <table:table-cell office:value-type="float" office:value="3.197">
            <text:p>3.197</text:p>
          </table:table-cell>
          <table:table-cell office:value-type="float" office:value="83.996">
            <text:p>83.996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1.982">
            <text:p>1.982</text:p>
          </table:table-cell>
          <table:table-cell office:value-type="float" office:value="3.142">
            <text:p>3.142</text:p>
          </table:table-cell>
          <table:table-cell office:value-type="float" office:value="79.377">
            <text:p>79.377</text:p>
          </table:table-cell>
          <table:table-cell office:value-type="float" office:value="83.996">
            <text:p>83.99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1]+0.02" office:value-type="float" office:value="4.59999999999999">
            <text:p>4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237">
            <text:p>1.237</text:p>
          </table:table-cell>
          <table:table-cell office:value-type="float" office:value="1.966">
            <text:p>1.966</text:p>
          </table:table-cell>
          <table:table-cell office:value-type="float" office:value="3.203">
            <text:p>3.203</text:p>
          </table:table-cell>
          <table:table-cell office:value-type="float" office:value="85.49">
            <text:p>85.49</text:p>
          </table:table-cell>
          <table:table-cell office:value-type="float" office:value="0">
            <text:p>0</text:p>
          </table:table-cell>
          <table:table-cell office:value-type="float" office:value="1.188">
            <text:p>1.188</text:p>
          </table:table-cell>
          <table:table-cell office:value-type="float" office:value="1.962">
            <text:p>1.962</text:p>
          </table:table-cell>
          <table:table-cell office:value-type="float" office:value="3.15">
            <text:p>3.15</text:p>
          </table:table-cell>
          <table:table-cell office:value-type="float" office:value="81.294">
            <text:p>81.294</text:p>
          </table:table-cell>
          <table:table-cell office:value-type="float" office:value="85.49">
            <text:p>85.4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2]+0.02" office:value-type="float" office:value="4.61999999999999">
            <text:p>4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262">
            <text:p>1.262</text:p>
          </table:table-cell>
          <table:table-cell office:value-type="float" office:value="1.952">
            <text:p>1.952</text:p>
          </table:table-cell>
          <table:table-cell office:value-type="float" office:value="3.214">
            <text:p>3.214</text:p>
          </table:table-cell>
          <table:table-cell office:value-type="float" office:value="87.15">
            <text:p>87.15</text:p>
          </table:table-cell>
          <table:table-cell office:value-type="float" office:value="0">
            <text:p>0</text:p>
          </table:table-cell>
          <table:table-cell office:value-type="float" office:value="1.208">
            <text:p>1.208</text:p>
          </table:table-cell>
          <table:table-cell office:value-type="float" office:value="1.949">
            <text:p>1.949</text:p>
          </table:table-cell>
          <table:table-cell office:value-type="float" office:value="3.157">
            <text:p>3.157</text:p>
          </table:table-cell>
          <table:table-cell office:value-type="float" office:value="82.663">
            <text:p>82.663</text:p>
          </table:table-cell>
          <table:table-cell office:value-type="float" office:value="87.15">
            <text:p>87.1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3]+0.02" office:value-type="float" office:value="4.63999999999999">
            <text:p>4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288">
            <text:p>1.288</text:p>
          </table:table-cell>
          <table:table-cell office:value-type="float" office:value="1.93">
            <text:p>1.93</text:p>
          </table:table-cell>
          <table:table-cell office:value-type="float" office:value="3.218">
            <text:p>3.218</text:p>
          </table:table-cell>
          <table:table-cell office:value-type="float" office:value="88.975">
            <text:p>88.975</text:p>
          </table:table-cell>
          <table:table-cell office:value-type="float" office:value="0">
            <text:p>0</text:p>
          </table:table-cell>
          <table:table-cell office:value-type="float" office:value="1.238">
            <text:p>1.238</text:p>
          </table:table-cell>
          <table:table-cell office:value-type="float" office:value="1.929">
            <text:p>1.929</text:p>
          </table:table-cell>
          <table:table-cell office:value-type="float" office:value="3.166">
            <text:p>3.166</text:p>
          </table:table-cell>
          <table:table-cell office:value-type="float" office:value="84.635">
            <text:p>84.635</text:p>
          </table:table-cell>
          <table:table-cell office:value-type="float" office:value="88.975">
            <text:p>88.97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4]+0.02" office:value-type="float" office:value="4.65999999999999">
            <text:p>4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05">
            <text:p>1.305</text:p>
          </table:table-cell>
          <table:table-cell office:value-type="float" office:value="1.914">
            <text:p>1.914</text:p>
          </table:table-cell>
          <table:table-cell office:value-type="float" office:value="3.219">
            <text:p>3.219</text:p>
          </table:table-cell>
          <table:table-cell office:value-type="float" office:value="90.137">
            <text:p>90.137</text:p>
          </table:table-cell>
          <table:table-cell office:value-type="float" office:value="0">
            <text:p>0</text:p>
          </table:table-cell>
          <table:table-cell office:value-type="float" office:value="1.259">
            <text:p>1.259</text:p>
          </table:table-cell>
          <table:table-cell office:value-type="float" office:value="1.91">
            <text:p>1.91</text:p>
          </table:table-cell>
          <table:table-cell office:value-type="float" office:value="3.169">
            <text:p>3.169</text:p>
          </table:table-cell>
          <table:table-cell office:value-type="float" office:value="86.114">
            <text:p>86.114</text:p>
          </table:table-cell>
          <table:table-cell office:value-type="float" office:value="90.137">
            <text:p>90.13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5]+0.02" office:value-type="float" office:value="4.67999999999999">
            <text:p>4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27">
            <text:p>1.327</text:p>
          </table:table-cell>
          <table:table-cell office:value-type="float" office:value="1.896">
            <text:p>1.896</text:p>
          </table:table-cell>
          <table:table-cell office:value-type="float" office:value="3.223">
            <text:p>3.223</text:p>
          </table:table-cell>
          <table:table-cell office:value-type="float" office:value="91.631">
            <text:p>91.631</text:p>
          </table:table-cell>
          <table:table-cell office:value-type="float" office:value="0">
            <text:p>0</text:p>
          </table:table-cell>
          <table:table-cell office:value-type="float" office:value="1.278">
            <text:p>1.278</text:p>
          </table:table-cell>
          <table:table-cell office:value-type="float" office:value="1.894">
            <text:p>1.894</text:p>
          </table:table-cell>
          <table:table-cell office:value-type="float" office:value="3.172">
            <text:p>3.172</text:p>
          </table:table-cell>
          <table:table-cell office:value-type="float" office:value="87.374">
            <text:p>87.374</text:p>
          </table:table-cell>
          <table:table-cell office:value-type="float" office:value="91.631">
            <text:p>91.6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6]+0.02" office:value-type="float" office:value="4.69999999999999">
            <text:p>4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42">
            <text:p>1.342</text:p>
          </table:table-cell>
          <table:table-cell office:value-type="float" office:value="1.887">
            <text:p>1.887</text:p>
          </table:table-cell>
          <table:table-cell office:value-type="float" office:value="3.229">
            <text:p>3.229</text:p>
          </table:table-cell>
          <table:table-cell office:value-type="float" office:value="92.683">
            <text:p>92.683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1.887">
            <text:p>1.887</text:p>
          </table:table-cell>
          <table:table-cell office:value-type="float" office:value="3.187">
            <text:p>3.187</text:p>
          </table:table-cell>
          <table:table-cell office:value-type="float" office:value="88.908">
            <text:p>88.908</text:p>
          </table:table-cell>
          <table:table-cell office:value-type="float" office:value="92.683">
            <text:p>92.68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7]+0.02" office:value-type="float" office:value="4.71999999999999">
            <text:p>4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56">
            <text:p>1.356</text:p>
          </table:table-cell>
          <table:table-cell office:value-type="float" office:value="1.874">
            <text:p>1.874</text:p>
          </table:table-cell>
          <table:table-cell office:value-type="float" office:value="3.23">
            <text:p>3.23</text:p>
          </table:table-cell>
          <table:table-cell office:value-type="float" office:value="93.623">
            <text:p>93.623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  <table:table-cell office:value-type="float" office:value="1.875">
            <text:p>1.875</text:p>
          </table:table-cell>
          <table:table-cell office:value-type="float" office:value="3.195">
            <text:p>3.195</text:p>
          </table:table-cell>
          <table:table-cell office:value-type="float" office:value="90.277">
            <text:p>90.277</text:p>
          </table:table-cell>
          <table:table-cell office:value-type="float" office:value="93.623">
            <text:p>93.6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8]+0.02" office:value-type="float" office:value="4.73999999999999">
            <text:p>4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7">
            <text:p>1.37</text:p>
          </table:table-cell>
          <table:table-cell office:value-type="float" office:value="1.861">
            <text:p>1.861</text:p>
          </table:table-cell>
          <table:table-cell office:value-type="float" office:value="3.232">
            <text:p>3.232</text:p>
          </table:table-cell>
          <table:table-cell office:value-type="float" office:value="94.619">
            <text:p>94.619</text:p>
          </table:table-cell>
          <table:table-cell office:value-type="float" office:value="0">
            <text:p>0</text:p>
          </table:table-cell>
          <table:table-cell office:value-type="float" office:value="1.334">
            <text:p>1.334</text:p>
          </table:table-cell>
          <table:table-cell office:value-type="float" office:value="1.864">
            <text:p>1.864</text:p>
          </table:table-cell>
          <table:table-cell office:value-type="float" office:value="3.198">
            <text:p>3.198</text:p>
          </table:table-cell>
          <table:table-cell office:value-type="float" office:value="91.208">
            <text:p>91.208</text:p>
          </table:table-cell>
          <table:table-cell office:value-type="float" office:value="94.619">
            <text:p>94.61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39]+0.02" office:value-type="float" office:value="4.75999999999999">
            <text:p>4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87">
            <text:p>1.387</text:p>
          </table:table-cell>
          <table:table-cell office:value-type="float" office:value="1.848">
            <text:p>1.848</text:p>
          </table:table-cell>
          <table:table-cell office:value-type="float" office:value="3.235">
            <text:p>3.235</text:p>
          </table:table-cell>
          <table:table-cell office:value-type="float" office:value="95.726">
            <text:p>95.726</text:p>
          </table:table-cell>
          <table:table-cell office:value-type="float" office:value="0">
            <text:p>0</text:p>
          </table:table-cell>
          <table:table-cell office:value-type="float" office:value="1.362">
            <text:p>1.362</text:p>
          </table:table-cell>
          <table:table-cell office:value-type="float" office:value="1.848">
            <text:p>1.848</text:p>
          </table:table-cell>
          <table:table-cell office:value-type="float" office:value="3.21">
            <text:p>3.21</text:p>
          </table:table-cell>
          <table:table-cell office:value-type="float" office:value="93.071">
            <text:p>93.071</text:p>
          </table:table-cell>
          <table:table-cell office:value-type="float" office:value="95.726">
            <text:p>95.72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40]+0.02" office:value-type="float" office:value="4.77999999999999">
            <text:p>4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98">
            <text:p>1.398</text:p>
          </table:table-cell>
          <table:table-cell office:value-type="float" office:value="1.837">
            <text:p>1.837</text:p>
          </table:table-cell>
          <table:table-cell office:value-type="float" office:value="3.235">
            <text:p>3.235</text:p>
          </table:table-cell>
          <table:table-cell office:value-type="float" office:value="96.501">
            <text:p>96.501</text:p>
          </table:table-cell>
          <table:table-cell office:value-type="float" office:value="0">
            <text:p>0</text:p>
          </table:table-cell>
          <table:table-cell office:value-type="float" office:value="1.362">
            <text:p>1.362</text:p>
          </table:table-cell>
          <table:table-cell office:value-type="float" office:value="1.839">
            <text:p>1.839</text:p>
          </table:table-cell>
          <table:table-cell office:value-type="float" office:value="3.201">
            <text:p>3.201</text:p>
          </table:table-cell>
          <table:table-cell office:value-type="float" office:value="93.126">
            <text:p>93.126</text:p>
          </table:table-cell>
          <table:table-cell office:value-type="float" office:value="96.501">
            <text:p>96.5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41]+0.02" office:value-type="float" office:value="4.79999999999999">
            <text:p>4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1">
            <text:p>1.41</text:p>
          </table:table-cell>
          <table:table-cell office:value-type="float" office:value="1.831">
            <text:p>1.831</text:p>
          </table:table-cell>
          <table:table-cell office:value-type="float" office:value="3.241">
            <text:p>3.241</text:p>
          </table:table-cell>
          <table:table-cell office:value-type="float" office:value="97.331">
            <text:p>97.331</text:p>
          </table:table-cell>
          <table:table-cell office:value-type="float" office:value="0">
            <text:p>0</text:p>
          </table:table-cell>
          <table:table-cell office:value-type="float" office:value="1.382">
            <text:p>1.382</text:p>
          </table:table-cell>
          <table:table-cell office:value-type="float" office:value="1.829">
            <text:p>1.829</text:p>
          </table:table-cell>
          <table:table-cell office:value-type="float" office:value="3.211">
            <text:p>3.211</text:p>
          </table:table-cell>
          <table:table-cell office:value-type="float" office:value="94.44">
            <text:p>94.44</text:p>
          </table:table-cell>
          <table:table-cell office:value-type="float" office:value="97.331">
            <text:p>97.3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42]+0.02" office:value-type="float" office:value="4.81999999999999">
            <text:p>4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">
            <text:p>1.42</text:p>
          </table:table-cell>
          <table:table-cell office:value-type="float" office:value="1.825">
            <text:p>1.825</text:p>
          </table:table-cell>
          <table:table-cell office:value-type="float" office:value="3.245">
            <text:p>3.245</text:p>
          </table:table-cell>
          <table:table-cell office:value-type="float" office:value="98.05">
            <text:p>98.05</text:p>
          </table:table-cell>
          <table:table-cell office:value-type="float" office:value="0">
            <text:p>0</text:p>
          </table:table-cell>
          <table:table-cell office:value-type="float" office:value="1.394">
            <text:p>1.394</text:p>
          </table:table-cell>
          <table:table-cell office:value-type="float" office:value="1.824">
            <text:p>1.824</text:p>
          </table:table-cell>
          <table:table-cell office:value-type="float" office:value="3.218">
            <text:p>3.218</text:p>
          </table:table-cell>
          <table:table-cell office:value-type="float" office:value="95.262">
            <text:p>95.262</text:p>
          </table:table-cell>
          <table:table-cell office:value-type="float" office:value="98.05">
            <text:p>98.0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43]+0.02" office:value-type="float" office:value="4.83999999999999">
            <text:p>4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812">
            <text:p>1.812</text:p>
          </table:table-cell>
          <table:table-cell office:value-type="float" office:value="3.248">
            <text:p>3.248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14">
            <text:p>1.414</text:p>
          </table:table-cell>
          <table:table-cell office:value-type="float" office:value="1.81">
            <text:p>1.81</text:p>
          </table:table-cell>
          <table:table-cell office:value-type="float" office:value="3.223">
            <text:p>3.223</text:p>
          </table:table-cell>
          <table:table-cell office:value-type="float" office:value="96.631">
            <text:p>96.631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44]+0.02" office:value-type="float" office:value="4.85999999999998">
            <text:p>4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805">
            <text:p>1.805</text:p>
          </table:table-cell>
          <table:table-cell office:value-type="float" office:value="3.248">
            <text:p>3.248</text:p>
          </table:table-cell>
          <table:table-cell office:value-type="float" office:value="99.654">
            <text:p>99.654</text:p>
          </table:table-cell>
          <table:table-cell office:value-type="float" office:value="0">
            <text:p>0</text:p>
          </table:table-cell>
          <table:table-cell office:value-type="float" office:value="1.419">
            <text:p>1.419</text:p>
          </table:table-cell>
          <table:table-cell office:value-type="float" office:value="1.802">
            <text:p>1.802</text:p>
          </table:table-cell>
          <table:table-cell office:value-type="float" office:value="3.221">
            <text:p>3.221</text:p>
          </table:table-cell>
          <table:table-cell office:value-type="float" office:value="96.96">
            <text:p>96.96</text:p>
          </table:table-cell>
          <table:table-cell office:value-type="float" office:value="99.654">
            <text:p>99.6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45]+0.02" office:value-type="float" office:value="4.87999999999998">
            <text:p>4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57">
            <text:p>1.457</text:p>
          </table:table-cell>
          <table:table-cell office:value-type="float" office:value="1.793">
            <text:p>1.793</text:p>
          </table:table-cell>
          <table:table-cell office:value-type="float" office:value="3.25">
            <text:p>3.25</text:p>
          </table:table-cell>
          <table:table-cell office:value-type="float" office:value="100.595">
            <text:p>100.595</text:p>
          </table:table-cell>
          <table:table-cell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795">
            <text:p>1.795</text:p>
          </table:table-cell>
          <table:table-cell office:value-type="float" office:value="3.224">
            <text:p>3.224</text:p>
          </table:table-cell>
          <table:table-cell office:value-type="float" office:value="97.672">
            <text:p>97.672</text:p>
          </table:table-cell>
          <table:table-cell office:value-type="float" office:value="100.595">
            <text:p>100.595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formula="of:=[.A246]+0.02" office:value-type="float" office:value="4.89999999999998">
            <text:p>4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67">
            <text:p>1.467</text:p>
          </table:table-cell>
          <table:table-cell office:value-type="float" office:value="1.788">
            <text:p>1.788</text:p>
          </table:table-cell>
          <table:table-cell office:value-type="float" office:value="3.255">
            <text:p>3.255</text:p>
          </table:table-cell>
          <table:table-cell office:value-type="float" office:value="101.259">
            <text:p>101.259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785">
            <text:p>1.785</text:p>
          </table:table-cell>
          <table:table-cell office:value-type="float" office:value="3.23">
            <text:p>3.23</text:p>
          </table:table-cell>
          <table:table-cell office:value-type="float" office:value="98.768">
            <text:p>98.768</text:p>
          </table:table-cell>
          <table:table-cell office:value-type="float" office:value="101.259">
            <text:p>101.259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formula="of:=[.A247]+0.02" office:value-type="float" office:value="4.91999999999998">
            <text:p>4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73">
            <text:p>1.473</text:p>
          </table:table-cell>
          <table:table-cell office:value-type="float" office:value="1.785">
            <text:p>1.785</text:p>
          </table:table-cell>
          <table:table-cell office:value-type="float" office:value="3.258">
            <text:p>3.258</text:p>
          </table:table-cell>
          <table:table-cell office:value-type="float" office:value="101.646">
            <text:p>101.646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785">
            <text:p>1.785</text:p>
          </table:table-cell>
          <table:table-cell office:value-type="float" office:value="3.236">
            <text:p>3.236</text:p>
          </table:table-cell>
          <table:table-cell office:value-type="float" office:value="99.151">
            <text:p>99.151</text:p>
          </table:table-cell>
          <table:table-cell office:value-type="float" office:value="101.646">
            <text:p>101.646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formula="of:=[.A248]+0.02" office:value-type="float" office:value="4.93999999999998">
            <text:p>4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82">
            <text:p>1.482</text:p>
          </table:table-cell>
          <table:table-cell office:value-type="float" office:value="1.776">
            <text:p>1.776</text:p>
          </table:table-cell>
          <table:table-cell office:value-type="float" office:value="3.257">
            <text:p>3.257</text:p>
          </table:table-cell>
          <table:table-cell office:value-type="float" office:value="102.255">
            <text:p>102.255</text:p>
          </table:table-cell>
          <table:table-cell office:value-type="float" office:value="0">
            <text:p>0</text:p>
          </table:table-cell>
          <table:table-cell office:value-type="float" office:value="1.458">
            <text:p>1.458</text:p>
          </table:table-cell>
          <table:table-cell office:value-type="float" office:value="1.775">
            <text:p>1.775</text:p>
          </table:table-cell>
          <table:table-cell office:value-type="float" office:value="3.233">
            <text:p>3.233</text:p>
          </table:table-cell>
          <table:table-cell office:value-type="float" office:value="99.644">
            <text:p>99.644</text:p>
          </table:table-cell>
          <table:table-cell office:value-type="float" office:value="102.255">
            <text:p>102.255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formula="of:=[.A249]+0.02" office:value-type="float" office:value="4.95999999999998">
            <text:p>4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92">
            <text:p>1.492</text:p>
          </table:table-cell>
          <table:table-cell office:value-type="float" office:value="1.769">
            <text:p>1.769</text:p>
          </table:table-cell>
          <table:table-cell office:value-type="float" office:value="3.261">
            <text:p>3.261</text:p>
          </table:table-cell>
          <table:table-cell office:value-type="float" office:value="102.974">
            <text:p>102.974</text:p>
          </table:table-cell>
          <table:table-cell office:value-type="float" office:value="0">
            <text:p>0</text:p>
          </table:table-cell>
          <table:table-cell office:value-type="float" office:value="1.466">
            <text:p>1.466</text:p>
          </table:table-cell>
          <table:table-cell office:value-type="float" office:value="1.768">
            <text:p>1.768</text:p>
          </table:table-cell>
          <table:table-cell office:value-type="float" office:value="3.235">
            <text:p>3.235</text:p>
          </table:table-cell>
          <table:table-cell office:value-type="float" office:value="100.192">
            <text:p>100.192</text:p>
          </table:table-cell>
          <table:table-cell office:value-type="float" office:value="102.974">
            <text:p>102.97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0]+0.02" office:value-type="float" office:value="4.97999999999998">
            <text:p>4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86">
            <text:p>1.486</text:p>
          </table:table-cell>
          <table:table-cell office:value-type="float" office:value="1.763">
            <text:p>1.763</text:p>
          </table:table-cell>
          <table:table-cell office:value-type="float" office:value="3.249">
            <text:p>3.249</text:p>
          </table:table-cell>
          <table:table-cell office:value-type="float" office:value="102.587">
            <text:p>102.587</text:p>
          </table:table-cell>
          <table:table-cell office:value-type="float" office:value="0">
            <text:p>0</text:p>
          </table:table-cell>
          <table:table-cell office:value-type="float" office:value="1.478">
            <text:p>1.478</text:p>
          </table:table-cell>
          <table:table-cell office:value-type="float" office:value="1.761">
            <text:p>1.761</text:p>
          </table:table-cell>
          <table:table-cell office:value-type="float" office:value="3.239">
            <text:p>3.239</text:p>
          </table:table-cell>
          <table:table-cell office:value-type="float" office:value="100.959">
            <text:p>100.959</text:p>
          </table:table-cell>
          <table:table-cell office:value-type="float" office:value="102.587">
            <text:p>102.587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1]+0.02" office:value-type="float" office:value="4.99999999999998">
            <text:p>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95">
            <text:p>1.495</text:p>
          </table:table-cell>
          <table:table-cell office:value-type="float" office:value="1.764">
            <text:p>1.764</text:p>
          </table:table-cell>
          <table:table-cell office:value-type="float" office:value="3.258">
            <text:p>3.258</text:p>
          </table:table-cell>
          <table:table-cell office:value-type="float" office:value="103.14">
            <text:p>103.14</text:p>
          </table:table-cell>
          <table:table-cell office:value-type="float" office:value="0">
            <text:p>0</text:p>
          </table:table-cell>
          <table:table-cell office:value-type="float" office:value="1.479">
            <text:p>1.479</text:p>
          </table:table-cell>
          <table:table-cell office:value-type="float" office:value="1.76">
            <text:p>1.76</text:p>
          </table:table-cell>
          <table:table-cell office:value-type="float" office:value="3.24">
            <text:p>3.24</text:p>
          </table:table-cell>
          <table:table-cell office:value-type="float" office:value="101.068">
            <text:p>101.068</text:p>
          </table:table-cell>
          <table:table-cell office:value-type="float" office:value="103.14">
            <text:p>103.1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2]+0.02" office:value-type="float" office:value="5.01999999999998">
            <text:p>5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503">
            <text:p>1.503</text:p>
          </table:table-cell>
          <table:table-cell office:value-type="float" office:value="1.756">
            <text:p>1.756</text:p>
          </table:table-cell>
          <table:table-cell office:value-type="float" office:value="3.259">
            <text:p>3.259</text:p>
          </table:table-cell>
          <table:table-cell office:value-type="float" office:value="103.749">
            <text:p>103.749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1.756">
            <text:p>1.756</text:p>
          </table:table-cell>
          <table:table-cell office:value-type="float" office:value="3.245">
            <text:p>3.245</text:p>
          </table:table-cell>
          <table:table-cell office:value-type="float" office:value="101.78">
            <text:p>101.78</text:p>
          </table:table-cell>
          <table:table-cell office:value-type="float" office:value="103.749">
            <text:p>103.749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3]+0.02" office:value-type="float" office:value="5.03999999999998">
            <text:p>5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503">
            <text:p>1.503</text:p>
          </table:table-cell>
          <table:table-cell office:value-type="float" office:value="1.755">
            <text:p>1.755</text:p>
          </table:table-cell>
          <table:table-cell office:value-type="float" office:value="3.258">
            <text:p>3.258</text:p>
          </table:table-cell>
          <table:table-cell office:value-type="float" office:value="103.749">
            <text:p>103.749</text:p>
          </table:table-cell>
          <table:table-cell office:value-type="float" office:value="0">
            <text:p>0</text:p>
          </table:table-cell>
          <table:table-cell office:value-type="float" office:value="1.499">
            <text:p>1.499</text:p>
          </table:table-cell>
          <table:table-cell office:value-type="float" office:value="1.75">
            <text:p>1.75</text:p>
          </table:table-cell>
          <table:table-cell office:value-type="float" office:value="3.248">
            <text:p>3.248</text:p>
          </table:table-cell>
          <table:table-cell office:value-type="float" office:value="102.383">
            <text:p>102.383</text:p>
          </table:table-cell>
          <table:table-cell office:value-type="float" office:value="103.749">
            <text:p>103.749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4]+0.02" office:value-type="float" office:value="5.05999999999998">
            <text:p>5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519">
            <text:p>1.519</text:p>
          </table:table-cell>
          <table:table-cell office:value-type="float" office:value="1.747">
            <text:p>1.747</text:p>
          </table:table-cell>
          <table:table-cell office:value-type="float" office:value="3.266">
            <text:p>3.266</text:p>
          </table:table-cell>
          <table:table-cell office:value-type="float" office:value="104.856">
            <text:p>104.856</text:p>
          </table:table-cell>
          <table:table-cell office:value-type="float" office:value="0">
            <text:p>0</text:p>
          </table:table-cell>
          <table:table-cell office:value-type="float" office:value="1.499">
            <text:p>1.499</text:p>
          </table:table-cell>
          <table:table-cell office:value-type="float" office:value="1.744">
            <text:p>1.744</text:p>
          </table:table-cell>
          <table:table-cell office:value-type="float" office:value="3.244">
            <text:p>3.244</text:p>
          </table:table-cell>
          <table:table-cell office:value-type="float" office:value="102.437">
            <text:p>102.437</text:p>
          </table:table-cell>
          <table:table-cell office:value-type="float" office:value="104.856">
            <text:p>104.856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5]+0.02" office:value-type="float" office:value="5.07999999999998">
            <text:p>5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525">
            <text:p>1.525</text:p>
          </table:table-cell>
          <table:table-cell office:value-type="float" office:value="1.739">
            <text:p>1.739</text:p>
          </table:table-cell>
          <table:table-cell office:value-type="float" office:value="3.265">
            <text:p>3.265</text:p>
          </table:table-cell>
          <table:table-cell office:value-type="float" office:value="105.243">
            <text:p>105.243</text:p>
          </table:table-cell>
          <table:table-cell office:value-type="float" office:value="0">
            <text:p>0</text:p>
          </table:table-cell>
          <table:table-cell office:value-type="float" office:value="1.509">
            <text:p>1.509</text:p>
          </table:table-cell>
          <table:table-cell office:value-type="float" office:value="1.736">
            <text:p>1.736</text:p>
          </table:table-cell>
          <table:table-cell office:value-type="float" office:value="3.245">
            <text:p>3.245</text:p>
          </table:table-cell>
          <table:table-cell office:value-type="float" office:value="103.095">
            <text:p>103.095</text:p>
          </table:table-cell>
          <table:table-cell office:value-type="float" office:value="105.243">
            <text:p>105.243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6]+0.02" office:value-type="float" office:value="5.09999999999998">
            <text:p>5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527">
            <text:p>1.527</text:p>
          </table:table-cell>
          <table:table-cell office:value-type="float" office:value="1.709">
            <text:p>1.709</text:p>
          </table:table-cell>
          <table:table-cell office:value-type="float" office:value="3.236">
            <text:p>3.236</text:p>
          </table:table-cell>
          <table:table-cell office:value-type="float" office:value="105.354">
            <text:p>105.354</text:p>
          </table:table-cell>
          <table:table-cell office:value-type="float" office:value="0">
            <text:p>0</text:p>
          </table:table-cell>
          <table:table-cell office:value-type="float" office:value="1.519">
            <text:p>1.519</text:p>
          </table:table-cell>
          <table:table-cell office:value-type="float" office:value="1.711">
            <text:p>1.711</text:p>
          </table:table-cell>
          <table:table-cell office:value-type="float" office:value="3.23">
            <text:p>3.23</text:p>
          </table:table-cell>
          <table:table-cell office:value-type="float" office:value="103.752">
            <text:p>103.752</text:p>
          </table:table-cell>
          <table:table-cell office:value-type="float" office:value="105.354">
            <text:p>105.35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7]+0.02" office:value-type="float" office:value="5.11999999999998">
            <text:p>5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522">
            <text:p>1.522</text:p>
          </table:table-cell>
          <table:table-cell office:value-type="float" office:value="1.642">
            <text:p>1.642</text:p>
          </table:table-cell>
          <table:table-cell office:value-type="float" office:value="3.164">
            <text:p>3.164</text:p>
          </table:table-cell>
          <table:table-cell office:value-type="float" office:value="105.022">
            <text:p>105.022</text:p>
          </table:table-cell>
          <table:table-cell office:value-type="float" office:value="0">
            <text:p>0</text:p>
          </table:table-cell>
          <table:table-cell office:value-type="float" office:value="1.528">
            <text:p>1.528</text:p>
          </table:table-cell>
          <table:table-cell office:value-type="float" office:value="1.64">
            <text:p>1.64</text:p>
          </table:table-cell>
          <table:table-cell office:value-type="float" office:value="3.167">
            <text:p>3.167</text:p>
          </table:table-cell>
          <table:table-cell office:value-type="float" office:value="104.355">
            <text:p>104.355</text:p>
          </table:table-cell>
          <table:table-cell office:value-type="float" office:value="105.022">
            <text:p>105.022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8]+0.02" office:value-type="float" office:value="5.13999999999998">
            <text:p>5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512">
            <text:p>1.512</text:p>
          </table:table-cell>
          <table:table-cell office:value-type="float" office:value="1.65">
            <text:p>1.65</text:p>
          </table:table-cell>
          <table:table-cell office:value-type="float" office:value="3.162">
            <text:p>3.162</text:p>
          </table:table-cell>
          <table:table-cell office:value-type="float" office:value="104.358">
            <text:p>104.358</text:p>
          </table:table-cell>
          <table:table-cell office:value-type="float" office:value="0">
            <text:p>0</text:p>
          </table:table-cell>
          <table:table-cell office:value-type="float" office:value="1.519">
            <text:p>1.519</text:p>
          </table:table-cell>
          <table:table-cell office:value-type="float" office:value="1.647">
            <text:p>1.647</text:p>
          </table:table-cell>
          <table:table-cell office:value-type="float" office:value="3.166">
            <text:p>3.166</text:p>
          </table:table-cell>
          <table:table-cell office:value-type="float" office:value="103.807">
            <text:p>103.807</text:p>
          </table:table-cell>
          <table:table-cell office:value-type="float" office:value="104.358">
            <text:p>104.358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59]+0.02" office:value-type="float" office:value="5.15999999999998">
            <text:p>5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501">
            <text:p>1.501</text:p>
          </table:table-cell>
          <table:table-cell office:value-type="float" office:value="1.612">
            <text:p>1.612</text:p>
          </table:table-cell>
          <table:table-cell office:value-type="float" office:value="3.113">
            <text:p>3.113</text:p>
          </table:table-cell>
          <table:table-cell office:value-type="float" office:value="103.583">
            <text:p>103.583</text:p>
          </table:table-cell>
          <table:table-cell office:value-type="float" office:value="0">
            <text:p>0</text:p>
          </table:table-cell>
          <table:table-cell office:value-type="float" office:value="1.519">
            <text:p>1.519</text:p>
          </table:table-cell>
          <table:table-cell office:value-type="float" office:value="1.613">
            <text:p>1.613</text:p>
          </table:table-cell>
          <table:table-cell office:value-type="float" office:value="3.132">
            <text:p>3.132</text:p>
          </table:table-cell>
          <table:table-cell office:value-type="float" office:value="103.807">
            <text:p>103.807</text:p>
          </table:table-cell>
          <table:table-cell office:value-type="float" office:value="103.583">
            <text:p>103.583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0]+0.02" office:value-type="float" office:value="5.17999999999998">
            <text:p>5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97">
            <text:p>1.497</text:p>
          </table:table-cell>
          <table:table-cell office:value-type="float" office:value="1.624">
            <text:p>1.624</text:p>
          </table:table-cell>
          <table:table-cell office:value-type="float" office:value="3.121">
            <text:p>3.121</text:p>
          </table:table-cell>
          <table:table-cell office:value-type="float" office:value="103.306">
            <text:p>103.306</text:p>
          </table:table-cell>
          <table:table-cell office:value-type="float" office:value="0">
            <text:p>0</text:p>
          </table:table-cell>
          <table:table-cell office:value-type="float" office:value="1.507">
            <text:p>1.507</text:p>
          </table:table-cell>
          <table:table-cell office:value-type="float" office:value="1.624">
            <text:p>1.624</text:p>
          </table:table-cell>
          <table:table-cell office:value-type="float" office:value="3.131">
            <text:p>3.131</text:p>
          </table:table-cell>
          <table:table-cell office:value-type="float" office:value="102.93">
            <text:p>102.93</text:p>
          </table:table-cell>
          <table:table-cell office:value-type="float" office:value="103.306">
            <text:p>103.306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1]+0.02" office:value-type="float" office:value="5.19999999999998">
            <text:p>5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82">
            <text:p>1.482</text:p>
          </table:table-cell>
          <table:table-cell office:value-type="float" office:value="1.627">
            <text:p>1.627</text:p>
          </table:table-cell>
          <table:table-cell office:value-type="float" office:value="3.109">
            <text:p>3.109</text:p>
          </table:table-cell>
          <table:table-cell office:value-type="float" office:value="102.31">
            <text:p>102.31</text:p>
          </table:table-cell>
          <table:table-cell office:value-type="float" office:value="0">
            <text:p>0</text:p>
          </table:table-cell>
          <table:table-cell office:value-type="float" office:value="1.507">
            <text:p>1.507</text:p>
          </table:table-cell>
          <table:table-cell office:value-type="float" office:value="1.626">
            <text:p>1.626</text:p>
          </table:table-cell>
          <table:table-cell office:value-type="float" office:value="3.132">
            <text:p>3.132</text:p>
          </table:table-cell>
          <table:table-cell office:value-type="float" office:value="102.93">
            <text:p>102.93</text:p>
          </table:table-cell>
          <table:table-cell office:value-type="float" office:value="102.31">
            <text:p>102.3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2]+0.02" office:value-type="float" office:value="5.21999999999998">
            <text:p>5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78">
            <text:p>1.478</text:p>
          </table:table-cell>
          <table:table-cell office:value-type="float" office:value="1.643">
            <text:p>1.643</text:p>
          </table:table-cell>
          <table:table-cell office:value-type="float" office:value="3.12">
            <text:p>3.12</text:p>
          </table:table-cell>
          <table:table-cell office:value-type="float" office:value="101.978">
            <text:p>101.978</text:p>
          </table:table-cell>
          <table:table-cell office:value-type="float" office:value="0">
            <text:p>0</text:p>
          </table:table-cell>
          <table:table-cell office:value-type="float" office:value="1.499">
            <text:p>1.499</text:p>
          </table:table-cell>
          <table:table-cell office:value-type="float" office:value="1.64">
            <text:p>1.64</text:p>
          </table:table-cell>
          <table:table-cell office:value-type="float" office:value="3.138">
            <text:p>3.138</text:p>
          </table:table-cell>
          <table:table-cell office:value-type="float" office:value="102.383">
            <text:p>102.383</text:p>
          </table:table-cell>
          <table:table-cell office:value-type="float" office:value="101.978">
            <text:p>101.978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3]+0.02" office:value-type="float" office:value="5.23999999999998">
            <text:p>5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74">
            <text:p>1.474</text:p>
          </table:table-cell>
          <table:table-cell office:value-type="float" office:value="1.652">
            <text:p>1.652</text:p>
          </table:table-cell>
          <table:table-cell office:value-type="float" office:value="3.126">
            <text:p>3.126</text:p>
          </table:table-cell>
          <table:table-cell office:value-type="float" office:value="101.702">
            <text:p>101.702</text:p>
          </table:table-cell>
          <table:table-cell office:value-type="float" office:value="0">
            <text:p>0</text:p>
          </table:table-cell>
          <table:table-cell office:value-type="float" office:value="1.491">
            <text:p>1.491</text:p>
          </table:table-cell>
          <table:table-cell office:value-type="float" office:value="1.656">
            <text:p>1.656</text:p>
          </table:table-cell>
          <table:table-cell office:value-type="float" office:value="3.148">
            <text:p>3.148</text:p>
          </table:table-cell>
          <table:table-cell office:value-type="float" office:value="101.89">
            <text:p>101.89</text:p>
          </table:table-cell>
          <table:table-cell office:value-type="float" office:value="101.702">
            <text:p>101.702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4]+0.02" office:value-type="float" office:value="5.25999999999998">
            <text:p>5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74">
            <text:p>1.474</text:p>
          </table:table-cell>
          <table:table-cell office:value-type="float" office:value="1.64">
            <text:p>1.64</text:p>
          </table:table-cell>
          <table:table-cell office:value-type="float" office:value="3.114">
            <text:p>3.114</text:p>
          </table:table-cell>
          <table:table-cell office:value-type="float" office:value="101.702">
            <text:p>101.702</text:p>
          </table:table-cell>
          <table:table-cell office:value-type="float" office:value="0">
            <text:p>0</text:p>
          </table:table-cell>
          <table:table-cell office:value-type="float" office:value="1.493">
            <text:p>1.493</text:p>
          </table:table-cell>
          <table:table-cell office:value-type="float" office:value="1.636">
            <text:p>1.636</text:p>
          </table:table-cell>
          <table:table-cell office:value-type="float" office:value="3.129">
            <text:p>3.129</text:p>
          </table:table-cell>
          <table:table-cell office:value-type="float" office:value="101.999">
            <text:p>101.999</text:p>
          </table:table-cell>
          <table:table-cell office:value-type="float" office:value="101.702">
            <text:p>101.702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5]+0.02" office:value-type="float" office:value="5.27999999999998">
            <text:p>5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61">
            <text:p>1.461</text:p>
          </table:table-cell>
          <table:table-cell office:value-type="float" office:value="1.644">
            <text:p>1.644</text:p>
          </table:table-cell>
          <table:table-cell office:value-type="float" office:value="3.105">
            <text:p>3.105</text:p>
          </table:table-cell>
          <table:table-cell office:value-type="float" office:value="100.872">
            <text:p>100.872</text:p>
          </table:table-cell>
          <table:table-cell office:value-type="float" office:value="0">
            <text:p>0</text:p>
          </table:table-cell>
          <table:table-cell office:value-type="float" office:value="1.483">
            <text:p>1.483</text:p>
          </table:table-cell>
          <table:table-cell office:value-type="float" office:value="1.643">
            <text:p>1.643</text:p>
          </table:table-cell>
          <table:table-cell office:value-type="float" office:value="3.126">
            <text:p>3.126</text:p>
          </table:table-cell>
          <table:table-cell office:value-type="float" office:value="101.342">
            <text:p>101.342</text:p>
          </table:table-cell>
          <table:table-cell office:value-type="float" office:value="100.872">
            <text:p>100.872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6]+0.02" office:value-type="float" office:value="5.29999999999998">
            <text:p>5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59">
            <text:p>1.459</text:p>
          </table:table-cell>
          <table:table-cell office:value-type="float" office:value="1.643">
            <text:p>1.643</text:p>
          </table:table-cell>
          <table:table-cell office:value-type="float" office:value="3.102">
            <text:p>3.102</text:p>
          </table:table-cell>
          <table:table-cell office:value-type="float" office:value="100.706">
            <text:p>100.706</text:p>
          </table:table-cell>
          <table:table-cell office:value-type="float" office:value="0">
            <text:p>0</text:p>
          </table:table-cell>
          <table:table-cell office:value-type="float" office:value="1.487">
            <text:p>1.487</text:p>
          </table:table-cell>
          <table:table-cell office:value-type="float" office:value="1.646">
            <text:p>1.646</text:p>
          </table:table-cell>
          <table:table-cell office:value-type="float" office:value="3.133">
            <text:p>3.133</text:p>
          </table:table-cell>
          <table:table-cell office:value-type="float" office:value="101.616">
            <text:p>101.616</text:p>
          </table:table-cell>
          <table:table-cell office:value-type="float" office:value="100.706">
            <text:p>100.706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7]+0.02" office:value-type="float" office:value="5.31999999999997">
            <text:p>5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55">
            <text:p>1.455</text:p>
          </table:table-cell>
          <table:table-cell office:value-type="float" office:value="1.66">
            <text:p>1.66</text:p>
          </table:table-cell>
          <table:table-cell office:value-type="float" office:value="3.115">
            <text:p>3.115</text:p>
          </table:table-cell>
          <table:table-cell office:value-type="float" office:value="100.429">
            <text:p>100.429</text:p>
          </table:table-cell>
          <table:table-cell office:value-type="float" office:value="0">
            <text:p>0</text:p>
          </table:table-cell>
          <table:table-cell office:value-type="float" office:value="1.481">
            <text:p>1.481</text:p>
          </table:table-cell>
          <table:table-cell office:value-type="float" office:value="1.659">
            <text:p>1.659</text:p>
          </table:table-cell>
          <table:table-cell office:value-type="float" office:value="3.14">
            <text:p>3.14</text:p>
          </table:table-cell>
          <table:table-cell office:value-type="float" office:value="101.178">
            <text:p>101.178</text:p>
          </table:table-cell>
          <table:table-cell office:value-type="float" office:value="100.429">
            <text:p>100.429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8]+0.02" office:value-type="float" office:value="5.33999999999997">
            <text:p>5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55">
            <text:p>1.655</text:p>
          </table:table-cell>
          <table:table-cell office:value-type="float" office:value="3.103">
            <text:p>3.103</text:p>
          </table:table-cell>
          <table:table-cell office:value-type="float" office:value="99.986">
            <text:p>99.986</text:p>
          </table:table-cell>
          <table:table-cell office:value-type="float" office:value="0">
            <text:p>0</text:p>
          </table:table-cell>
          <table:table-cell office:value-type="float" office:value="1.476">
            <text:p>1.476</text:p>
          </table:table-cell>
          <table:table-cell office:value-type="float" office:value="1.651">
            <text:p>1.651</text:p>
          </table:table-cell>
          <table:table-cell office:value-type="float" office:value="3.127">
            <text:p>3.127</text:p>
          </table:table-cell>
          <table:table-cell office:value-type="float" office:value="100.849">
            <text:p>100.849</text:p>
          </table:table-cell>
          <table:table-cell office:value-type="float" office:value="99.986">
            <text:p>99.986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69]+0.02" office:value-type="float" office:value="5.35999999999997">
            <text:p>5.36</text:p>
          </table:table-cell>
          <table:table-cell office:value-type="float" office:value="0">
            <text:p>0</text:p>
          </table:table-cell>
          <table:table-cell office:value-type="float" office:value="0.079">
            <text:p>0.079</text:p>
          </table:table-cell>
          <table:table-cell table:number-columns-repeated="3"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65">
            <text:p>1.665</text:p>
          </table:table-cell>
          <table:table-cell office:value-type="float" office:value="3.111">
            <text:p>3.111</text:p>
          </table:table-cell>
          <table:table-cell office:value-type="float" office:value="99.876">
            <text:p>99.876</text:p>
          </table:table-cell>
          <table:table-cell office:value-type="float" office:value="0">
            <text:p>0</text:p>
          </table:table-cell>
          <table:table-cell office:value-type="float" office:value="1.465">
            <text:p>1.465</text:p>
          </table:table-cell>
          <table:table-cell office:value-type="float" office:value="1.663">
            <text:p>1.663</text:p>
          </table:table-cell>
          <table:table-cell office:value-type="float" office:value="3.128">
            <text:p>3.128</text:p>
          </table:table-cell>
          <table:table-cell office:value-type="float" office:value="100.082">
            <text:p>100.082</text:p>
          </table:table-cell>
          <table:table-cell office:value-type="float" office:value="99.876">
            <text:p>99.876</text:p>
          </table:table-cell>
          <table:table-cell office:value-type="float" office:value="0.079">
            <text:p>0.0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70]+0.02" office:value-type="float" office:value="5.37999999999997">
            <text:p>5.38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table:number-columns-repeated="3"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73">
            <text:p>1.673</text:p>
          </table:table-cell>
          <table:table-cell office:value-type="float" office:value="3.116">
            <text:p>3.116</text:p>
          </table:table-cell>
          <table:table-cell office:value-type="float" office:value="99.654">
            <text:p>99.654</text:p>
          </table:table-cell>
          <table:table-cell office:value-type="float" office:value="0">
            <text:p>0</text:p>
          </table:table-cell>
          <table:table-cell office:value-type="float" office:value="1.462">
            <text:p>1.462</text:p>
          </table:table-cell>
          <table:table-cell office:value-type="float" office:value="1.673">
            <text:p>1.673</text:p>
          </table:table-cell>
          <table:table-cell office:value-type="float" office:value="3.135">
            <text:p>3.135</text:p>
          </table:table-cell>
          <table:table-cell office:value-type="float" office:value="99.918">
            <text:p>99.918</text:p>
          </table:table-cell>
          <table:table-cell office:value-type="float" office:value="99.654">
            <text:p>99.654</text:p>
          </table:table-cell>
          <table:table-cell office:value-type="float" office:value="0.019">
            <text:p>0.01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1]+0.02" office:value-type="float" office:value="5.39999999999997">
            <text:p>5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73">
            <text:p>1.673</text:p>
          </table:table-cell>
          <table:table-cell office:value-type="float" office:value="3.12">
            <text:p>3.12</text:p>
          </table:table-cell>
          <table:table-cell office:value-type="float" office:value="99.931">
            <text:p>99.931</text:p>
          </table:table-cell>
          <table:table-cell office:value-type="float" office:value="0">
            <text:p>0</text:p>
          </table:table-cell>
          <table:table-cell office:value-type="float" office:value="1.464">
            <text:p>1.464</text:p>
          </table:table-cell>
          <table:table-cell office:value-type="float" office:value="1.671">
            <text:p>1.671</text:p>
          </table:table-cell>
          <table:table-cell office:value-type="float" office:value="3.135">
            <text:p>3.135</text:p>
          </table:table-cell>
          <table:table-cell office:value-type="float" office:value="100.027">
            <text:p>100.027</text:p>
          </table:table-cell>
          <table:table-cell office:value-type="float" office:value="99.931">
            <text:p>99.93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A272]+0.02" office:value-type="float" office:value="5.41999999999997">
            <text:p>5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65">
            <text:p>1.665</text:p>
          </table:table-cell>
          <table:table-cell office:value-type="float" office:value="3.11">
            <text:p>3.11</text:p>
          </table:table-cell>
          <table:table-cell office:value-type="float" office:value="99.765">
            <text:p>99.765</text:p>
          </table:table-cell>
          <table:table-cell office:value-type="float" office:value="0">
            <text:p>0</text:p>
          </table:table-cell>
          <table:table-cell office:value-type="float" office:value="1.461">
            <text:p>1.461</text:p>
          </table:table-cell>
          <table:table-cell office:value-type="float" office:value="1.663">
            <text:p>1.663</text:p>
          </table:table-cell>
          <table:table-cell office:value-type="float" office:value="3.124">
            <text:p>3.124</text:p>
          </table:table-cell>
          <table:table-cell office:value-type="float" office:value="99.863">
            <text:p>99.863</text:p>
          </table:table-cell>
          <table:table-cell office:value-type="float" office:value="99.765">
            <text:p>99.7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3]+0.02" office:value-type="float" office:value="5.43999999999997">
            <text:p>5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56">
            <text:p>1.656</text:p>
          </table:table-cell>
          <table:table-cell office:value-type="float" office:value="3.099">
            <text:p>3.099</text:p>
          </table:table-cell>
          <table:table-cell office:value-type="float" office:value="99.654">
            <text:p>99.654</text:p>
          </table:table-cell>
          <table:table-cell office:value-type="float" office:value="0">
            <text:p>0</text:p>
          </table:table-cell>
          <table:table-cell office:value-type="float" office:value="1.457">
            <text:p>1.457</text:p>
          </table:table-cell>
          <table:table-cell office:value-type="float" office:value="1.66">
            <text:p>1.66</text:p>
          </table:table-cell>
          <table:table-cell office:value-type="float" office:value="3.117">
            <text:p>3.117</text:p>
          </table:table-cell>
          <table:table-cell office:value-type="float" office:value="99.589">
            <text:p>99.589</text:p>
          </table:table-cell>
          <table:table-cell office:value-type="float" office:value="99.654">
            <text:p>99.6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4]+0.02" office:value-type="float" office:value="5.45999999999997">
            <text:p>5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67">
            <text:p>1.667</text:p>
          </table:table-cell>
          <table:table-cell office:value-type="float" office:value="3.106">
            <text:p>3.106</text:p>
          </table:table-cell>
          <table:table-cell office:value-type="float" office:value="99.323">
            <text:p>99.323</text:p>
          </table:table-cell>
          <table:table-cell office:value-type="float" office:value="0">
            <text:p>0</text:p>
          </table:table-cell>
          <table:table-cell office:value-type="float" office:value="1.454">
            <text:p>1.454</text:p>
          </table:table-cell>
          <table:table-cell office:value-type="float" office:value="1.67">
            <text:p>1.67</text:p>
          </table:table-cell>
          <table:table-cell office:value-type="float" office:value="3.124">
            <text:p>3.124</text:p>
          </table:table-cell>
          <table:table-cell office:value-type="float" office:value="99.37">
            <text:p>99.37</text:p>
          </table:table-cell>
          <table:table-cell office:value-type="float" office:value="99.323">
            <text:p>99.3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5]+0.02" office:value-type="float" office:value="5.47999999999997">
            <text:p>5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3">
            <text:p>1.683</text:p>
          </table:table-cell>
          <table:table-cell office:value-type="float" office:value="3.119">
            <text:p>3.119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59">
            <text:p>1.459</text:p>
          </table:table-cell>
          <table:table-cell office:value-type="float" office:value="1.678">
            <text:p>1.678</text:p>
          </table:table-cell>
          <table:table-cell office:value-type="float" office:value="3.137">
            <text:p>3.137</text:p>
          </table:table-cell>
          <table:table-cell office:value-type="float" office:value="99.699">
            <text:p>99.699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6]+0.02" office:value-type="float" office:value="5.49999999999997">
            <text:p>5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1">
            <text:p>1.681</text:p>
          </table:table-cell>
          <table:table-cell office:value-type="float" office:value="3.118">
            <text:p>3.118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54">
            <text:p>1.454</text:p>
          </table:table-cell>
          <table:table-cell office:value-type="float" office:value="1.679">
            <text:p>1.679</text:p>
          </table:table-cell>
          <table:table-cell office:value-type="float" office:value="3.133">
            <text:p>3.133</text:p>
          </table:table-cell>
          <table:table-cell office:value-type="float" office:value="99.37">
            <text:p>99.37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7]+0.02" office:value-type="float" office:value="5.51999999999997">
            <text:p>5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1">
            <text:p>1.441</text:p>
          </table:table-cell>
          <table:table-cell office:value-type="float" office:value="1.665">
            <text:p>1.665</text:p>
          </table:table-cell>
          <table:table-cell office:value-type="float" office:value="3.107">
            <text:p>3.107</text:p>
          </table:table-cell>
          <table:table-cell office:value-type="float" office:value="99.489">
            <text:p>99.489</text:p>
          </table:table-cell>
          <table:table-cell office:value-type="float" office:value="0">
            <text:p>0</text:p>
          </table:table-cell>
          <table:table-cell office:value-type="float" office:value="1.457">
            <text:p>1.457</text:p>
          </table:table-cell>
          <table:table-cell office:value-type="float" office:value="1.665">
            <text:p>1.665</text:p>
          </table:table-cell>
          <table:table-cell office:value-type="float" office:value="3.122">
            <text:p>3.122</text:p>
          </table:table-cell>
          <table:table-cell office:value-type="float" office:value="99.589">
            <text:p>99.589</text:p>
          </table:table-cell>
          <table:table-cell office:value-type="float" office:value="99.489">
            <text:p>99.4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8]+0.02" office:value-type="float" office:value="5.53999999999997">
            <text:p>5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6">
            <text:p>1.66</text:p>
          </table:table-cell>
          <table:table-cell office:value-type="float" office:value="3.103">
            <text:p>3.103</text:p>
          </table:table-cell>
          <table:table-cell office:value-type="float" office:value="99.599">
            <text:p>99.599</text:p>
          </table:table-cell>
          <table:table-cell office:value-type="float" office:value="0">
            <text:p>0</text:p>
          </table:table-cell>
          <table:table-cell office:value-type="float" office:value="1.454">
            <text:p>1.454</text:p>
          </table:table-cell>
          <table:table-cell office:value-type="float" office:value="1.667">
            <text:p>1.667</text:p>
          </table:table-cell>
          <table:table-cell office:value-type="float" office:value="3.121">
            <text:p>3.121</text:p>
          </table:table-cell>
          <table:table-cell office:value-type="float" office:value="99.37">
            <text:p>99.37</text:p>
          </table:table-cell>
          <table:table-cell office:value-type="float" office:value="99.599">
            <text:p>99.5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79]+0.02" office:value-type="float" office:value="5.55999999999997">
            <text:p>5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">
            <text:p>1.67</text:p>
          </table:table-cell>
          <table:table-cell office:value-type="float" office:value="3.107">
            <text:p>3.107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58">
            <text:p>1.458</text:p>
          </table:table-cell>
          <table:table-cell office:value-type="float" office:value="1.671">
            <text:p>1.671</text:p>
          </table:table-cell>
          <table:table-cell office:value-type="float" office:value="3.129">
            <text:p>3.129</text:p>
          </table:table-cell>
          <table:table-cell office:value-type="float" office:value="99.644">
            <text:p>99.644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0]+0.02" office:value-type="float" office:value="5.57999999999997">
            <text:p>5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8">
            <text:p>1.678</text:p>
          </table:table-cell>
          <table:table-cell office:value-type="float" office:value="3.123">
            <text:p>3.123</text:p>
          </table:table-cell>
          <table:table-cell office:value-type="float" office:value="99.71">
            <text:p>99.71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85">
            <text:p>1.685</text:p>
          </table:table-cell>
          <table:table-cell office:value-type="float" office:value="3.138">
            <text:p>3.138</text:p>
          </table:table-cell>
          <table:table-cell office:value-type="float" office:value="99.315">
            <text:p>99.315</text:p>
          </table:table-cell>
          <table:table-cell office:value-type="float" office:value="99.71">
            <text:p>99.7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1]+0.02" office:value-type="float" office:value="5.59999999999997">
            <text:p>5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1">
            <text:p>1.681</text:p>
          </table:table-cell>
          <table:table-cell office:value-type="float" office:value="3.113">
            <text:p>3.113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81">
            <text:p>1.681</text:p>
          </table:table-cell>
          <table:table-cell office:value-type="float" office:value="3.132">
            <text:p>3.132</text:p>
          </table:table-cell>
          <table:table-cell office:value-type="float" office:value="99.151">
            <text:p>99.151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2]+0.02" office:value-type="float" office:value="5.61999999999997">
            <text:p>5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72">
            <text:p>1.672</text:p>
          </table:table-cell>
          <table:table-cell office:value-type="float" office:value="3.106">
            <text:p>3.106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66">
            <text:p>1.666</text:p>
          </table:table-cell>
          <table:table-cell office:value-type="float" office:value="3.119">
            <text:p>3.119</text:p>
          </table:table-cell>
          <table:table-cell office:value-type="float" office:value="99.261">
            <text:p>99.261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3]+0.02" office:value-type="float" office:value="5.63999999999997">
            <text:p>5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66">
            <text:p>1.666</text:p>
          </table:table-cell>
          <table:table-cell office:value-type="float" office:value="3.099">
            <text:p>3.099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69">
            <text:p>1.669</text:p>
          </table:table-cell>
          <table:table-cell office:value-type="float" office:value="3.12">
            <text:p>3.12</text:p>
          </table:table-cell>
          <table:table-cell office:value-type="float" office:value="99.151">
            <text:p>99.151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4]+0.02" office:value-type="float" office:value="5.65999999999997">
            <text:p>5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4">
            <text:p>1.674</text:p>
          </table:table-cell>
          <table:table-cell office:value-type="float" office:value="3.109">
            <text:p>3.109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73">
            <text:p>1.673</text:p>
          </table:table-cell>
          <table:table-cell office:value-type="float" office:value="3.124">
            <text:p>3.124</text:p>
          </table:table-cell>
          <table:table-cell office:value-type="float" office:value="99.151">
            <text:p>99.151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5]+0.02" office:value-type="float" office:value="5.67999999999997">
            <text:p>5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91">
            <text:p>1.691</text:p>
          </table:table-cell>
          <table:table-cell office:value-type="float" office:value="3.122">
            <text:p>3.122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6">
            <text:p>1.686</text:p>
          </table:table-cell>
          <table:table-cell office:value-type="float" office:value="3.134">
            <text:p>3.134</text:p>
          </table:table-cell>
          <table:table-cell office:value-type="float" office:value="98.932">
            <text:p>98.932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6]+0.02" office:value-type="float" office:value="5.69999999999997">
            <text:p>5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1">
            <text:p>1.441</text:p>
          </table:table-cell>
          <table:table-cell office:value-type="float" office:value="1.681">
            <text:p>1.681</text:p>
          </table:table-cell>
          <table:table-cell office:value-type="float" office:value="3.122">
            <text:p>3.122</text:p>
          </table:table-cell>
          <table:table-cell office:value-type="float" office:value="99.489">
            <text:p>99.489</text:p>
          </table:table-cell>
          <table:table-cell office:value-type="float" office:value="0">
            <text:p>0</text:p>
          </table:table-cell>
          <table:table-cell office:value-type="float" office:value="1.456">
            <text:p>1.456</text:p>
          </table:table-cell>
          <table:table-cell office:value-type="float" office:value="1.677">
            <text:p>1.677</text:p>
          </table:table-cell>
          <table:table-cell office:value-type="float" office:value="3.133">
            <text:p>3.133</text:p>
          </table:table-cell>
          <table:table-cell office:value-type="float" office:value="99.48">
            <text:p>99.48</text:p>
          </table:table-cell>
          <table:table-cell office:value-type="float" office:value="99.489">
            <text:p>99.4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7]+0.02" office:value-type="float" office:value="5.71999999999997">
            <text:p>5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73">
            <text:p>1.673</text:p>
          </table:table-cell>
          <table:table-cell office:value-type="float" office:value="3.103">
            <text:p>3.103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76">
            <text:p>1.676</text:p>
          </table:table-cell>
          <table:table-cell office:value-type="float" office:value="3.123">
            <text:p>3.123</text:p>
          </table:table-cell>
          <table:table-cell office:value-type="float" office:value="98.877">
            <text:p>98.877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8]+0.02" office:value-type="float" office:value="5.73999999999997">
            <text:p>5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">
            <text:p>1.67</text:p>
          </table:table-cell>
          <table:table-cell office:value-type="float" office:value="3.102">
            <text:p>3.102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65">
            <text:p>1.665</text:p>
          </table:table-cell>
          <table:table-cell office:value-type="float" office:value="3.118">
            <text:p>3.118</text:p>
          </table:table-cell>
          <table:table-cell office:value-type="float" office:value="99.315">
            <text:p>99.315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89]+0.02" office:value-type="float" office:value="5.75999999999997">
            <text:p>5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73">
            <text:p>1.673</text:p>
          </table:table-cell>
          <table:table-cell office:value-type="float" office:value="3.112">
            <text:p>3.112</text:p>
          </table:table-cell>
          <table:table-cell office:value-type="float" office:value="99.322">
            <text:p>99.32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76">
            <text:p>1.676</text:p>
          </table:table-cell>
          <table:table-cell office:value-type="float" office:value="3.126">
            <text:p>3.126</text:p>
          </table:table-cell>
          <table:table-cell office:value-type="float" office:value="99.096">
            <text:p>99.096</text:p>
          </table:table-cell>
          <table:table-cell office:value-type="float" office:value="99.322">
            <text:p>99.32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0]+0.02" office:value-type="float" office:value="5.77999999999997">
            <text:p>5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85">
            <text:p>1.685</text:p>
          </table:table-cell>
          <table:table-cell office:value-type="float" office:value="3.128">
            <text:p>3.128</text:p>
          </table:table-cell>
          <table:table-cell office:value-type="float" office:value="99.599">
            <text:p>99.599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91">
            <text:p>1.691</text:p>
          </table:table-cell>
          <table:table-cell office:value-type="float" office:value="3.139">
            <text:p>3.139</text:p>
          </table:table-cell>
          <table:table-cell office:value-type="float" office:value="98.932">
            <text:p>98.932</text:p>
          </table:table-cell>
          <table:table-cell office:value-type="float" office:value="99.599">
            <text:p>99.5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1]+0.02" office:value-type="float" office:value="5.79999999999996">
            <text:p>5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82">
            <text:p>1.682</text:p>
          </table:table-cell>
          <table:table-cell office:value-type="float" office:value="3.112">
            <text:p>3.112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1">
            <text:p>1.681</text:p>
          </table:table-cell>
          <table:table-cell office:value-type="float" office:value="3.128">
            <text:p>3.128</text:p>
          </table:table-cell>
          <table:table-cell office:value-type="float" office:value="98.877">
            <text:p>98.877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2]+0.02" office:value-type="float" office:value="5.81999999999996">
            <text:p>5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3">
            <text:p>1.673</text:p>
          </table:table-cell>
          <table:table-cell office:value-type="float" office:value="3.107">
            <text:p>3.107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4">
            <text:p>1.454</text:p>
          </table:table-cell>
          <table:table-cell office:value-type="float" office:value="1.67">
            <text:p>1.67</text:p>
          </table:table-cell>
          <table:table-cell office:value-type="float" office:value="3.124">
            <text:p>3.124</text:p>
          </table:table-cell>
          <table:table-cell office:value-type="float" office:value="99.37">
            <text:p>99.37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3]+0.02" office:value-type="float" office:value="5.83999999999996">
            <text:p>5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">
            <text:p>1.67</text:p>
          </table:table-cell>
          <table:table-cell office:value-type="float" office:value="3.103">
            <text:p>3.103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68">
            <text:p>1.668</text:p>
          </table:table-cell>
          <table:table-cell office:value-type="float" office:value="3.114">
            <text:p>3.114</text:p>
          </table:table-cell>
          <table:table-cell office:value-type="float" office:value="98.822">
            <text:p>98.822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4]+0.02" office:value-type="float" office:value="5.85999999999996">
            <text:p>5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81">
            <text:p>1.681</text:p>
          </table:table-cell>
          <table:table-cell office:value-type="float" office:value="3.115">
            <text:p>3.115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6">
            <text:p>1.676</text:p>
          </table:table-cell>
          <table:table-cell office:value-type="float" office:value="3.125">
            <text:p>3.125</text:p>
          </table:table-cell>
          <table:table-cell office:value-type="float" office:value="99.041">
            <text:p>99.041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5]+0.02" office:value-type="float" office:value="5.87999999999996">
            <text:p>5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89">
            <text:p>1.689</text:p>
          </table:table-cell>
          <table:table-cell office:value-type="float" office:value="3.123">
            <text:p>3.123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9">
            <text:p>1.689</text:p>
          </table:table-cell>
          <table:table-cell office:value-type="float" office:value="3.136">
            <text:p>3.136</text:p>
          </table:table-cell>
          <table:table-cell office:value-type="float" office:value="98.932">
            <text:p>98.932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6]+0.02" office:value-type="float" office:value="5.89999999999996">
            <text:p>5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2">
            <text:p>1.682</text:p>
          </table:table-cell>
          <table:table-cell office:value-type="float" office:value="3.119">
            <text:p>3.119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52">
            <text:p>1.452</text:p>
          </table:table-cell>
          <table:table-cell office:value-type="float" office:value="1.681">
            <text:p>1.681</text:p>
          </table:table-cell>
          <table:table-cell office:value-type="float" office:value="3.132">
            <text:p>3.132</text:p>
          </table:table-cell>
          <table:table-cell office:value-type="float" office:value="99.206">
            <text:p>99.206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7]+0.02" office:value-type="float" office:value="5.91999999999996">
            <text:p>5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">
            <text:p>1.67</text:p>
          </table:table-cell>
          <table:table-cell office:value-type="float" office:value="3.103">
            <text:p>3.103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3">
            <text:p>1.673</text:p>
          </table:table-cell>
          <table:table-cell office:value-type="float" office:value="3.121">
            <text:p>3.121</text:p>
          </table:table-cell>
          <table:table-cell office:value-type="float" office:value="98.987">
            <text:p>98.987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8]+0.02" office:value-type="float" office:value="5.93999999999996">
            <text:p>5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7">
            <text:p>1.437</text:p>
          </table:table-cell>
          <table:table-cell office:value-type="float" office:value="1.669">
            <text:p>1.669</text:p>
          </table:table-cell>
          <table:table-cell office:value-type="float" office:value="3.107">
            <text:p>3.107</text:p>
          </table:table-cell>
          <table:table-cell office:value-type="float" office:value="99.212">
            <text:p>99.212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1">
            <text:p>1.671</text:p>
          </table:table-cell>
          <table:table-cell office:value-type="float" office:value="3.116">
            <text:p>3.116</text:p>
          </table:table-cell>
          <table:table-cell office:value-type="float" office:value="98.713">
            <text:p>98.713</text:p>
          </table:table-cell>
          <table:table-cell office:value-type="float" office:value="99.212">
            <text:p>99.21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299]+0.02" office:value-type="float" office:value="5.95999999999996">
            <text:p>5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8">
            <text:p>1.678</text:p>
          </table:table-cell>
          <table:table-cell office:value-type="float" office:value="3.109">
            <text:p>3.109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8">
            <text:p>1.678</text:p>
          </table:table-cell>
          <table:table-cell office:value-type="float" office:value="3.123">
            <text:p>3.123</text:p>
          </table:table-cell>
          <table:table-cell office:value-type="float" office:value="98.713">
            <text:p>98.713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0]+0.02" office:value-type="float" office:value="5.97999999999996">
            <text:p>5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8">
            <text:p>1.428</text:p>
          </table:table-cell>
          <table:table-cell office:value-type="float" office:value="1.692">
            <text:p>1.692</text:p>
          </table:table-cell>
          <table:table-cell office:value-type="float" office:value="3.12">
            <text:p>3.12</text:p>
          </table:table-cell>
          <table:table-cell office:value-type="float" office:value="98.603">
            <text:p>98.603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6">
            <text:p>1.686</text:p>
          </table:table-cell>
          <table:table-cell office:value-type="float" office:value="3.134">
            <text:p>3.134</text:p>
          </table:table-cell>
          <table:table-cell office:value-type="float" office:value="98.932">
            <text:p>98.932</text:p>
          </table:table-cell>
          <table:table-cell office:value-type="float" office:value="98.603">
            <text:p>98.60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1]+0.02" office:value-type="float" office:value="5.99999999999996">
            <text:p>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86">
            <text:p>1.686</text:p>
          </table:table-cell>
          <table:table-cell office:value-type="float" office:value="3.12">
            <text:p>3.12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79">
            <text:p>1.679</text:p>
          </table:table-cell>
          <table:table-cell office:value-type="float" office:value="3.132">
            <text:p>3.132</text:p>
          </table:table-cell>
          <table:table-cell office:value-type="float" office:value="99.315">
            <text:p>99.315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2]+0.02" office:value-type="float" office:value="6.01999999999996">
            <text:p>6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3">
            <text:p>1.673</text:p>
          </table:table-cell>
          <table:table-cell office:value-type="float" office:value="3.106">
            <text:p>3.106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73">
            <text:p>1.673</text:p>
          </table:table-cell>
          <table:table-cell office:value-type="float" office:value="3.123">
            <text:p>3.123</text:p>
          </table:table-cell>
          <table:table-cell office:value-type="float" office:value="99.096">
            <text:p>99.096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3]+0.02" office:value-type="float" office:value="6.03999999999996">
            <text:p>6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66">
            <text:p>1.666</text:p>
          </table:table-cell>
          <table:table-cell office:value-type="float" office:value="3.111">
            <text:p>3.111</text:p>
          </table:table-cell>
          <table:table-cell office:value-type="float" office:value="99.71">
            <text:p>99.7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69">
            <text:p>1.669</text:p>
          </table:table-cell>
          <table:table-cell office:value-type="float" office:value="3.12">
            <text:p>3.12</text:p>
          </table:table-cell>
          <table:table-cell office:value-type="float" office:value="99.096">
            <text:p>99.096</text:p>
          </table:table-cell>
          <table:table-cell office:value-type="float" office:value="99.71">
            <text:p>99.7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4]+0.02" office:value-type="float" office:value="6.05999999999996">
            <text:p>6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6">
            <text:p>1.676</text:p>
          </table:table-cell>
          <table:table-cell office:value-type="float" office:value="3.111">
            <text:p>3.111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57">
            <text:p>1.457</text:p>
          </table:table-cell>
          <table:table-cell office:value-type="float" office:value="1.671">
            <text:p>1.671</text:p>
          </table:table-cell>
          <table:table-cell office:value-type="float" office:value="3.128">
            <text:p>3.128</text:p>
          </table:table-cell>
          <table:table-cell office:value-type="float" office:value="99.534">
            <text:p>99.534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5]+0.02" office:value-type="float" office:value="6.07999999999996">
            <text:p>6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88">
            <text:p>1.688</text:p>
          </table:table-cell>
          <table:table-cell office:value-type="float" office:value="3.122">
            <text:p>3.122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9">
            <text:p>1.69</text:p>
          </table:table-cell>
          <table:table-cell office:value-type="float" office:value="3.139">
            <text:p>3.139</text:p>
          </table:table-cell>
          <table:table-cell office:value-type="float" office:value="98.987">
            <text:p>98.987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6]+0.02" office:value-type="float" office:value="6.09999999999996">
            <text:p>6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6">
            <text:p>1.426</text:p>
          </table:table-cell>
          <table:table-cell office:value-type="float" office:value="1.689">
            <text:p>1.689</text:p>
          </table:table-cell>
          <table:table-cell office:value-type="float" office:value="3.115">
            <text:p>3.115</text:p>
          </table:table-cell>
          <table:table-cell office:value-type="float" office:value="98.437">
            <text:p>98.437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2">
            <text:p>1.682</text:p>
          </table:table-cell>
          <table:table-cell office:value-type="float" office:value="3.129">
            <text:p>3.129</text:p>
          </table:table-cell>
          <table:table-cell office:value-type="float" office:value="98.877">
            <text:p>98.877</text:p>
          </table:table-cell>
          <table:table-cell office:value-type="float" office:value="98.437">
            <text:p>98.43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7]+0.02" office:value-type="float" office:value="6.11999999999996">
            <text:p>6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4">
            <text:p>1.674</text:p>
          </table:table-cell>
          <table:table-cell office:value-type="float" office:value="3.106">
            <text:p>3.106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4">
            <text:p>1.674</text:p>
          </table:table-cell>
          <table:table-cell office:value-type="float" office:value="3.123">
            <text:p>3.123</text:p>
          </table:table-cell>
          <table:table-cell office:value-type="float" office:value="98.987">
            <text:p>98.987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8]+0.02" office:value-type="float" office:value="6.13999999999996">
            <text:p>6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">
            <text:p>1.67</text:p>
          </table:table-cell>
          <table:table-cell office:value-type="float" office:value="3.101">
            <text:p>3.101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57">
            <text:p>1.457</text:p>
          </table:table-cell>
          <table:table-cell office:value-type="float" office:value="1.665">
            <text:p>1.665</text:p>
          </table:table-cell>
          <table:table-cell office:value-type="float" office:value="3.123">
            <text:p>3.123</text:p>
          </table:table-cell>
          <table:table-cell office:value-type="float" office:value="99.589">
            <text:p>99.589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09]+0.02" office:value-type="float" office:value="6.15999999999996">
            <text:p>6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76">
            <text:p>1.676</text:p>
          </table:table-cell>
          <table:table-cell office:value-type="float" office:value="3.114">
            <text:p>3.114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7">
            <text:p>1.677</text:p>
          </table:table-cell>
          <table:table-cell office:value-type="float" office:value="3.125">
            <text:p>3.125</text:p>
          </table:table-cell>
          <table:table-cell office:value-type="float" office:value="98.987">
            <text:p>98.987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0]+0.02" office:value-type="float" office:value="6.17999999999996">
            <text:p>6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9">
            <text:p>1.689</text:p>
          </table:table-cell>
          <table:table-cell office:value-type="float" office:value="3.122">
            <text:p>3.122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1.694">
            <text:p>1.694</text:p>
          </table:table-cell>
          <table:table-cell office:value-type="float" office:value="3.133">
            <text:p>3.133</text:p>
          </table:table-cell>
          <table:table-cell office:value-type="float" office:value="98.384">
            <text:p>98.384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1]+0.02" office:value-type="float" office:value="6.19999999999996">
            <text:p>6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4">
            <text:p>1.424</text:p>
          </table:table-cell>
          <table:table-cell office:value-type="float" office:value="1.688">
            <text:p>1.688</text:p>
          </table:table-cell>
          <table:table-cell office:value-type="float" office:value="3.112">
            <text:p>3.112</text:p>
          </table:table-cell>
          <table:table-cell office:value-type="float" office:value="98.327">
            <text:p>98.327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1">
            <text:p>1.681</text:p>
          </table:table-cell>
          <table:table-cell office:value-type="float" office:value="3.13">
            <text:p>3.13</text:p>
          </table:table-cell>
          <table:table-cell office:value-type="float" office:value="99.041">
            <text:p>99.041</text:p>
          </table:table-cell>
          <table:table-cell office:value-type="float" office:value="98.327">
            <text:p>98.32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2]+0.02" office:value-type="float" office:value="6.21999999999996">
            <text:p>6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3">
            <text:p>1.673</text:p>
          </table:table-cell>
          <table:table-cell office:value-type="float" office:value="3.106">
            <text:p>3.106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72">
            <text:p>1.672</text:p>
          </table:table-cell>
          <table:table-cell office:value-type="float" office:value="3.124">
            <text:p>3.124</text:p>
          </table:table-cell>
          <table:table-cell office:value-type="float" office:value="99.26">
            <text:p>99.26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3]+0.02" office:value-type="float" office:value="6.23999999999996">
            <text:p>6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4">
            <text:p>1.674</text:p>
          </table:table-cell>
          <table:table-cell office:value-type="float" office:value="3.107">
            <text:p>3.107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3">
            <text:p>1.673</text:p>
          </table:table-cell>
          <table:table-cell office:value-type="float" office:value="3.119">
            <text:p>3.119</text:p>
          </table:table-cell>
          <table:table-cell office:value-type="float" office:value="98.768">
            <text:p>98.768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4]+0.02" office:value-type="float" office:value="6.25999999999995">
            <text:p>6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6">
            <text:p>1.426</text:p>
          </table:table-cell>
          <table:table-cell office:value-type="float" office:value="1.682">
            <text:p>1.682</text:p>
          </table:table-cell>
          <table:table-cell office:value-type="float" office:value="3.108">
            <text:p>3.108</text:p>
          </table:table-cell>
          <table:table-cell office:value-type="float" office:value="98.437">
            <text:p>98.437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79">
            <text:p>1.679</text:p>
          </table:table-cell>
          <table:table-cell office:value-type="float" office:value="3.123">
            <text:p>3.123</text:p>
          </table:table-cell>
          <table:table-cell office:value-type="float" office:value="98.658">
            <text:p>98.658</text:p>
          </table:table-cell>
          <table:table-cell office:value-type="float" office:value="98.437">
            <text:p>98.43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5]+0.02" office:value-type="float" office:value="6.27999999999995">
            <text:p>6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689">
            <text:p>1.689</text:p>
          </table:table-cell>
          <table:table-cell office:value-type="float" office:value="3.118">
            <text:p>3.118</text:p>
          </table:table-cell>
          <table:table-cell office:value-type="float" office:value="98.659">
            <text:p>98.659</text:p>
          </table:table-cell>
          <table:table-cell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88">
            <text:p>1.688</text:p>
          </table:table-cell>
          <table:table-cell office:value-type="float" office:value="3.131">
            <text:p>3.131</text:p>
          </table:table-cell>
          <table:table-cell office:value-type="float" office:value="98.603">
            <text:p>98.603</text:p>
          </table:table-cell>
          <table:table-cell office:value-type="float" office:value="98.659">
            <text:p>98.6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6]+0.02" office:value-type="float" office:value="6.29999999999995">
            <text:p>6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81">
            <text:p>1.681</text:p>
          </table:table-cell>
          <table:table-cell office:value-type="float" office:value="3.116">
            <text:p>3.116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2">
            <text:p>1.452</text:p>
          </table:table-cell>
          <table:table-cell office:value-type="float" office:value="1.678">
            <text:p>1.678</text:p>
          </table:table-cell>
          <table:table-cell office:value-type="float" office:value="3.13">
            <text:p>3.13</text:p>
          </table:table-cell>
          <table:table-cell office:value-type="float" office:value="99.206">
            <text:p>99.206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7]+0.02" office:value-type="float" office:value="6.31999999999995">
            <text:p>6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3">
            <text:p>1.673</text:p>
          </table:table-cell>
          <table:table-cell office:value-type="float" office:value="3.107">
            <text:p>3.107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2">
            <text:p>1.672</text:p>
          </table:table-cell>
          <table:table-cell office:value-type="float" office:value="3.121">
            <text:p>3.121</text:p>
          </table:table-cell>
          <table:table-cell office:value-type="float" office:value="99.041">
            <text:p>99.041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8]+0.02" office:value-type="float" office:value="6.33999999999995">
            <text:p>6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69">
            <text:p>1.669</text:p>
          </table:table-cell>
          <table:table-cell office:value-type="float" office:value="3.099">
            <text:p>3.099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56">
            <text:p>1.456</text:p>
          </table:table-cell>
          <table:table-cell office:value-type="float" office:value="1.667">
            <text:p>1.667</text:p>
          </table:table-cell>
          <table:table-cell office:value-type="float" office:value="3.123">
            <text:p>3.123</text:p>
          </table:table-cell>
          <table:table-cell office:value-type="float" office:value="99.48">
            <text:p>99.48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19]+0.02" office:value-type="float" office:value="6.35999999999995">
            <text:p>6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5">
            <text:p>1.675</text:p>
          </table:table-cell>
          <table:table-cell office:value-type="float" office:value="3.111">
            <text:p>3.111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1">
            <text:p>1.681</text:p>
          </table:table-cell>
          <table:table-cell office:value-type="float" office:value="3.128">
            <text:p>3.128</text:p>
          </table:table-cell>
          <table:table-cell office:value-type="float" office:value="98.877">
            <text:p>98.877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0]+0.02" office:value-type="float" office:value="6.37999999999995">
            <text:p>6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5">
            <text:p>1.685</text:p>
          </table:table-cell>
          <table:table-cell office:value-type="float" office:value="3.118">
            <text:p>3.118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5">
            <text:p>1.685</text:p>
          </table:table-cell>
          <table:table-cell office:value-type="float" office:value="3.135">
            <text:p>3.135</text:p>
          </table:table-cell>
          <table:table-cell office:value-type="float" office:value="99.041">
            <text:p>99.041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1]+0.02" office:value-type="float" office:value="6.39999999999995">
            <text:p>6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8">
            <text:p>1.428</text:p>
          </table:table-cell>
          <table:table-cell office:value-type="float" office:value="1.684">
            <text:p>1.684</text:p>
          </table:table-cell>
          <table:table-cell office:value-type="float" office:value="3.112">
            <text:p>3.112</text:p>
          </table:table-cell>
          <table:table-cell office:value-type="float" office:value="98.603">
            <text:p>98.603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82">
            <text:p>1.682</text:p>
          </table:table-cell>
          <table:table-cell office:value-type="float" office:value="3.126">
            <text:p>3.126</text:p>
          </table:table-cell>
          <table:table-cell office:value-type="float" office:value="98.658">
            <text:p>98.658</text:p>
          </table:table-cell>
          <table:table-cell office:value-type="float" office:value="98.603">
            <text:p>98.60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2]+0.02" office:value-type="float" office:value="6.41999999999995">
            <text:p>6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673">
            <text:p>1.673</text:p>
          </table:table-cell>
          <table:table-cell office:value-type="float" office:value="3.102">
            <text:p>3.102</text:p>
          </table:table-cell>
          <table:table-cell office:value-type="float" office:value="98.659">
            <text:p>98.659</text:p>
          </table:table-cell>
          <table:table-cell office:value-type="float" office:value="0">
            <text:p>0</text:p>
          </table:table-cell>
          <table:table-cell office:value-type="float" office:value="1.456">
            <text:p>1.456</text:p>
          </table:table-cell>
          <table:table-cell office:value-type="float" office:value="1.667">
            <text:p>1.667</text:p>
          </table:table-cell>
          <table:table-cell office:value-type="float" office:value="3.123">
            <text:p>3.123</text:p>
          </table:table-cell>
          <table:table-cell office:value-type="float" office:value="99.48">
            <text:p>99.48</text:p>
          </table:table-cell>
          <table:table-cell office:value-type="float" office:value="98.659">
            <text:p>98.6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3]+0.02" office:value-type="float" office:value="6.43999999999995">
            <text:p>6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67">
            <text:p>1.67</text:p>
          </table:table-cell>
          <table:table-cell office:value-type="float" office:value="3.099">
            <text:p>3.099</text:p>
          </table:table-cell>
          <table:table-cell office:value-type="float" office:value="98.659">
            <text:p>98.659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69">
            <text:p>1.669</text:p>
          </table:table-cell>
          <table:table-cell office:value-type="float" office:value="3.116">
            <text:p>3.116</text:p>
          </table:table-cell>
          <table:table-cell office:value-type="float" office:value="98.822">
            <text:p>98.822</text:p>
          </table:table-cell>
          <table:table-cell office:value-type="float" office:value="98.659">
            <text:p>98.6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4]+0.02" office:value-type="float" office:value="6.45999999999995">
            <text:p>6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9">
            <text:p>1.679</text:p>
          </table:table-cell>
          <table:table-cell office:value-type="float" office:value="3.114">
            <text:p>3.114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">
            <text:p>1.68</text:p>
          </table:table-cell>
          <table:table-cell office:value-type="float" office:value="3.126">
            <text:p>3.126</text:p>
          </table:table-cell>
          <table:table-cell office:value-type="float" office:value="98.822">
            <text:p>98.822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5]+0.02" office:value-type="float" office:value="6.47999999999995">
            <text:p>6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77">
            <text:p>1.677</text:p>
          </table:table-cell>
          <table:table-cell office:value-type="float" office:value="3.107">
            <text:p>3.107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3">
            <text:p>1.673</text:p>
          </table:table-cell>
          <table:table-cell office:value-type="float" office:value="3.122">
            <text:p>3.122</text:p>
          </table:table-cell>
          <table:table-cell office:value-type="float" office:value="99.041">
            <text:p>99.041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6]+0.02" office:value-type="float" office:value="6.49999999999995">
            <text:p>6.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9">
            <text:p>1.689</text:p>
          </table:table-cell>
          <table:table-cell office:value-type="float" office:value="3.12">
            <text:p>3.12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86">
            <text:p>1.686</text:p>
          </table:table-cell>
          <table:table-cell office:value-type="float" office:value="3.131">
            <text:p>3.131</text:p>
          </table:table-cell>
          <table:table-cell office:value-type="float" office:value="98.713">
            <text:p>98.713</text:p>
          </table:table-cell>
          <table:table-cell office:value-type="float" office:value="98.825">
            <text:p>98.825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7]+0.02" office:value-type="float" office:value="6.51999999999995">
            <text:p>6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84">
            <text:p>1.684</text:p>
          </table:table-cell>
          <table:table-cell office:value-type="float" office:value="3.119">
            <text:p>3.119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9">
            <text:p>1.689</text:p>
          </table:table-cell>
          <table:table-cell office:value-type="float" office:value="3.136">
            <text:p>3.136</text:p>
          </table:table-cell>
          <table:table-cell office:value-type="float" office:value="98.932">
            <text:p>98.932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8]+0.02" office:value-type="float" office:value="6.53999999999995">
            <text:p>6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2">
            <text:p>1.442</text:p>
          </table:table-cell>
          <table:table-cell office:value-type="float" office:value="1.674">
            <text:p>1.674</text:p>
          </table:table-cell>
          <table:table-cell office:value-type="float" office:value="3.116">
            <text:p>3.116</text:p>
          </table:table-cell>
          <table:table-cell office:value-type="float" office:value="99.544">
            <text:p>99.544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75">
            <text:p>1.675</text:p>
          </table:table-cell>
          <table:table-cell office:value-type="float" office:value="3.121">
            <text:p>3.121</text:p>
          </table:table-cell>
          <table:table-cell office:value-type="float" office:value="98.822">
            <text:p>98.822</text:p>
          </table:table-cell>
          <table:table-cell office:value-type="float" office:value="99.544">
            <text:p>99.5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29]+0.02" office:value-type="float" office:value="6.55999999999995">
            <text:p>6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69">
            <text:p>1.669</text:p>
          </table:table-cell>
          <table:table-cell office:value-type="float" office:value="3.107">
            <text:p>3.107</text:p>
          </table:table-cell>
          <table:table-cell office:value-type="float" office:value="99.323">
            <text:p>99.323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67">
            <text:p>1.667</text:p>
          </table:table-cell>
          <table:table-cell office:value-type="float" office:value="3.116">
            <text:p>3.116</text:p>
          </table:table-cell>
          <table:table-cell office:value-type="float" office:value="99.041">
            <text:p>99.041</text:p>
          </table:table-cell>
          <table:table-cell office:value-type="float" office:value="99.323">
            <text:p>99.3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0]+0.02" office:value-type="float" office:value="6.57999999999995">
            <text:p>6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77">
            <text:p>1.677</text:p>
          </table:table-cell>
          <table:table-cell office:value-type="float" office:value="3.107">
            <text:p>3.107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71">
            <text:p>1.671</text:p>
          </table:table-cell>
          <table:table-cell office:value-type="float" office:value="3.119">
            <text:p>3.119</text:p>
          </table:table-cell>
          <table:table-cell office:value-type="float" office:value="98.932">
            <text:p>98.932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1]+0.02" office:value-type="float" office:value="6.59999999999995">
            <text:p>6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87">
            <text:p>1.687</text:p>
          </table:table-cell>
          <table:table-cell office:value-type="float" office:value="3.122">
            <text:p>3.122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4">
            <text:p>1.684</text:p>
          </table:table-cell>
          <table:table-cell office:value-type="float" office:value="3.131">
            <text:p>3.131</text:p>
          </table:table-cell>
          <table:table-cell office:value-type="float" office:value="98.877">
            <text:p>98.877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2]+0.02" office:value-type="float" office:value="6.61999999999995">
            <text:p>6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83">
            <text:p>1.683</text:p>
          </table:table-cell>
          <table:table-cell office:value-type="float" office:value="3.118">
            <text:p>3.118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8">
            <text:p>1.688</text:p>
          </table:table-cell>
          <table:table-cell office:value-type="float" office:value="3.136">
            <text:p>3.136</text:p>
          </table:table-cell>
          <table:table-cell office:value-type="float" office:value="98.932">
            <text:p>98.932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3]+0.02" office:value-type="float" office:value="6.63999999999995">
            <text:p>6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77">
            <text:p>1.677</text:p>
          </table:table-cell>
          <table:table-cell office:value-type="float" office:value="3.111">
            <text:p>3.111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1">
            <text:p>1.441</text:p>
          </table:table-cell>
          <table:table-cell office:value-type="float" office:value="1.677">
            <text:p>1.677</text:p>
          </table:table-cell>
          <table:table-cell office:value-type="float" office:value="3.118">
            <text:p>3.118</text:p>
          </table:table-cell>
          <table:table-cell office:value-type="float" office:value="98.494">
            <text:p>98.494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4]+0.02" office:value-type="float" office:value="6.65999999999995">
            <text:p>6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65">
            <text:p>1.665</text:p>
          </table:table-cell>
          <table:table-cell office:value-type="float" office:value="3.1">
            <text:p>3.1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4">
            <text:p>1.454</text:p>
          </table:table-cell>
          <table:table-cell office:value-type="float" office:value="1.665">
            <text:p>1.665</text:p>
          </table:table-cell>
          <table:table-cell office:value-type="float" office:value="3.12">
            <text:p>3.12</text:p>
          </table:table-cell>
          <table:table-cell office:value-type="float" office:value="99.37">
            <text:p>99.37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5]+0.02" office:value-type="float" office:value="6.67999999999995">
            <text:p>6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6">
            <text:p>1.676</text:p>
          </table:table-cell>
          <table:table-cell office:value-type="float" office:value="3.108">
            <text:p>3.108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4">
            <text:p>1.674</text:p>
          </table:table-cell>
          <table:table-cell office:value-type="float" office:value="3.119">
            <text:p>3.119</text:p>
          </table:table-cell>
          <table:table-cell office:value-type="float" office:value="98.713">
            <text:p>98.713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6]+0.02" office:value-type="float" office:value="6.69999999999995">
            <text:p>6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85">
            <text:p>1.685</text:p>
          </table:table-cell>
          <table:table-cell office:value-type="float" office:value="3.12">
            <text:p>3.12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7">
            <text:p>1.687</text:p>
          </table:table-cell>
          <table:table-cell office:value-type="float" office:value="3.134">
            <text:p>3.134</text:p>
          </table:table-cell>
          <table:table-cell office:value-type="float" office:value="98.877">
            <text:p>98.877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7]+0.02" office:value-type="float" office:value="6.71999999999995">
            <text:p>6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5">
            <text:p>1.685</text:p>
          </table:table-cell>
          <table:table-cell office:value-type="float" office:value="3.117">
            <text:p>3.117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81">
            <text:p>1.681</text:p>
          </table:table-cell>
          <table:table-cell office:value-type="float" office:value="3.132">
            <text:p>3.132</text:p>
          </table:table-cell>
          <table:table-cell office:value-type="float" office:value="99.096">
            <text:p>99.096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8]+0.02" office:value-type="float" office:value="6.73999999999994">
            <text:p>6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1">
            <text:p>1.681</text:p>
          </table:table-cell>
          <table:table-cell office:value-type="float" office:value="3.113">
            <text:p>3.113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6">
            <text:p>1.676</text:p>
          </table:table-cell>
          <table:table-cell office:value-type="float" office:value="3.12">
            <text:p>3.12</text:p>
          </table:table-cell>
          <table:table-cell office:value-type="float" office:value="98.713">
            <text:p>98.713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39]+0.02" office:value-type="float" office:value="6.75999999999994">
            <text:p>6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69">
            <text:p>1.669</text:p>
          </table:table-cell>
          <table:table-cell office:value-type="float" office:value="3.1">
            <text:p>3.1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68">
            <text:p>1.668</text:p>
          </table:table-cell>
          <table:table-cell office:value-type="float" office:value="3.113">
            <text:p>3.113</text:p>
          </table:table-cell>
          <table:table-cell office:value-type="float" office:value="98.768">
            <text:p>98.768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0]+0.02" office:value-type="float" office:value="6.77999999999994">
            <text:p>6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74">
            <text:p>1.674</text:p>
          </table:table-cell>
          <table:table-cell office:value-type="float" office:value="3.113">
            <text:p>3.113</text:p>
          </table:table-cell>
          <table:table-cell office:value-type="float" office:value="99.323">
            <text:p>99.323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3">
            <text:p>1.673</text:p>
          </table:table-cell>
          <table:table-cell office:value-type="float" office:value="3.123">
            <text:p>3.123</text:p>
          </table:table-cell>
          <table:table-cell office:value-type="float" office:value="99.041">
            <text:p>99.041</text:p>
          </table:table-cell>
          <table:table-cell office:value-type="float" office:value="99.323">
            <text:p>99.3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1]+0.02" office:value-type="float" office:value="6.79999999999994">
            <text:p>6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83">
            <text:p>1.683</text:p>
          </table:table-cell>
          <table:table-cell office:value-type="float" office:value="3.121">
            <text:p>3.121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6">
            <text:p>1.686</text:p>
          </table:table-cell>
          <table:table-cell office:value-type="float" office:value="3.133">
            <text:p>3.133</text:p>
          </table:table-cell>
          <table:table-cell office:value-type="float" office:value="98.877">
            <text:p>98.877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2]+0.02" office:value-type="float" office:value="6.81999999999994">
            <text:p>6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8">
            <text:p>1.428</text:p>
          </table:table-cell>
          <table:table-cell office:value-type="float" office:value="1.689">
            <text:p>1.689</text:p>
          </table:table-cell>
          <table:table-cell office:value-type="float" office:value="3.117">
            <text:p>3.117</text:p>
          </table:table-cell>
          <table:table-cell office:value-type="float" office:value="98.548">
            <text:p>98.548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2">
            <text:p>1.682</text:p>
          </table:table-cell>
          <table:table-cell office:value-type="float" office:value="3.128">
            <text:p>3.128</text:p>
          </table:table-cell>
          <table:table-cell office:value-type="float" office:value="98.822">
            <text:p>98.822</text:p>
          </table:table-cell>
          <table:table-cell office:value-type="float" office:value="98.548">
            <text:p>98.54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3]+0.02" office:value-type="float" office:value="6.83999999999994">
            <text:p>6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6">
            <text:p>1.676</text:p>
          </table:table-cell>
          <table:table-cell office:value-type="float" office:value="3.109">
            <text:p>3.109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54">
            <text:p>1.454</text:p>
          </table:table-cell>
          <table:table-cell office:value-type="float" office:value="1.673">
            <text:p>1.673</text:p>
          </table:table-cell>
          <table:table-cell office:value-type="float" office:value="3.128">
            <text:p>3.128</text:p>
          </table:table-cell>
          <table:table-cell office:value-type="float" office:value="99.37">
            <text:p>99.37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4]+0.02" office:value-type="float" office:value="6.85999999999994">
            <text:p>6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669">
            <text:p>1.669</text:p>
          </table:table-cell>
          <table:table-cell office:value-type="float" office:value="3.098">
            <text:p>3.098</text:p>
          </table:table-cell>
          <table:table-cell office:value-type="float" office:value="98.659">
            <text:p>98.659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66">
            <text:p>1.666</text:p>
          </table:table-cell>
          <table:table-cell office:value-type="float" office:value="3.114">
            <text:p>3.114</text:p>
          </table:table-cell>
          <table:table-cell office:value-type="float" office:value="98.932">
            <text:p>98.932</text:p>
          </table:table-cell>
          <table:table-cell office:value-type="float" office:value="98.659">
            <text:p>98.6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5]+0.02" office:value-type="float" office:value="6.87999999999994">
            <text:p>6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5">
            <text:p>1.675</text:p>
          </table:table-cell>
          <table:table-cell office:value-type="float" office:value="3.107">
            <text:p>3.107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7">
            <text:p>1.67</text:p>
          </table:table-cell>
          <table:table-cell office:value-type="float" office:value="3.123">
            <text:p>3.123</text:p>
          </table:table-cell>
          <table:table-cell office:value-type="float" office:value="99.261">
            <text:p>99.261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6]+0.02" office:value-type="float" office:value="6.89999999999994">
            <text:p>6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689">
            <text:p>1.689</text:p>
          </table:table-cell>
          <table:table-cell office:value-type="float" office:value="3.119">
            <text:p>3.119</text:p>
          </table:table-cell>
          <table:table-cell office:value-type="float" office:value="98.659">
            <text:p>98.659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3">
            <text:p>1.683</text:p>
          </table:table-cell>
          <table:table-cell office:value-type="float" office:value="3.132">
            <text:p>3.132</text:p>
          </table:table-cell>
          <table:table-cell office:value-type="float" office:value="98.987">
            <text:p>98.987</text:p>
          </table:table-cell>
          <table:table-cell office:value-type="float" office:value="98.659">
            <text:p>98.6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7]+0.02" office:value-type="float" office:value="6.91999999999994">
            <text:p>6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1.687">
            <text:p>1.687</text:p>
          </table:table-cell>
          <table:table-cell office:value-type="float" office:value="3.127">
            <text:p>3.127</text:p>
          </table:table-cell>
          <table:table-cell office:value-type="float" office:value="99.378">
            <text:p>99.378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5">
            <text:p>1.685</text:p>
          </table:table-cell>
          <table:table-cell office:value-type="float" office:value="3.132">
            <text:p>3.132</text:p>
          </table:table-cell>
          <table:table-cell office:value-type="float" office:value="98.877">
            <text:p>98.877</text:p>
          </table:table-cell>
          <table:table-cell office:value-type="float" office:value="99.378">
            <text:p>99.37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8]+0.02" office:value-type="float" office:value="6.93999999999994">
            <text:p>6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75">
            <text:p>1.675</text:p>
          </table:table-cell>
          <table:table-cell office:value-type="float" office:value="3.114">
            <text:p>3.114</text:p>
          </table:table-cell>
          <table:table-cell office:value-type="float" office:value="99.323">
            <text:p>99.323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7">
            <text:p>1.677</text:p>
          </table:table-cell>
          <table:table-cell office:value-type="float" office:value="3.126">
            <text:p>3.126</text:p>
          </table:table-cell>
          <table:table-cell office:value-type="float" office:value="98.987">
            <text:p>98.987</text:p>
          </table:table-cell>
          <table:table-cell office:value-type="float" office:value="99.323">
            <text:p>99.3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49]+0.02" office:value-type="float" office:value="6.95999999999994">
            <text:p>6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66">
            <text:p>1.666</text:p>
          </table:table-cell>
          <table:table-cell office:value-type="float" office:value="3.104">
            <text:p>3.104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69">
            <text:p>1.669</text:p>
          </table:table-cell>
          <table:table-cell office:value-type="float" office:value="3.116">
            <text:p>3.116</text:p>
          </table:table-cell>
          <table:table-cell office:value-type="float" office:value="98.822">
            <text:p>98.822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0]+0.02" office:value-type="float" office:value="6.97999999999994">
            <text:p>6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73">
            <text:p>1.673</text:p>
          </table:table-cell>
          <table:table-cell office:value-type="float" office:value="3.111">
            <text:p>3.111</text:p>
          </table:table-cell>
          <table:table-cell office:value-type="float" office:value="99.323">
            <text:p>99.323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4">
            <text:p>1.674</text:p>
          </table:table-cell>
          <table:table-cell office:value-type="float" office:value="3.124">
            <text:p>3.124</text:p>
          </table:table-cell>
          <table:table-cell office:value-type="float" office:value="99.041">
            <text:p>99.041</text:p>
          </table:table-cell>
          <table:table-cell office:value-type="float" office:value="99.323">
            <text:p>99.3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1]+0.02" office:value-type="float" office:value="6.99999999999994">
            <text:p>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9">
            <text:p>1.69</text:p>
          </table:table-cell>
          <table:table-cell office:value-type="float" office:value="3.124">
            <text:p>3.124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6">
            <text:p>1.686</text:p>
          </table:table-cell>
          <table:table-cell office:value-type="float" office:value="3.136">
            <text:p>3.136</text:p>
          </table:table-cell>
          <table:table-cell office:value-type="float" office:value="99.041">
            <text:p>99.041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2]+0.02" office:value-type="float" office:value="7.01999999999994">
            <text:p>7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1">
            <text:p>1.681</text:p>
          </table:table-cell>
          <table:table-cell office:value-type="float" office:value="3.118">
            <text:p>3.118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5">
            <text:p>1.685</text:p>
          </table:table-cell>
          <table:table-cell office:value-type="float" office:value="3.134">
            <text:p>3.134</text:p>
          </table:table-cell>
          <table:table-cell office:value-type="float" office:value="99.041">
            <text:p>99.041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3]+0.02" office:value-type="float" office:value="7.03999999999994">
            <text:p>7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75">
            <text:p>1.675</text:p>
          </table:table-cell>
          <table:table-cell office:value-type="float" office:value="3.109">
            <text:p>3.109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3">
            <text:p>1.673</text:p>
          </table:table-cell>
          <table:table-cell office:value-type="float" office:value="3.118">
            <text:p>3.118</text:p>
          </table:table-cell>
          <table:table-cell office:value-type="float" office:value="98.713">
            <text:p>98.713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4]+0.02" office:value-type="float" office:value="7.05999999999994">
            <text:p>7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">
            <text:p>1.67</text:p>
          </table:table-cell>
          <table:table-cell office:value-type="float" office:value="3.106">
            <text:p>3.106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52">
            <text:p>1.452</text:p>
          </table:table-cell>
          <table:table-cell office:value-type="float" office:value="1.667">
            <text:p>1.667</text:p>
          </table:table-cell>
          <table:table-cell office:value-type="float" office:value="3.119">
            <text:p>3.119</text:p>
          </table:table-cell>
          <table:table-cell office:value-type="float" office:value="99.206">
            <text:p>99.206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5]+0.02" office:value-type="float" office:value="7.07999999999994">
            <text:p>7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2">
            <text:p>1.672</text:p>
          </table:table-cell>
          <table:table-cell office:value-type="float" office:value="3.107">
            <text:p>3.107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1">
            <text:p>1.441</text:p>
          </table:table-cell>
          <table:table-cell office:value-type="float" office:value="1.677">
            <text:p>1.677</text:p>
          </table:table-cell>
          <table:table-cell office:value-type="float" office:value="3.117">
            <text:p>3.117</text:p>
          </table:table-cell>
          <table:table-cell office:value-type="float" office:value="98.439">
            <text:p>98.439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6]+0.02" office:value-type="float" office:value="7.09999999999994">
            <text:p>7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89">
            <text:p>1.689</text:p>
          </table:table-cell>
          <table:table-cell office:value-type="float" office:value="3.12">
            <text:p>3.12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54">
            <text:p>1.454</text:p>
          </table:table-cell>
          <table:table-cell office:value-type="float" office:value="1.685">
            <text:p>1.685</text:p>
          </table:table-cell>
          <table:table-cell office:value-type="float" office:value="3.139">
            <text:p>3.139</text:p>
          </table:table-cell>
          <table:table-cell office:value-type="float" office:value="99.37">
            <text:p>99.37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7]+0.02" office:value-type="float" office:value="7.11999999999994">
            <text:p>7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85">
            <text:p>1.685</text:p>
          </table:table-cell>
          <table:table-cell office:value-type="float" office:value="3.116">
            <text:p>3.116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1">
            <text:p>1.681</text:p>
          </table:table-cell>
          <table:table-cell office:value-type="float" office:value="3.131">
            <text:p>3.131</text:p>
          </table:table-cell>
          <table:table-cell office:value-type="float" office:value="99.041">
            <text:p>99.041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8]+0.02" office:value-type="float" office:value="7.13999999999994">
            <text:p>7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5">
            <text:p>1.675</text:p>
          </table:table-cell>
          <table:table-cell office:value-type="float" office:value="3.107">
            <text:p>3.107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79">
            <text:p>1.679</text:p>
          </table:table-cell>
          <table:table-cell office:value-type="float" office:value="3.122">
            <text:p>3.122</text:p>
          </table:table-cell>
          <table:table-cell office:value-type="float" office:value="98.603">
            <text:p>98.603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59]+0.02" office:value-type="float" office:value="7.15999999999994">
            <text:p>7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2">
            <text:p>1.442</text:p>
          </table:table-cell>
          <table:table-cell office:value-type="float" office:value="1.664">
            <text:p>1.664</text:p>
          </table:table-cell>
          <table:table-cell office:value-type="float" office:value="3.106">
            <text:p>3.106</text:p>
          </table:table-cell>
          <table:table-cell office:value-type="float" office:value="99.544">
            <text:p>99.544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69">
            <text:p>1.669</text:p>
          </table:table-cell>
          <table:table-cell office:value-type="float" office:value="3.121">
            <text:p>3.121</text:p>
          </table:table-cell>
          <table:table-cell office:value-type="float" office:value="99.261">
            <text:p>99.261</text:p>
          </table:table-cell>
          <table:table-cell office:value-type="float" office:value="99.544">
            <text:p>99.5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0]+0.02" office:value-type="float" office:value="7.17999999999994">
            <text:p>7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71">
            <text:p>1.671</text:p>
          </table:table-cell>
          <table:table-cell office:value-type="float" office:value="3.101">
            <text:p>3.101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76">
            <text:p>1.676</text:p>
          </table:table-cell>
          <table:table-cell office:value-type="float" office:value="3.12">
            <text:p>3.12</text:p>
          </table:table-cell>
          <table:table-cell office:value-type="float" office:value="98.658">
            <text:p>98.658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1]+0.02" office:value-type="float" office:value="7.19999999999993">
            <text:p>7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83">
            <text:p>1.683</text:p>
          </table:table-cell>
          <table:table-cell office:value-type="float" office:value="3.121">
            <text:p>3.121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42">
            <text:p>1.442</text:p>
          </table:table-cell>
          <table:table-cell office:value-type="float" office:value="1.689">
            <text:p>1.689</text:p>
          </table:table-cell>
          <table:table-cell office:value-type="float" office:value="3.131">
            <text:p>3.131</text:p>
          </table:table-cell>
          <table:table-cell office:value-type="float" office:value="98.548">
            <text:p>98.548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2]+0.02" office:value-type="float" office:value="7.21999999999993">
            <text:p>7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1.681">
            <text:p>1.681</text:p>
          </table:table-cell>
          <table:table-cell office:value-type="float" office:value="3.121">
            <text:p>3.121</text:p>
          </table:table-cell>
          <table:table-cell office:value-type="float" office:value="99.378">
            <text:p>99.378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9">
            <text:p>1.689</text:p>
          </table:table-cell>
          <table:table-cell office:value-type="float" office:value="3.137">
            <text:p>3.137</text:p>
          </table:table-cell>
          <table:table-cell office:value-type="float" office:value="98.987">
            <text:p>98.987</text:p>
          </table:table-cell>
          <table:table-cell office:value-type="float" office:value="99.378">
            <text:p>99.37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3]+0.02" office:value-type="float" office:value="7.23999999999993">
            <text:p>7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8">
            <text:p>1.678</text:p>
          </table:table-cell>
          <table:table-cell office:value-type="float" office:value="3.109">
            <text:p>3.109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79">
            <text:p>1.679</text:p>
          </table:table-cell>
          <table:table-cell office:value-type="float" office:value="3.118">
            <text:p>3.118</text:p>
          </table:table-cell>
          <table:table-cell office:value-type="float" office:value="98.329">
            <text:p>98.329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4]+0.02" office:value-type="float" office:value="7.25999999999993">
            <text:p>7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67">
            <text:p>1.667</text:p>
          </table:table-cell>
          <table:table-cell office:value-type="float" office:value="3.105">
            <text:p>3.105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69">
            <text:p>1.669</text:p>
          </table:table-cell>
          <table:table-cell office:value-type="float" office:value="3.116">
            <text:p>3.116</text:p>
          </table:table-cell>
          <table:table-cell office:value-type="float" office:value="98.932">
            <text:p>98.932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5]+0.02" office:value-type="float" office:value="7.27999999999993">
            <text:p>7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1">
            <text:p>1.671</text:p>
          </table:table-cell>
          <table:table-cell office:value-type="float" office:value="3.106">
            <text:p>3.106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74">
            <text:p>1.674</text:p>
          </table:table-cell>
          <table:table-cell office:value-type="float" office:value="3.12">
            <text:p>3.12</text:p>
          </table:table-cell>
          <table:table-cell office:value-type="float" office:value="98.822">
            <text:p>98.822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6]+0.02" office:value-type="float" office:value="7.29999999999993">
            <text:p>7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689">
            <text:p>1.689</text:p>
          </table:table-cell>
          <table:table-cell office:value-type="float" office:value="3.118">
            <text:p>3.118</text:p>
          </table:table-cell>
          <table:table-cell office:value-type="float" office:value="98.659">
            <text:p>98.659</text:p>
          </table:table-cell>
          <table:table-cell office:value-type="float" office:value="0">
            <text:p>0</text:p>
          </table:table-cell>
          <table:table-cell office:value-type="float" office:value="1.452">
            <text:p>1.452</text:p>
          </table:table-cell>
          <table:table-cell office:value-type="float" office:value="1.681">
            <text:p>1.681</text:p>
          </table:table-cell>
          <table:table-cell office:value-type="float" office:value="3.133">
            <text:p>3.133</text:p>
          </table:table-cell>
          <table:table-cell office:value-type="float" office:value="99.206">
            <text:p>99.206</text:p>
          </table:table-cell>
          <table:table-cell office:value-type="float" office:value="98.659">
            <text:p>98.6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7]+0.02" office:value-type="float" office:value="7.31999999999993">
            <text:p>7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4">
            <text:p>1.684</text:p>
          </table:table-cell>
          <table:table-cell office:value-type="float" office:value="3.12">
            <text:p>3.12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6">
            <text:p>1.686</text:p>
          </table:table-cell>
          <table:table-cell office:value-type="float" office:value="3.132">
            <text:p>3.132</text:p>
          </table:table-cell>
          <table:table-cell office:value-type="float" office:value="98.822">
            <text:p>98.822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8]+0.02" office:value-type="float" office:value="7.33999999999993">
            <text:p>7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75">
            <text:p>1.675</text:p>
          </table:table-cell>
          <table:table-cell office:value-type="float" office:value="3.109">
            <text:p>3.109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72">
            <text:p>1.672</text:p>
          </table:table-cell>
          <table:table-cell office:value-type="float" office:value="3.125">
            <text:p>3.125</text:p>
          </table:table-cell>
          <table:table-cell office:value-type="float" office:value="99.315">
            <text:p>99.315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69]+0.02" office:value-type="float" office:value="7.35999999999993">
            <text:p>7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7">
            <text:p>1.437</text:p>
          </table:table-cell>
          <table:table-cell office:value-type="float" office:value="1.667">
            <text:p>1.667</text:p>
          </table:table-cell>
          <table:table-cell office:value-type="float" office:value="3.104">
            <text:p>3.104</text:p>
          </table:table-cell>
          <table:table-cell office:value-type="float" office:value="99.212">
            <text:p>99.212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67">
            <text:p>1.667</text:p>
          </table:table-cell>
          <table:table-cell office:value-type="float" office:value="3.12">
            <text:p>3.12</text:p>
          </table:table-cell>
          <table:table-cell office:value-type="float" office:value="99.261">
            <text:p>99.261</text:p>
          </table:table-cell>
          <table:table-cell office:value-type="float" office:value="99.212">
            <text:p>99.21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0]+0.02" office:value-type="float" office:value="7.37999999999993">
            <text:p>7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7">
            <text:p>1.437</text:p>
          </table:table-cell>
          <table:table-cell office:value-type="float" office:value="1.673">
            <text:p>1.673</text:p>
          </table:table-cell>
          <table:table-cell office:value-type="float" office:value="3.111">
            <text:p>3.111</text:p>
          </table:table-cell>
          <table:table-cell office:value-type="float" office:value="99.212">
            <text:p>99.212</text:p>
          </table:table-cell>
          <table:table-cell office:value-type="float" office:value="0">
            <text:p>0</text:p>
          </table:table-cell>
          <table:table-cell office:value-type="float" office:value="1.452">
            <text:p>1.452</text:p>
          </table:table-cell>
          <table:table-cell office:value-type="float" office:value="1.67">
            <text:p>1.67</text:p>
          </table:table-cell>
          <table:table-cell office:value-type="float" office:value="3.122">
            <text:p>3.122</text:p>
          </table:table-cell>
          <table:table-cell office:value-type="float" office:value="99.206">
            <text:p>99.206</text:p>
          </table:table-cell>
          <table:table-cell office:value-type="float" office:value="99.212">
            <text:p>99.21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1]+0.02" office:value-type="float" office:value="7.39999999999993">
            <text:p>7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84">
            <text:p>1.684</text:p>
          </table:table-cell>
          <table:table-cell office:value-type="float" office:value="3.119">
            <text:p>3.119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89">
            <text:p>1.689</text:p>
          </table:table-cell>
          <table:table-cell office:value-type="float" office:value="3.132">
            <text:p>3.132</text:p>
          </table:table-cell>
          <table:table-cell office:value-type="float" office:value="98.603">
            <text:p>98.603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2]+0.02" office:value-type="float" office:value="7.41999999999993">
            <text:p>7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3">
            <text:p>1.683</text:p>
          </table:table-cell>
          <table:table-cell office:value-type="float" office:value="3.116">
            <text:p>3.116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85">
            <text:p>1.685</text:p>
          </table:table-cell>
          <table:table-cell office:value-type="float" office:value="3.135">
            <text:p>3.135</text:p>
          </table:table-cell>
          <table:table-cell office:value-type="float" office:value="99.096">
            <text:p>99.096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3]+0.02" office:value-type="float" office:value="7.43999999999993">
            <text:p>7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7">
            <text:p>1.677</text:p>
          </table:table-cell>
          <table:table-cell office:value-type="float" office:value="3.112">
            <text:p>3.112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1.677">
            <text:p>1.677</text:p>
          </table:table-cell>
          <table:table-cell office:value-type="float" office:value="3.117">
            <text:p>3.117</text:p>
          </table:table-cell>
          <table:table-cell office:value-type="float" office:value="98.384">
            <text:p>98.384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4]+0.02" office:value-type="float" office:value="7.45999999999993">
            <text:p>7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">
            <text:p>1.67</text:p>
          </table:table-cell>
          <table:table-cell office:value-type="float" office:value="3.101">
            <text:p>3.101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67">
            <text:p>1.667</text:p>
          </table:table-cell>
          <table:table-cell office:value-type="float" office:value="3.115">
            <text:p>3.115</text:p>
          </table:table-cell>
          <table:table-cell office:value-type="float" office:value="98.932">
            <text:p>98.932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5]+0.02" office:value-type="float" office:value="7.47999999999993">
            <text:p>7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5">
            <text:p>1.425</text:p>
          </table:table-cell>
          <table:table-cell office:value-type="float" office:value="1.676">
            <text:p>1.676</text:p>
          </table:table-cell>
          <table:table-cell office:value-type="float" office:value="3.101">
            <text:p>3.101</text:p>
          </table:table-cell>
          <table:table-cell office:value-type="float" office:value="98.382">
            <text:p>98.382</text:p>
          </table:table-cell>
          <table:table-cell office:value-type="float" office:value="0">
            <text:p>0</text:p>
          </table:table-cell>
          <table:table-cell office:value-type="float" office:value="1.457">
            <text:p>1.457</text:p>
          </table:table-cell>
          <table:table-cell office:value-type="float" office:value="1.669">
            <text:p>1.669</text:p>
          </table:table-cell>
          <table:table-cell office:value-type="float" office:value="3.125">
            <text:p>3.125</text:p>
          </table:table-cell>
          <table:table-cell office:value-type="float" office:value="99.534">
            <text:p>99.534</text:p>
          </table:table-cell>
          <table:table-cell office:value-type="float" office:value="98.382">
            <text:p>98.38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6]+0.02" office:value-type="float" office:value="7.49999999999993">
            <text:p>7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5">
            <text:p>1.685</text:p>
          </table:table-cell>
          <table:table-cell office:value-type="float" office:value="3.121">
            <text:p>3.121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88">
            <text:p>1.688</text:p>
          </table:table-cell>
          <table:table-cell office:value-type="float" office:value="3.132">
            <text:p>3.132</text:p>
          </table:table-cell>
          <table:table-cell office:value-type="float" office:value="98.658">
            <text:p>98.658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7]+0.02" office:value-type="float" office:value="7.51999999999993">
            <text:p>7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85">
            <text:p>1.685</text:p>
          </table:table-cell>
          <table:table-cell office:value-type="float" office:value="3.115">
            <text:p>3.115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7">
            <text:p>1.687</text:p>
          </table:table-cell>
          <table:table-cell office:value-type="float" office:value="3.133">
            <text:p>3.133</text:p>
          </table:table-cell>
          <table:table-cell office:value-type="float" office:value="98.822">
            <text:p>98.822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8]+0.02" office:value-type="float" office:value="7.53999999999993">
            <text:p>7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9">
            <text:p>1.679</text:p>
          </table:table-cell>
          <table:table-cell office:value-type="float" office:value="3.115">
            <text:p>3.115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78">
            <text:p>1.678</text:p>
          </table:table-cell>
          <table:table-cell office:value-type="float" office:value="3.124">
            <text:p>3.124</text:p>
          </table:table-cell>
          <table:table-cell office:value-type="float" office:value="98.822">
            <text:p>98.822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79]+0.02" office:value-type="float" office:value="7.55999999999993">
            <text:p>7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69">
            <text:p>1.669</text:p>
          </table:table-cell>
          <table:table-cell office:value-type="float" office:value="3.103">
            <text:p>3.103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52">
            <text:p>1.452</text:p>
          </table:table-cell>
          <table:table-cell office:value-type="float" office:value="1.669">
            <text:p>1.669</text:p>
          </table:table-cell>
          <table:table-cell office:value-type="float" office:value="3.12">
            <text:p>3.12</text:p>
          </table:table-cell>
          <table:table-cell office:value-type="float" office:value="99.206">
            <text:p>99.206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0]+0.02" office:value-type="float" office:value="7.57999999999993">
            <text:p>7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3">
            <text:p>1.673</text:p>
          </table:table-cell>
          <table:table-cell office:value-type="float" office:value="3.106">
            <text:p>3.106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4">
            <text:p>1.674</text:p>
          </table:table-cell>
          <table:table-cell office:value-type="float" office:value="3.12">
            <text:p>3.12</text:p>
          </table:table-cell>
          <table:table-cell office:value-type="float" office:value="98.768">
            <text:p>98.768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1]+0.02" office:value-type="float" office:value="7.59999999999993">
            <text:p>7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8">
            <text:p>1.688</text:p>
          </table:table-cell>
          <table:table-cell office:value-type="float" office:value="3.124">
            <text:p>3.124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5">
            <text:p>1.685</text:p>
          </table:table-cell>
          <table:table-cell office:value-type="float" office:value="3.134">
            <text:p>3.134</text:p>
          </table:table-cell>
          <table:table-cell office:value-type="float" office:value="98.987">
            <text:p>98.987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2]+0.02" office:value-type="float" office:value="7.61999999999993">
            <text:p>7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68">
            <text:p>1.668</text:p>
          </table:table-cell>
          <table:table-cell office:value-type="float" office:value="3.104">
            <text:p>3.104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69">
            <text:p>1.669</text:p>
          </table:table-cell>
          <table:table-cell office:value-type="float" office:value="3.116">
            <text:p>3.116</text:p>
          </table:table-cell>
          <table:table-cell office:value-type="float" office:value="98.877">
            <text:p>98.877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3]+0.02" office:value-type="float" office:value="7.63999999999993">
            <text:p>7.64</text:p>
          </table:table-cell>
          <table:table-cell office:value-type="float" office:value="0">
            <text:p>0</text:p>
          </table:table-cell>
          <table:table-cell office:value-type="float" office:value="0.077">
            <text:p>0.077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5">
            <text:p>1.685</text:p>
          </table:table-cell>
          <table:table-cell office:value-type="float" office:value="3.117">
            <text:p>3.117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81">
            <text:p>1.681</text:p>
          </table:table-cell>
          <table:table-cell office:value-type="float" office:value="3.135">
            <text:p>3.135</text:p>
          </table:table-cell>
          <table:table-cell office:value-type="float" office:value="99.315">
            <text:p>99.315</text:p>
          </table:table-cell>
          <table:table-cell office:value-type="float" office:value="98.88">
            <text:p>98.88</text:p>
          </table:table-cell>
          <table:table-cell office:value-type="float" office:value="0.077">
            <text:p>0.07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4]+0.02" office:value-type="float" office:value="7.65999999999992">
            <text:p>7.66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91">
            <text:p>1.691</text:p>
          </table:table-cell>
          <table:table-cell office:value-type="float" office:value="3.126">
            <text:p>3.126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85">
            <text:p>1.685</text:p>
          </table:table-cell>
          <table:table-cell office:value-type="float" office:value="3.136">
            <text:p>3.136</text:p>
          </table:table-cell>
          <table:table-cell office:value-type="float" office:value="99.096">
            <text:p>99.096</text:p>
          </table:table-cell>
          <table:table-cell office:value-type="float" office:value="99.046">
            <text:p>99.046</text:p>
          </table:table-cell>
          <table:table-cell office:value-type="float" office:value="0.055">
            <text:p>0.0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5]+0.02" office:value-type="float" office:value="7.67999999999992">
            <text:p>7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4">
            <text:p>1.684</text:p>
          </table:table-cell>
          <table:table-cell office:value-type="float" office:value="3.12">
            <text:p>3.12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8">
            <text:p>1.678</text:p>
          </table:table-cell>
          <table:table-cell office:value-type="float" office:value="3.128">
            <text:p>3.128</text:p>
          </table:table-cell>
          <table:table-cell office:value-type="float" office:value="99.041">
            <text:p>99.041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6]+0.02" office:value-type="float" office:value="7.69999999999992">
            <text:p>7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68">
            <text:p>1.668</text:p>
          </table:table-cell>
          <table:table-cell office:value-type="float" office:value="3.099">
            <text:p>3.099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71">
            <text:p>1.671</text:p>
          </table:table-cell>
          <table:table-cell office:value-type="float" office:value="3.115">
            <text:p>3.115</text:p>
          </table:table-cell>
          <table:table-cell office:value-type="float" office:value="98.658">
            <text:p>98.658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7]+0.02" office:value-type="float" office:value="7.71999999999992">
            <text:p>7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1">
            <text:p>1.441</text:p>
          </table:table-cell>
          <table:table-cell office:value-type="float" office:value="1.669">
            <text:p>1.669</text:p>
          </table:table-cell>
          <table:table-cell office:value-type="float" office:value="3.11">
            <text:p>3.11</text:p>
          </table:table-cell>
          <table:table-cell office:value-type="float" office:value="99.489">
            <text:p>99.489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3">
            <text:p>1.673</text:p>
          </table:table-cell>
          <table:table-cell office:value-type="float" office:value="3.119">
            <text:p>3.119</text:p>
          </table:table-cell>
          <table:table-cell office:value-type="float" office:value="98.768">
            <text:p>98.768</text:p>
          </table:table-cell>
          <table:table-cell office:value-type="float" office:value="99.489">
            <text:p>99.4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8]+0.02" office:value-type="float" office:value="7.73999999999992">
            <text:p>7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82">
            <text:p>1.682</text:p>
          </table:table-cell>
          <table:table-cell office:value-type="float" office:value="3.112">
            <text:p>3.112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81">
            <text:p>1.681</text:p>
          </table:table-cell>
          <table:table-cell office:value-type="float" office:value="3.127">
            <text:p>3.127</text:p>
          </table:table-cell>
          <table:table-cell office:value-type="float" office:value="98.768">
            <text:p>98.768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89]+0.02" office:value-type="float" office:value="7.75999999999992">
            <text:p>7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85">
            <text:p>1.685</text:p>
          </table:table-cell>
          <table:table-cell office:value-type="float" office:value="3.123">
            <text:p>3.123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91">
            <text:p>1.691</text:p>
          </table:table-cell>
          <table:table-cell office:value-type="float" office:value="3.134">
            <text:p>3.134</text:p>
          </table:table-cell>
          <table:table-cell office:value-type="float" office:value="98.603">
            <text:p>98.603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0]+0.02" office:value-type="float" office:value="7.77999999999992">
            <text:p>7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82">
            <text:p>1.682</text:p>
          </table:table-cell>
          <table:table-cell office:value-type="float" office:value="3.116">
            <text:p>3.116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79">
            <text:p>1.679</text:p>
          </table:table-cell>
          <table:table-cell office:value-type="float" office:value="3.132">
            <text:p>3.132</text:p>
          </table:table-cell>
          <table:table-cell office:value-type="float" office:value="99.315">
            <text:p>99.315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1]+0.02" office:value-type="float" office:value="7.79999999999992">
            <text:p>7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7">
            <text:p>1.437</text:p>
          </table:table-cell>
          <table:table-cell office:value-type="float" office:value="1.669">
            <text:p>1.669</text:p>
          </table:table-cell>
          <table:table-cell office:value-type="float" office:value="3.106">
            <text:p>3.106</text:p>
          </table:table-cell>
          <table:table-cell office:value-type="float" office:value="99.212">
            <text:p>99.212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">
            <text:p>1.67</text:p>
          </table:table-cell>
          <table:table-cell office:value-type="float" office:value="3.119">
            <text:p>3.119</text:p>
          </table:table-cell>
          <table:table-cell office:value-type="float" office:value="98.987">
            <text:p>98.987</text:p>
          </table:table-cell>
          <table:table-cell office:value-type="float" office:value="99.212">
            <text:p>99.21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2]+0.02" office:value-type="float" office:value="7.81999999999992">
            <text:p>7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6">
            <text:p>1.676</text:p>
          </table:table-cell>
          <table:table-cell office:value-type="float" office:value="3.107">
            <text:p>3.107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71">
            <text:p>1.671</text:p>
          </table:table-cell>
          <table:table-cell office:value-type="float" office:value="3.117">
            <text:p>3.117</text:p>
          </table:table-cell>
          <table:table-cell office:value-type="float" office:value="98.822">
            <text:p>98.822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3]+0.02" office:value-type="float" office:value="7.83999999999992">
            <text:p>7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1">
            <text:p>1.681</text:p>
          </table:table-cell>
          <table:table-cell office:value-type="float" office:value="3.117">
            <text:p>3.117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79">
            <text:p>1.679</text:p>
          </table:table-cell>
          <table:table-cell office:value-type="float" office:value="3.13">
            <text:p>3.13</text:p>
          </table:table-cell>
          <table:table-cell office:value-type="float" office:value="99.151">
            <text:p>99.151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4]+0.02" office:value-type="float" office:value="7.85999999999992">
            <text:p>7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6">
            <text:p>1.686</text:p>
          </table:table-cell>
          <table:table-cell office:value-type="float" office:value="3.118">
            <text:p>3.118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52">
            <text:p>1.452</text:p>
          </table:table-cell>
          <table:table-cell office:value-type="float" office:value="1.689">
            <text:p>1.689</text:p>
          </table:table-cell>
          <table:table-cell office:value-type="float" office:value="3.14">
            <text:p>3.14</text:p>
          </table:table-cell>
          <table:table-cell office:value-type="float" office:value="99.206">
            <text:p>99.206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5]+0.02" office:value-type="float" office:value="7.87999999999992">
            <text:p>7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8">
            <text:p>1.678</text:p>
          </table:table-cell>
          <table:table-cell office:value-type="float" office:value="3.111">
            <text:p>3.111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1">
            <text:p>1.681</text:p>
          </table:table-cell>
          <table:table-cell office:value-type="float" office:value="3.128">
            <text:p>3.128</text:p>
          </table:table-cell>
          <table:table-cell office:value-type="float" office:value="98.877">
            <text:p>98.877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6]+0.02" office:value-type="float" office:value="7.89999999999992">
            <text:p>7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69">
            <text:p>1.669</text:p>
          </table:table-cell>
          <table:table-cell office:value-type="float" office:value="3.104">
            <text:p>3.104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2">
            <text:p>1.442</text:p>
          </table:table-cell>
          <table:table-cell office:value-type="float" office:value="1.671">
            <text:p>1.671</text:p>
          </table:table-cell>
          <table:table-cell office:value-type="float" office:value="3.113">
            <text:p>3.113</text:p>
          </table:table-cell>
          <table:table-cell office:value-type="float" office:value="98.548">
            <text:p>98.548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7]+0.02" office:value-type="float" office:value="7.91999999999992">
            <text:p>7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3">
            <text:p>1.673</text:p>
          </table:table-cell>
          <table:table-cell office:value-type="float" office:value="3.106">
            <text:p>3.106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2">
            <text:p>1.672</text:p>
          </table:table-cell>
          <table:table-cell office:value-type="float" office:value="3.121">
            <text:p>3.121</text:p>
          </table:table-cell>
          <table:table-cell office:value-type="float" office:value="99.041">
            <text:p>99.041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8]+0.02" office:value-type="float" office:value="7.93999999999992">
            <text:p>7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1">
            <text:p>1.681</text:p>
          </table:table-cell>
          <table:table-cell office:value-type="float" office:value="3.117">
            <text:p>3.117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86">
            <text:p>1.686</text:p>
          </table:table-cell>
          <table:table-cell office:value-type="float" office:value="3.125">
            <text:p>3.125</text:p>
          </table:table-cell>
          <table:table-cell office:value-type="float" office:value="98.329">
            <text:p>98.329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399]+0.02" office:value-type="float" office:value="7.95999999999992">
            <text:p>7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92">
            <text:p>1.692</text:p>
          </table:table-cell>
          <table:table-cell office:value-type="float" office:value="3.122">
            <text:p>3.122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2">
            <text:p>1.442</text:p>
          </table:table-cell>
          <table:table-cell office:value-type="float" office:value="1.69">
            <text:p>1.69</text:p>
          </table:table-cell>
          <table:table-cell office:value-type="float" office:value="3.132">
            <text:p>3.132</text:p>
          </table:table-cell>
          <table:table-cell office:value-type="float" office:value="98.548">
            <text:p>98.548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0]+0.02" office:value-type="float" office:value="7.97999999999992">
            <text:p>7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82">
            <text:p>1.682</text:p>
          </table:table-cell>
          <table:table-cell office:value-type="float" office:value="3.116">
            <text:p>3.116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79">
            <text:p>1.679</text:p>
          </table:table-cell>
          <table:table-cell office:value-type="float" office:value="3.129">
            <text:p>3.129</text:p>
          </table:table-cell>
          <table:table-cell office:value-type="float" office:value="99.096">
            <text:p>99.096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1]+0.02" office:value-type="float" office:value="7.99999999999992">
            <text:p>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68">
            <text:p>1.668</text:p>
          </table:table-cell>
          <table:table-cell office:value-type="float" office:value="3.104">
            <text:p>3.104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2">
            <text:p>1.442</text:p>
          </table:table-cell>
          <table:table-cell office:value-type="float" office:value="1.671">
            <text:p>1.671</text:p>
          </table:table-cell>
          <table:table-cell office:value-type="float" office:value="3.113">
            <text:p>3.113</text:p>
          </table:table-cell>
          <table:table-cell office:value-type="float" office:value="98.548">
            <text:p>98.548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2]+0.02" office:value-type="float" office:value="8.01999999999992">
            <text:p>8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67">
            <text:p>1.67</text:p>
          </table:table-cell>
          <table:table-cell office:value-type="float" office:value="3.099">
            <text:p>3.099</text:p>
          </table:table-cell>
          <table:table-cell office:value-type="float" office:value="98.659">
            <text:p>98.659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69">
            <text:p>1.669</text:p>
          </table:table-cell>
          <table:table-cell office:value-type="float" office:value="3.12">
            <text:p>3.12</text:p>
          </table:table-cell>
          <table:table-cell office:value-type="float" office:value="99.096">
            <text:p>99.096</text:p>
          </table:table-cell>
          <table:table-cell office:value-type="float" office:value="98.659">
            <text:p>98.6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3]+0.02" office:value-type="float" office:value="8.03999999999992">
            <text:p>8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87">
            <text:p>1.687</text:p>
          </table:table-cell>
          <table:table-cell office:value-type="float" office:value="3.12">
            <text:p>3.12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81">
            <text:p>1.681</text:p>
          </table:table-cell>
          <table:table-cell office:value-type="float" office:value="3.132">
            <text:p>3.132</text:p>
          </table:table-cell>
          <table:table-cell office:value-type="float" office:value="99.096">
            <text:p>99.096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4]+0.02" office:value-type="float" office:value="8.05999999999992">
            <text:p>8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86">
            <text:p>1.686</text:p>
          </table:table-cell>
          <table:table-cell office:value-type="float" office:value="3.124">
            <text:p>3.124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85">
            <text:p>1.685</text:p>
          </table:table-cell>
          <table:table-cell office:value-type="float" office:value="3.138">
            <text:p>3.138</text:p>
          </table:table-cell>
          <table:table-cell office:value-type="float" office:value="99.261">
            <text:p>99.261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5]+0.02" office:value-type="float" office:value="8.07999999999992">
            <text:p>8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78">
            <text:p>1.678</text:p>
          </table:table-cell>
          <table:table-cell office:value-type="float" office:value="3.112">
            <text:p>3.112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2">
            <text:p>1.442</text:p>
          </table:table-cell>
          <table:table-cell office:value-type="float" office:value="1.68">
            <text:p>1.68</text:p>
          </table:table-cell>
          <table:table-cell office:value-type="float" office:value="3.122">
            <text:p>3.122</text:p>
          </table:table-cell>
          <table:table-cell office:value-type="float" office:value="98.548">
            <text:p>98.548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6]+0.02" office:value-type="float" office:value="8.09999999999992">
            <text:p>8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2">
            <text:p>1.672</text:p>
          </table:table-cell>
          <table:table-cell office:value-type="float" office:value="3.103">
            <text:p>3.103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1">
            <text:p>1.671</text:p>
          </table:table-cell>
          <table:table-cell office:value-type="float" office:value="3.116">
            <text:p>3.116</text:p>
          </table:table-cell>
          <table:table-cell office:value-type="float" office:value="98.768">
            <text:p>98.768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7]+0.02" office:value-type="float" office:value="8.11999999999992">
            <text:p>8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2">
            <text:p>1.672</text:p>
          </table:table-cell>
          <table:table-cell office:value-type="float" office:value="3.104">
            <text:p>3.104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7">
            <text:p>1.67</text:p>
          </table:table-cell>
          <table:table-cell office:value-type="float" office:value="3.118">
            <text:p>3.118</text:p>
          </table:table-cell>
          <table:table-cell office:value-type="float" office:value="98.932">
            <text:p>98.932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8]+0.02" office:value-type="float" office:value="8.13999999999992">
            <text:p>8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82">
            <text:p>1.682</text:p>
          </table:table-cell>
          <table:table-cell office:value-type="float" office:value="3.116">
            <text:p>3.116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5">
            <text:p>1.685</text:p>
          </table:table-cell>
          <table:table-cell office:value-type="float" office:value="3.135">
            <text:p>3.135</text:p>
          </table:table-cell>
          <table:table-cell office:value-type="float" office:value="99.041">
            <text:p>99.041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09]+0.02" office:value-type="float" office:value="8.15999999999992">
            <text:p>8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89">
            <text:p>1.689</text:p>
          </table:table-cell>
          <table:table-cell office:value-type="float" office:value="3.124">
            <text:p>3.124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89">
            <text:p>1.689</text:p>
          </table:table-cell>
          <table:table-cell office:value-type="float" office:value="3.14">
            <text:p>3.14</text:p>
          </table:table-cell>
          <table:table-cell office:value-type="float" office:value="99.096">
            <text:p>99.096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0]+0.02" office:value-type="float" office:value="8.17999999999991">
            <text:p>8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79">
            <text:p>1.679</text:p>
          </table:table-cell>
          <table:table-cell office:value-type="float" office:value="3.117">
            <text:p>3.117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81">
            <text:p>1.681</text:p>
          </table:table-cell>
          <table:table-cell office:value-type="float" office:value="3.125">
            <text:p>3.125</text:p>
          </table:table-cell>
          <table:table-cell office:value-type="float" office:value="98.713">
            <text:p>98.713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1]+0.02" office:value-type="float" office:value="8.19999999999991">
            <text:p>8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69">
            <text:p>1.669</text:p>
          </table:table-cell>
          <table:table-cell office:value-type="float" office:value="3.099">
            <text:p>3.099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7">
            <text:p>1.67</text:p>
          </table:table-cell>
          <table:table-cell office:value-type="float" office:value="3.109">
            <text:p>3.109</text:p>
          </table:table-cell>
          <table:table-cell office:value-type="float" office:value="98.329">
            <text:p>98.329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2]+0.02" office:value-type="float" office:value="8.21999999999991">
            <text:p>8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2">
            <text:p>1.672</text:p>
          </table:table-cell>
          <table:table-cell office:value-type="float" office:value="3.107">
            <text:p>3.107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69">
            <text:p>1.669</text:p>
          </table:table-cell>
          <table:table-cell office:value-type="float" office:value="3.12">
            <text:p>3.12</text:p>
          </table:table-cell>
          <table:table-cell office:value-type="float" office:value="99.096">
            <text:p>99.096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3]+0.02" office:value-type="float" office:value="8.23999999999991">
            <text:p>8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8">
            <text:p>1.68</text:p>
          </table:table-cell>
          <table:table-cell office:value-type="float" office:value="3.123">
            <text:p>3.123</text:p>
          </table:table-cell>
          <table:table-cell office:value-type="float" office:value="99.599">
            <text:p>99.599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4">
            <text:p>1.684</text:p>
          </table:table-cell>
          <table:table-cell office:value-type="float" office:value="3.132">
            <text:p>3.132</text:p>
          </table:table-cell>
          <table:table-cell office:value-type="float" office:value="98.987">
            <text:p>98.987</text:p>
          </table:table-cell>
          <table:table-cell office:value-type="float" office:value="99.599">
            <text:p>99.5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4]+0.02" office:value-type="float" office:value="8.25999999999991">
            <text:p>8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9">
            <text:p>1.69</text:p>
          </table:table-cell>
          <table:table-cell office:value-type="float" office:value="3.122">
            <text:p>3.122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88">
            <text:p>1.688</text:p>
          </table:table-cell>
          <table:table-cell office:value-type="float" office:value="3.133">
            <text:p>3.133</text:p>
          </table:table-cell>
          <table:table-cell office:value-type="float" office:value="98.768">
            <text:p>98.768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5]+0.02" office:value-type="float" office:value="8.27999999999991">
            <text:p>8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81">
            <text:p>1.681</text:p>
          </table:table-cell>
          <table:table-cell office:value-type="float" office:value="3.116">
            <text:p>3.116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1">
            <text:p>1.681</text:p>
          </table:table-cell>
          <table:table-cell office:value-type="float" office:value="3.127">
            <text:p>3.127</text:p>
          </table:table-cell>
          <table:table-cell office:value-type="float" office:value="98.822">
            <text:p>98.822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6]+0.02" office:value-type="float" office:value="8.29999999999991">
            <text:p>8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3">
            <text:p>1.673</text:p>
          </table:table-cell>
          <table:table-cell office:value-type="float" office:value="3.104">
            <text:p>3.104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67">
            <text:p>1.667</text:p>
          </table:table-cell>
          <table:table-cell office:value-type="float" office:value="3.118">
            <text:p>3.118</text:p>
          </table:table-cell>
          <table:table-cell office:value-type="float" office:value="99.151">
            <text:p>99.151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7]+0.02" office:value-type="float" office:value="8.31999999999991">
            <text:p>8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8">
            <text:p>1.428</text:p>
          </table:table-cell>
          <table:table-cell office:value-type="float" office:value="1.674">
            <text:p>1.674</text:p>
          </table:table-cell>
          <table:table-cell office:value-type="float" office:value="3.103">
            <text:p>3.103</text:p>
          </table:table-cell>
          <table:table-cell office:value-type="float" office:value="98.603">
            <text:p>98.603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69">
            <text:p>1.669</text:p>
          </table:table-cell>
          <table:table-cell office:value-type="float" office:value="3.118">
            <text:p>3.118</text:p>
          </table:table-cell>
          <table:table-cell office:value-type="float" office:value="99.041">
            <text:p>99.041</text:p>
          </table:table-cell>
          <table:table-cell office:value-type="float" office:value="98.603">
            <text:p>98.60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8]+0.02" office:value-type="float" office:value="8.33999999999991">
            <text:p>8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1">
            <text:p>1.681</text:p>
          </table:table-cell>
          <table:table-cell office:value-type="float" office:value="3.113">
            <text:p>3.113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81">
            <text:p>1.681</text:p>
          </table:table-cell>
          <table:table-cell office:value-type="float" office:value="3.134">
            <text:p>3.134</text:p>
          </table:table-cell>
          <table:table-cell office:value-type="float" office:value="99.261">
            <text:p>99.261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19]+0.02" office:value-type="float" office:value="8.35999999999991">
            <text:p>8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8">
            <text:p>1.428</text:p>
          </table:table-cell>
          <table:table-cell office:value-type="float" office:value="1.693">
            <text:p>1.693</text:p>
          </table:table-cell>
          <table:table-cell office:value-type="float" office:value="3.12">
            <text:p>3.12</text:p>
          </table:table-cell>
          <table:table-cell office:value-type="float" office:value="98.548">
            <text:p>98.548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9">
            <text:p>1.689</text:p>
          </table:table-cell>
          <table:table-cell office:value-type="float" office:value="3.135">
            <text:p>3.135</text:p>
          </table:table-cell>
          <table:table-cell office:value-type="float" office:value="98.822">
            <text:p>98.822</text:p>
          </table:table-cell>
          <table:table-cell office:value-type="float" office:value="98.548">
            <text:p>98.54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0]+0.02" office:value-type="float" office:value="8.37999999999991">
            <text:p>8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1">
            <text:p>1.681</text:p>
          </table:table-cell>
          <table:table-cell office:value-type="float" office:value="3.114">
            <text:p>3.114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77">
            <text:p>1.677</text:p>
          </table:table-cell>
          <table:table-cell office:value-type="float" office:value="3.126">
            <text:p>3.126</text:p>
          </table:table-cell>
          <table:table-cell office:value-type="float" office:value="99.041">
            <text:p>99.041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1]+0.02" office:value-type="float" office:value="8.39999999999991">
            <text:p>8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3">
            <text:p>1.673</text:p>
          </table:table-cell>
          <table:table-cell office:value-type="float" office:value="3.106">
            <text:p>3.106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68">
            <text:p>1.668</text:p>
          </table:table-cell>
          <table:table-cell office:value-type="float" office:value="3.117">
            <text:p>3.117</text:p>
          </table:table-cell>
          <table:table-cell office:value-type="float" office:value="99.041">
            <text:p>99.041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2]+0.02" office:value-type="float" office:value="8.41999999999991">
            <text:p>8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8">
            <text:p>1.438</text:p>
          </table:table-cell>
          <table:table-cell office:value-type="float" office:value="1.669">
            <text:p>1.669</text:p>
          </table:table-cell>
          <table:table-cell office:value-type="float" office:value="3.107">
            <text:p>3.107</text:p>
          </table:table-cell>
          <table:table-cell office:value-type="float" office:value="99.267">
            <text:p>99.267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69">
            <text:p>1.669</text:p>
          </table:table-cell>
          <table:table-cell office:value-type="float" office:value="3.117">
            <text:p>3.117</text:p>
          </table:table-cell>
          <table:table-cell office:value-type="float" office:value="98.987">
            <text:p>98.987</text:p>
          </table:table-cell>
          <table:table-cell office:value-type="float" office:value="99.267">
            <text:p>99.26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3]+0.02" office:value-type="float" office:value="8.43999999999991">
            <text:p>8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1">
            <text:p>1.681</text:p>
          </table:table-cell>
          <table:table-cell office:value-type="float" office:value="3.114">
            <text:p>3.114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3">
            <text:p>1.683</text:p>
          </table:table-cell>
          <table:table-cell office:value-type="float" office:value="3.131">
            <text:p>3.131</text:p>
          </table:table-cell>
          <table:table-cell office:value-type="float" office:value="98.932">
            <text:p>98.932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4]+0.02" office:value-type="float" office:value="8.45999999999991">
            <text:p>8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9">
            <text:p>1.689</text:p>
          </table:table-cell>
          <table:table-cell office:value-type="float" office:value="3.121">
            <text:p>3.121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83">
            <text:p>1.683</text:p>
          </table:table-cell>
          <table:table-cell office:value-type="float" office:value="3.136">
            <text:p>3.136</text:p>
          </table:table-cell>
          <table:table-cell office:value-type="float" office:value="99.261">
            <text:p>99.261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5]+0.02" office:value-type="float" office:value="8.47999999999991">
            <text:p>8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7">
            <text:p>1.427</text:p>
          </table:table-cell>
          <table:table-cell office:value-type="float" office:value="1.682">
            <text:p>1.682</text:p>
          </table:table-cell>
          <table:table-cell office:value-type="float" office:value="3.109">
            <text:p>3.109</text:p>
          </table:table-cell>
          <table:table-cell office:value-type="float" office:value="98.493">
            <text:p>98.493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81">
            <text:p>1.681</text:p>
          </table:table-cell>
          <table:table-cell office:value-type="float" office:value="3.125">
            <text:p>3.125</text:p>
          </table:table-cell>
          <table:table-cell office:value-type="float" office:value="98.713">
            <text:p>98.713</text:p>
          </table:table-cell>
          <table:table-cell office:value-type="float" office:value="98.493">
            <text:p>98.49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6]+0.02" office:value-type="float" office:value="8.49999999999991">
            <text:p>8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64">
            <text:p>1.664</text:p>
          </table:table-cell>
          <table:table-cell office:value-type="float" office:value="3.111">
            <text:p>3.111</text:p>
          </table:table-cell>
          <table:table-cell office:value-type="float" office:value="99.931">
            <text:p>99.931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65">
            <text:p>1.665</text:p>
          </table:table-cell>
          <table:table-cell office:value-type="float" office:value="3.114">
            <text:p>3.114</text:p>
          </table:table-cell>
          <table:table-cell office:value-type="float" office:value="98.987">
            <text:p>98.987</text:p>
          </table:table-cell>
          <table:table-cell office:value-type="float" office:value="99.931">
            <text:p>99.9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7]+0.02" office:value-type="float" office:value="8.51999999999991">
            <text:p>8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1">
            <text:p>1.671</text:p>
          </table:table-cell>
          <table:table-cell office:value-type="float" office:value="3.107">
            <text:p>3.107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69">
            <text:p>1.669</text:p>
          </table:table-cell>
          <table:table-cell office:value-type="float" office:value="3.118">
            <text:p>3.118</text:p>
          </table:table-cell>
          <table:table-cell office:value-type="float" office:value="99.041">
            <text:p>99.041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8]+0.02" office:value-type="float" office:value="8.53999999999991">
            <text:p>8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79">
            <text:p>1.679</text:p>
          </table:table-cell>
          <table:table-cell office:value-type="float" office:value="3.122">
            <text:p>3.122</text:p>
          </table:table-cell>
          <table:table-cell office:value-type="float" office:value="99.599">
            <text:p>99.599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3">
            <text:p>1.683</text:p>
          </table:table-cell>
          <table:table-cell office:value-type="float" office:value="3.132">
            <text:p>3.132</text:p>
          </table:table-cell>
          <table:table-cell office:value-type="float" office:value="98.987">
            <text:p>98.987</text:p>
          </table:table-cell>
          <table:table-cell office:value-type="float" office:value="99.599">
            <text:p>99.5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29]+0.02" office:value-type="float" office:value="8.55999999999991">
            <text:p>8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8">
            <text:p>1.688</text:p>
          </table:table-cell>
          <table:table-cell office:value-type="float" office:value="3.12">
            <text:p>3.12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9">
            <text:p>1.689</text:p>
          </table:table-cell>
          <table:table-cell office:value-type="float" office:value="3.137">
            <text:p>3.137</text:p>
          </table:table-cell>
          <table:table-cell office:value-type="float" office:value="98.987">
            <text:p>98.987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0]+0.02" office:value-type="float" office:value="8.57999999999991">
            <text:p>8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81">
            <text:p>1.681</text:p>
          </table:table-cell>
          <table:table-cell office:value-type="float" office:value="3.111">
            <text:p>3.111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83">
            <text:p>1.683</text:p>
          </table:table-cell>
          <table:table-cell office:value-type="float" office:value="3.128">
            <text:p>3.128</text:p>
          </table:table-cell>
          <table:table-cell office:value-type="float" office:value="98.768">
            <text:p>98.768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1]+0.02" office:value-type="float" office:value="8.59999999999991">
            <text:p>8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3">
            <text:p>1.423</text:p>
          </table:table-cell>
          <table:table-cell office:value-type="float" office:value="1.677">
            <text:p>1.677</text:p>
          </table:table-cell>
          <table:table-cell office:value-type="float" office:value="3.1">
            <text:p>3.1</text:p>
          </table:table-cell>
          <table:table-cell office:value-type="float" office:value="98.216">
            <text:p>98.216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65">
            <text:p>1.665</text:p>
          </table:table-cell>
          <table:table-cell office:value-type="float" office:value="3.116">
            <text:p>3.116</text:p>
          </table:table-cell>
          <table:table-cell office:value-type="float" office:value="99.151">
            <text:p>99.151</text:p>
          </table:table-cell>
          <table:table-cell office:value-type="float" office:value="98.216">
            <text:p>98.21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2]+0.02" office:value-type="float" office:value="8.61999999999991">
            <text:p>8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">
            <text:p>1.67</text:p>
          </table:table-cell>
          <table:table-cell office:value-type="float" office:value="3.107">
            <text:p>3.107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72">
            <text:p>1.672</text:p>
          </table:table-cell>
          <table:table-cell office:value-type="float" office:value="3.123">
            <text:p>3.123</text:p>
          </table:table-cell>
          <table:table-cell office:value-type="float" office:value="99.151">
            <text:p>99.151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3]+0.02" office:value-type="float" office:value="8.6399999999999">
            <text:p>8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3">
            <text:p>1.683</text:p>
          </table:table-cell>
          <table:table-cell office:value-type="float" office:value="3.12">
            <text:p>3.12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87">
            <text:p>1.687</text:p>
          </table:table-cell>
          <table:table-cell office:value-type="float" office:value="3.131">
            <text:p>3.131</text:p>
          </table:table-cell>
          <table:table-cell office:value-type="float" office:value="98.658">
            <text:p>98.658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4]+0.02" office:value-type="float" office:value="8.6599999999999">
            <text:p>8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92">
            <text:p>1.692</text:p>
          </table:table-cell>
          <table:table-cell office:value-type="float" office:value="3.124">
            <text:p>3.124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5">
            <text:p>1.685</text:p>
          </table:table-cell>
          <table:table-cell office:value-type="float" office:value="3.131">
            <text:p>3.131</text:p>
          </table:table-cell>
          <table:table-cell office:value-type="float" office:value="98.822">
            <text:p>98.822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5]+0.02" office:value-type="float" office:value="8.6799999999999">
            <text:p>8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8">
            <text:p>1.678</text:p>
          </table:table-cell>
          <table:table-cell office:value-type="float" office:value="3.114">
            <text:p>3.114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8">
            <text:p>1.678</text:p>
          </table:table-cell>
          <table:table-cell office:value-type="float" office:value="3.123">
            <text:p>3.123</text:p>
          </table:table-cell>
          <table:table-cell office:value-type="float" office:value="98.713">
            <text:p>98.713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6]+0.02" office:value-type="float" office:value="8.6999999999999">
            <text:p>8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3">
            <text:p>1.673</text:p>
          </table:table-cell>
          <table:table-cell office:value-type="float" office:value="3.106">
            <text:p>3.106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65">
            <text:p>1.665</text:p>
          </table:table-cell>
          <table:table-cell office:value-type="float" office:value="3.116">
            <text:p>3.116</text:p>
          </table:table-cell>
          <table:table-cell office:value-type="float" office:value="99.151">
            <text:p>99.151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7]+0.02" office:value-type="float" office:value="8.7199999999999">
            <text:p>8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76">
            <text:p>1.676</text:p>
          </table:table-cell>
          <table:table-cell office:value-type="float" office:value="3.106">
            <text:p>3.106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52">
            <text:p>1.452</text:p>
          </table:table-cell>
          <table:table-cell office:value-type="float" office:value="1.669">
            <text:p>1.669</text:p>
          </table:table-cell>
          <table:table-cell office:value-type="float" office:value="3.121">
            <text:p>3.121</text:p>
          </table:table-cell>
          <table:table-cell office:value-type="float" office:value="99.206">
            <text:p>99.206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8]+0.02" office:value-type="float" office:value="8.7399999999999">
            <text:p>8.7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83">
            <text:p>1.683</text:p>
          </table:table-cell>
          <table:table-cell office:value-type="float" office:value="3.114">
            <text:p>3.114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85">
            <text:p>1.685</text:p>
          </table:table-cell>
          <table:table-cell office:value-type="float" office:value="3.132">
            <text:p>3.132</text:p>
          </table:table-cell>
          <table:table-cell office:value-type="float" office:value="98.877">
            <text:p>98.877</text:p>
          </table:table-cell>
          <table:table-cell office:value-type="float" office:value="98.769">
            <text:p>98.769</text:p>
          </table:table-cell>
          <table:table-cell office:value-type="float" office:value="0.087">
            <text:p>0.08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39]+0.02" office:value-type="float" office:value="8.7599999999999">
            <text:p>8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85">
            <text:p>1.685</text:p>
          </table:table-cell>
          <table:table-cell office:value-type="float" office:value="3.118">
            <text:p>3.118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84">
            <text:p>1.684</text:p>
          </table:table-cell>
          <table:table-cell office:value-type="float" office:value="3.132">
            <text:p>3.132</text:p>
          </table:table-cell>
          <table:table-cell office:value-type="float" office:value="98.987">
            <text:p>98.987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0]+0.02" office:value-type="float" office:value="8.7799999999999">
            <text:p>8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7">
            <text:p>1.677</text:p>
          </table:table-cell>
          <table:table-cell office:value-type="float" office:value="3.109">
            <text:p>3.109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7">
            <text:p>1.447</text:p>
          </table:table-cell>
          <table:table-cell office:value-type="float" office:value="1.677">
            <text:p>1.677</text:p>
          </table:table-cell>
          <table:table-cell office:value-type="float" office:value="3.124">
            <text:p>3.124</text:p>
          </table:table-cell>
          <table:table-cell office:value-type="float" office:value="98.877">
            <text:p>98.877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1]+0.02" office:value-type="float" office:value="8.7999999999999">
            <text:p>8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69">
            <text:p>1.669</text:p>
          </table:table-cell>
          <table:table-cell office:value-type="float" office:value="3.103">
            <text:p>3.103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67">
            <text:p>1.667</text:p>
          </table:table-cell>
          <table:table-cell office:value-type="float" office:value="3.111">
            <text:p>3.111</text:p>
          </table:table-cell>
          <table:table-cell office:value-type="float" office:value="98.658">
            <text:p>98.658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2]+0.02" office:value-type="float" office:value="8.8199999999999">
            <text:p>8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8">
            <text:p>1.428</text:p>
          </table:table-cell>
          <table:table-cell office:value-type="float" office:value="1.672">
            <text:p>1.672</text:p>
          </table:table-cell>
          <table:table-cell office:value-type="float" office:value="3.099">
            <text:p>3.099</text:p>
          </table:table-cell>
          <table:table-cell office:value-type="float" office:value="98.548">
            <text:p>98.548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2">
            <text:p>1.672</text:p>
          </table:table-cell>
          <table:table-cell office:value-type="float" office:value="3.117">
            <text:p>3.117</text:p>
          </table:table-cell>
          <table:table-cell office:value-type="float" office:value="98.768">
            <text:p>98.768</text:p>
          </table:table-cell>
          <table:table-cell office:value-type="float" office:value="98.548">
            <text:p>98.54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3]+0.02" office:value-type="float" office:value="8.8399999999999">
            <text:p>8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5">
            <text:p>1.685</text:p>
          </table:table-cell>
          <table:table-cell office:value-type="float" office:value="3.116">
            <text:p>3.116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85">
            <text:p>1.685</text:p>
          </table:table-cell>
          <table:table-cell office:value-type="float" office:value="3.129">
            <text:p>3.129</text:p>
          </table:table-cell>
          <table:table-cell office:value-type="float" office:value="98.658">
            <text:p>98.658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4]+0.02" office:value-type="float" office:value="8.8599999999999">
            <text:p>8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1">
            <text:p>1.681</text:p>
          </table:table-cell>
          <table:table-cell office:value-type="float" office:value="3.118">
            <text:p>3.118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87">
            <text:p>1.687</text:p>
          </table:table-cell>
          <table:table-cell office:value-type="float" office:value="3.13">
            <text:p>3.13</text:p>
          </table:table-cell>
          <table:table-cell office:value-type="float" office:value="98.603">
            <text:p>98.603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5]+0.02" office:value-type="float" office:value="8.8799999999999">
            <text:p>8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7">
            <text:p>1.677</text:p>
          </table:table-cell>
          <table:table-cell office:value-type="float" office:value="3.107">
            <text:p>3.107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57">
            <text:p>1.457</text:p>
          </table:table-cell>
          <table:table-cell office:value-type="float" office:value="1.673">
            <text:p>1.673</text:p>
          </table:table-cell>
          <table:table-cell office:value-type="float" office:value="3.129">
            <text:p>3.129</text:p>
          </table:table-cell>
          <table:table-cell office:value-type="float" office:value="99.534">
            <text:p>99.534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6]+0.02" office:value-type="float" office:value="8.8999999999999">
            <text:p>8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1">
            <text:p>1.441</text:p>
          </table:table-cell>
          <table:table-cell office:value-type="float" office:value="1.662">
            <text:p>1.662</text:p>
          </table:table-cell>
          <table:table-cell office:value-type="float" office:value="3.103">
            <text:p>3.103</text:p>
          </table:table-cell>
          <table:table-cell office:value-type="float" office:value="99.433">
            <text:p>99.433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66">
            <text:p>1.666</text:p>
          </table:table-cell>
          <table:table-cell office:value-type="float" office:value="3.11">
            <text:p>3.11</text:p>
          </table:table-cell>
          <table:table-cell office:value-type="float" office:value="98.658">
            <text:p>98.658</text:p>
          </table:table-cell>
          <table:table-cell office:value-type="float" office:value="99.433">
            <text:p>99.43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7]+0.02" office:value-type="float" office:value="8.9199999999999">
            <text:p>8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9">
            <text:p>1.429</text:p>
          </table:table-cell>
          <table:table-cell office:value-type="float" office:value="1.676">
            <text:p>1.676</text:p>
          </table:table-cell>
          <table:table-cell office:value-type="float" office:value="3.105">
            <text:p>3.105</text:p>
          </table:table-cell>
          <table:table-cell office:value-type="float" office:value="98.659">
            <text:p>98.659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68">
            <text:p>1.668</text:p>
          </table:table-cell>
          <table:table-cell office:value-type="float" office:value="3.118">
            <text:p>3.118</text:p>
          </table:table-cell>
          <table:table-cell office:value-type="float" office:value="99.096">
            <text:p>99.096</text:p>
          </table:table-cell>
          <table:table-cell office:value-type="float" office:value="98.659">
            <text:p>98.6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8]+0.02" office:value-type="float" office:value="8.9399999999999">
            <text:p>8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3">
            <text:p>1.683</text:p>
          </table:table-cell>
          <table:table-cell office:value-type="float" office:value="3.12">
            <text:p>3.12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2">
            <text:p>1.682</text:p>
          </table:table-cell>
          <table:table-cell office:value-type="float" office:value="3.13">
            <text:p>3.13</text:p>
          </table:table-cell>
          <table:table-cell office:value-type="float" office:value="98.932">
            <text:p>98.932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49]+0.02" office:value-type="float" office:value="8.9599999999999">
            <text:p>8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9">
            <text:p>1.689</text:p>
          </table:table-cell>
          <table:table-cell office:value-type="float" office:value="3.122">
            <text:p>3.122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1.685">
            <text:p>1.685</text:p>
          </table:table-cell>
          <table:table-cell office:value-type="float" office:value="3.125">
            <text:p>3.125</text:p>
          </table:table-cell>
          <table:table-cell office:value-type="float" office:value="98.384">
            <text:p>98.384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0]+0.02" office:value-type="float" office:value="8.9799999999999">
            <text:p>8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76">
            <text:p>1.676</text:p>
          </table:table-cell>
          <table:table-cell office:value-type="float" office:value="3.108">
            <text:p>3.108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5">
            <text:p>1.675</text:p>
          </table:table-cell>
          <table:table-cell office:value-type="float" office:value="3.12">
            <text:p>3.12</text:p>
          </table:table-cell>
          <table:table-cell office:value-type="float" office:value="98.768">
            <text:p>98.768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1]+0.02" office:value-type="float" office:value="8.9999999999999">
            <text:p>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1">
            <text:p>1.671</text:p>
          </table:table-cell>
          <table:table-cell office:value-type="float" office:value="3.102">
            <text:p>3.102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69">
            <text:p>1.669</text:p>
          </table:table-cell>
          <table:table-cell office:value-type="float" office:value="3.114">
            <text:p>3.114</text:p>
          </table:table-cell>
          <table:table-cell office:value-type="float" office:value="98.768">
            <text:p>98.768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2]+0.02" office:value-type="float" office:value="9.0199999999999">
            <text:p>9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3">
            <text:p>1.673</text:p>
          </table:table-cell>
          <table:table-cell office:value-type="float" office:value="3.107">
            <text:p>3.107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74">
            <text:p>1.674</text:p>
          </table:table-cell>
          <table:table-cell office:value-type="float" office:value="3.118">
            <text:p>3.118</text:p>
          </table:table-cell>
          <table:table-cell office:value-type="float" office:value="98.658">
            <text:p>98.658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3]+0.02" office:value-type="float" office:value="9.0399999999999">
            <text:p>9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8">
            <text:p>1.68</text:p>
          </table:table-cell>
          <table:table-cell office:value-type="float" office:value="3.119">
            <text:p>3.119</text:p>
          </table:table-cell>
          <table:table-cell office:value-type="float" office:value="99.323">
            <text:p>99.323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85">
            <text:p>1.685</text:p>
          </table:table-cell>
          <table:table-cell office:value-type="float" office:value="3.128">
            <text:p>3.128</text:p>
          </table:table-cell>
          <table:table-cell office:value-type="float" office:value="98.658">
            <text:p>98.658</text:p>
          </table:table-cell>
          <table:table-cell office:value-type="float" office:value="99.323">
            <text:p>99.3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4]+0.02" office:value-type="float" office:value="9.0599999999999">
            <text:p>9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41">
            <text:p>1.441</text:p>
          </table:table-cell>
          <table:table-cell office:value-type="float" office:value="1.686">
            <text:p>1.686</text:p>
          </table:table-cell>
          <table:table-cell office:value-type="float" office:value="3.128">
            <text:p>3.128</text:p>
          </table:table-cell>
          <table:table-cell office:value-type="float" office:value="99.489">
            <text:p>99.489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9">
            <text:p>1.689</text:p>
          </table:table-cell>
          <table:table-cell office:value-type="float" office:value="3.136">
            <text:p>3.136</text:p>
          </table:table-cell>
          <table:table-cell office:value-type="float" office:value="98.932">
            <text:p>98.932</text:p>
          </table:table-cell>
          <table:table-cell office:value-type="float" office:value="99.489">
            <text:p>99.4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5]+0.02" office:value-type="float" office:value="9.0799999999999">
            <text:p>9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679">
            <text:p>1.679</text:p>
          </table:table-cell>
          <table:table-cell office:value-type="float" office:value="3.109">
            <text:p>3.109</text:p>
          </table:table-cell>
          <table:table-cell office:value-type="float" office:value="98.714">
            <text:p>98.714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7">
            <text:p>1.677</text:p>
          </table:table-cell>
          <table:table-cell office:value-type="float" office:value="3.122">
            <text:p>3.122</text:p>
          </table:table-cell>
          <table:table-cell office:value-type="float" office:value="98.768">
            <text:p>98.768</text:p>
          </table:table-cell>
          <table:table-cell office:value-type="float" office:value="98.714">
            <text:p>98.7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6]+0.02" office:value-type="float" office:value="9.0999999999999">
            <text:p>9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69">
            <text:p>1.669</text:p>
          </table:table-cell>
          <table:table-cell office:value-type="float" office:value="3.103">
            <text:p>3.103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66">
            <text:p>1.666</text:p>
          </table:table-cell>
          <table:table-cell office:value-type="float" office:value="3.112">
            <text:p>3.112</text:p>
          </table:table-cell>
          <table:table-cell office:value-type="float" office:value="98.822">
            <text:p>98.822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7]+0.02" office:value-type="float" office:value="9.11999999999989">
            <text:p>9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4">
            <text:p>1.674</text:p>
          </table:table-cell>
          <table:table-cell office:value-type="float" office:value="3.111">
            <text:p>3.111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3">
            <text:p>1.673</text:p>
          </table:table-cell>
          <table:table-cell office:value-type="float" office:value="3.119">
            <text:p>3.119</text:p>
          </table:table-cell>
          <table:table-cell office:value-type="float" office:value="98.768">
            <text:p>98.768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8]+0.02" office:value-type="float" office:value="9.13999999999989">
            <text:p>9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6">
            <text:p>1.426</text:p>
          </table:table-cell>
          <table:table-cell office:value-type="float" office:value="1.686">
            <text:p>1.686</text:p>
          </table:table-cell>
          <table:table-cell office:value-type="float" office:value="3.112">
            <text:p>3.112</text:p>
          </table:table-cell>
          <table:table-cell office:value-type="float" office:value="98.437">
            <text:p>98.437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81">
            <text:p>1.681</text:p>
          </table:table-cell>
          <table:table-cell office:value-type="float" office:value="3.132">
            <text:p>3.132</text:p>
          </table:table-cell>
          <table:table-cell office:value-type="float" office:value="99.096">
            <text:p>99.096</text:p>
          </table:table-cell>
          <table:table-cell office:value-type="float" office:value="98.437">
            <text:p>98.43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59]+0.02" office:value-type="float" office:value="9.15999999999989">
            <text:p>9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84">
            <text:p>1.684</text:p>
          </table:table-cell>
          <table:table-cell office:value-type="float" office:value="3.123">
            <text:p>3.123</text:p>
          </table:table-cell>
          <table:table-cell office:value-type="float" office:value="99.323">
            <text:p>99.323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84">
            <text:p>1.684</text:p>
          </table:table-cell>
          <table:table-cell office:value-type="float" office:value="3.135">
            <text:p>3.135</text:p>
          </table:table-cell>
          <table:table-cell office:value-type="float" office:value="99.151">
            <text:p>99.151</text:p>
          </table:table-cell>
          <table:table-cell office:value-type="float" office:value="99.323">
            <text:p>99.3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0]+0.02" office:value-type="float" office:value="9.17999999999989">
            <text:p>9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9">
            <text:p>1.679</text:p>
          </table:table-cell>
          <table:table-cell office:value-type="float" office:value="3.114">
            <text:p>3.114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8">
            <text:p>1.678</text:p>
          </table:table-cell>
          <table:table-cell office:value-type="float" office:value="3.124">
            <text:p>3.124</text:p>
          </table:table-cell>
          <table:table-cell office:value-type="float" office:value="98.768">
            <text:p>98.768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1]+0.02" office:value-type="float" office:value="9.19999999999989">
            <text:p>9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1">
            <text:p>1.671</text:p>
          </table:table-cell>
          <table:table-cell office:value-type="float" office:value="3.104">
            <text:p>3.104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9">
            <text:p>1.449</text:p>
          </table:table-cell>
          <table:table-cell office:value-type="float" office:value="1.669">
            <text:p>1.669</text:p>
          </table:table-cell>
          <table:table-cell office:value-type="float" office:value="3.118">
            <text:p>3.118</text:p>
          </table:table-cell>
          <table:table-cell office:value-type="float" office:value="99.041">
            <text:p>99.041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2]+0.02" office:value-type="float" office:value="9.21999999999989">
            <text:p>9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4">
            <text:p>1.674</text:p>
          </table:table-cell>
          <table:table-cell office:value-type="float" office:value="3.107">
            <text:p>3.107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2">
            <text:p>1.442</text:p>
          </table:table-cell>
          <table:table-cell office:value-type="float" office:value="1.674">
            <text:p>1.674</text:p>
          </table:table-cell>
          <table:table-cell office:value-type="float" office:value="3.116">
            <text:p>3.116</text:p>
          </table:table-cell>
          <table:table-cell office:value-type="float" office:value="98.548">
            <text:p>98.548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3]+0.02" office:value-type="float" office:value="9.23999999999989">
            <text:p>9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83">
            <text:p>1.683</text:p>
          </table:table-cell>
          <table:table-cell office:value-type="float" office:value="3.12">
            <text:p>3.12</text:p>
          </table:table-cell>
          <table:table-cell office:value-type="float" office:value="99.157">
            <text:p>99.157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85">
            <text:p>1.685</text:p>
          </table:table-cell>
          <table:table-cell office:value-type="float" office:value="3.13">
            <text:p>3.13</text:p>
          </table:table-cell>
          <table:table-cell office:value-type="float" office:value="98.713">
            <text:p>98.713</text:p>
          </table:table-cell>
          <table:table-cell office:value-type="float" office:value="99.157">
            <text:p>99.1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4]+0.02" office:value-type="float" office:value="9.25999999999989">
            <text:p>9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9">
            <text:p>1.689</text:p>
          </table:table-cell>
          <table:table-cell office:value-type="float" office:value="3.121">
            <text:p>3.121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9">
            <text:p>1.689</text:p>
          </table:table-cell>
          <table:table-cell office:value-type="float" office:value="3.135">
            <text:p>3.135</text:p>
          </table:table-cell>
          <table:table-cell office:value-type="float" office:value="98.822">
            <text:p>98.822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5]+0.02" office:value-type="float" office:value="9.27999999999989">
            <text:p>9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79">
            <text:p>1.679</text:p>
          </table:table-cell>
          <table:table-cell office:value-type="float" office:value="3.113">
            <text:p>3.113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75">
            <text:p>1.675</text:p>
          </table:table-cell>
          <table:table-cell office:value-type="float" office:value="3.125">
            <text:p>3.125</text:p>
          </table:table-cell>
          <table:table-cell office:value-type="float" office:value="99.096">
            <text:p>99.096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6]+0.02" office:value-type="float" office:value="9.29999999999989">
            <text:p>9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69">
            <text:p>1.669</text:p>
          </table:table-cell>
          <table:table-cell office:value-type="float" office:value="3.104">
            <text:p>3.104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66">
            <text:p>1.666</text:p>
          </table:table-cell>
          <table:table-cell office:value-type="float" office:value="3.116">
            <text:p>3.116</text:p>
          </table:table-cell>
          <table:table-cell office:value-type="float" office:value="99.096">
            <text:p>99.096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7]+0.02" office:value-type="float" office:value="9.31999999999989">
            <text:p>9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6">
            <text:p>1.676</text:p>
          </table:table-cell>
          <table:table-cell office:value-type="float" office:value="3.109">
            <text:p>3.109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54">
            <text:p>1.454</text:p>
          </table:table-cell>
          <table:table-cell office:value-type="float" office:value="1.669">
            <text:p>1.669</text:p>
          </table:table-cell>
          <table:table-cell office:value-type="float" office:value="3.123">
            <text:p>3.123</text:p>
          </table:table-cell>
          <table:table-cell office:value-type="float" office:value="99.37">
            <text:p>99.37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8]+0.02" office:value-type="float" office:value="9.33999999999989">
            <text:p>9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82">
            <text:p>1.682</text:p>
          </table:table-cell>
          <table:table-cell office:value-type="float" office:value="3.117">
            <text:p>3.117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85">
            <text:p>1.685</text:p>
          </table:table-cell>
          <table:table-cell office:value-type="float" office:value="3.131">
            <text:p>3.131</text:p>
          </table:table-cell>
          <table:table-cell office:value-type="float" office:value="98.822">
            <text:p>98.822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69]+0.02" office:value-type="float" office:value="9.35999999999989">
            <text:p>9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9">
            <text:p>1.689</text:p>
          </table:table-cell>
          <table:table-cell office:value-type="float" office:value="3.12">
            <text:p>3.12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86">
            <text:p>1.686</text:p>
          </table:table-cell>
          <table:table-cell office:value-type="float" office:value="3.134">
            <text:p>3.134</text:p>
          </table:table-cell>
          <table:table-cell office:value-type="float" office:value="98.932">
            <text:p>98.932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0]+0.02" office:value-type="float" office:value="9.37999999999989">
            <text:p>9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8">
            <text:p>1.68</text:p>
          </table:table-cell>
          <table:table-cell office:value-type="float" office:value="3.114">
            <text:p>3.114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5">
            <text:p>1.445</text:p>
          </table:table-cell>
          <table:table-cell office:value-type="float" office:value="1.677">
            <text:p>1.677</text:p>
          </table:table-cell>
          <table:table-cell office:value-type="float" office:value="3.123">
            <text:p>3.123</text:p>
          </table:table-cell>
          <table:table-cell office:value-type="float" office:value="98.768">
            <text:p>98.768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1]+0.02" office:value-type="float" office:value="9.39999999999989">
            <text:p>9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6">
            <text:p>1.436</text:p>
          </table:table-cell>
          <table:table-cell office:value-type="float" office:value="1.67">
            <text:p>1.67</text:p>
          </table:table-cell>
          <table:table-cell office:value-type="float" office:value="3.106">
            <text:p>3.106</text:p>
          </table:table-cell>
          <table:table-cell office:value-type="float" office:value="99.101">
            <text:p>99.101</text:p>
          </table:table-cell>
          <table:table-cell office:value-type="float" office:value="0">
            <text:p>0</text:p>
          </table:table-cell>
          <table:table-cell office:value-type="float" office:value="1.446">
            <text:p>1.446</text:p>
          </table:table-cell>
          <table:table-cell office:value-type="float" office:value="1.667">
            <text:p>1.667</text:p>
          </table:table-cell>
          <table:table-cell office:value-type="float" office:value="3.113">
            <text:p>3.113</text:p>
          </table:table-cell>
          <table:table-cell office:value-type="float" office:value="98.822">
            <text:p>98.822</text:p>
          </table:table-cell>
          <table:table-cell office:value-type="float" office:value="99.101">
            <text:p>99.1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2]+0.02" office:value-type="float" office:value="9.41999999999989">
            <text:p>9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">
            <text:p>1.435</text:p>
          </table:table-cell>
          <table:table-cell office:value-type="float" office:value="1.675">
            <text:p>1.675</text:p>
          </table:table-cell>
          <table:table-cell office:value-type="float" office:value="3.11">
            <text:p>3.11</text:p>
          </table:table-cell>
          <table:table-cell office:value-type="float" office:value="99.046">
            <text:p>99.046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672">
            <text:p>1.672</text:p>
          </table:table-cell>
          <table:table-cell office:value-type="float" office:value="3.122">
            <text:p>3.122</text:p>
          </table:table-cell>
          <table:table-cell office:value-type="float" office:value="99.096">
            <text:p>99.096</text:p>
          </table:table-cell>
          <table:table-cell office:value-type="float" office:value="99.046">
            <text:p>99.0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3]+0.02" office:value-type="float" office:value="9.43999999999989">
            <text:p>9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4">
            <text:p>1.684</text:p>
          </table:table-cell>
          <table:table-cell office:value-type="float" office:value="3.116">
            <text:p>3.116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82">
            <text:p>1.682</text:p>
          </table:table-cell>
          <table:table-cell office:value-type="float" office:value="3.135">
            <text:p>3.135</text:p>
          </table:table-cell>
          <table:table-cell office:value-type="float" office:value="99.261">
            <text:p>99.261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4]+0.02" office:value-type="float" office:value="9.45999999999989">
            <text:p>9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88">
            <text:p>1.688</text:p>
          </table:table-cell>
          <table:table-cell office:value-type="float" office:value="3.12">
            <text:p>3.12</text:p>
          </table:table-cell>
          <table:table-cell office:value-type="float" office:value="98.825">
            <text:p>98.825</text:p>
          </table:table-cell>
          <table:table-cell office:value-type="float" office:value="0">
            <text:p>0</text:p>
          </table:table-cell>
          <table:table-cell office:value-type="float" office:value="1.451">
            <text:p>1.451</text:p>
          </table:table-cell>
          <table:table-cell office:value-type="float" office:value="1.685">
            <text:p>1.685</text:p>
          </table:table-cell>
          <table:table-cell office:value-type="float" office:value="3.136">
            <text:p>3.136</text:p>
          </table:table-cell>
          <table:table-cell office:value-type="float" office:value="99.151">
            <text:p>99.151</text:p>
          </table:table-cell>
          <table:table-cell office:value-type="float" office:value="98.825">
            <text:p>98.8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5]+0.02" office:value-type="float" office:value="9.47999999999989">
            <text:p>9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9">
            <text:p>1.439</text:p>
          </table:table-cell>
          <table:table-cell office:value-type="float" office:value="1.677">
            <text:p>1.677</text:p>
          </table:table-cell>
          <table:table-cell office:value-type="float" office:value="3.116">
            <text:p>3.116</text:p>
          </table:table-cell>
          <table:table-cell office:value-type="float" office:value="99.322">
            <text:p>99.322</text:p>
          </table:table-cell>
          <table:table-cell office:value-type="float" office:value="0">
            <text:p>0</text:p>
          </table:table-cell>
          <table:table-cell office:value-type="float" office:value="1.443">
            <text:p>1.443</text:p>
          </table:table-cell>
          <table:table-cell office:value-type="float" office:value="1.679">
            <text:p>1.679</text:p>
          </table:table-cell>
          <table:table-cell office:value-type="float" office:value="3.122">
            <text:p>3.122</text:p>
          </table:table-cell>
          <table:table-cell office:value-type="float" office:value="98.603">
            <text:p>98.603</text:p>
          </table:table-cell>
          <table:table-cell office:value-type="float" office:value="99.322">
            <text:p>99.32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6]+0.02" office:value-type="float" office:value="9.49999999999989">
            <text:p>9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.669">
            <text:p>1.669</text:p>
          </table:table-cell>
          <table:table-cell office:value-type="float" office:value="3.101">
            <text:p>3.101</text:p>
          </table:table-cell>
          <table:table-cell office:value-type="float" office:value="98.88">
            <text:p>98.88</text:p>
          </table:table-cell>
          <table:table-cell office:value-type="float" office:value="0">
            <text:p>0</text:p>
          </table:table-cell>
          <table:table-cell office:value-type="float" office:value="1.456">
            <text:p>1.456</text:p>
          </table:table-cell>
          <table:table-cell office:value-type="float" office:value="1.665">
            <text:p>1.665</text:p>
          </table:table-cell>
          <table:table-cell office:value-type="float" office:value="3.12">
            <text:p>3.12</text:p>
          </table:table-cell>
          <table:table-cell office:value-type="float" office:value="99.48">
            <text:p>99.48</text:p>
          </table:table-cell>
          <table:table-cell office:value-type="float" office:value="98.88">
            <text:p>98.8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7]+0.02" office:value-type="float" office:value="9.51999999999989">
            <text:p>9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1">
            <text:p>1.431</text:p>
          </table:table-cell>
          <table:table-cell office:value-type="float" office:value="1.672">
            <text:p>1.672</text:p>
          </table:table-cell>
          <table:table-cell office:value-type="float" office:value="3.103">
            <text:p>3.103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1.457">
            <text:p>1.457</text:p>
          </table:table-cell>
          <table:table-cell office:value-type="float" office:value="1.669">
            <text:p>1.669</text:p>
          </table:table-cell>
          <table:table-cell office:value-type="float" office:value="3.126">
            <text:p>3.126</text:p>
          </table:table-cell>
          <table:table-cell office:value-type="float" office:value="99.534">
            <text:p>99.534</text:p>
          </table:table-cell>
          <table:table-cell office:value-type="float" office:value="98.769">
            <text:p>98.76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8]+0.02" office:value-type="float" office:value="9.53999999999989">
            <text:p>9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85">
            <text:p>1.685</text:p>
          </table:table-cell>
          <table:table-cell office:value-type="float" office:value="3.12">
            <text:p>3.12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44">
            <text:p>1.444</text:p>
          </table:table-cell>
          <table:table-cell office:value-type="float" office:value="1.685">
            <text:p>1.685</text:p>
          </table:table-cell>
          <table:table-cell office:value-type="float" office:value="3.129">
            <text:p>3.129</text:p>
          </table:table-cell>
          <table:table-cell office:value-type="float" office:value="98.658">
            <text:p>98.658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79]+0.02" office:value-type="float" office:value="9.55999999999989">
            <text:p>9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4">
            <text:p>1.434</text:p>
          </table:table-cell>
          <table:table-cell office:value-type="float" office:value="1.687">
            <text:p>1.687</text:p>
          </table:table-cell>
          <table:table-cell office:value-type="float" office:value="3.121">
            <text:p>3.121</text:p>
          </table:table-cell>
          <table:table-cell office:value-type="float" office:value="98.991">
            <text:p>98.991</text:p>
          </table:table-cell>
          <table:table-cell office:value-type="float" office:value="0">
            <text:p>0</text:p>
          </table:table-cell>
          <table:table-cell office:value-type="float" office:value="1.453">
            <text:p>1.453</text:p>
          </table:table-cell>
          <table:table-cell office:value-type="float" office:value="1.681">
            <text:p>1.681</text:p>
          </table:table-cell>
          <table:table-cell office:value-type="float" office:value="3.135">
            <text:p>3.135</text:p>
          </table:table-cell>
          <table:table-cell office:value-type="float" office:value="99.315">
            <text:p>99.315</text:p>
          </table:table-cell>
          <table:table-cell office:value-type="float" office:value="98.991">
            <text:p>98.9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0]+0.02" office:value-type="float" office:value="9.57999999999988">
            <text:p>9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33">
            <text:p>1.433</text:p>
          </table:table-cell>
          <table:table-cell office:value-type="float" office:value="1.677">
            <text:p>1.677</text:p>
          </table:table-cell>
          <table:table-cell office:value-type="float" office:value="3.11">
            <text:p>3.11</text:p>
          </table:table-cell>
          <table:table-cell office:value-type="float" office:value="98.935">
            <text:p>98.935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675">
            <text:p>1.675</text:p>
          </table:table-cell>
          <table:table-cell office:value-type="float" office:value="3.123">
            <text:p>3.123</text:p>
          </table:table-cell>
          <table:table-cell office:value-type="float" office:value="98.932">
            <text:p>98.932</text:p>
          </table:table-cell>
          <table:table-cell office:value-type="float" office:value="98.935">
            <text:p>98.93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1]+0.02" office:value-type="float" office:value="9.59999999999988">
            <text:p>9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427">
            <text:p>1.427</text:p>
          </table:table-cell>
          <table:table-cell office:value-type="float" office:value="1.585">
            <text:p>1.585</text:p>
          </table:table-cell>
          <table:table-cell office:value-type="float" office:value="3.012">
            <text:p>3.012</text:p>
          </table:table-cell>
          <table:table-cell office:value-type="float" office:value="98.493">
            <text:p>98.493</text:p>
          </table:table-cell>
          <table:table-cell office:value-type="float" office:value="0">
            <text:p>0</text:p>
          </table:table-cell>
          <table:table-cell office:value-type="float" office:value="1.448">
            <text:p>1.448</text:p>
          </table:table-cell>
          <table:table-cell office:value-type="float" office:value="1.582">
            <text:p>1.582</text:p>
          </table:table-cell>
          <table:table-cell office:value-type="float" office:value="3.029">
            <text:p>3.029</text:p>
          </table:table-cell>
          <table:table-cell office:value-type="float" office:value="98.932">
            <text:p>98.932</text:p>
          </table:table-cell>
          <table:table-cell office:value-type="float" office:value="98.493">
            <text:p>98.49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2]+0.02" office:value-type="float" office:value="9.61999999999988">
            <text:p>9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87">
            <text:p>1.387</text:p>
          </table:table-cell>
          <table:table-cell office:value-type="float" office:value="1.428">
            <text:p>1.428</text:p>
          </table:table-cell>
          <table:table-cell office:value-type="float" office:value="2.814">
            <text:p>2.814</text:p>
          </table:table-cell>
          <table:table-cell office:value-type="float" office:value="95.726">
            <text:p>95.726</text:p>
          </table:table-cell>
          <table:table-cell office:value-type="float" office:value="0">
            <text:p>0</text:p>
          </table:table-cell>
          <table:table-cell office:value-type="float" office:value="1.418">
            <text:p>1.418</text:p>
          </table:table-cell>
          <table:table-cell office:value-type="float" office:value="1.426">
            <text:p>1.426</text:p>
          </table:table-cell>
          <table:table-cell office:value-type="float" office:value="2.844">
            <text:p>2.844</text:p>
          </table:table-cell>
          <table:table-cell office:value-type="float" office:value="96.905">
            <text:p>96.905</text:p>
          </table:table-cell>
          <table:table-cell office:value-type="float" office:value="95.726">
            <text:p>95.72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3]+0.02" office:value-type="float" office:value="9.63999999999988">
            <text:p>9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333">
            <text:p>1.333</text:p>
          </table:table-cell>
          <table:table-cell office:value-type="float" office:value="1.271">
            <text:p>1.271</text:p>
          </table:table-cell>
          <table:table-cell office:value-type="float" office:value="2.604">
            <text:p>2.604</text:p>
          </table:table-cell>
          <table:table-cell office:value-type="float" office:value="92.074">
            <text:p>92.074</text:p>
          </table:table-cell>
          <table:table-cell office:value-type="float" office:value="0">
            <text:p>0</text:p>
          </table:table-cell>
          <table:table-cell office:value-type="float" office:value="1.388">
            <text:p>1.388</text:p>
          </table:table-cell>
          <table:table-cell office:value-type="float" office:value="1.268">
            <text:p>1.268</text:p>
          </table:table-cell>
          <table:table-cell office:value-type="float" office:value="2.656">
            <text:p>2.656</text:p>
          </table:table-cell>
          <table:table-cell office:value-type="float" office:value="94.878">
            <text:p>94.878</text:p>
          </table:table-cell>
          <table:table-cell office:value-type="float" office:value="92.074">
            <text:p>92.07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4]+0.02" office:value-type="float" office:value="9.65999999999988">
            <text:p>9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267">
            <text:p>1.267</text:p>
          </table:table-cell>
          <table:table-cell office:value-type="float" office:value="1.124">
            <text:p>1.124</text:p>
          </table:table-cell>
          <table:table-cell office:value-type="float" office:value="2.391">
            <text:p>2.391</text:p>
          </table:table-cell>
          <table:table-cell office:value-type="float" office:value="87.537">
            <text:p>87.537</text:p>
          </table:table-cell>
          <table:table-cell office:value-type="float" office:value="0">
            <text:p>0</text:p>
          </table:table-cell>
          <table:table-cell office:value-type="float" office:value="1.345">
            <text:p>1.345</text:p>
          </table:table-cell>
          <table:table-cell office:value-type="float" office:value="1.119">
            <text:p>1.119</text:p>
          </table:table-cell>
          <table:table-cell office:value-type="float" office:value="2.465">
            <text:p>2.465</text:p>
          </table:table-cell>
          <table:table-cell office:value-type="float" office:value="91.975">
            <text:p>91.975</text:p>
          </table:table-cell>
          <table:table-cell office:value-type="float" office:value="87.537">
            <text:p>87.53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5]+0.02" office:value-type="float" office:value="9.67999999999988">
            <text:p>9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188">
            <text:p>1.188</text:p>
          </table:table-cell>
          <table:table-cell office:value-type="float" office:value="0.997">
            <text:p>0.997</text:p>
          </table:table-cell>
          <table:table-cell office:value-type="float" office:value="2.186">
            <text:p>2.186</text:p>
          </table:table-cell>
          <table:table-cell office:value-type="float" office:value="82.114">
            <text:p>82.114</text:p>
          </table:table-cell>
          <table:table-cell office:value-type="float" office:value="0">
            <text:p>0</text:p>
          </table:table-cell>
          <table:table-cell office:value-type="float" office:value="1.283">
            <text:p>1.283</text:p>
          </table:table-cell>
          <table:table-cell office:value-type="float" office:value="0.995">
            <text:p>0.995</text:p>
          </table:table-cell>
          <table:table-cell office:value-type="float" office:value="2.278">
            <text:p>2.278</text:p>
          </table:table-cell>
          <table:table-cell office:value-type="float" office:value="87.703">
            <text:p>87.703</text:p>
          </table:table-cell>
          <table:table-cell office:value-type="float" office:value="82.114">
            <text:p>82.1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6]+0.02" office:value-type="float" office:value="9.69999999999988">
            <text:p>9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098">
            <text:p>1.098</text:p>
          </table:table-cell>
          <table:table-cell office:value-type="float" office:value="0.893">
            <text:p>0.893</text:p>
          </table:table-cell>
          <table:table-cell office:value-type="float" office:value="1.991">
            <text:p>1.991</text:p>
          </table:table-cell>
          <table:table-cell office:value-type="float" office:value="75.917">
            <text:p>75.917</text:p>
          </table:table-cell>
          <table:table-cell office:value-type="float" office:value="0">
            <text:p>0</text:p>
          </table:table-cell>
          <table:table-cell office:value-type="float" office:value="1.208">
            <text:p>1.208</text:p>
          </table:table-cell>
          <table:table-cell office:value-type="float" office:value="0.893">
            <text:p>0.893</text:p>
          </table:table-cell>
          <table:table-cell office:value-type="float" office:value="2.1">
            <text:p>2.1</text:p>
          </table:table-cell>
          <table:table-cell office:value-type="float" office:value="82.609">
            <text:p>82.609</text:p>
          </table:table-cell>
          <table:table-cell office:value-type="float" office:value="75.917">
            <text:p>75.91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7]+0.02" office:value-type="float" office:value="9.71999999999988">
            <text:p>9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1.018">
            <text:p>1.018</text:p>
          </table:table-cell>
          <table:table-cell office:value-type="float" office:value="0.802">
            <text:p>0.802</text:p>
          </table:table-cell>
          <table:table-cell office:value-type="float" office:value="1.82">
            <text:p>1.82</text:p>
          </table:table-cell>
          <table:table-cell office:value-type="float" office:value="70.384">
            <text:p>70.384</text:p>
          </table:table-cell>
          <table:table-cell office:value-type="float" office:value="0">
            <text:p>0</text:p>
          </table:table-cell>
          <table:table-cell office:value-type="float" office:value="1.133">
            <text:p>1.133</text:p>
          </table:table-cell>
          <table:table-cell office:value-type="float" office:value="0.806">
            <text:p>0.806</text:p>
          </table:table-cell>
          <table:table-cell office:value-type="float" office:value="1.938">
            <text:p>1.938</text:p>
          </table:table-cell>
          <table:table-cell office:value-type="float" office:value="77.515">
            <text:p>77.515</text:p>
          </table:table-cell>
          <table:table-cell office:value-type="float" office:value="70.384">
            <text:p>70.38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8]+0.02" office:value-type="float" office:value="9.73999999999988">
            <text:p>9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13">
            <text:p>0.913</text:p>
          </table:table-cell>
          <table:table-cell office:value-type="float" office:value="1.833">
            <text:p>1.833</text:p>
          </table:table-cell>
          <table:table-cell office:value-type="float" office:value="63.689">
            <text:p>63.689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.913">
            <text:p>0.913</text:p>
          </table:table-cell>
          <table:table-cell office:value-type="float" office:value="1.963">
            <text:p>1.963</text:p>
          </table:table-cell>
          <table:table-cell office:value-type="float" office:value="71.873">
            <text:p>71.873</text:p>
          </table:table-cell>
          <table:table-cell office:value-type="float" office:value="63.689">
            <text:p>63.6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89]+0.02" office:value-type="float" office:value="9.75999999999988">
            <text:p>9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852">
            <text:p>0.852</text:p>
          </table:table-cell>
          <table:table-cell office:value-type="float" office:value="0.966">
            <text:p>0.966</text:p>
          </table:table-cell>
          <table:table-cell office:value-type="float" office:value="1.818">
            <text:p>1.818</text:p>
          </table:table-cell>
          <table:table-cell office:value-type="float" office:value="58.986">
            <text:p>58.986</text:p>
          </table:table-cell>
          <table:table-cell office:value-type="float" office:value="0">
            <text:p>0</text:p>
          </table:table-cell>
          <table:table-cell office:value-type="float" office:value="0.976">
            <text:p>0.976</text:p>
          </table:table-cell>
          <table:table-cell office:value-type="float" office:value="0.969">
            <text:p>0.969</text:p>
          </table:table-cell>
          <table:table-cell office:value-type="float" office:value="1.945">
            <text:p>1.945</text:p>
          </table:table-cell>
          <table:table-cell office:value-type="float" office:value="66.833">
            <text:p>66.833</text:p>
          </table:table-cell>
          <table:table-cell office:value-type="float" office:value="58.986">
            <text:p>58.9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0]+0.02" office:value-type="float" office:value="9.77999999999988">
            <text:p>9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787">
            <text:p>0.787</text:p>
          </table:table-cell>
          <table:table-cell office:value-type="float" office:value="0.955">
            <text:p>0.955</text:p>
          </table:table-cell>
          <table:table-cell office:value-type="float" office:value="1.742">
            <text:p>1.742</text:p>
          </table:table-cell>
          <table:table-cell office:value-type="float" office:value="54.559">
            <text:p>54.559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956">
            <text:p>0.956</text:p>
          </table:table-cell>
          <table:table-cell office:value-type="float" office:value="1.865">
            <text:p>1.865</text:p>
          </table:table-cell>
          <table:table-cell office:value-type="float" office:value="62.342">
            <text:p>62.342</text:p>
          </table:table-cell>
          <table:table-cell office:value-type="float" office:value="54.559">
            <text:p>54.5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1]+0.02" office:value-type="float" office:value="9.79999999999988">
            <text:p>9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732">
            <text:p>0.732</text:p>
          </table:table-cell>
          <table:table-cell office:value-type="float" office:value="1.04">
            <text:p>1.04</text:p>
          </table:table-cell>
          <table:table-cell office:value-type="float" office:value="1.772">
            <text:p>1.772</text:p>
          </table:table-cell>
          <table:table-cell office:value-type="float" office:value="50.797">
            <text:p>50.797</text:p>
          </table:table-cell>
          <table:table-cell office:value-type="float" office:value="0">
            <text:p>0</text:p>
          </table:table-cell>
          <table:table-cell office:value-type="float" office:value="0.849">
            <text:p>0.849</text:p>
          </table:table-cell>
          <table:table-cell office:value-type="float" office:value="1.041">
            <text:p>1.041</text:p>
          </table:table-cell>
          <table:table-cell office:value-type="float" office:value="1.89">
            <text:p>1.89</text:p>
          </table:table-cell>
          <table:table-cell office:value-type="float" office:value="58.234">
            <text:p>58.234</text:p>
          </table:table-cell>
          <table:table-cell office:value-type="float" office:value="50.797">
            <text:p>50.7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2]+0.02" office:value-type="float" office:value="9.81999999999988">
            <text:p>9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1.088">
            <text:p>1.088</text:p>
          </table:table-cell>
          <table:table-cell office:value-type="float" office:value="1.777">
            <text:p>1.777</text:p>
          </table:table-cell>
          <table:table-cell office:value-type="float" office:value="47.864">
            <text:p>47.864</text:p>
          </table:table-cell>
          <table:table-cell office:value-type="float" office:value="0">
            <text:p>0</text:p>
          </table:table-cell>
          <table:table-cell office:value-type="float" office:value="0.793">
            <text:p>0.793</text:p>
          </table:table-cell>
          <table:table-cell office:value-type="float" office:value="1.088">
            <text:p>1.088</text:p>
          </table:table-cell>
          <table:table-cell office:value-type="float" office:value="1.881">
            <text:p>1.881</text:p>
          </table:table-cell>
          <table:table-cell office:value-type="float" office:value="54.399">
            <text:p>54.399</text:p>
          </table:table-cell>
          <table:table-cell office:value-type="float" office:value="47.864">
            <text:p>47.86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3]+0.02" office:value-type="float" office:value="9.83999999999988">
            <text:p>9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36">
            <text:p>0.636</text:p>
          </table:table-cell>
          <table:table-cell office:value-type="float" office:value="1.13">
            <text:p>1.13</text:p>
          </table:table-cell>
          <table:table-cell office:value-type="float" office:value="1.766">
            <text:p>1.766</text:p>
          </table:table-cell>
          <table:table-cell office:value-type="float" office:value="44.212">
            <text:p>44.212</text:p>
          </table:table-cell>
          <table:table-cell office:value-type="float" office:value="0">
            <text:p>0</text:p>
          </table:table-cell>
          <table:table-cell office:value-type="float" office:value="0.748">
            <text:p>0.748</text:p>
          </table:table-cell>
          <table:table-cell office:value-type="float" office:value="1.129">
            <text:p>1.129</text:p>
          </table:table-cell>
          <table:table-cell office:value-type="float" office:value="1.876">
            <text:p>1.876</text:p>
          </table:table-cell>
          <table:table-cell office:value-type="float" office:value="51.332">
            <text:p>51.332</text:p>
          </table:table-cell>
          <table:table-cell office:value-type="float" office:value="44.212">
            <text:p>44.21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4]+0.02" office:value-type="float" office:value="9.85999999999988">
            <text:p>9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91">
            <text:p>0.491</text:p>
          </table:table-cell>
          <table:table-cell office:value-type="float" office:value="1.255">
            <text:p>1.255</text:p>
          </table:table-cell>
          <table:table-cell office:value-type="float" office:value="1.747">
            <text:p>1.747</text:p>
          </table:table-cell>
          <table:table-cell office:value-type="float" office:value="34.252">
            <text:p>34.252</text:p>
          </table:table-cell>
          <table:table-cell office:value-type="float" office:value="0">
            <text:p>0</text:p>
          </table:table-cell>
          <table:table-cell office:value-type="float" office:value="0.574">
            <text:p>0.574</text:p>
          </table:table-cell>
          <table:table-cell office:value-type="float" office:value="1.254">
            <text:p>1.254</text:p>
          </table:table-cell>
          <table:table-cell office:value-type="float" office:value="1.827">
            <text:p>1.827</text:p>
          </table:table-cell>
          <table:table-cell office:value-type="float" office:value="39.5">
            <text:p>39.5</text:p>
          </table:table-cell>
          <table:table-cell office:value-type="float" office:value="34.252">
            <text:p>34.2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5]+0.02" office:value-type="float" office:value="9.87999999999988">
            <text:p>9.88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">
            <text:p>0.467</text:p>
          </table:table-cell>
          <table:table-cell office:value-type="float" office:value="1.288">
            <text:p>1.288</text:p>
          </table:table-cell>
          <table:table-cell office:value-type="float" office:value="1.756">
            <text:p>1.756</text:p>
          </table:table-cell>
          <table:table-cell office:value-type="float" office:value="32.592">
            <text:p>32.592</text:p>
          </table:table-cell>
          <table:table-cell office:value-type="float" office:value="0">
            <text:p>0</text:p>
          </table:table-cell>
          <table:table-cell office:value-type="float" office:value="0.535">
            <text:p>0.535</text:p>
          </table:table-cell>
          <table:table-cell office:value-type="float" office:value="1.289">
            <text:p>1.289</text:p>
          </table:table-cell>
          <table:table-cell office:value-type="float" office:value="1.824">
            <text:p>1.824</text:p>
          </table:table-cell>
          <table:table-cell office:value-type="float" office:value="36.871">
            <text:p>36.871</text:p>
          </table:table-cell>
          <table:table-cell office:value-type="float" office:value="32.592">
            <text:p>32.5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6]+0.02" office:value-type="float" office:value="9.89999999999988">
            <text:p>9.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table:number-columns-repeated="3" office:value-type="float" office:value="0">
            <text:p>0</text:p>
          </table:table-cell>
          <table:table-cell office:value-type="float" office:value="0.438">
            <text:p>0.438</text:p>
          </table:table-cell>
          <table:table-cell office:value-type="float" office:value="1.334">
            <text:p>1.334</text:p>
          </table:table-cell>
          <table:table-cell office:value-type="float" office:value="1.772">
            <text:p>1.772</text:p>
          </table:table-cell>
          <table:table-cell office:value-type="float" office:value="30.6">
            <text:p>30.6</text:p>
          </table:table-cell>
          <table:table-cell office:value-type="float" office:value="0">
            <text:p>0</text:p>
          </table:table-cell>
          <table:table-cell office:value-type="float" office:value="0.502">
            <text:p>0.502</text:p>
          </table:table-cell>
          <table:table-cell office:value-type="float" office:value="1.329">
            <text:p>1.329</text:p>
          </table:table-cell>
          <table:table-cell office:value-type="float" office:value="1.831">
            <text:p>1.831</text:p>
          </table:table-cell>
          <table:table-cell office:value-type="float" office:value="34.625">
            <text:p>34.625</text:p>
          </table:table-cell>
          <table:table-cell office:value-type="float" office:value="30.6">
            <text:p>30.6</text:p>
          </table:table-cell>
          <table:table-cell office:value-type="float" office:value="0.019">
            <text:p>0.01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7]+0.02" office:value-type="float" office:value="9.91999999999988">
            <text:p>9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17">
            <text:p>0.417</text:p>
          </table:table-cell>
          <table:table-cell office:value-type="float" office:value="1.348">
            <text:p>1.348</text:p>
          </table:table-cell>
          <table:table-cell office:value-type="float" office:value="1.765">
            <text:p>1.765</text:p>
          </table:table-cell>
          <table:table-cell office:value-type="float" office:value="29.162">
            <text:p>29.162</text:p>
          </table:table-cell>
          <table:table-cell office:value-type="float" office:value="0">
            <text:p>0</text:p>
          </table:table-cell>
          <table:table-cell office:value-type="float" office:value="0.474">
            <text:p>0.474</text:p>
          </table:table-cell>
          <table:table-cell office:value-type="float" office:value="1.347">
            <text:p>1.347</text:p>
          </table:table-cell>
          <table:table-cell office:value-type="float" office:value="1.821">
            <text:p>1.821</text:p>
          </table:table-cell>
          <table:table-cell office:value-type="float" office:value="32.708">
            <text:p>32.708</text:p>
          </table:table-cell>
          <table:table-cell office:value-type="float" office:value="29.162">
            <text:p>29.16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8]+0.02" office:value-type="float" office:value="9.93999999999988">
            <text:p>9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92">
            <text:p>0.392</text:p>
          </table:table-cell>
          <table:table-cell office:value-type="float" office:value="1.364">
            <text:p>1.364</text:p>
          </table:table-cell>
          <table:table-cell office:value-type="float" office:value="1.756">
            <text:p>1.756</text:p>
          </table:table-cell>
          <table:table-cell office:value-type="float" office:value="27.391">
            <text:p>27.391</text:p>
          </table:table-cell>
          <table:table-cell office:value-type="float" office:value="0">
            <text:p>0</text:p>
          </table:table-cell>
          <table:table-cell office:value-type="float" office:value="0.451">
            <text:p>0.451</text:p>
          </table:table-cell>
          <table:table-cell office:value-type="float" office:value="1.359">
            <text:p>1.359</text:p>
          </table:table-cell>
          <table:table-cell office:value-type="float" office:value="1.81">
            <text:p>1.81</text:p>
          </table:table-cell>
          <table:table-cell office:value-type="float" office:value="31.174">
            <text:p>31.174</text:p>
          </table:table-cell>
          <table:table-cell office:value-type="float" office:value="27.391">
            <text:p>27.39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499]+0.02" office:value-type="float" office:value="9.95999999999988">
            <text:p>9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71">
            <text:p>0.371</text:p>
          </table:table-cell>
          <table:table-cell office:value-type="float" office:value="1.368">
            <text:p>1.368</text:p>
          </table:table-cell>
          <table:table-cell office:value-type="float" office:value="1.739">
            <text:p>1.739</text:p>
          </table:table-cell>
          <table:table-cell office:value-type="float" office:value="25.953">
            <text:p>25.953</text:p>
          </table:table-cell>
          <table:table-cell office:value-type="float" office:value="0">
            <text:p>0</text:p>
          </table:table-cell>
          <table:table-cell office:value-type="float" office:value="0.424">
            <text:p>0.424</text:p>
          </table:table-cell>
          <table:table-cell office:value-type="float" office:value="1.37">
            <text:p>1.37</text:p>
          </table:table-cell>
          <table:table-cell office:value-type="float" office:value="1.793">
            <text:p>1.793</text:p>
          </table:table-cell>
          <table:table-cell office:value-type="float" office:value="29.312">
            <text:p>29.312</text:p>
          </table:table-cell>
          <table:table-cell office:value-type="float" office:value="25.953">
            <text:p>25.95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0]+0.02" office:value-type="float" office:value="9.97999999999988">
            <text:p>9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56">
            <text:p>0.356</text:p>
          </table:table-cell>
          <table:table-cell office:value-type="float" office:value="1.395">
            <text:p>1.395</text:p>
          </table:table-cell>
          <table:table-cell office:value-type="float" office:value="1.751">
            <text:p>1.751</text:p>
          </table:table-cell>
          <table:table-cell office:value-type="float" office:value="24.957">
            <text:p>24.957</text:p>
          </table:table-cell>
          <table:table-cell office:value-type="float" office:value="0">
            <text:p>0</text:p>
          </table:table-cell>
          <table:table-cell office:value-type="float" office:value="0.397">
            <text:p>0.397</text:p>
          </table:table-cell>
          <table:table-cell office:value-type="float" office:value="1.398">
            <text:p>1.398</text:p>
          </table:table-cell>
          <table:table-cell office:value-type="float" office:value="1.795">
            <text:p>1.795</text:p>
          </table:table-cell>
          <table:table-cell office:value-type="float" office:value="27.504">
            <text:p>27.504</text:p>
          </table:table-cell>
          <table:table-cell office:value-type="float" office:value="24.957">
            <text:p>24.9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1]+0.02" office:value-type="float" office:value="9.99999999999988">
            <text:p>10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1.432">
            <text:p>1.432</text:p>
          </table:table-cell>
          <table:table-cell office:value-type="float" office:value="1.768">
            <text:p>1.768</text:p>
          </table:table-cell>
          <table:table-cell office:value-type="float" office:value="23.573">
            <text:p>23.573</text:p>
          </table:table-cell>
          <table:table-cell office:value-type="float" office:value="0">
            <text:p>0</text:p>
          </table:table-cell>
          <table:table-cell office:value-type="float" office:value="0.383">
            <text:p>0.383</text:p>
          </table:table-cell>
          <table:table-cell office:value-type="float" office:value="1.425">
            <text:p>1.425</text:p>
          </table:table-cell>
          <table:table-cell office:value-type="float" office:value="1.808">
            <text:p>1.808</text:p>
          </table:table-cell>
          <table:table-cell office:value-type="float" office:value="26.518">
            <text:p>26.518</text:p>
          </table:table-cell>
          <table:table-cell office:value-type="float" office:value="23.573">
            <text:p>23.57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2]+0.02" office:value-type="float" office:value="10.0199999999999">
            <text:p>1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17">
            <text:p>0.317</text:p>
          </table:table-cell>
          <table:table-cell office:value-type="float" office:value="1.444">
            <text:p>1.444</text:p>
          </table:table-cell>
          <table:table-cell office:value-type="float" office:value="1.76">
            <text:p>1.76</text:p>
          </table:table-cell>
          <table:table-cell office:value-type="float" office:value="22.245">
            <text:p>22.245</text:p>
          </table:table-cell>
          <table:table-cell office:value-type="float" office:value="0">
            <text:p>0</text:p>
          </table:table-cell>
          <table:table-cell office:value-type="float" office:value="0.352">
            <text:p>0.352</text:p>
          </table:table-cell>
          <table:table-cell office:value-type="float" office:value="1.444">
            <text:p>1.444</text:p>
          </table:table-cell>
          <table:table-cell office:value-type="float" office:value="1.796">
            <text:p>1.796</text:p>
          </table:table-cell>
          <table:table-cell office:value-type="float" office:value="24.437">
            <text:p>24.437</text:p>
          </table:table-cell>
          <table:table-cell office:value-type="float" office:value="22.245">
            <text:p>22.24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3]+0.02" office:value-type="float" office:value="10.0399999999999">
            <text:p>10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304">
            <text:p>0.304</text:p>
          </table:table-cell>
          <table:table-cell office:value-type="float" office:value="1.445">
            <text:p>1.445</text:p>
          </table:table-cell>
          <table:table-cell office:value-type="float" office:value="1.749">
            <text:p>1.749</text:p>
          </table:table-cell>
          <table:table-cell office:value-type="float" office:value="21.36">
            <text:p>21.36</text:p>
          </table:table-cell>
          <table:table-cell office:value-type="float" office:value="0">
            <text:p>0</text:p>
          </table:table-cell>
          <table:table-cell office:value-type="float" office:value="0.339">
            <text:p>0.339</text:p>
          </table:table-cell>
          <table:table-cell office:value-type="float" office:value="1.445">
            <text:p>1.445</text:p>
          </table:table-cell>
          <table:table-cell office:value-type="float" office:value="1.785">
            <text:p>1.785</text:p>
          </table:table-cell>
          <table:table-cell office:value-type="float" office:value="23.561">
            <text:p>23.561</text:p>
          </table:table-cell>
          <table:table-cell office:value-type="float" office:value="21.36">
            <text:p>21.3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4]+0.02" office:value-type="float" office:value="10.0599999999999">
            <text:p>10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91">
            <text:p>0.291</text:p>
          </table:table-cell>
          <table:table-cell office:value-type="float" office:value="1.444">
            <text:p>1.444</text:p>
          </table:table-cell>
          <table:table-cell office:value-type="float" office:value="1.735">
            <text:p>1.735</text:p>
          </table:table-cell>
          <table:table-cell office:value-type="float" office:value="20.475">
            <text:p>20.475</text:p>
          </table:table-cell>
          <table:table-cell office:value-type="float" office:value="0">
            <text:p>0</text:p>
          </table:table-cell>
          <table:table-cell office:value-type="float" office:value="0.323">
            <text:p>0.323</text:p>
          </table:table-cell>
          <table:table-cell office:value-type="float" office:value="1.445">
            <text:p>1.445</text:p>
          </table:table-cell>
          <table:table-cell office:value-type="float" office:value="1.768">
            <text:p>1.768</text:p>
          </table:table-cell>
          <table:table-cell office:value-type="float" office:value="22.465">
            <text:p>22.465</text:p>
          </table:table-cell>
          <table:table-cell office:value-type="float" office:value="20.475">
            <text:p>20.47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5]+0.02" office:value-type="float" office:value="10.0799999999999">
            <text:p>1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74">
            <text:p>0.274</text:p>
          </table:table-cell>
          <table:table-cell office:value-type="float" office:value="1.469">
            <text:p>1.469</text:p>
          </table:table-cell>
          <table:table-cell office:value-type="float" office:value="1.743">
            <text:p>1.743</text:p>
          </table:table-cell>
          <table:table-cell office:value-type="float" office:value="19.313">
            <text:p>19.313</text:p>
          </table:table-cell>
          <table:table-cell office:value-type="float" office:value="0">
            <text:p>0</text:p>
          </table:table-cell>
          <table:table-cell office:value-type="float" office:value="0.305">
            <text:p>0.305</text:p>
          </table:table-cell>
          <table:table-cell office:value-type="float" office:value="1.473">
            <text:p>1.473</text:p>
          </table:table-cell>
          <table:table-cell office:value-type="float" office:value="1.777">
            <text:p>1.777</text:p>
          </table:table-cell>
          <table:table-cell office:value-type="float" office:value="21.205">
            <text:p>21.205</text:p>
          </table:table-cell>
          <table:table-cell office:value-type="float" office:value="19.313">
            <text:p>19.31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6]+0.02" office:value-type="float" office:value="10.0999999999999">
            <text:p>10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66">
            <text:p>0.266</text:p>
          </table:table-cell>
          <table:table-cell office:value-type="float" office:value="1.495">
            <text:p>1.495</text:p>
          </table:table-cell>
          <table:table-cell office:value-type="float" office:value="1.76">
            <text:p>1.76</text:p>
          </table:table-cell>
          <table:table-cell office:value-type="float" office:value="18.759">
            <text:p>18.759</text:p>
          </table:table-cell>
          <table:table-cell office:value-type="float" office:value="0">
            <text:p>0</text:p>
          </table:table-cell>
          <table:table-cell office:value-type="float" office:value="0.288">
            <text:p>0.288</text:p>
          </table:table-cell>
          <table:table-cell office:value-type="float" office:value="1.497">
            <text:p>1.497</text:p>
          </table:table-cell>
          <table:table-cell office:value-type="float" office:value="1.785">
            <text:p>1.785</text:p>
          </table:table-cell>
          <table:table-cell office:value-type="float" office:value="20.055">
            <text:p>20.055</text:p>
          </table:table-cell>
          <table:table-cell office:value-type="float" office:value="18.759">
            <text:p>18.75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7]+0.02" office:value-type="float" office:value="10.1199999999999">
            <text:p>10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1">
            <text:p>0.251</text:p>
          </table:table-cell>
          <table:table-cell office:value-type="float" office:value="1.506">
            <text:p>1.506</text:p>
          </table:table-cell>
          <table:table-cell office:value-type="float" office:value="1.756">
            <text:p>1.756</text:p>
          </table:table-cell>
          <table:table-cell office:value-type="float" office:value="17.708">
            <text:p>17.708</text:p>
          </table:table-cell>
          <table:table-cell office:value-type="float" office:value="0">
            <text:p>0</text:p>
          </table:table-cell>
          <table:table-cell office:value-type="float" office:value="0.271">
            <text:p>0.271</text:p>
          </table:table-cell>
          <table:table-cell office:value-type="float" office:value="1.508">
            <text:p>1.508</text:p>
          </table:table-cell>
          <table:table-cell office:value-type="float" office:value="1.779">
            <text:p>1.779</text:p>
          </table:table-cell>
          <table:table-cell office:value-type="float" office:value="18.905">
            <text:p>18.905</text:p>
          </table:table-cell>
          <table:table-cell office:value-type="float" office:value="17.708">
            <text:p>17.7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8]+0.02" office:value-type="float" office:value="10.1399999999999">
            <text:p>1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43">
            <text:p>0.243</text:p>
          </table:table-cell>
          <table:table-cell office:value-type="float" office:value="1.501">
            <text:p>1.501</text:p>
          </table:table-cell>
          <table:table-cell office:value-type="float" office:value="1.744">
            <text:p>1.744</text:p>
          </table:table-cell>
          <table:table-cell office:value-type="float" office:value="17.21">
            <text:p>17.21</text:p>
          </table:table-cell>
          <table:table-cell office:value-type="float" office:value="0">
            <text:p>0</text:p>
          </table:table-cell>
          <table:table-cell office:value-type="float" office:value="0.263">
            <text:p>0.263</text:p>
          </table:table-cell>
          <table:table-cell office:value-type="float" office:value="1.503">
            <text:p>1.503</text:p>
          </table:table-cell>
          <table:table-cell office:value-type="float" office:value="1.766">
            <text:p>1.766</text:p>
          </table:table-cell>
          <table:table-cell office:value-type="float" office:value="18.357">
            <text:p>18.357</text:p>
          </table:table-cell>
          <table:table-cell office:value-type="float" office:value="17.21">
            <text:p>17.2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09]+0.02" office:value-type="float" office:value="10.1599999999999">
            <text:p>10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26">
            <text:p>0.226</text:p>
          </table:table-cell>
          <table:table-cell office:value-type="float" office:value="1.5">
            <text:p>1.5</text:p>
          </table:table-cell>
          <table:table-cell office:value-type="float" office:value="1.727">
            <text:p>1.727</text:p>
          </table:table-cell>
          <table:table-cell office:value-type="float" office:value="16.048">
            <text:p>16.048</text:p>
          </table:table-cell>
          <table:table-cell office:value-type="float" office:value="0">
            <text:p>0</text:p>
          </table:table-cell>
          <table:table-cell office:value-type="float" office:value="0.255">
            <text:p>0.255</text:p>
          </table:table-cell>
          <table:table-cell office:value-type="float" office:value="1.498">
            <text:p>1.498</text:p>
          </table:table-cell>
          <table:table-cell office:value-type="float" office:value="1.753">
            <text:p>1.753</text:p>
          </table:table-cell>
          <table:table-cell office:value-type="float" office:value="17.864">
            <text:p>17.864</text:p>
          </table:table-cell>
          <table:table-cell office:value-type="float" office:value="16.048">
            <text:p>16.04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0]+0.02" office:value-type="float" office:value="10.1799999999999">
            <text:p>10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23">
            <text:p>0.223</text:p>
          </table:table-cell>
          <table:table-cell office:value-type="float" office:value="1.519">
            <text:p>1.519</text:p>
          </table:table-cell>
          <table:table-cell office:value-type="float" office:value="1.742">
            <text:p>1.742</text:p>
          </table:table-cell>
          <table:table-cell office:value-type="float" office:value="15.827">
            <text:p>15.827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1.522">
            <text:p>1.522</text:p>
          </table:table-cell>
          <table:table-cell office:value-type="float" office:value="1.762">
            <text:p>1.762</text:p>
          </table:table-cell>
          <table:table-cell office:value-type="float" office:value="16.823">
            <text:p>16.823</text:p>
          </table:table-cell>
          <table:table-cell office:value-type="float" office:value="15.827">
            <text:p>15.82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1]+0.02" office:value-type="float" office:value="10.1999999999999">
            <text:p>10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14">
            <text:p>0.214</text:p>
          </table:table-cell>
          <table:table-cell office:value-type="float" office:value="1.544">
            <text:p>1.544</text:p>
          </table:table-cell>
          <table:table-cell office:value-type="float" office:value="1.758">
            <text:p>1.758</text:p>
          </table:table-cell>
          <table:table-cell office:value-type="float" office:value="15.163">
            <text:p>15.163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1.546">
            <text:p>1.546</text:p>
          </table:table-cell>
          <table:table-cell office:value-type="float" office:value="1.776">
            <text:p>1.776</text:p>
          </table:table-cell>
          <table:table-cell office:value-type="float" office:value="16.166">
            <text:p>16.166</text:p>
          </table:table-cell>
          <table:table-cell office:value-type="float" office:value="15.163">
            <text:p>15.1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2]+0.02" office:value-type="float" office:value="10.2199999999999">
            <text:p>10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207">
            <text:p>0.207</text:p>
          </table:table-cell>
          <table:table-cell office:value-type="float" office:value="1.55">
            <text:p>1.55</text:p>
          </table:table-cell>
          <table:table-cell office:value-type="float" office:value="1.757">
            <text:p>1.757</text:p>
          </table:table-cell>
          <table:table-cell office:value-type="float" office:value="14.72">
            <text:p>14.72</text:p>
          </table:table-cell>
          <table:table-cell office:value-type="float" office:value="0">
            <text:p>0</text:p>
          </table:table-cell>
          <table:table-cell office:value-type="float" office:value="0.225">
            <text:p>0.225</text:p>
          </table:table-cell>
          <table:table-cell office:value-type="float" office:value="1.546">
            <text:p>1.546</text:p>
          </table:table-cell>
          <table:table-cell office:value-type="float" office:value="1.771">
            <text:p>1.771</text:p>
          </table:table-cell>
          <table:table-cell office:value-type="float" office:value="15.782">
            <text:p>15.782</text:p>
          </table:table-cell>
          <table:table-cell office:value-type="float" office:value="14.72">
            <text:p>14.7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3]+0.02" office:value-type="float" office:value="10.2399999999999">
            <text:p>10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7">
            <text:p>0.197</text:p>
          </table:table-cell>
          <table:table-cell office:value-type="float" office:value="1.544">
            <text:p>1.544</text:p>
          </table:table-cell>
          <table:table-cell office:value-type="float" office:value="1.74">
            <text:p>1.74</text:p>
          </table:table-cell>
          <table:table-cell office:value-type="float" office:value="14.001">
            <text:p>14.0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.542">
            <text:p>1.542</text:p>
          </table:table-cell>
          <table:table-cell office:value-type="float" office:value="1.752">
            <text:p>1.752</text:p>
          </table:table-cell>
          <table:table-cell office:value-type="float" office:value="14.796">
            <text:p>14.796</text:p>
          </table:table-cell>
          <table:table-cell office:value-type="float" office:value="14.001">
            <text:p>14.0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4]+0.02" office:value-type="float" office:value="10.2599999999999">
            <text:p>10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6">
            <text:p>0.196</text:p>
          </table:table-cell>
          <table:table-cell office:value-type="float" office:value="1.533">
            <text:p>1.533</text:p>
          </table:table-cell>
          <table:table-cell office:value-type="float" office:value="1.729">
            <text:p>1.729</text:p>
          </table:table-cell>
          <table:table-cell office:value-type="float" office:value="13.946">
            <text:p>13.946</text:p>
          </table:table-cell>
          <table:table-cell office:value-type="float" office:value="0">
            <text:p>0</text:p>
          </table:table-cell>
          <table:table-cell office:value-type="float" office:value="0.197">
            <text:p>0.197</text:p>
          </table:table-cell>
          <table:table-cell office:value-type="float" office:value="1.542">
            <text:p>1.542</text:p>
          </table:table-cell>
          <table:table-cell office:value-type="float" office:value="1.739">
            <text:p>1.739</text:p>
          </table:table-cell>
          <table:table-cell office:value-type="float" office:value="13.92">
            <text:p>13.92</text:p>
          </table:table-cell>
          <table:table-cell office:value-type="float" office:value="13.946">
            <text:p>13.94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5]+0.02" office:value-type="float" office:value="10.2799999999999">
            <text:p>10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.558">
            <text:p>1.558</text:p>
          </table:table-cell>
          <table:table-cell office:value-type="float" office:value="1.739">
            <text:p>1.739</text:p>
          </table:table-cell>
          <table:table-cell office:value-type="float" office:value="12.894">
            <text:p>12.894</text:p>
          </table:table-cell>
          <table:table-cell office:value-type="float" office:value="0">
            <text:p>0</text:p>
          </table:table-cell>
          <table:table-cell office:value-type="float" office:value="0.197">
            <text:p>0.197</text:p>
          </table:table-cell>
          <table:table-cell office:value-type="float" office:value="1.56">
            <text:p>1.56</text:p>
          </table:table-cell>
          <table:table-cell office:value-type="float" office:value="1.756">
            <text:p>1.756</text:p>
          </table:table-cell>
          <table:table-cell office:value-type="float" office:value="13.865">
            <text:p>13.865</text:p>
          </table:table-cell>
          <table:table-cell office:value-type="float" office:value="12.894">
            <text:p>12.89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6]+0.02" office:value-type="float" office:value="10.2999999999999">
            <text:p>10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1.58">
            <text:p>1.58</text:p>
          </table:table-cell>
          <table:table-cell office:value-type="float" office:value="1.755">
            <text:p>1.755</text:p>
          </table:table-cell>
          <table:table-cell office:value-type="float" office:value="12.507">
            <text:p>12.507</text:p>
          </table:table-cell>
          <table:table-cell office:value-type="float" office:value="0">
            <text:p>0</text:p>
          </table:table-cell>
          <table:table-cell office:value-type="float" office:value="0.196">
            <text:p>0.196</text:p>
          </table:table-cell>
          <table:table-cell office:value-type="float" office:value="1.575">
            <text:p>1.575</text:p>
          </table:table-cell>
          <table:table-cell office:value-type="float" office:value="1.771">
            <text:p>1.771</text:p>
          </table:table-cell>
          <table:table-cell office:value-type="float" office:value="13.81">
            <text:p>13.81</text:p>
          </table:table-cell>
          <table:table-cell office:value-type="float" office:value="12.507">
            <text:p>12.50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7]+0.02" office:value-type="float" office:value="10.3199999999999">
            <text:p>10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71">
            <text:p>0.171</text:p>
          </table:table-cell>
          <table:table-cell office:value-type="float" office:value="1.58">
            <text:p>1.58</text:p>
          </table:table-cell>
          <table:table-cell office:value-type="float" office:value="1.751">
            <text:p>1.751</text:p>
          </table:table-cell>
          <table:table-cell office:value-type="float" office:value="12.23">
            <text:p>12.23</text:p>
          </table:table-cell>
          <table:table-cell office:value-type="float" office:value="0">
            <text:p>0</text:p>
          </table:table-cell>
          <table:table-cell office:value-type="float" office:value="0.184">
            <text:p>0.184</text:p>
          </table:table-cell>
          <table:table-cell office:value-type="float" office:value="1.577">
            <text:p>1.577</text:p>
          </table:table-cell>
          <table:table-cell office:value-type="float" office:value="1.761">
            <text:p>1.761</text:p>
          </table:table-cell>
          <table:table-cell office:value-type="float" office:value="13.044">
            <text:p>13.044</text:p>
          </table:table-cell>
          <table:table-cell office:value-type="float" office:value="12.23">
            <text:p>12.2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8]+0.02" office:value-type="float" office:value="10.3399999999999">
            <text:p>10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">
            <text:p>0.167</text:p>
          </table:table-cell>
          <table:table-cell office:value-type="float" office:value="1.57">
            <text:p>1.57</text:p>
          </table:table-cell>
          <table:table-cell office:value-type="float" office:value="1.737">
            <text:p>1.737</text:p>
          </table:table-cell>
          <table:table-cell office:value-type="float" office:value="11.954">
            <text:p>11.954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1.573">
            <text:p>1.573</text:p>
          </table:table-cell>
          <table:table-cell office:value-type="float" office:value="1.751">
            <text:p>1.751</text:p>
          </table:table-cell>
          <table:table-cell office:value-type="float" office:value="12.605">
            <text:p>12.605</text:p>
          </table:table-cell>
          <table:table-cell office:value-type="float" office:value="11.954">
            <text:p>11.9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19]+0.02" office:value-type="float" office:value="10.3599999999999">
            <text:p>10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1.565">
            <text:p>1.565</text:p>
          </table:table-cell>
          <table:table-cell office:value-type="float" office:value="1.722">
            <text:p>1.722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0.171">
            <text:p>0.171</text:p>
          </table:table-cell>
          <table:table-cell office:value-type="float" office:value="1.563">
            <text:p>1.563</text:p>
          </table:table-cell>
          <table:table-cell office:value-type="float" office:value="1.734">
            <text:p>1.734</text:p>
          </table:table-cell>
          <table:table-cell office:value-type="float" office:value="12.112">
            <text:p>12.112</text:p>
          </table:table-cell>
          <table:table-cell office:value-type="float" office:value="11.29">
            <text:p>11.2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0]+0.02" office:value-type="float" office:value="10.3799999999999">
            <text:p>10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3">
            <text:p>0.153</text:p>
          </table:table-cell>
          <table:table-cell office:value-type="float" office:value="1.587">
            <text:p>1.587</text:p>
          </table:table-cell>
          <table:table-cell office:value-type="float" office:value="1.74">
            <text:p>1.74</text:p>
          </table:table-cell>
          <table:table-cell office:value-type="float" office:value="11.013">
            <text:p>11.013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  <table:table-cell office:value-type="float" office:value="1.585">
            <text:p>1.585</text:p>
          </table:table-cell>
          <table:table-cell office:value-type="float" office:value="1.747">
            <text:p>1.747</text:p>
          </table:table-cell>
          <table:table-cell office:value-type="float" office:value="11.51">
            <text:p>11.51</text:p>
          </table:table-cell>
          <table:table-cell office:value-type="float" office:value="11.013">
            <text:p>11.01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1]+0.02" office:value-type="float" office:value="10.3999999999999">
            <text:p>10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1.598">
            <text:p>1.598</text:p>
          </table:table-cell>
          <table:table-cell office:value-type="float" office:value="1.756">
            <text:p>1.756</text:p>
          </table:table-cell>
          <table:table-cell office:value-type="float" office:value="11.29">
            <text:p>11.29</text:p>
          </table:table-cell>
          <table:table-cell office:value-type="float" office:value="0">
            <text:p>0</text:p>
          </table:table-cell>
          <table:table-cell office:value-type="float" office:value="0.151">
            <text:p>0.151</text:p>
          </table:table-cell>
          <table:table-cell office:value-type="float" office:value="1.607">
            <text:p>1.607</text:p>
          </table:table-cell>
          <table:table-cell office:value-type="float" office:value="1.759">
            <text:p>1.759</text:p>
          </table:table-cell>
          <table:table-cell office:value-type="float" office:value="10.798">
            <text:p>10.798</text:p>
          </table:table-cell>
          <table:table-cell office:value-type="float" office:value="11.29">
            <text:p>11.2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2]+0.02" office:value-type="float" office:value="10.4199999999999">
            <text:p>10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47">
            <text:p>0.147</text:p>
          </table:table-cell>
          <table:table-cell office:value-type="float" office:value="1.598">
            <text:p>1.598</text:p>
          </table:table-cell>
          <table:table-cell office:value-type="float" office:value="1.746">
            <text:p>1.746</text:p>
          </table:table-cell>
          <table:table-cell office:value-type="float" office:value="10.626">
            <text:p>10.626</text:p>
          </table:table-cell>
          <table:table-cell office:value-type="float" office:value="0">
            <text:p>0</text:p>
          </table:table-cell>
          <table:table-cell office:value-type="float" office:value="0.154">
            <text:p>0.154</text:p>
          </table:table-cell>
          <table:table-cell office:value-type="float" office:value="1.602">
            <text:p>1.602</text:p>
          </table:table-cell>
          <table:table-cell office:value-type="float" office:value="1.756">
            <text:p>1.756</text:p>
          </table:table-cell>
          <table:table-cell office:value-type="float" office:value="10.962">
            <text:p>10.962</text:p>
          </table:table-cell>
          <table:table-cell office:value-type="float" office:value="10.626">
            <text:p>10.62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3]+0.02" office:value-type="float" office:value="10.4399999999999">
            <text:p>10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">
            <text:p>0.148</text:p>
          </table:table-cell>
          <table:table-cell office:value-type="float" office:value="1.592">
            <text:p>1.592</text:p>
          </table:table-cell>
          <table:table-cell office:value-type="float" office:value="1.74">
            <text:p>1.74</text:p>
          </table:table-cell>
          <table:table-cell office:value-type="float" office:value="10.681">
            <text:p>10.68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595">
            <text:p>1.595</text:p>
          </table:table-cell>
          <table:table-cell office:value-type="float" office:value="1.745">
            <text:p>1.745</text:p>
          </table:table-cell>
          <table:table-cell office:value-type="float" office:value="10.688">
            <text:p>10.688</text:p>
          </table:table-cell>
          <table:table-cell office:value-type="float" office:value="10.681">
            <text:p>10.68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4]+0.02" office:value-type="float" office:value="10.4599999999999">
            <text:p>10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.582">
            <text:p>1.582</text:p>
          </table:table-cell>
          <table:table-cell office:value-type="float" office:value="1.723">
            <text:p>1.723</text:p>
          </table:table-cell>
          <table:table-cell office:value-type="float" office:value="10.128">
            <text:p>10.128</text:p>
          </table:table-cell>
          <table:table-cell office:value-type="float" office:value="0">
            <text:p>0</text:p>
          </table:table-cell>
          <table:table-cell office:value-type="float" office:value="0.153">
            <text:p>0.153</text:p>
          </table:table-cell>
          <table:table-cell office:value-type="float" office:value="1.58">
            <text:p>1.58</text:p>
          </table:table-cell>
          <table:table-cell office:value-type="float" office:value="1.733">
            <text:p>1.733</text:p>
          </table:table-cell>
          <table:table-cell office:value-type="float" office:value="10.907">
            <text:p>10.907</text:p>
          </table:table-cell>
          <table:table-cell office:value-type="float" office:value="10.128">
            <text:p>10.12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5]+0.02" office:value-type="float" office:value="10.4799999999999">
            <text:p>10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1.6">
            <text:p>1.6</text:p>
          </table:table-cell>
          <table:table-cell office:value-type="float" office:value="1.737">
            <text:p>1.737</text:p>
          </table:table-cell>
          <table:table-cell office:value-type="float" office:value="9.906">
            <text:p>9.906</text:p>
          </table:table-cell>
          <table:table-cell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1.603">
            <text:p>1.603</text:p>
          </table:table-cell>
          <table:table-cell office:value-type="float" office:value="1.744">
            <text:p>1.744</text:p>
          </table:table-cell>
          <table:table-cell office:value-type="float" office:value="10.086">
            <text:p>10.086</text:p>
          </table:table-cell>
          <table:table-cell office:value-type="float" office:value="9.906">
            <text:p>9.90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6]+0.02" office:value-type="float" office:value="10.4999999999999">
            <text:p>10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33">
            <text:p>0.133</text:p>
          </table:table-cell>
          <table:table-cell office:value-type="float" office:value="1.618">
            <text:p>1.618</text:p>
          </table:table-cell>
          <table:table-cell office:value-type="float" office:value="1.751">
            <text:p>1.751</text:p>
          </table:table-cell>
          <table:table-cell office:value-type="float" office:value="9.63">
            <text:p>9.63</text:p>
          </table:table-cell>
          <table:table-cell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1.614">
            <text:p>1.614</text:p>
          </table:table-cell>
          <table:table-cell office:value-type="float" office:value="1.759">
            <text:p>1.759</text:p>
          </table:table-cell>
          <table:table-cell office:value-type="float" office:value="10.36">
            <text:p>10.36</text:p>
          </table:table-cell>
          <table:table-cell office:value-type="float" office:value="9.63">
            <text:p>9.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7]+0.02" office:value-type="float" office:value="10.5199999999999">
            <text:p>10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.621">
            <text:p>1.621</text:p>
          </table:table-cell>
          <table:table-cell office:value-type="float" office:value="1.742">
            <text:p>1.742</text:p>
          </table:table-cell>
          <table:table-cell office:value-type="float" office:value="8.8">
            <text:p>8.8</text:p>
          </table:table-cell>
          <table:table-cell office:value-type="float" office:value="0">
            <text:p>0</text:p>
          </table:table-cell>
          <table:table-cell office:value-type="float" office:value="0.133">
            <text:p>0.133</text:p>
          </table:table-cell>
          <table:table-cell office:value-type="float" office:value="1.613">
            <text:p>1.613</text:p>
          </table:table-cell>
          <table:table-cell office:value-type="float" office:value="1.746">
            <text:p>1.746</text:p>
          </table:table-cell>
          <table:table-cell office:value-type="float" office:value="9.538">
            <text:p>9.538</text:p>
          </table:table-cell>
          <table:table-cell office:value-type="float" office:value="8.8">
            <text:p>8.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8]+0.02" office:value-type="float" office:value="10.5399999999999">
            <text:p>10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27">
            <text:p>0.127</text:p>
          </table:table-cell>
          <table:table-cell office:value-type="float" office:value="1.608">
            <text:p>1.608</text:p>
          </table:table-cell>
          <table:table-cell office:value-type="float" office:value="1.735">
            <text:p>1.735</text:p>
          </table:table-cell>
          <table:table-cell office:value-type="float" office:value="9.242">
            <text:p>9.242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1.604">
            <text:p>1.604</text:p>
          </table:table-cell>
          <table:table-cell office:value-type="float" office:value="1.74">
            <text:p>1.74</text:p>
          </table:table-cell>
          <table:table-cell office:value-type="float" office:value="9.757">
            <text:p>9.757</text:p>
          </table:table-cell>
          <table:table-cell office:value-type="float" office:value="9.242">
            <text:p>9.2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29]+0.02" office:value-type="float" office:value="10.5599999999999">
            <text:p>10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.596">
            <text:p>1.596</text:p>
          </table:table-cell>
          <table:table-cell office:value-type="float" office:value="1.72">
            <text:p>1.72</text:p>
          </table:table-cell>
          <table:table-cell office:value-type="float" office:value="9.021">
            <text:p>9.021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.597">
            <text:p>1.597</text:p>
          </table:table-cell>
          <table:table-cell office:value-type="float" office:value="1.726">
            <text:p>1.726</text:p>
          </table:table-cell>
          <table:table-cell office:value-type="float" office:value="9.264">
            <text:p>9.264</text:p>
          </table:table-cell>
          <table:table-cell office:value-type="float" office:value="9.021">
            <text:p>9.02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0]+0.02" office:value-type="float" office:value="10.5799999999999">
            <text:p>10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1.615">
            <text:p>1.615</text:p>
          </table:table-cell>
          <table:table-cell office:value-type="float" office:value="1.736">
            <text:p>1.736</text:p>
          </table:table-cell>
          <table:table-cell office:value-type="float" office:value="8.855">
            <text:p>8.855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  <table:table-cell office:value-type="float" office:value="1.614">
            <text:p>1.614</text:p>
          </table:table-cell>
          <table:table-cell office:value-type="float" office:value="1.741">
            <text:p>1.741</text:p>
          </table:table-cell>
          <table:table-cell office:value-type="float" office:value="9.155">
            <text:p>9.155</text:p>
          </table:table-cell>
          <table:table-cell office:value-type="float" office:value="8.855">
            <text:p>8.85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1]+0.02" office:value-type="float" office:value="10.5999999999999">
            <text:p>10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.631">
            <text:p>1.631</text:p>
          </table:table-cell>
          <table:table-cell office:value-type="float" office:value="1.75">
            <text:p>1.75</text:p>
          </table:table-cell>
          <table:table-cell office:value-type="float" office:value="8.634">
            <text:p>8.634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1.631">
            <text:p>1.631</text:p>
          </table:table-cell>
          <table:table-cell office:value-type="float" office:value="1.756">
            <text:p>1.756</text:p>
          </table:table-cell>
          <table:table-cell office:value-type="float" office:value="8.99">
            <text:p>8.99</text:p>
          </table:table-cell>
          <table:table-cell office:value-type="float" office:value="8.634">
            <text:p>8.63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2]+0.02" office:value-type="float" office:value="10.6199999999999">
            <text:p>10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.631">
            <text:p>1.631</text:p>
          </table:table-cell>
          <table:table-cell office:value-type="float" office:value="1.745">
            <text:p>1.745</text:p>
          </table:table-cell>
          <table:table-cell office:value-type="float" office:value="8.357">
            <text:p>8.357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1.627">
            <text:p>1.627</text:p>
          </table:table-cell>
          <table:table-cell office:value-type="float" office:value="1.744">
            <text:p>1.744</text:p>
          </table:table-cell>
          <table:table-cell office:value-type="float" office:value="8.442">
            <text:p>8.442</text:p>
          </table:table-cell>
          <table:table-cell office:value-type="float" office:value="8.357">
            <text:p>8.3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3]+0.02" office:value-type="float" office:value="10.6399999999999">
            <text:p>10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.619">
            <text:p>1.619</text:p>
          </table:table-cell>
          <table:table-cell office:value-type="float" office:value="1.737">
            <text:p>1.737</text:p>
          </table:table-cell>
          <table:table-cell office:value-type="float" office:value="8.578">
            <text:p>8.578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1.622">
            <text:p>1.622</text:p>
          </table:table-cell>
          <table:table-cell office:value-type="float" office:value="1.739">
            <text:p>1.739</text:p>
          </table:table-cell>
          <table:table-cell office:value-type="float" office:value="8.442">
            <text:p>8.442</text:p>
          </table:table-cell>
          <table:table-cell office:value-type="float" office:value="8.578">
            <text:p>8.57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4]+0.02" office:value-type="float" office:value="10.6599999999999">
            <text:p>10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.606">
            <text:p>1.606</text:p>
          </table:table-cell>
          <table:table-cell office:value-type="float" office:value="1.72">
            <text:p>1.72</text:p>
          </table:table-cell>
          <table:table-cell office:value-type="float" office:value="8.357">
            <text:p>8.357</text:p>
          </table:table-cell>
          <table:table-cell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.607">
            <text:p>1.607</text:p>
          </table:table-cell>
          <table:table-cell office:value-type="float" office:value="1.722">
            <text:p>1.722</text:p>
          </table:table-cell>
          <table:table-cell office:value-type="float" office:value="8.278">
            <text:p>8.278</text:p>
          </table:table-cell>
          <table:table-cell office:value-type="float" office:value="8.357">
            <text:p>8.3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5]+0.02" office:value-type="float" office:value="10.6799999999999">
            <text:p>10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">
            <text:p>0.111</text:p>
          </table:table-cell>
          <table:table-cell office:value-type="float" office:value="1.623">
            <text:p>1.623</text:p>
          </table:table-cell>
          <table:table-cell office:value-type="float" office:value="1.735">
            <text:p>1.735</text:p>
          </table:table-cell>
          <table:table-cell office:value-type="float" office:value="8.136">
            <text:p>8.136</text:p>
          </table:table-cell>
          <table:table-cell office:value-type="float" office:value="0">
            <text:p>0</text:p>
          </table:table-cell>
          <table:table-cell office:value-type="float" office:value="0.116">
            <text:p>0.116</text:p>
          </table:table-cell>
          <table:table-cell office:value-type="float" office:value="1.627">
            <text:p>1.627</text:p>
          </table:table-cell>
          <table:table-cell office:value-type="float" office:value="1.743">
            <text:p>1.743</text:p>
          </table:table-cell>
          <table:table-cell office:value-type="float" office:value="8.388">
            <text:p>8.388</text:p>
          </table:table-cell>
          <table:table-cell office:value-type="float" office:value="8.136">
            <text:p>8.13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6]+0.02" office:value-type="float" office:value="10.6999999999999">
            <text:p>10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.636">
            <text:p>1.636</text:p>
          </table:table-cell>
          <table:table-cell office:value-type="float" office:value="1.751">
            <text:p>1.751</text:p>
          </table:table-cell>
          <table:table-cell office:value-type="float" office:value="8.357">
            <text:p>8.357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.639">
            <text:p>1.639</text:p>
          </table:table-cell>
          <table:table-cell office:value-type="float" office:value="1.754">
            <text:p>1.754</text:p>
          </table:table-cell>
          <table:table-cell office:value-type="float" office:value="8.333">
            <text:p>8.333</text:p>
          </table:table-cell>
          <table:table-cell office:value-type="float" office:value="8.357">
            <text:p>8.35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7]+0.02" office:value-type="float" office:value="10.7199999999999">
            <text:p>10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637">
            <text:p>1.637</text:p>
          </table:table-cell>
          <table:table-cell office:value-type="float" office:value="1.747">
            <text:p>1.747</text:p>
          </table:table-cell>
          <table:table-cell office:value-type="float" office:value="8.025">
            <text:p>8.025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.635">
            <text:p>1.635</text:p>
          </table:table-cell>
          <table:table-cell office:value-type="float" office:value="1.743">
            <text:p>1.743</text:p>
          </table:table-cell>
          <table:table-cell office:value-type="float" office:value="7.785">
            <text:p>7.785</text:p>
          </table:table-cell>
          <table:table-cell office:value-type="float" office:value="8.025">
            <text:p>8.0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8]+0.02" office:value-type="float" office:value="10.7399999999999">
            <text:p>10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.62">
            <text:p>1.62</text:p>
          </table:table-cell>
          <table:table-cell office:value-type="float" office:value="1.734">
            <text:p>1.734</text:p>
          </table:table-cell>
          <table:table-cell office:value-type="float" office:value="8.302">
            <text:p>8.302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.624">
            <text:p>1.624</text:p>
          </table:table-cell>
          <table:table-cell office:value-type="float" office:value="1.737">
            <text:p>1.737</text:p>
          </table:table-cell>
          <table:table-cell office:value-type="float" office:value="8.169">
            <text:p>8.169</text:p>
          </table:table-cell>
          <table:table-cell office:value-type="float" office:value="8.302">
            <text:p>8.30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39]+0.02" office:value-type="float" office:value="10.7599999999999">
            <text:p>10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.615">
            <text:p>1.615</text:p>
          </table:table-cell>
          <table:table-cell office:value-type="float" office:value="1.72">
            <text:p>1.72</text:p>
          </table:table-cell>
          <table:table-cell office:value-type="float" office:value="7.748">
            <text:p>7.748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611">
            <text:p>1.611</text:p>
          </table:table-cell>
          <table:table-cell office:value-type="float" office:value="1.72">
            <text:p>1.72</text:p>
          </table:table-cell>
          <table:table-cell office:value-type="float" office:value="7.949">
            <text:p>7.949</text:p>
          </table:table-cell>
          <table:table-cell office:value-type="float" office:value="7.748">
            <text:p>7.74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0]+0.02" office:value-type="float" office:value="10.7799999999999">
            <text:p>10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1.634">
            <text:p>1.634</text:p>
          </table:table-cell>
          <table:table-cell office:value-type="float" office:value="1.736">
            <text:p>1.736</text:p>
          </table:table-cell>
          <table:table-cell office:value-type="float" office:value="7.527">
            <text:p>7.527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.633">
            <text:p>1.633</text:p>
          </table:table-cell>
          <table:table-cell office:value-type="float" office:value="1.739">
            <text:p>1.739</text:p>
          </table:table-cell>
          <table:table-cell office:value-type="float" office:value="7.73">
            <text:p>7.73</text:p>
          </table:table-cell>
          <table:table-cell office:value-type="float" office:value="7.527">
            <text:p>7.52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1]+0.02" office:value-type="float" office:value="10.7999999999999">
            <text:p>10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.645">
            <text:p>1.645</text:p>
          </table:table-cell>
          <table:table-cell office:value-type="float" office:value="1.75">
            <text:p>1.75</text:p>
          </table:table-cell>
          <table:table-cell office:value-type="float" office:value="7.693">
            <text:p>7.69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46">
            <text:p>1.646</text:p>
          </table:table-cell>
          <table:table-cell office:value-type="float" office:value="1.746">
            <text:p>1.746</text:p>
          </table:table-cell>
          <table:table-cell office:value-type="float" office:value="7.292">
            <text:p>7.292</text:p>
          </table:table-cell>
          <table:table-cell office:value-type="float" office:value="7.693">
            <text:p>7.69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2]+0.02" office:value-type="float" office:value="10.8199999999999">
            <text:p>10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.636">
            <text:p>1.636</text:p>
          </table:table-cell>
          <table:table-cell office:value-type="float" office:value="1.742">
            <text:p>1.742</text:p>
          </table:table-cell>
          <table:table-cell office:value-type="float" office:value="7.748">
            <text:p>7.748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1.639">
            <text:p>1.639</text:p>
          </table:table-cell>
          <table:table-cell office:value-type="float" office:value="1.743">
            <text:p>1.743</text:p>
          </table:table-cell>
          <table:table-cell office:value-type="float" office:value="7.566">
            <text:p>7.566</text:p>
          </table:table-cell>
          <table:table-cell office:value-type="float" office:value="7.748">
            <text:p>7.74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3]+0.02" office:value-type="float" office:value="10.8399999999999">
            <text:p>10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.629">
            <text:p>1.629</text:p>
          </table:table-cell>
          <table:table-cell office:value-type="float" office:value="1.732">
            <text:p>1.732</text:p>
          </table:table-cell>
          <table:table-cell office:value-type="float" office:value="7.582">
            <text:p>7.582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627">
            <text:p>1.627</text:p>
          </table:table-cell>
          <table:table-cell office:value-type="float" office:value="1.737">
            <text:p>1.737</text:p>
          </table:table-cell>
          <table:table-cell office:value-type="float" office:value="7.949">
            <text:p>7.949</text:p>
          </table:table-cell>
          <table:table-cell office:value-type="float" office:value="7.582">
            <text:p>7.58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4]+0.02" office:value-type="float" office:value="10.8599999999999">
            <text:p>10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1.618">
            <text:p>1.618</text:p>
          </table:table-cell>
          <table:table-cell office:value-type="float" office:value="1.72">
            <text:p>1.72</text:p>
          </table:table-cell>
          <table:table-cell office:value-type="float" office:value="7.527">
            <text:p>7.527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1">
            <text:p>1.621</text:p>
          </table:table-cell>
          <table:table-cell office:value-type="float" office:value="1.714">
            <text:p>1.714</text:p>
          </table:table-cell>
          <table:table-cell office:value-type="float" office:value="6.799">
            <text:p>6.799</text:p>
          </table:table-cell>
          <table:table-cell office:value-type="float" office:value="7.527">
            <text:p>7.52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5]+0.02" office:value-type="float" office:value="10.8799999999999">
            <text:p>10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.631">
            <text:p>1.631</text:p>
          </table:table-cell>
          <table:table-cell office:value-type="float" office:value="1.734">
            <text:p>1.734</text:p>
          </table:table-cell>
          <table:table-cell office:value-type="float" office:value="7.582">
            <text:p>7.58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1.634">
            <text:p>1.634</text:p>
          </table:table-cell>
          <table:table-cell office:value-type="float" office:value="1.732">
            <text:p>1.732</text:p>
          </table:table-cell>
          <table:table-cell office:value-type="float" office:value="7.183">
            <text:p>7.183</text:p>
          </table:table-cell>
          <table:table-cell office:value-type="float" office:value="7.582">
            <text:p>7.58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6]+0.02" office:value-type="float" office:value="10.8999999999999">
            <text:p>10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1.648">
            <text:p>1.648</text:p>
          </table:table-cell>
          <table:table-cell office:value-type="float" office:value="1.752">
            <text:p>1.752</text:p>
          </table:table-cell>
          <table:table-cell office:value-type="float" office:value="7.638">
            <text:p>7.638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1.649">
            <text:p>1.649</text:p>
          </table:table-cell>
          <table:table-cell office:value-type="float" office:value="1.753">
            <text:p>1.753</text:p>
          </table:table-cell>
          <table:table-cell office:value-type="float" office:value="7.566">
            <text:p>7.566</text:p>
          </table:table-cell>
          <table:table-cell office:value-type="float" office:value="7.638">
            <text:p>7.63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7]+0.02" office:value-type="float" office:value="10.9199999999999">
            <text:p>10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">
            <text:p>0.101</text:p>
          </table:table-cell>
          <table:table-cell office:value-type="float" office:value="1.643">
            <text:p>1.643</text:p>
          </table:table-cell>
          <table:table-cell office:value-type="float" office:value="1.743">
            <text:p>1.743</text:p>
          </table:table-cell>
          <table:table-cell office:value-type="float" office:value="7.416">
            <text:p>7.416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1.643">
            <text:p>1.643</text:p>
          </table:table-cell>
          <table:table-cell office:value-type="float" office:value="1.742">
            <text:p>1.742</text:p>
          </table:table-cell>
          <table:table-cell office:value-type="float" office:value="7.237">
            <text:p>7.237</text:p>
          </table:table-cell>
          <table:table-cell office:value-type="float" office:value="7.416">
            <text:p>7.41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8]+0.02" office:value-type="float" office:value="10.9399999999999">
            <text:p>10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1.633">
            <text:p>1.633</text:p>
          </table:table-cell>
          <table:table-cell office:value-type="float" office:value="1.731">
            <text:p>1.731</text:p>
          </table:table-cell>
          <table:table-cell office:value-type="float" office:value="7.25">
            <text:p>7.25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1.633">
            <text:p>1.633</text:p>
          </table:table-cell>
          <table:table-cell office:value-type="float" office:value="1.732">
            <text:p>1.732</text:p>
          </table:table-cell>
          <table:table-cell office:value-type="float" office:value="7.237">
            <text:p>7.237</text:p>
          </table:table-cell>
          <table:table-cell office:value-type="float" office:value="7.25">
            <text:p>7.2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49]+0.02" office:value-type="float" office:value="10.9599999999999">
            <text:p>10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22">
            <text:p>1.622</text:p>
          </table:table-cell>
          <table:table-cell office:value-type="float" office:value="1.718">
            <text:p>1.718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.72">
            <text:p>1.72</text:p>
          </table:table-cell>
          <table:table-cell office:value-type="float" office:value="7.292">
            <text:p>7.292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0]+0.02" office:value-type="float" office:value="10.9799999999999">
            <text:p>10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1">
            <text:p>0.101</text:p>
          </table:table-cell>
          <table:table-cell office:value-type="float" office:value="1.636">
            <text:p>1.636</text:p>
          </table:table-cell>
          <table:table-cell office:value-type="float" office:value="1.737">
            <text:p>1.737</text:p>
          </table:table-cell>
          <table:table-cell office:value-type="float" office:value="7.416">
            <text:p>7.416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.636">
            <text:p>1.636</text:p>
          </table:table-cell>
          <table:table-cell office:value-type="float" office:value="1.741">
            <text:p>1.741</text:p>
          </table:table-cell>
          <table:table-cell office:value-type="float" office:value="7.621">
            <text:p>7.621</text:p>
          </table:table-cell>
          <table:table-cell office:value-type="float" office:value="7.416">
            <text:p>7.41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1]+0.02" office:value-type="float" office:value="10.9999999999999">
            <text:p>1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27">
            <text:p>1.627</text:p>
          </table:table-cell>
          <table:table-cell office:value-type="float" office:value="1.723">
            <text:p>1.723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3">
            <text:p>1.63</text:p>
          </table:table-cell>
          <table:table-cell office:value-type="float" office:value="1.727">
            <text:p>1.727</text:p>
          </table:table-cell>
          <table:table-cell office:value-type="float" office:value="7.128">
            <text:p>7.128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2]+0.02" office:value-type="float" office:value="11.0199999999999">
            <text:p>11.02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23">
            <text:p>1.623</text:p>
          </table:table-cell>
          <table:table-cell office:value-type="float" office:value="1.718">
            <text:p>1.718</text:p>
          </table:table-cell>
          <table:table-cell office:value-type="float" office:value="7.029">
            <text:p>7.029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4">
            <text:p>1.624</text:p>
          </table:table-cell>
          <table:table-cell office:value-type="float" office:value="1.717">
            <text:p>1.717</text:p>
          </table:table-cell>
          <table:table-cell office:value-type="float" office:value="6.799">
            <text:p>6.799</text:p>
          </table:table-cell>
          <table:table-cell office:value-type="float" office:value="7.029">
            <text:p>7.029</text:p>
          </table:table-cell>
          <table:table-cell office:value-type="float" office:value="0.078">
            <text:p>0.07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3]+0.02" office:value-type="float" office:value="11.0399999999999">
            <text:p>11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5">
            <text:p>1.65</text:p>
          </table:table-cell>
          <table:table-cell office:value-type="float" office:value="1.747">
            <text:p>1.747</text:p>
          </table:table-cell>
          <table:table-cell office:value-type="float" office:value="7.195">
            <text:p>7.195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49">
            <text:p>1.649</text:p>
          </table:table-cell>
          <table:table-cell office:value-type="float" office:value="1.747">
            <text:p>1.747</text:p>
          </table:table-cell>
          <table:table-cell office:value-type="float" office:value="7.128">
            <text:p>7.128</text:p>
          </table:table-cell>
          <table:table-cell office:value-type="float" office:value="7.195">
            <text:p>7.19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4]+0.02" office:value-type="float" office:value="11.0599999999999">
            <text:p>11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53">
            <text:p>1.653</text:p>
          </table:table-cell>
          <table:table-cell office:value-type="float" office:value="1.749">
            <text:p>1.749</text:p>
          </table:table-cell>
          <table:table-cell office:value-type="float" office:value="7.018">
            <text:p>7.018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5]+0.02" office:value-type="float" office:value="11.0799999999999">
            <text:p>11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5">
            <text:p>1.645</text:p>
          </table:table-cell>
          <table:table-cell office:value-type="float" office:value="1.738">
            <text:p>1.738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42">
            <text:p>1.642</text:p>
          </table:table-cell>
          <table:table-cell office:value-type="float" office:value="1.739">
            <text:p>1.739</text:p>
          </table:table-cell>
          <table:table-cell office:value-type="float" office:value="7.073">
            <text:p>7.073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6]+0.02" office:value-type="float" office:value="11.0999999999999">
            <text:p>11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33">
            <text:p>1.633</text:p>
          </table:table-cell>
          <table:table-cell office:value-type="float" office:value="1.727">
            <text:p>1.727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3">
            <text:p>1.63</text:p>
          </table:table-cell>
          <table:table-cell office:value-type="float" office:value="1.726">
            <text:p>1.726</text:p>
          </table:table-cell>
          <table:table-cell office:value-type="float" office:value="7.018">
            <text:p>7.018</text:p>
          </table:table-cell>
          <table:table-cell office:value-type="float" office:value="6.974">
            <text:p>6.97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7]+0.02" office:value-type="float" office:value="11.1199999999999">
            <text:p>11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22">
            <text:p>1.622</text:p>
          </table:table-cell>
          <table:table-cell office:value-type="float" office:value="1.718">
            <text:p>1.718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26">
            <text:p>1.626</text:p>
          </table:table-cell>
          <table:table-cell office:value-type="float" office:value="1.718">
            <text:p>1.718</text:p>
          </table:table-cell>
          <table:table-cell office:value-type="float" office:value="6.744">
            <text:p>6.744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8]+0.02" office:value-type="float" office:value="11.1399999999999">
            <text:p>11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49">
            <text:p>1.649</text:p>
          </table:table-cell>
          <table:table-cell office:value-type="float" office:value="1.745">
            <text:p>1.745</text:p>
          </table:table-cell>
          <table:table-cell office:value-type="float" office:value="7.084">
            <text:p>7.084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">
            <text:p>1.65</text:p>
          </table:table-cell>
          <table:table-cell office:value-type="float" office:value="1.743">
            <text:p>1.743</text:p>
          </table:table-cell>
          <table:table-cell office:value-type="float" office:value="6.799">
            <text:p>6.799</text:p>
          </table:table-cell>
          <table:table-cell office:value-type="float" office:value="7.084">
            <text:p>7.08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59]+0.02" office:value-type="float" office:value="11.1599999999999">
            <text:p>11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4">
            <text:p>1.654</text:p>
          </table:table-cell>
          <table:table-cell office:value-type="float" office:value="1.747">
            <text:p>1.747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2">
            <text:p>1.652</text:p>
          </table:table-cell>
          <table:table-cell office:value-type="float" office:value="1.744">
            <text:p>1.744</text:p>
          </table:table-cell>
          <table:table-cell office:value-type="float" office:value="6.744">
            <text:p>6.744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0]+0.02" office:value-type="float" office:value="11.1799999999999">
            <text:p>11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3">
            <text:p>1.643</text:p>
          </table:table-cell>
          <table:table-cell office:value-type="float" office:value="1.735">
            <text:p>1.735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44">
            <text:p>1.644</text:p>
          </table:table-cell>
          <table:table-cell office:value-type="float" office:value="1.741">
            <text:p>1.741</text:p>
          </table:table-cell>
          <table:table-cell office:value-type="float" office:value="7.073">
            <text:p>7.073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1]+0.02" office:value-type="float" office:value="11.1999999999999">
            <text:p>11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5">
            <text:p>1.635</text:p>
          </table:table-cell>
          <table:table-cell office:value-type="float" office:value="1.724">
            <text:p>1.724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31">
            <text:p>1.631</text:p>
          </table:table-cell>
          <table:table-cell office:value-type="float" office:value="1.726">
            <text:p>1.726</text:p>
          </table:table-cell>
          <table:table-cell office:value-type="float" office:value="6.964">
            <text:p>6.964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2]+0.02" office:value-type="float" office:value="11.2199999999999">
            <text:p>11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">
            <text:p>1.63</text:p>
          </table:table-cell>
          <table:table-cell office:value-type="float" office:value="1.718">
            <text:p>1.718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7">
            <text:p>1.627</text:p>
          </table:table-cell>
          <table:table-cell office:value-type="float" office:value="1.72">
            <text:p>1.72</text:p>
          </table:table-cell>
          <table:table-cell office:value-type="float" office:value="6.854">
            <text:p>6.854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3]+0.02" office:value-type="float" office:value="11.2399999999999">
            <text:p>11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">
            <text:p>1.65</text:p>
          </table:table-cell>
          <table:table-cell office:value-type="float" office:value="1.743">
            <text:p>1.743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8">
            <text:p>1.648</text:p>
          </table:table-cell>
          <table:table-cell office:value-type="float" office:value="1.74">
            <text:p>1.74</text:p>
          </table:table-cell>
          <table:table-cell office:value-type="float" office:value="6.744">
            <text:p>6.744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4]+0.02" office:value-type="float" office:value="11.2599999999998">
            <text:p>11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6">
            <text:p>1.66</text:p>
          </table:table-cell>
          <table:table-cell office:value-type="float" office:value="1.747">
            <text:p>1.747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52">
            <text:p>1.652</text:p>
          </table:table-cell>
          <table:table-cell office:value-type="float" office:value="1.747">
            <text:p>1.747</text:p>
          </table:table-cell>
          <table:table-cell office:value-type="float" office:value="6.964">
            <text:p>6.964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5]+0.02" office:value-type="float" office:value="11.2799999999998">
            <text:p>11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8">
            <text:p>1.648</text:p>
          </table:table-cell>
          <table:table-cell office:value-type="float" office:value="1.739">
            <text:p>1.739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8">
            <text:p>1.648</text:p>
          </table:table-cell>
          <table:table-cell office:value-type="float" office:value="1.735">
            <text:p>1.735</text:p>
          </table:table-cell>
          <table:table-cell office:value-type="float" office:value="6.416">
            <text:p>6.416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6]+0.02" office:value-type="float" office:value="11.2999999999998">
            <text:p>11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36">
            <text:p>1.636</text:p>
          </table:table-cell>
          <table:table-cell office:value-type="float" office:value="1.727">
            <text:p>1.727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3">
            <text:p>1.63</text:p>
          </table:table-cell>
          <table:table-cell office:value-type="float" office:value="1.727">
            <text:p>1.727</text:p>
          </table:table-cell>
          <table:table-cell office:value-type="float" office:value="7.073">
            <text:p>7.073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7]+0.02" office:value-type="float" office:value="11.3199999999998">
            <text:p>11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24">
            <text:p>1.624</text:p>
          </table:table-cell>
          <table:table-cell office:value-type="float" office:value="1.715">
            <text:p>1.715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23">
            <text:p>1.623</text:p>
          </table:table-cell>
          <table:table-cell office:value-type="float" office:value="1.719">
            <text:p>1.719</text:p>
          </table:table-cell>
          <table:table-cell office:value-type="float" office:value="7.018">
            <text:p>7.018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8]+0.02" office:value-type="float" office:value="11.3399999999998">
            <text:p>11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4">
            <text:p>1.654</text:p>
          </table:table-cell>
          <table:table-cell office:value-type="float" office:value="1.746">
            <text:p>1.746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3">
            <text:p>1.653</text:p>
          </table:table-cell>
          <table:table-cell office:value-type="float" office:value="1.743">
            <text:p>1.743</text:p>
          </table:table-cell>
          <table:table-cell office:value-type="float" office:value="6.635">
            <text:p>6.635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69]+0.02" office:value-type="float" office:value="11.3599999999998">
            <text:p>11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5">
            <text:p>1.745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4">
            <text:p>1.654</text:p>
          </table:table-cell>
          <table:table-cell office:value-type="float" office:value="1.747">
            <text:p>1.747</text:p>
          </table:table-cell>
          <table:table-cell office:value-type="float" office:value="6.799">
            <text:p>6.799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0]+0.02" office:value-type="float" office:value="11.3799999999998">
            <text:p>11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">
            <text:p>1.65</text:p>
          </table:table-cell>
          <table:table-cell office:value-type="float" office:value="1.743">
            <text:p>1.743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8">
            <text:p>1.648</text:p>
          </table:table-cell>
          <table:table-cell office:value-type="float" office:value="1.739">
            <text:p>1.739</text:p>
          </table:table-cell>
          <table:table-cell office:value-type="float" office:value="6.69">
            <text:p>6.69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1]+0.02" office:value-type="float" office:value="11.3999999999998">
            <text:p>11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7">
            <text:p>1.637</text:p>
          </table:table-cell>
          <table:table-cell office:value-type="float" office:value="1.723">
            <text:p>1.72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5">
            <text:p>1.635</text:p>
          </table:table-cell>
          <table:table-cell office:value-type="float" office:value="1.722">
            <text:p>1.722</text:p>
          </table:table-cell>
          <table:table-cell office:value-type="float" office:value="6.416">
            <text:p>6.41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2]+0.02" office:value-type="float" office:value="11.4199999999998">
            <text:p>11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9">
            <text:p>1.629</text:p>
          </table:table-cell>
          <table:table-cell office:value-type="float" office:value="1.719">
            <text:p>1.71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">
            <text:p>1.63</text:p>
          </table:table-cell>
          <table:table-cell office:value-type="float" office:value="1.716">
            <text:p>1.716</text:p>
          </table:table-cell>
          <table:table-cell office:value-type="float" office:value="6.361">
            <text:p>6.361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3]+0.02" office:value-type="float" office:value="11.4399999999998">
            <text:p>11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635">
            <text:p>6.635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4]+0.02" office:value-type="float" office:value="11.4599999999998">
            <text:p>11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56">
            <text:p>1.656</text:p>
          </table:table-cell>
          <table:table-cell office:value-type="float" office:value="1.752">
            <text:p>1.752</text:p>
          </table:table-cell>
          <table:table-cell office:value-type="float" office:value="7.084">
            <text:p>7.084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2">
            <text:p>1.652</text:p>
          </table:table-cell>
          <table:table-cell office:value-type="float" office:value="1.746">
            <text:p>1.746</text:p>
          </table:table-cell>
          <table:table-cell office:value-type="float" office:value="6.854">
            <text:p>6.854</text:p>
          </table:table-cell>
          <table:table-cell office:value-type="float" office:value="7.084">
            <text:p>7.08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5]+0.02" office:value-type="float" office:value="11.4799999999998">
            <text:p>11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7">
            <text:p>1.647</text:p>
          </table:table-cell>
          <table:table-cell office:value-type="float" office:value="1.736">
            <text:p>1.736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6">
            <text:p>1.646</text:p>
          </table:table-cell>
          <table:table-cell office:value-type="float" office:value="1.733">
            <text:p>1.733</text:p>
          </table:table-cell>
          <table:table-cell office:value-type="float" office:value="6.416">
            <text:p>6.41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6]+0.02" office:value-type="float" office:value="11.4999999999998">
            <text:p>11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33">
            <text:p>1.633</text:p>
          </table:table-cell>
          <table:table-cell office:value-type="float" office:value="1.728">
            <text:p>1.728</text:p>
          </table:table-cell>
          <table:table-cell office:value-type="float" office:value="7.029">
            <text:p>7.029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7">
            <text:p>1.637</text:p>
          </table:table-cell>
          <table:table-cell office:value-type="float" office:value="1.722">
            <text:p>1.722</text:p>
          </table:table-cell>
          <table:table-cell office:value-type="float" office:value="6.251">
            <text:p>6.251</text:p>
          </table:table-cell>
          <table:table-cell office:value-type="float" office:value="7.029">
            <text:p>7.02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7]+0.02" office:value-type="float" office:value="11.5199999999998">
            <text:p>11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27">
            <text:p>1.627</text:p>
          </table:table-cell>
          <table:table-cell office:value-type="float" office:value="1.718">
            <text:p>1.718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361">
            <text:p>6.361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8]+0.02" office:value-type="float" office:value="11.5399999999998">
            <text:p>11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5">
            <text:p>1.745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5">
            <text:p>1.65</text:p>
          </table:table-cell>
          <table:table-cell office:value-type="float" office:value="1.745">
            <text:p>1.745</text:p>
          </table:table-cell>
          <table:table-cell office:value-type="float" office:value="6.964">
            <text:p>6.964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79]+0.02" office:value-type="float" office:value="11.5599999999998">
            <text:p>11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6">
            <text:p>1.656</text:p>
          </table:table-cell>
          <table:table-cell office:value-type="float" office:value="1.749">
            <text:p>1.749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5">
            <text:p>1.655</text:p>
          </table:table-cell>
          <table:table-cell office:value-type="float" office:value="1.743">
            <text:p>1.743</text:p>
          </table:table-cell>
          <table:table-cell office:value-type="float" office:value="6.471">
            <text:p>6.471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0]+0.02" office:value-type="float" office:value="11.5799999999998">
            <text:p>11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8">
            <text:p>1.648</text:p>
          </table:table-cell>
          <table:table-cell office:value-type="float" office:value="1.738">
            <text:p>1.738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7">
            <text:p>1.647</text:p>
          </table:table-cell>
          <table:table-cell office:value-type="float" office:value="1.736">
            <text:p>1.736</text:p>
          </table:table-cell>
          <table:table-cell office:value-type="float" office:value="6.58">
            <text:p>6.58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1]+0.02" office:value-type="float" office:value="11.5999999999998">
            <text:p>11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34">
            <text:p>1.634</text:p>
          </table:table-cell>
          <table:table-cell office:value-type="float" office:value="1.727">
            <text:p>1.727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5">
            <text:p>1.635</text:p>
          </table:table-cell>
          <table:table-cell office:value-type="float" office:value="1.722">
            <text:p>1.722</text:p>
          </table:table-cell>
          <table:table-cell office:value-type="float" office:value="6.361">
            <text:p>6.361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2]+0.02" office:value-type="float" office:value="11.6199999999998">
            <text:p>11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4">
            <text:p>1.624</text:p>
          </table:table-cell>
          <table:table-cell office:value-type="float" office:value="1.713">
            <text:p>1.713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3">
            <text:p>1.623</text:p>
          </table:table-cell>
          <table:table-cell office:value-type="float" office:value="1.714">
            <text:p>1.714</text:p>
          </table:table-cell>
          <table:table-cell office:value-type="float" office:value="6.635">
            <text:p>6.635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3]+0.02" office:value-type="float" office:value="11.6399999999998">
            <text:p>11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5">
            <text:p>1.655</text:p>
          </table:table-cell>
          <table:table-cell office:value-type="float" office:value="1.743">
            <text:p>1.743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">
            <text:p>1.65</text:p>
          </table:table-cell>
          <table:table-cell office:value-type="float" office:value="1.743">
            <text:p>1.743</text:p>
          </table:table-cell>
          <table:table-cell office:value-type="float" office:value="6.799">
            <text:p>6.799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4]+0.02" office:value-type="float" office:value="11.6599999999998">
            <text:p>11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">
            <text:p>1.66</text:p>
          </table:table-cell>
          <table:table-cell office:value-type="float" office:value="1.746">
            <text:p>1.746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57">
            <text:p>1.657</text:p>
          </table:table-cell>
          <table:table-cell office:value-type="float" office:value="1.739">
            <text:p>1.739</text:p>
          </table:table-cell>
          <table:table-cell office:value-type="float" office:value="6.087">
            <text:p>6.087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5]+0.02" office:value-type="float" office:value="11.6799999999998">
            <text:p>11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3">
            <text:p>1.733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7">
            <text:p>1.647</text:p>
          </table:table-cell>
          <table:table-cell office:value-type="float" office:value="1.735">
            <text:p>1.735</text:p>
          </table:table-cell>
          <table:table-cell office:value-type="float" office:value="6.525">
            <text:p>6.525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6]+0.02" office:value-type="float" office:value="11.6999999999998">
            <text:p>11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35">
            <text:p>1.635</text:p>
          </table:table-cell>
          <table:table-cell office:value-type="float" office:value="1.727">
            <text:p>1.727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31">
            <text:p>1.631</text:p>
          </table:table-cell>
          <table:table-cell office:value-type="float" office:value="1.727">
            <text:p>1.727</text:p>
          </table:table-cell>
          <table:table-cell office:value-type="float" office:value="7.018">
            <text:p>7.018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7]+0.02" office:value-type="float" office:value="11.7199999999998">
            <text:p>11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29">
            <text:p>1.629</text:p>
          </table:table-cell>
          <table:table-cell office:value-type="float" office:value="1.721">
            <text:p>1.721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3">
            <text:p>1.63</text:p>
          </table:table-cell>
          <table:table-cell office:value-type="float" office:value="1.72">
            <text:p>1.72</text:p>
          </table:table-cell>
          <table:table-cell office:value-type="float" office:value="6.635">
            <text:p>6.635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8]+0.02" office:value-type="float" office:value="11.7399999999998">
            <text:p>11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9">
            <text:p>1.649</text:p>
          </table:table-cell>
          <table:table-cell office:value-type="float" office:value="1.741">
            <text:p>1.741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3">
            <text:p>1.653</text:p>
          </table:table-cell>
          <table:table-cell office:value-type="float" office:value="1.743">
            <text:p>1.743</text:p>
          </table:table-cell>
          <table:table-cell office:value-type="float" office:value="6.58">
            <text:p>6.58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89]+0.02" office:value-type="float" office:value="11.7599999999998">
            <text:p>11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5">
            <text:p>1.655</text:p>
          </table:table-cell>
          <table:table-cell office:value-type="float" office:value="1.743">
            <text:p>1.743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635">
            <text:p>6.635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0]+0.02" office:value-type="float" office:value="11.7799999999998">
            <text:p>11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8">
            <text:p>1.648</text:p>
          </table:table-cell>
          <table:table-cell office:value-type="float" office:value="1.738">
            <text:p>1.738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5">
            <text:p>1.645</text:p>
          </table:table-cell>
          <table:table-cell office:value-type="float" office:value="1.733">
            <text:p>1.733</text:p>
          </table:table-cell>
          <table:table-cell office:value-type="float" office:value="6.471">
            <text:p>6.471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1]+0.02" office:value-type="float" office:value="11.7999999999998">
            <text:p>11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35">
            <text:p>1.635</text:p>
          </table:table-cell>
          <table:table-cell office:value-type="float" office:value="1.726">
            <text:p>1.726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">
            <text:p>1.64</text:p>
          </table:table-cell>
          <table:table-cell office:value-type="float" office:value="1.724">
            <text:p>1.724</text:p>
          </table:table-cell>
          <table:table-cell office:value-type="float" office:value="6.251">
            <text:p>6.251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2]+0.02" office:value-type="float" office:value="11.8199999999998">
            <text:p>11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29">
            <text:p>1.629</text:p>
          </table:table-cell>
          <table:table-cell office:value-type="float" office:value="1.715">
            <text:p>1.715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29">
            <text:p>1.629</text:p>
          </table:table-cell>
          <table:table-cell office:value-type="float" office:value="1.715">
            <text:p>1.715</text:p>
          </table:table-cell>
          <table:table-cell office:value-type="float" office:value="6.361">
            <text:p>6.36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3]+0.02" office:value-type="float" office:value="11.8399999999998">
            <text:p>11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3">
            <text:p>1.653</text:p>
          </table:table-cell>
          <table:table-cell office:value-type="float" office:value="1.741">
            <text:p>1.741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3">
            <text:p>1.653</text:p>
          </table:table-cell>
          <table:table-cell office:value-type="float" office:value="1.741">
            <text:p>1.741</text:p>
          </table:table-cell>
          <table:table-cell office:value-type="float" office:value="6.471">
            <text:p>6.471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4]+0.02" office:value-type="float" office:value="11.8599999999998">
            <text:p>11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5">
            <text:p>1.655</text:p>
          </table:table-cell>
          <table:table-cell office:value-type="float" office:value="1.744">
            <text:p>1.744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8">
            <text:p>1.658</text:p>
          </table:table-cell>
          <table:table-cell office:value-type="float" office:value="1.743">
            <text:p>1.743</text:p>
          </table:table-cell>
          <table:table-cell office:value-type="float" office:value="6.306">
            <text:p>6.30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5]+0.02" office:value-type="float" office:value="11.8799999999998">
            <text:p>11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9">
            <text:p>1.649</text:p>
          </table:table-cell>
          <table:table-cell office:value-type="float" office:value="1.74">
            <text:p>1.74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6">
            <text:p>1.646</text:p>
          </table:table-cell>
          <table:table-cell office:value-type="float" office:value="1.736">
            <text:p>1.736</text:p>
          </table:table-cell>
          <table:table-cell office:value-type="float" office:value="6.635">
            <text:p>6.635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6]+0.02" office:value-type="float" office:value="11.8999999999998">
            <text:p>11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35">
            <text:p>1.635</text:p>
          </table:table-cell>
          <table:table-cell office:value-type="float" office:value="1.727">
            <text:p>1.727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9">
            <text:p>1.639</text:p>
          </table:table-cell>
          <table:table-cell office:value-type="float" office:value="1.722">
            <text:p>1.722</text:p>
          </table:table-cell>
          <table:table-cell office:value-type="float" office:value="6.142">
            <text:p>6.142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7]+0.02" office:value-type="float" office:value="11.9199999999998">
            <text:p>11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7">
            <text:p>1.627</text:p>
          </table:table-cell>
          <table:table-cell office:value-type="float" office:value="1.717">
            <text:p>1.717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9">
            <text:p>1.629</text:p>
          </table:table-cell>
          <table:table-cell office:value-type="float" office:value="1.716">
            <text:p>1.716</text:p>
          </table:table-cell>
          <table:table-cell office:value-type="float" office:value="6.416">
            <text:p>6.416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8]+0.02" office:value-type="float" office:value="11.9399999999998">
            <text:p>11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5">
            <text:p>1.655</text:p>
          </table:table-cell>
          <table:table-cell office:value-type="float" office:value="1.742">
            <text:p>1.742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56">
            <text:p>1.656</text:p>
          </table:table-cell>
          <table:table-cell office:value-type="float" office:value="1.738">
            <text:p>1.738</text:p>
          </table:table-cell>
          <table:table-cell office:value-type="float" office:value="6.087">
            <text:p>6.087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599]+0.02" office:value-type="float" office:value="11.9599999999998">
            <text:p>11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5">
            <text:p>1.655</text:p>
          </table:table-cell>
          <table:table-cell office:value-type="float" office:value="1.745">
            <text:p>1.745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6">
            <text:p>1.656</text:p>
          </table:table-cell>
          <table:table-cell office:value-type="float" office:value="1.742">
            <text:p>1.742</text:p>
          </table:table-cell>
          <table:table-cell office:value-type="float" office:value="6.361">
            <text:p>6.361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0]+0.02" office:value-type="float" office:value="11.9799999999998">
            <text:p>11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43">
            <text:p>1.643</text:p>
          </table:table-cell>
          <table:table-cell office:value-type="float" office:value="1.739">
            <text:p>1.739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7">
            <text:p>1.647</text:p>
          </table:table-cell>
          <table:table-cell office:value-type="float" office:value="1.735">
            <text:p>1.735</text:p>
          </table:table-cell>
          <table:table-cell office:value-type="float" office:value="6.525">
            <text:p>6.525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1]+0.02" office:value-type="float" office:value="11.9999999999998">
            <text:p>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36">
            <text:p>1.636</text:p>
          </table:table-cell>
          <table:table-cell office:value-type="float" office:value="1.729">
            <text:p>1.729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9">
            <text:p>1.639</text:p>
          </table:table-cell>
          <table:table-cell office:value-type="float" office:value="1.722">
            <text:p>1.722</text:p>
          </table:table-cell>
          <table:table-cell office:value-type="float" office:value="6.142">
            <text:p>6.142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2]+0.02" office:value-type="float" office:value="12.0199999999998">
            <text:p>12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9">
            <text:p>1.629</text:p>
          </table:table-cell>
          <table:table-cell office:value-type="float" office:value="1.718">
            <text:p>1.718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361">
            <text:p>6.361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3]+0.02" office:value-type="float" office:value="12.0399999999998">
            <text:p>12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6">
            <text:p>1.656</text:p>
          </table:table-cell>
          <table:table-cell office:value-type="float" office:value="1.743">
            <text:p>1.74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1">
            <text:p>1.651</text:p>
          </table:table-cell>
          <table:table-cell office:value-type="float" office:value="1.743">
            <text:p>1.743</text:p>
          </table:table-cell>
          <table:table-cell office:value-type="float" office:value="6.799">
            <text:p>6.799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4]+0.02" office:value-type="float" office:value="12.0599999999998">
            <text:p>12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52">
            <text:p>1.652</text:p>
          </table:table-cell>
          <table:table-cell office:value-type="float" office:value="1.747">
            <text:p>1.747</text:p>
          </table:table-cell>
          <table:table-cell office:value-type="float" office:value="6.909">
            <text:p>6.909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5]+0.02" office:value-type="float" office:value="12.0799999999998">
            <text:p>12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">
            <text:p>1.64</text:p>
          </table:table-cell>
          <table:table-cell office:value-type="float" office:value="1.733">
            <text:p>1.733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4">
            <text:p>1.644</text:p>
          </table:table-cell>
          <table:table-cell office:value-type="float" office:value="1.735">
            <text:p>1.735</text:p>
          </table:table-cell>
          <table:table-cell office:value-type="float" office:value="6.635">
            <text:p>6.635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6]+0.02" office:value-type="float" office:value="12.0999999999998">
            <text:p>12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32">
            <text:p>1.632</text:p>
          </table:table-cell>
          <table:table-cell office:value-type="float" office:value="1.724">
            <text:p>1.724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34">
            <text:p>1.634</text:p>
          </table:table-cell>
          <table:table-cell office:value-type="float" office:value="1.724">
            <text:p>1.724</text:p>
          </table:table-cell>
          <table:table-cell office:value-type="float" office:value="6.635">
            <text:p>6.635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7]+0.02" office:value-type="float" office:value="12.1199999999998">
            <text:p>12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2">
            <text:p>1.632</text:p>
          </table:table-cell>
          <table:table-cell office:value-type="float" office:value="1.719">
            <text:p>1.719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1">
            <text:p>1.631</text:p>
          </table:table-cell>
          <table:table-cell office:value-type="float" office:value="1.718">
            <text:p>1.718</text:p>
          </table:table-cell>
          <table:table-cell office:value-type="float" office:value="6.416">
            <text:p>6.41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8]+0.02" office:value-type="float" office:value="12.1399999999998">
            <text:p>12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25">
            <text:p>1.625</text:p>
          </table:table-cell>
          <table:table-cell office:value-type="float" office:value="1.721">
            <text:p>1.721</text:p>
          </table:table-cell>
          <table:table-cell office:value-type="float" office:value="7.084">
            <text:p>7.08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6">
            <text:p>1.626</text:p>
          </table:table-cell>
          <table:table-cell office:value-type="float" office:value="1.713">
            <text:p>1.713</text:p>
          </table:table-cell>
          <table:table-cell office:value-type="float" office:value="6.416">
            <text:p>6.416</text:p>
          </table:table-cell>
          <table:table-cell office:value-type="float" office:value="7.084">
            <text:p>7.08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09]+0.02" office:value-type="float" office:value="12.1599999999998">
            <text:p>12.16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9">
            <text:p>1.649</text:p>
          </table:table-cell>
          <table:table-cell office:value-type="float" office:value="1.736">
            <text:p>1.736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3">
            <text:p>1.643</text:p>
          </table:table-cell>
          <table:table-cell office:value-type="float" office:value="1.736">
            <text:p>1.736</text:p>
          </table:table-cell>
          <table:table-cell office:value-type="float" office:value="6.854">
            <text:p>6.854</text:p>
          </table:table-cell>
          <table:table-cell office:value-type="float" office:value="6.476">
            <text:p>6.476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0]+0.02" office:value-type="float" office:value="12.1799999999998">
            <text:p>12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9">
            <text:p>1.659</text:p>
          </table:table-cell>
          <table:table-cell office:value-type="float" office:value="1.746">
            <text:p>1.746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6">
            <text:p>1.656</text:p>
          </table:table-cell>
          <table:table-cell office:value-type="float" office:value="1.748">
            <text:p>1.748</text:p>
          </table:table-cell>
          <table:table-cell office:value-type="float" office:value="6.799">
            <text:p>6.799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1]+0.02" office:value-type="float" office:value="12.1999999999998">
            <text:p>12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8">
            <text:p>1.648</text:p>
          </table:table-cell>
          <table:table-cell office:value-type="float" office:value="1.739">
            <text:p>1.739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8">
            <text:p>1.648</text:p>
          </table:table-cell>
          <table:table-cell office:value-type="float" office:value="1.739">
            <text:p>1.739</text:p>
          </table:table-cell>
          <table:table-cell office:value-type="float" office:value="6.69">
            <text:p>6.69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2]+0.02" office:value-type="float" office:value="12.2199999999998">
            <text:p>12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">
            <text:p>1.64</text:p>
          </table:table-cell>
          <table:table-cell office:value-type="float" office:value="1.733">
            <text:p>1.733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38">
            <text:p>1.638</text:p>
          </table:table-cell>
          <table:table-cell office:value-type="float" office:value="1.731">
            <text:p>1.731</text:p>
          </table:table-cell>
          <table:table-cell office:value-type="float" office:value="6.854">
            <text:p>6.854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3]+0.02" office:value-type="float" office:value="12.2399999999998">
            <text:p>12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9">
            <text:p>1.629</text:p>
          </table:table-cell>
          <table:table-cell office:value-type="float" office:value="1.718">
            <text:p>1.718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1">
            <text:p>1.631</text:p>
          </table:table-cell>
          <table:table-cell office:value-type="float" office:value="1.714">
            <text:p>1.714</text:p>
          </table:table-cell>
          <table:table-cell office:value-type="float" office:value="6.142">
            <text:p>6.142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4]+0.02" office:value-type="float" office:value="12.2599999999998">
            <text:p>12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3">
            <text:p>1.733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8">
            <text:p>1.648</text:p>
          </table:table-cell>
          <table:table-cell office:value-type="float" office:value="1.736">
            <text:p>1.736</text:p>
          </table:table-cell>
          <table:table-cell office:value-type="float" office:value="6.525">
            <text:p>6.525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5]+0.02" office:value-type="float" office:value="12.2799999999998">
            <text:p>12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3">
            <text:p>1.653</text:p>
          </table:table-cell>
          <table:table-cell office:value-type="float" office:value="1.744">
            <text:p>1.744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744">
            <text:p>6.744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6]+0.02" office:value-type="float" office:value="12.2999999999998">
            <text:p>12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4">
            <text:p>1.654</text:p>
          </table:table-cell>
          <table:table-cell office:value-type="float" office:value="1.74">
            <text:p>1.74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9">
            <text:p>1.649</text:p>
          </table:table-cell>
          <table:table-cell office:value-type="float" office:value="1.739">
            <text:p>1.739</text:p>
          </table:table-cell>
          <table:table-cell office:value-type="float" office:value="6.635">
            <text:p>6.63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7]+0.02" office:value-type="float" office:value="12.3199999999998">
            <text:p>12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38">
            <text:p>1.638</text:p>
          </table:table-cell>
          <table:table-cell office:value-type="float" office:value="1.73">
            <text:p>1.73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4">
            <text:p>1.644</text:p>
          </table:table-cell>
          <table:table-cell office:value-type="float" office:value="1.728">
            <text:p>1.728</text:p>
          </table:table-cell>
          <table:table-cell office:value-type="float" office:value="6.251">
            <text:p>6.251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8]+0.02" office:value-type="float" office:value="12.3399999999998">
            <text:p>12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23">
            <text:p>1.623</text:p>
          </table:table-cell>
          <table:table-cell office:value-type="float" office:value="1.714">
            <text:p>1.714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27">
            <text:p>1.627</text:p>
          </table:table-cell>
          <table:table-cell office:value-type="float" office:value="1.715">
            <text:p>1.715</text:p>
          </table:table-cell>
          <table:table-cell office:value-type="float" office:value="6.471">
            <text:p>6.471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19]+0.02" office:value-type="float" office:value="12.3599999999998">
            <text:p>12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2">
            <text:p>1.652</text:p>
          </table:table-cell>
          <table:table-cell office:value-type="float" office:value="1.74">
            <text:p>1.74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49">
            <text:p>1.649</text:p>
          </table:table-cell>
          <table:table-cell office:value-type="float" office:value="1.743">
            <text:p>1.743</text:p>
          </table:table-cell>
          <table:table-cell office:value-type="float" office:value="6.909">
            <text:p>6.909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0]+0.02" office:value-type="float" office:value="12.3799999999998">
            <text:p>12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9">
            <text:p>1.659</text:p>
          </table:table-cell>
          <table:table-cell office:value-type="float" office:value="1.747">
            <text:p>1.747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8">
            <text:p>1.658</text:p>
          </table:table-cell>
          <table:table-cell office:value-type="float" office:value="1.751">
            <text:p>1.751</text:p>
          </table:table-cell>
          <table:table-cell office:value-type="float" office:value="6.799">
            <text:p>6.799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1]+0.02" office:value-type="float" office:value="12.3999999999998">
            <text:p>12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1">
            <text:p>1.651</text:p>
          </table:table-cell>
          <table:table-cell office:value-type="float" office:value="1.739">
            <text:p>1.739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48">
            <text:p>1.648</text:p>
          </table:table-cell>
          <table:table-cell office:value-type="float" office:value="1.742">
            <text:p>1.742</text:p>
          </table:table-cell>
          <table:table-cell office:value-type="float" office:value="6.909">
            <text:p>6.909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2]+0.02" office:value-type="float" office:value="12.4199999999998">
            <text:p>12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16">
            <text:p>6.41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3]+0.02" office:value-type="float" office:value="12.4399999999998">
            <text:p>12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8">
            <text:p>1.628</text:p>
          </table:table-cell>
          <table:table-cell office:value-type="float" office:value="1.714">
            <text:p>1.714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5">
            <text:p>1.625</text:p>
          </table:table-cell>
          <table:table-cell office:value-type="float" office:value="1.715">
            <text:p>1.715</text:p>
          </table:table-cell>
          <table:table-cell office:value-type="float" office:value="6.635">
            <text:p>6.635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4]+0.02" office:value-type="float" office:value="12.4599999999998">
            <text:p>12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9">
            <text:p>1.649</text:p>
          </table:table-cell>
          <table:table-cell office:value-type="float" office:value="1.737">
            <text:p>1.737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8">
            <text:p>1.648</text:p>
          </table:table-cell>
          <table:table-cell office:value-type="float" office:value="1.736">
            <text:p>1.736</text:p>
          </table:table-cell>
          <table:table-cell office:value-type="float" office:value="6.471">
            <text:p>6.471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5]+0.02" office:value-type="float" office:value="12.4799999999998">
            <text:p>12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6">
            <text:p>1.66</text:p>
          </table:table-cell>
          <table:table-cell office:value-type="float" office:value="1.743">
            <text:p>1.743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9">
            <text:p>1.659</text:p>
          </table:table-cell>
          <table:table-cell office:value-type="float" office:value="1.748">
            <text:p>1.748</text:p>
          </table:table-cell>
          <table:table-cell office:value-type="float" office:value="6.58">
            <text:p>6.58</text:p>
          </table:table-cell>
          <table:table-cell office:value-type="float" office:value="6.199">
            <text:p>6.1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6]+0.02" office:value-type="float" office:value="12.4999999999998">
            <text:p>12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5">
            <text:p>1.65</text:p>
          </table:table-cell>
          <table:table-cell office:value-type="float" office:value="1.747">
            <text:p>1.747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471">
            <text:p>6.471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7]+0.02" office:value-type="float" office:value="12.5199999999998">
            <text:p>12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36">
            <text:p>1.636</text:p>
          </table:table-cell>
          <table:table-cell office:value-type="float" office:value="1.729">
            <text:p>1.729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1">
            <text:p>1.641</text:p>
          </table:table-cell>
          <table:table-cell office:value-type="float" office:value="1.732">
            <text:p>1.732</text:p>
          </table:table-cell>
          <table:table-cell office:value-type="float" office:value="6.69">
            <text:p>6.69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8]+0.02" office:value-type="float" office:value="12.5399999999998">
            <text:p>12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9">
            <text:p>1.629</text:p>
          </table:table-cell>
          <table:table-cell office:value-type="float" office:value="1.718">
            <text:p>1.718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7">
            <text:p>1.627</text:p>
          </table:table-cell>
          <table:table-cell office:value-type="float" office:value="1.718">
            <text:p>1.718</text:p>
          </table:table-cell>
          <table:table-cell office:value-type="float" office:value="6.635">
            <text:p>6.635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29]+0.02" office:value-type="float" office:value="12.5599999999998">
            <text:p>12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8">
            <text:p>1.648</text:p>
          </table:table-cell>
          <table:table-cell office:value-type="float" office:value="1.74">
            <text:p>1.74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8">
            <text:p>1.648</text:p>
          </table:table-cell>
          <table:table-cell office:value-type="float" office:value="1.735">
            <text:p>1.735</text:p>
          </table:table-cell>
          <table:table-cell office:value-type="float" office:value="6.416">
            <text:p>6.416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0]+0.02" office:value-type="float" office:value="12.5799999999998">
            <text:p>12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6">
            <text:p>1.66</text:p>
          </table:table-cell>
          <table:table-cell office:value-type="float" office:value="1.747">
            <text:p>1.747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58">
            <text:p>1.658</text:p>
          </table:table-cell>
          <table:table-cell office:value-type="float" office:value="1.753">
            <text:p>1.753</text:p>
          </table:table-cell>
          <table:table-cell office:value-type="float" office:value="6.964">
            <text:p>6.964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1]+0.02" office:value-type="float" office:value="12.5999999999998">
            <text:p>12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">
            <text:p>1.65</text:p>
          </table:table-cell>
          <table:table-cell office:value-type="float" office:value="1.74">
            <text:p>1.74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">
            <text:p>1.65</text:p>
          </table:table-cell>
          <table:table-cell office:value-type="float" office:value="1.736">
            <text:p>1.736</text:p>
          </table:table-cell>
          <table:table-cell office:value-type="float" office:value="6.361">
            <text:p>6.361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2]+0.02" office:value-type="float" office:value="12.6199999999998">
            <text:p>12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4">
            <text:p>1.644</text:p>
          </table:table-cell>
          <table:table-cell office:value-type="float" office:value="1.73">
            <text:p>1.7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1">
            <text:p>1.641</text:p>
          </table:table-cell>
          <table:table-cell office:value-type="float" office:value="1.725">
            <text:p>1.725</text:p>
          </table:table-cell>
          <table:table-cell office:value-type="float" office:value="6.197">
            <text:p>6.197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3]+0.02" office:value-type="float" office:value="12.6399999999998">
            <text:p>12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32">
            <text:p>1.632</text:p>
          </table:table-cell>
          <table:table-cell office:value-type="float" office:value="1.714">
            <text:p>1.714</text:p>
          </table:table-cell>
          <table:table-cell office:value-type="float" office:value="6.089">
            <text:p>6.089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1">
            <text:p>1.631</text:p>
          </table:table-cell>
          <table:table-cell office:value-type="float" office:value="1.714">
            <text:p>1.714</text:p>
          </table:table-cell>
          <table:table-cell office:value-type="float" office:value="6.142">
            <text:p>6.142</text:p>
          </table:table-cell>
          <table:table-cell office:value-type="float" office:value="6.089">
            <text:p>6.0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4]+0.02" office:value-type="float" office:value="12.6599999999998">
            <text:p>12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46">
            <text:p>1.646</text:p>
          </table:table-cell>
          <table:table-cell office:value-type="float" office:value="1.74">
            <text:p>1.74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5">
            <text:p>1.645</text:p>
          </table:table-cell>
          <table:table-cell office:value-type="float" office:value="1.739">
            <text:p>1.739</text:p>
          </table:table-cell>
          <table:table-cell office:value-type="float" office:value="6.854">
            <text:p>6.854</text:p>
          </table:table-cell>
          <table:table-cell office:value-type="float" office:value="6.974">
            <text:p>6.97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5]+0.02" office:value-type="float" office:value="12.6799999999998">
            <text:p>12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8">
            <text:p>1.658</text:p>
          </table:table-cell>
          <table:table-cell office:value-type="float" office:value="1.752">
            <text:p>1.752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9">
            <text:p>1.659</text:p>
          </table:table-cell>
          <table:table-cell office:value-type="float" office:value="1.75">
            <text:p>1.75</text:p>
          </table:table-cell>
          <table:table-cell office:value-type="float" office:value="6.69">
            <text:p>6.69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6]+0.02" office:value-type="float" office:value="12.6999999999998">
            <text:p>12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1">
            <text:p>1.651</text:p>
          </table:table-cell>
          <table:table-cell office:value-type="float" office:value="1.743">
            <text:p>1.743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9">
            <text:p>1.649</text:p>
          </table:table-cell>
          <table:table-cell office:value-type="float" office:value="1.737">
            <text:p>1.737</text:p>
          </table:table-cell>
          <table:table-cell office:value-type="float" office:value="6.471">
            <text:p>6.471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7]+0.02" office:value-type="float" office:value="12.7199999999998">
            <text:p>12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5">
            <text:p>1.645</text:p>
          </table:table-cell>
          <table:table-cell office:value-type="float" office:value="1.727">
            <text:p>1.727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1">
            <text:p>1.641</text:p>
          </table:table-cell>
          <table:table-cell office:value-type="float" office:value="1.727">
            <text:p>1.727</text:p>
          </table:table-cell>
          <table:table-cell office:value-type="float" office:value="6.306">
            <text:p>6.306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8]+0.02" office:value-type="float" office:value="12.7399999999998">
            <text:p>12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9">
            <text:p>1.629</text:p>
          </table:table-cell>
          <table:table-cell office:value-type="float" office:value="1.718">
            <text:p>1.718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28">
            <text:p>1.628</text:p>
          </table:table-cell>
          <table:table-cell office:value-type="float" office:value="1.716">
            <text:p>1.716</text:p>
          </table:table-cell>
          <table:table-cell office:value-type="float" office:value="6.471">
            <text:p>6.471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39]+0.02" office:value-type="float" office:value="12.7599999999998">
            <text:p>12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9">
            <text:p>1.649</text:p>
          </table:table-cell>
          <table:table-cell office:value-type="float" office:value="1.739">
            <text:p>1.73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8">
            <text:p>1.648</text:p>
          </table:table-cell>
          <table:table-cell office:value-type="float" office:value="1.739">
            <text:p>1.739</text:p>
          </table:table-cell>
          <table:table-cell office:value-type="float" office:value="6.635">
            <text:p>6.635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0]+0.02" office:value-type="float" office:value="12.7799999999998">
            <text:p>12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8">
            <text:p>1.658</text:p>
          </table:table-cell>
          <table:table-cell office:value-type="float" office:value="1.747">
            <text:p>1.747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63">
            <text:p>1.663</text:p>
          </table:table-cell>
          <table:table-cell office:value-type="float" office:value="1.75">
            <text:p>1.75</text:p>
          </table:table-cell>
          <table:table-cell office:value-type="float" office:value="6.416">
            <text:p>6.41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1]+0.02" office:value-type="float" office:value="12.7999999999998">
            <text:p>12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">
            <text:p>1.65</text:p>
          </table:table-cell>
          <table:table-cell office:value-type="float" office:value="1.743">
            <text:p>1.743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9">
            <text:p>1.649</text:p>
          </table:table-cell>
          <table:table-cell office:value-type="float" office:value="1.739">
            <text:p>1.739</text:p>
          </table:table-cell>
          <table:table-cell office:value-type="float" office:value="6.58">
            <text:p>6.58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2]+0.02" office:value-type="float" office:value="12.8199999999998">
            <text:p>12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2">
            <text:p>1.642</text:p>
          </table:table-cell>
          <table:table-cell office:value-type="float" office:value="1.727">
            <text:p>1.727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4">
            <text:p>1.644</text:p>
          </table:table-cell>
          <table:table-cell office:value-type="float" office:value="1.727">
            <text:p>1.727</text:p>
          </table:table-cell>
          <table:table-cell office:value-type="float" office:value="6.197">
            <text:p>6.197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3]+0.02" office:value-type="float" office:value="12.8399999999998">
            <text:p>12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31">
            <text:p>1.631</text:p>
          </table:table-cell>
          <table:table-cell office:value-type="float" office:value="1.714">
            <text:p>1.714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27">
            <text:p>1.627</text:p>
          </table:table-cell>
          <table:table-cell office:value-type="float" office:value="1.718">
            <text:p>1.718</text:p>
          </table:table-cell>
          <table:table-cell office:value-type="float" office:value="6.744">
            <text:p>6.744</text:p>
          </table:table-cell>
          <table:table-cell office:value-type="float" office:value="6.199">
            <text:p>6.1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4]+0.02" office:value-type="float" office:value="12.8599999999998">
            <text:p>12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6">
            <text:p>1.646</text:p>
          </table:table-cell>
          <table:table-cell office:value-type="float" office:value="1.735">
            <text:p>1.735</text:p>
          </table:table-cell>
          <table:table-cell office:value-type="float" office:value="6.525">
            <text:p>6.52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5]+0.02" office:value-type="float" office:value="12.8799999999998">
            <text:p>12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9">
            <text:p>1.659</text:p>
          </table:table-cell>
          <table:table-cell office:value-type="float" office:value="1.746">
            <text:p>1.746</text:p>
          </table:table-cell>
          <table:table-cell office:value-type="float" office:value="6.416">
            <text:p>6.416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6]+0.02" office:value-type="float" office:value="12.8999999999998">
            <text:p>12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9">
            <text:p>1.649</text:p>
          </table:table-cell>
          <table:table-cell office:value-type="float" office:value="1.738">
            <text:p>1.738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8">
            <text:p>1.648</text:p>
          </table:table-cell>
          <table:table-cell office:value-type="float" office:value="1.74">
            <text:p>1.74</text:p>
          </table:table-cell>
          <table:table-cell office:value-type="float" office:value="6.744">
            <text:p>6.744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7]+0.02" office:value-type="float" office:value="12.9199999999998">
            <text:p>12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3">
            <text:p>1.643</text:p>
          </table:table-cell>
          <table:table-cell office:value-type="float" office:value="1.728">
            <text:p>1.728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1">
            <text:p>1.641</text:p>
          </table:table-cell>
          <table:table-cell office:value-type="float" office:value="1.727">
            <text:p>1.727</text:p>
          </table:table-cell>
          <table:table-cell office:value-type="float" office:value="6.306">
            <text:p>6.30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8]+0.02" office:value-type="float" office:value="12.9399999999998">
            <text:p>12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6">
            <text:p>1.626</text:p>
          </table:table-cell>
          <table:table-cell office:value-type="float" office:value="1.716">
            <text:p>1.716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23">
            <text:p>1.623</text:p>
          </table:table-cell>
          <table:table-cell office:value-type="float" office:value="1.714">
            <text:p>1.714</text:p>
          </table:table-cell>
          <table:table-cell office:value-type="float" office:value="6.69">
            <text:p>6.69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49]+0.02" office:value-type="float" office:value="12.9599999999998">
            <text:p>12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">
            <text:p>1.65</text:p>
          </table:table-cell>
          <table:table-cell office:value-type="float" office:value="1.74">
            <text:p>1.74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3">
            <text:p>1.653</text:p>
          </table:table-cell>
          <table:table-cell office:value-type="float" office:value="1.74">
            <text:p>1.74</text:p>
          </table:table-cell>
          <table:table-cell office:value-type="float" office:value="6.416">
            <text:p>6.416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0]+0.02" office:value-type="float" office:value="12.9799999999998">
            <text:p>12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2">
            <text:p>1.662</text:p>
          </table:table-cell>
          <table:table-cell office:value-type="float" office:value="1.751">
            <text:p>1.751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58">
            <text:p>6.58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1]+0.02" office:value-type="float" office:value="12.9999999999998">
            <text:p>1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1">
            <text:p>1.651</text:p>
          </table:table-cell>
          <table:table-cell office:value-type="float" office:value="1.739">
            <text:p>1.739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2">
            <text:p>1.652</text:p>
          </table:table-cell>
          <table:table-cell office:value-type="float" office:value="1.74">
            <text:p>1.74</text:p>
          </table:table-cell>
          <table:table-cell office:value-type="float" office:value="6.471">
            <text:p>6.471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2]+0.02" office:value-type="float" office:value="13.0199999999998">
            <text:p>13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16">
            <text:p>6.41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3]+0.02" office:value-type="float" office:value="13.0399999999998">
            <text:p>13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27">
            <text:p>1.627</text:p>
          </table:table-cell>
          <table:table-cell office:value-type="float" office:value="1.714">
            <text:p>1.714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7">
            <text:p>1.627</text:p>
          </table:table-cell>
          <table:table-cell office:value-type="float" office:value="1.715">
            <text:p>1.715</text:p>
          </table:table-cell>
          <table:table-cell office:value-type="float" office:value="6.525">
            <text:p>6.525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4]+0.02" office:value-type="float" office:value="13.0599999999998">
            <text:p>13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3">
            <text:p>1.653</text:p>
          </table:table-cell>
          <table:table-cell office:value-type="float" office:value="1.739">
            <text:p>1.73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1">
            <text:p>1.651</text:p>
          </table:table-cell>
          <table:table-cell office:value-type="float" office:value="1.743">
            <text:p>1.743</text:p>
          </table:table-cell>
          <table:table-cell office:value-type="float" office:value="6.744">
            <text:p>6.744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5]+0.02" office:value-type="float" office:value="13.0799999999998">
            <text:p>13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1">
            <text:p>1.661</text:p>
          </table:table-cell>
          <table:table-cell office:value-type="float" office:value="1.751">
            <text:p>1.751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52">
            <text:p>1.652</text:p>
          </table:table-cell>
          <table:table-cell office:value-type="float" office:value="1.748">
            <text:p>1.748</text:p>
          </table:table-cell>
          <table:table-cell office:value-type="float" office:value="7.073">
            <text:p>7.073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6]+0.02" office:value-type="float" office:value="13.0999999999998">
            <text:p>13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1">
            <text:p>1.651</text:p>
          </table:table-cell>
          <table:table-cell office:value-type="float" office:value="1.74">
            <text:p>1.74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3">
            <text:p>1.653</text:p>
          </table:table-cell>
          <table:table-cell office:value-type="float" office:value="1.74">
            <text:p>1.74</text:p>
          </table:table-cell>
          <table:table-cell office:value-type="float" office:value="6.416">
            <text:p>6.41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7]+0.02" office:value-type="float" office:value="13.1199999999998">
            <text:p>13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1">
            <text:p>1.641</text:p>
          </table:table-cell>
          <table:table-cell office:value-type="float" office:value="1.728">
            <text:p>1.728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1">
            <text:p>1.641</text:p>
          </table:table-cell>
          <table:table-cell office:value-type="float" office:value="1.727">
            <text:p>1.727</text:p>
          </table:table-cell>
          <table:table-cell office:value-type="float" office:value="6.306">
            <text:p>6.30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8]+0.02" office:value-type="float" office:value="13.1399999999998">
            <text:p>13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7">
            <text:p>1.627</text:p>
          </table:table-cell>
          <table:table-cell office:value-type="float" office:value="1.714">
            <text:p>1.714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8">
            <text:p>1.628</text:p>
          </table:table-cell>
          <table:table-cell office:value-type="float" office:value="1.714">
            <text:p>1.714</text:p>
          </table:table-cell>
          <table:table-cell office:value-type="float" office:value="6.306">
            <text:p>6.30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59]+0.02" office:value-type="float" office:value="13.1599999999998">
            <text:p>13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9">
            <text:p>1.649</text:p>
          </table:table-cell>
          <table:table-cell office:value-type="float" office:value="1.742">
            <text:p>1.742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52">
            <text:p>1.652</text:p>
          </table:table-cell>
          <table:table-cell office:value-type="float" office:value="1.733">
            <text:p>1.733</text:p>
          </table:table-cell>
          <table:table-cell office:value-type="float" office:value="5.978">
            <text:p>5.978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0]+0.02" office:value-type="float" office:value="13.1799999999998">
            <text:p>13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1">
            <text:p>1.661</text:p>
          </table:table-cell>
          <table:table-cell office:value-type="float" office:value="1.747">
            <text:p>1.74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635">
            <text:p>6.63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1]+0.02" office:value-type="float" office:value="13.1999999999998">
            <text:p>13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">
            <text:p>1.65</text:p>
          </table:table-cell>
          <table:table-cell office:value-type="float" office:value="1.739">
            <text:p>1.739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2">
            <text:p>1.652</text:p>
          </table:table-cell>
          <table:table-cell office:value-type="float" office:value="1.74">
            <text:p>1.74</text:p>
          </table:table-cell>
          <table:table-cell office:value-type="float" office:value="6.471">
            <text:p>6.471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2]+0.02" office:value-type="float" office:value="13.2199999999998">
            <text:p>13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">
            <text:p>1.64</text:p>
          </table:table-cell>
          <table:table-cell office:value-type="float" office:value="1.729">
            <text:p>1.729</text:p>
          </table:table-cell>
          <table:table-cell office:value-type="float" office:value="6.525">
            <text:p>6.52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3]+0.02" office:value-type="float" office:value="13.2399999999998">
            <text:p>13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8">
            <text:p>1.628</text:p>
          </table:table-cell>
          <table:table-cell office:value-type="float" office:value="1.713">
            <text:p>1.713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27">
            <text:p>1.627</text:p>
          </table:table-cell>
          <table:table-cell office:value-type="float" office:value="1.714">
            <text:p>1.714</text:p>
          </table:table-cell>
          <table:table-cell office:value-type="float" office:value="6.416">
            <text:p>6.416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4]+0.02" office:value-type="float" office:value="13.2599999999998">
            <text:p>13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8">
            <text:p>1.648</text:p>
          </table:table-cell>
          <table:table-cell office:value-type="float" office:value="1.736">
            <text:p>1.736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2">
            <text:p>1.652</text:p>
          </table:table-cell>
          <table:table-cell office:value-type="float" office:value="1.74">
            <text:p>1.74</text:p>
          </table:table-cell>
          <table:table-cell office:value-type="float" office:value="6.471">
            <text:p>6.471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5]+0.02" office:value-type="float" office:value="13.2799999999998">
            <text:p>13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36">
            <text:p>1.636</text:p>
          </table:table-cell>
          <table:table-cell office:value-type="float" office:value="1.727">
            <text:p>1.727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">
            <text:p>1.64</text:p>
          </table:table-cell>
          <table:table-cell office:value-type="float" office:value="1.723">
            <text:p>1.723</text:p>
          </table:table-cell>
          <table:table-cell office:value-type="float" office:value="6.197">
            <text:p>6.197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6]+0.02" office:value-type="float" office:value="13.2999999999998">
            <text:p>13.3</text:p>
          </table:table-cell>
          <table:table-cell office:value-type="float" office:value="0">
            <text:p>0</text:p>
          </table:table-cell>
          <table:table-cell office:value-type="float" office:value="0.077">
            <text:p>0.0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2">
            <text:p>1.642</text:p>
          </table:table-cell>
          <table:table-cell office:value-type="float" office:value="1.731">
            <text:p>1.731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4">
            <text:p>1.644</text:p>
          </table:table-cell>
          <table:table-cell office:value-type="float" office:value="1.73">
            <text:p>1.73</text:p>
          </table:table-cell>
          <table:table-cell office:value-type="float" office:value="6.306">
            <text:p>6.306</text:p>
          </table:table-cell>
          <table:table-cell office:value-type="float" office:value="6.586">
            <text:p>6.586</text:p>
          </table:table-cell>
          <table:table-cell office:value-type="float" office:value="0.077">
            <text:p>0.07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7]+0.02" office:value-type="float" office:value="13.3199999999998">
            <text:p>13.32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9">
            <text:p>1.659</text:p>
          </table:table-cell>
          <table:table-cell office:value-type="float" office:value="1.748">
            <text:p>1.748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69">
            <text:p>6.69</text:p>
          </table:table-cell>
          <table:table-cell office:value-type="float" office:value="6.642">
            <text:p>6.642</text:p>
          </table:table-cell>
          <table:table-cell office:value-type="float" office:value="0.055">
            <text:p>0.0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8]+0.02" office:value-type="float" office:value="13.3399999999998">
            <text:p>13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7">
            <text:p>1.657</text:p>
          </table:table-cell>
          <table:table-cell office:value-type="float" office:value="1.747">
            <text:p>1.747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6">
            <text:p>1.656</text:p>
          </table:table-cell>
          <table:table-cell office:value-type="float" office:value="1.743">
            <text:p>1.743</text:p>
          </table:table-cell>
          <table:table-cell office:value-type="float" office:value="6.471">
            <text:p>6.471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69]+0.02" office:value-type="float" office:value="13.3599999999998">
            <text:p>13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8">
            <text:p>1.648</text:p>
          </table:table-cell>
          <table:table-cell office:value-type="float" office:value="1.74">
            <text:p>1.74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6">
            <text:p>1.646</text:p>
          </table:table-cell>
          <table:table-cell office:value-type="float" office:value="1.73">
            <text:p>1.73</text:p>
          </table:table-cell>
          <table:table-cell office:value-type="float" office:value="6.197">
            <text:p>6.197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0]+0.02" office:value-type="float" office:value="13.3799999999998">
            <text:p>13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5">
            <text:p>1.635</text:p>
          </table:table-cell>
          <table:table-cell office:value-type="float" office:value="1.723">
            <text:p>1.723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28">
            <text:p>1.628</text:p>
          </table:table-cell>
          <table:table-cell office:value-type="float" office:value="1.723">
            <text:p>1.723</text:p>
          </table:table-cell>
          <table:table-cell office:value-type="float" office:value="6.909">
            <text:p>6.909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1]+0.02" office:value-type="float" office:value="13.3999999999998">
            <text:p>13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6">
            <text:p>1.636</text:p>
          </table:table-cell>
          <table:table-cell office:value-type="float" office:value="1.724">
            <text:p>1.724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">
            <text:p>1.64</text:p>
          </table:table-cell>
          <table:table-cell office:value-type="float" office:value="1.73">
            <text:p>1.73</text:p>
          </table:table-cell>
          <table:table-cell office:value-type="float" office:value="6.635">
            <text:p>6.635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2]+0.02" office:value-type="float" office:value="13.4199999999998">
            <text:p>13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">
            <text:p>1.66</text:p>
          </table:table-cell>
          <table:table-cell office:value-type="float" office:value="1.75">
            <text:p>1.75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63">
            <text:p>1.663</text:p>
          </table:table-cell>
          <table:table-cell office:value-type="float" office:value="1.744">
            <text:p>1.744</text:p>
          </table:table-cell>
          <table:table-cell office:value-type="float" office:value="6.032">
            <text:p>6.032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3]+0.02" office:value-type="float" office:value="13.4399999999998">
            <text:p>13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51">
            <text:p>1.651</text:p>
          </table:table-cell>
          <table:table-cell office:value-type="float" office:value="1.747">
            <text:p>1.747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5">
            <text:p>1.655</text:p>
          </table:table-cell>
          <table:table-cell office:value-type="float" office:value="1.742">
            <text:p>1.742</text:p>
          </table:table-cell>
          <table:table-cell office:value-type="float" office:value="6.416">
            <text:p>6.416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4]+0.02" office:value-type="float" office:value="13.4599999999998">
            <text:p>13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6">
            <text:p>1.646</text:p>
          </table:table-cell>
          <table:table-cell office:value-type="float" office:value="1.735">
            <text:p>1.735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8">
            <text:p>1.648</text:p>
          </table:table-cell>
          <table:table-cell office:value-type="float" office:value="1.732">
            <text:p>1.732</text:p>
          </table:table-cell>
          <table:table-cell office:value-type="float" office:value="6.197">
            <text:p>6.197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5]+0.02" office:value-type="float" office:value="13.4799999999998">
            <text:p>13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9">
            <text:p>1.629</text:p>
          </table:table-cell>
          <table:table-cell office:value-type="float" office:value="1.723">
            <text:p>1.723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31">
            <text:p>1.631</text:p>
          </table:table-cell>
          <table:table-cell office:value-type="float" office:value="1.724">
            <text:p>1.724</text:p>
          </table:table-cell>
          <table:table-cell office:value-type="float" office:value="6.854">
            <text:p>6.854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6]+0.02" office:value-type="float" office:value="13.4999999999998">
            <text:p>13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36">
            <text:p>1.636</text:p>
          </table:table-cell>
          <table:table-cell office:value-type="float" office:value="1.727">
            <text:p>1.727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">
            <text:p>1.64</text:p>
          </table:table-cell>
          <table:table-cell office:value-type="float" office:value="1.733">
            <text:p>1.733</text:p>
          </table:table-cell>
          <table:table-cell office:value-type="float" office:value="6.799">
            <text:p>6.799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7]+0.02" office:value-type="float" office:value="13.5199999999998">
            <text:p>13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9">
            <text:p>1.659</text:p>
          </table:table-cell>
          <table:table-cell office:value-type="float" office:value="1.749">
            <text:p>1.74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3">
            <text:p>1.663</text:p>
          </table:table-cell>
          <table:table-cell office:value-type="float" office:value="1.748">
            <text:p>1.748</text:p>
          </table:table-cell>
          <table:table-cell office:value-type="float" office:value="6.306">
            <text:p>6.306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8]+0.02" office:value-type="float" office:value="13.5399999999998">
            <text:p>13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3">
            <text:p>1.653</text:p>
          </table:table-cell>
          <table:table-cell office:value-type="float" office:value="1.739">
            <text:p>1.739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">
            <text:p>1.65</text:p>
          </table:table-cell>
          <table:table-cell office:value-type="float" office:value="1.743">
            <text:p>1.743</text:p>
          </table:table-cell>
          <table:table-cell office:value-type="float" office:value="6.854">
            <text:p>6.854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79]+0.02" office:value-type="float" office:value="13.5599999999998">
            <text:p>13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3">
            <text:p>1.643</text:p>
          </table:table-cell>
          <table:table-cell office:value-type="float" office:value="1.733">
            <text:p>1.733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1">
            <text:p>1.641</text:p>
          </table:table-cell>
          <table:table-cell office:value-type="float" office:value="1.735">
            <text:p>1.735</text:p>
          </table:table-cell>
          <table:table-cell office:value-type="float" office:value="6.854">
            <text:p>6.854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0]+0.02" office:value-type="float" office:value="13.5799999999998">
            <text:p>13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31">
            <text:p>1.631</text:p>
          </table:table-cell>
          <table:table-cell office:value-type="float" office:value="1.721">
            <text:p>1.721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">
            <text:p>1.63</text:p>
          </table:table-cell>
          <table:table-cell office:value-type="float" office:value="1.718">
            <text:p>1.718</text:p>
          </table:table-cell>
          <table:table-cell office:value-type="float" office:value="6.525">
            <text:p>6.525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1]+0.02" office:value-type="float" office:value="13.5999999999998">
            <text:p>13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5">
            <text:p>1.645</text:p>
          </table:table-cell>
          <table:table-cell office:value-type="float" office:value="1.732">
            <text:p>1.732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">
            <text:p>1.64</text:p>
          </table:table-cell>
          <table:table-cell office:value-type="float" office:value="1.73">
            <text:p>1.73</text:p>
          </table:table-cell>
          <table:table-cell office:value-type="float" office:value="6.635">
            <text:p>6.635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2]+0.02" office:value-type="float" office:value="13.6199999999998">
            <text:p>13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6">
            <text:p>1.656</text:p>
          </table:table-cell>
          <table:table-cell office:value-type="float" office:value="1.75">
            <text:p>1.75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7">
            <text:p>1.657</text:p>
          </table:table-cell>
          <table:table-cell office:value-type="float" office:value="1.746">
            <text:p>1.746</text:p>
          </table:table-cell>
          <table:table-cell office:value-type="float" office:value="6.525">
            <text:p>6.525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3]+0.02" office:value-type="float" office:value="13.6399999999998">
            <text:p>13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5">
            <text:p>1.655</text:p>
          </table:table-cell>
          <table:table-cell office:value-type="float" office:value="1.745">
            <text:p>1.745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7">
            <text:p>1.657</text:p>
          </table:table-cell>
          <table:table-cell office:value-type="float" office:value="1.741">
            <text:p>1.741</text:p>
          </table:table-cell>
          <table:table-cell office:value-type="float" office:value="6.197">
            <text:p>6.197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4]+0.02" office:value-type="float" office:value="13.6599999999998">
            <text:p>13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6">
            <text:p>1.646</text:p>
          </table:table-cell>
          <table:table-cell office:value-type="float" office:value="1.735">
            <text:p>1.735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8">
            <text:p>1.648</text:p>
          </table:table-cell>
          <table:table-cell office:value-type="float" office:value="1.732">
            <text:p>1.732</text:p>
          </table:table-cell>
          <table:table-cell office:value-type="float" office:value="6.197">
            <text:p>6.197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5]+0.02" office:value-type="float" office:value="13.6799999999998">
            <text:p>13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3">
            <text:p>1.63</text:p>
          </table:table-cell>
          <table:table-cell office:value-type="float" office:value="1.721">
            <text:p>1.721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4">
            <text:p>1.634</text:p>
          </table:table-cell>
          <table:table-cell office:value-type="float" office:value="1.721">
            <text:p>1.721</text:p>
          </table:table-cell>
          <table:table-cell office:value-type="float" office:value="6.416">
            <text:p>6.416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6]+0.02" office:value-type="float" office:value="13.6999999999998">
            <text:p>13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8">
            <text:p>1.648</text:p>
          </table:table-cell>
          <table:table-cell office:value-type="float" office:value="1.73">
            <text:p>1.73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">
            <text:p>1.64</text:p>
          </table:table-cell>
          <table:table-cell office:value-type="float" office:value="1.733">
            <text:p>1.733</text:p>
          </table:table-cell>
          <table:table-cell office:value-type="float" office:value="6.854">
            <text:p>6.854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7]+0.02" office:value-type="float" office:value="13.7199999999998">
            <text:p>13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6">
            <text:p>1.66</text:p>
          </table:table-cell>
          <table:table-cell office:value-type="float" office:value="1.747">
            <text:p>1.74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9">
            <text:p>1.659</text:p>
          </table:table-cell>
          <table:table-cell office:value-type="float" office:value="1.746">
            <text:p>1.746</text:p>
          </table:table-cell>
          <table:table-cell office:value-type="float" office:value="6.416">
            <text:p>6.41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8]+0.02" office:value-type="float" office:value="13.7399999999998">
            <text:p>13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1">
            <text:p>1.741</text:p>
          </table:table-cell>
          <table:table-cell office:value-type="float" office:value="6.525">
            <text:p>6.525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89]+0.02" office:value-type="float" office:value="13.7599999999998">
            <text:p>13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8">
            <text:p>1.648</text:p>
          </table:table-cell>
          <table:table-cell office:value-type="float" office:value="1.73">
            <text:p>1.73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5">
            <text:p>1.645</text:p>
          </table:table-cell>
          <table:table-cell office:value-type="float" office:value="1.729">
            <text:p>1.729</text:p>
          </table:table-cell>
          <table:table-cell office:value-type="float" office:value="6.197">
            <text:p>6.197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0]+0.02" office:value-type="float" office:value="13.7799999999998">
            <text:p>13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1">
            <text:p>1.631</text:p>
          </table:table-cell>
          <table:table-cell office:value-type="float" office:value="1.718">
            <text:p>1.718</text:p>
          </table:table-cell>
          <table:table-cell office:value-type="float" office:value="6.471">
            <text:p>6.47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1]+0.02" office:value-type="float" office:value="13.7999999999998">
            <text:p>13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">
            <text:p>1.64</text:p>
          </table:table-cell>
          <table:table-cell office:value-type="float" office:value="1.73">
            <text:p>1.73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">
            <text:p>1.64</text:p>
          </table:table-cell>
          <table:table-cell office:value-type="float" office:value="1.726">
            <text:p>1.726</text:p>
          </table:table-cell>
          <table:table-cell office:value-type="float" office:value="6.306">
            <text:p>6.30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2]+0.02" office:value-type="float" office:value="13.8199999999998">
            <text:p>13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1">
            <text:p>1.661</text:p>
          </table:table-cell>
          <table:table-cell office:value-type="float" office:value="1.747">
            <text:p>1.747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55">
            <text:p>1.655</text:p>
          </table:table-cell>
          <table:table-cell office:value-type="float" office:value="1.747">
            <text:p>1.747</text:p>
          </table:table-cell>
          <table:table-cell office:value-type="float" office:value="6.744">
            <text:p>6.744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3]+0.02" office:value-type="float" office:value="13.8399999999998">
            <text:p>13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4">
            <text:p>1.654</text:p>
          </table:table-cell>
          <table:table-cell office:value-type="float" office:value="1.741">
            <text:p>1.741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5">
            <text:p>1.655</text:p>
          </table:table-cell>
          <table:table-cell office:value-type="float" office:value="1.744">
            <text:p>1.744</text:p>
          </table:table-cell>
          <table:table-cell office:value-type="float" office:value="6.58">
            <text:p>6.58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4]+0.02" office:value-type="float" office:value="13.8599999999998">
            <text:p>13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5">
            <text:p>1.645</text:p>
          </table:table-cell>
          <table:table-cell office:value-type="float" office:value="1.732">
            <text:p>1.732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4">
            <text:p>1.644</text:p>
          </table:table-cell>
          <table:table-cell office:value-type="float" office:value="1.728">
            <text:p>1.728</text:p>
          </table:table-cell>
          <table:table-cell office:value-type="float" office:value="6.197">
            <text:p>6.197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5]+0.02" office:value-type="float" office:value="13.8799999999998">
            <text:p>13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3">
            <text:p>1.63</text:p>
          </table:table-cell>
          <table:table-cell office:value-type="float" office:value="1.72">
            <text:p>1.72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1">
            <text:p>1.631</text:p>
          </table:table-cell>
          <table:table-cell office:value-type="float" office:value="1.719">
            <text:p>1.719</text:p>
          </table:table-cell>
          <table:table-cell office:value-type="float" office:value="6.525">
            <text:p>6.525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6]+0.02" office:value-type="float" office:value="13.8999999999998">
            <text:p>13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7">
            <text:p>1.647</text:p>
          </table:table-cell>
          <table:table-cell office:value-type="float" office:value="1.732">
            <text:p>1.732</text:p>
          </table:table-cell>
          <table:table-cell office:value-type="float" office:value="6.306">
            <text:p>6.30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7]+0.02" office:value-type="float" office:value="13.9199999999998">
            <text:p>13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4">
            <text:p>1.654</text:p>
          </table:table-cell>
          <table:table-cell office:value-type="float" office:value="1.747">
            <text:p>1.747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56">
            <text:p>1.656</text:p>
          </table:table-cell>
          <table:table-cell office:value-type="float" office:value="1.751">
            <text:p>1.751</text:p>
          </table:table-cell>
          <table:table-cell office:value-type="float" office:value="6.964">
            <text:p>6.964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8]+0.02" office:value-type="float" office:value="13.9399999999998">
            <text:p>13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4">
            <text:p>1.744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1">
            <text:p>1.651</text:p>
          </table:table-cell>
          <table:table-cell office:value-type="float" office:value="1.743">
            <text:p>1.743</text:p>
          </table:table-cell>
          <table:table-cell office:value-type="float" office:value="6.799">
            <text:p>6.799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699]+0.02" office:value-type="float" office:value="13.9599999999998">
            <text:p>13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3">
            <text:p>1.643</text:p>
          </table:table-cell>
          <table:table-cell office:value-type="float" office:value="1.736">
            <text:p>1.736</text:p>
          </table:table-cell>
          <table:table-cell office:value-type="float" office:value="6.918">
            <text:p>6.918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7">
            <text:p>1.647</text:p>
          </table:table-cell>
          <table:table-cell office:value-type="float" office:value="1.731">
            <text:p>1.731</text:p>
          </table:table-cell>
          <table:table-cell office:value-type="float" office:value="6.251">
            <text:p>6.251</text:p>
          </table:table-cell>
          <table:table-cell office:value-type="float" office:value="6.918">
            <text:p>6.91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0]+0.02" office:value-type="float" office:value="13.9799999999998">
            <text:p>13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32">
            <text:p>1.632</text:p>
          </table:table-cell>
          <table:table-cell office:value-type="float" office:value="1.714">
            <text:p>1.714</text:p>
          </table:table-cell>
          <table:table-cell office:value-type="float" office:value="6.089">
            <text:p>6.089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1">
            <text:p>1.631</text:p>
          </table:table-cell>
          <table:table-cell office:value-type="float" office:value="1.718">
            <text:p>1.718</text:p>
          </table:table-cell>
          <table:table-cell office:value-type="float" office:value="6.471">
            <text:p>6.471</text:p>
          </table:table-cell>
          <table:table-cell office:value-type="float" office:value="6.089">
            <text:p>6.0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1]+0.02" office:value-type="float" office:value="13.9999999999998">
            <text:p>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4">
            <text:p>1.644</text:p>
          </table:table-cell>
          <table:table-cell office:value-type="float" office:value="1.731">
            <text:p>1.731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3">
            <text:p>1.643</text:p>
          </table:table-cell>
          <table:table-cell office:value-type="float" office:value="1.73">
            <text:p>1.73</text:p>
          </table:table-cell>
          <table:table-cell office:value-type="float" office:value="6.416">
            <text:p>6.41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2]+0.02" office:value-type="float" office:value="14.0199999999998">
            <text:p>14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56">
            <text:p>1.656</text:p>
          </table:table-cell>
          <table:table-cell office:value-type="float" office:value="1.753">
            <text:p>1.753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8">
            <text:p>1.658</text:p>
          </table:table-cell>
          <table:table-cell office:value-type="float" office:value="1.747">
            <text:p>1.747</text:p>
          </table:table-cell>
          <table:table-cell office:value-type="float" office:value="6.58">
            <text:p>6.58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3]+0.02" office:value-type="float" office:value="14.0399999999998">
            <text:p>14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4">
            <text:p>1.654</text:p>
          </table:table-cell>
          <table:table-cell office:value-type="float" office:value="1.743">
            <text:p>1.743</text:p>
          </table:table-cell>
          <table:table-cell office:value-type="float" office:value="6.525">
            <text:p>6.525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4]+0.02" office:value-type="float" office:value="14.0599999999998">
            <text:p>14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7">
            <text:p>1.647</text:p>
          </table:table-cell>
          <table:table-cell office:value-type="float" office:value="1.735">
            <text:p>1.735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4">
            <text:p>1.644</text:p>
          </table:table-cell>
          <table:table-cell office:value-type="float" office:value="1.734">
            <text:p>1.734</text:p>
          </table:table-cell>
          <table:table-cell office:value-type="float" office:value="6.635">
            <text:p>6.635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5]+0.02" office:value-type="float" office:value="14.0799999999998">
            <text:p>14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3">
            <text:p>1.63</text:p>
          </table:table-cell>
          <table:table-cell office:value-type="float" office:value="1.721">
            <text:p>1.721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5">
            <text:p>1.635</text:p>
          </table:table-cell>
          <table:table-cell office:value-type="float" office:value="1.722">
            <text:p>1.722</text:p>
          </table:table-cell>
          <table:table-cell office:value-type="float" office:value="6.416">
            <text:p>6.416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6]+0.02" office:value-type="float" office:value="14.0999999999998">
            <text:p>14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4">
            <text:p>1.644</text:p>
          </table:table-cell>
          <table:table-cell office:value-type="float" office:value="1.73">
            <text:p>1.7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">
            <text:p>1.64</text:p>
          </table:table-cell>
          <table:table-cell office:value-type="float" office:value="1.728">
            <text:p>1.728</text:p>
          </table:table-cell>
          <table:table-cell office:value-type="float" office:value="6.471">
            <text:p>6.47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7]+0.02" office:value-type="float" office:value="14.1199999999998">
            <text:p>14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7">
            <text:p>1.657</text:p>
          </table:table-cell>
          <table:table-cell office:value-type="float" office:value="1.743">
            <text:p>1.743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5">
            <text:p>1.655</text:p>
          </table:table-cell>
          <table:table-cell office:value-type="float" office:value="1.746">
            <text:p>1.746</text:p>
          </table:table-cell>
          <table:table-cell office:value-type="float" office:value="6.69">
            <text:p>6.69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8]+0.02" office:value-type="float" office:value="14.1399999999998">
            <text:p>14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49">
            <text:p>1.649</text:p>
          </table:table-cell>
          <table:table-cell office:value-type="float" office:value="1.746">
            <text:p>1.746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6">
            <text:p>1.656</text:p>
          </table:table-cell>
          <table:table-cell office:value-type="float" office:value="1.741">
            <text:p>1.741</text:p>
          </table:table-cell>
          <table:table-cell office:value-type="float" office:value="6.251">
            <text:p>6.251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09]+0.02" office:value-type="float" office:value="14.1599999999998">
            <text:p>14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5">
            <text:p>1.645</text:p>
          </table:table-cell>
          <table:table-cell office:value-type="float" office:value="1.735">
            <text:p>1.735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45">
            <text:p>1.645</text:p>
          </table:table-cell>
          <table:table-cell office:value-type="float" office:value="1.728">
            <text:p>1.728</text:p>
          </table:table-cell>
          <table:table-cell office:value-type="float" office:value="6.142">
            <text:p>6.142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0]+0.02" office:value-type="float" office:value="14.1799999999998">
            <text:p>14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3">
            <text:p>1.633</text:p>
          </table:table-cell>
          <table:table-cell office:value-type="float" office:value="1.72">
            <text:p>1.72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1">
            <text:p>1.631</text:p>
          </table:table-cell>
          <table:table-cell office:value-type="float" office:value="1.718">
            <text:p>1.718</text:p>
          </table:table-cell>
          <table:table-cell office:value-type="float" office:value="6.416">
            <text:p>6.416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1]+0.02" office:value-type="float" office:value="14.1999999999998">
            <text:p>14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">
            <text:p>1.64</text:p>
          </table:table-cell>
          <table:table-cell office:value-type="float" office:value="1.727">
            <text:p>1.727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1">
            <text:p>1.641</text:p>
          </table:table-cell>
          <table:table-cell office:value-type="float" office:value="1.73">
            <text:p>1.73</text:p>
          </table:table-cell>
          <table:table-cell office:value-type="float" office:value="6.525">
            <text:p>6.525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2]+0.02" office:value-type="float" office:value="14.2199999999998">
            <text:p>14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3">
            <text:p>1.663</text:p>
          </table:table-cell>
          <table:table-cell office:value-type="float" office:value="1.748">
            <text:p>1.748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7">
            <text:p>1.657</text:p>
          </table:table-cell>
          <table:table-cell office:value-type="float" office:value="1.747">
            <text:p>1.747</text:p>
          </table:table-cell>
          <table:table-cell office:value-type="float" office:value="6.58">
            <text:p>6.58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3]+0.02" office:value-type="float" office:value="14.2399999999998">
            <text:p>14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8">
            <text:p>1.658</text:p>
          </table:table-cell>
          <table:table-cell office:value-type="float" office:value="1.747">
            <text:p>1.747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6">
            <text:p>1.656</text:p>
          </table:table-cell>
          <table:table-cell office:value-type="float" office:value="1.739">
            <text:p>1.739</text:p>
          </table:table-cell>
          <table:table-cell office:value-type="float" office:value="6.197">
            <text:p>6.197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4]+0.02" office:value-type="float" office:value="14.2599999999998">
            <text:p>14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6">
            <text:p>1.646</text:p>
          </table:table-cell>
          <table:table-cell office:value-type="float" office:value="1.731">
            <text:p>1.731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4">
            <text:p>1.644</text:p>
          </table:table-cell>
          <table:table-cell office:value-type="float" office:value="1.732">
            <text:p>1.732</text:p>
          </table:table-cell>
          <table:table-cell office:value-type="float" office:value="6.525">
            <text:p>6.525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5]+0.02" office:value-type="float" office:value="14.2799999999998">
            <text:p>14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2">
            <text:p>1.632</text:p>
          </table:table-cell>
          <table:table-cell office:value-type="float" office:value="1.718">
            <text:p>1.718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">
            <text:p>1.63</text:p>
          </table:table-cell>
          <table:table-cell office:value-type="float" office:value="1.718">
            <text:p>1.718</text:p>
          </table:table-cell>
          <table:table-cell office:value-type="float" office:value="6.525">
            <text:p>6.525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6]+0.02" office:value-type="float" office:value="14.2999999999998">
            <text:p>14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2">
            <text:p>1.642</text:p>
          </table:table-cell>
          <table:table-cell office:value-type="float" office:value="1.732">
            <text:p>1.732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6">
            <text:p>1.646</text:p>
          </table:table-cell>
          <table:table-cell office:value-type="float" office:value="1.735">
            <text:p>1.735</text:p>
          </table:table-cell>
          <table:table-cell office:value-type="float" office:value="6.58">
            <text:p>6.58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7]+0.02" office:value-type="float" office:value="14.3199999999998">
            <text:p>14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9">
            <text:p>1.659</text:p>
          </table:table-cell>
          <table:table-cell office:value-type="float" office:value="1.747">
            <text:p>1.747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61">
            <text:p>1.661</text:p>
          </table:table-cell>
          <table:table-cell office:value-type="float" office:value="1.748">
            <text:p>1.748</text:p>
          </table:table-cell>
          <table:table-cell office:value-type="float" office:value="6.416">
            <text:p>6.416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8]+0.02" office:value-type="float" office:value="14.3399999999998">
            <text:p>14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4">
            <text:p>1.654</text:p>
          </table:table-cell>
          <table:table-cell office:value-type="float" office:value="1.741">
            <text:p>1.741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56">
            <text:p>1.656</text:p>
          </table:table-cell>
          <table:table-cell office:value-type="float" office:value="1.739">
            <text:p>1.739</text:p>
          </table:table-cell>
          <table:table-cell office:value-type="float" office:value="6.142">
            <text:p>6.142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19]+0.02" office:value-type="float" office:value="14.3599999999998">
            <text:p>14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4">
            <text:p>1.644</text:p>
          </table:table-cell>
          <table:table-cell office:value-type="float" office:value="1.735">
            <text:p>1.735</text:p>
          </table:table-cell>
          <table:table-cell office:value-type="float" office:value="6.808">
            <text:p>6.808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4">
            <text:p>1.64</text:p>
          </table:table-cell>
          <table:table-cell office:value-type="float" office:value="1.734">
            <text:p>1.734</text:p>
          </table:table-cell>
          <table:table-cell office:value-type="float" office:value="6.909">
            <text:p>6.909</text:p>
          </table:table-cell>
          <table:table-cell office:value-type="float" office:value="6.808">
            <text:p>6.808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0]+0.02" office:value-type="float" office:value="14.3799999999998">
            <text:p>14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9">
            <text:p>1.629</text:p>
          </table:table-cell>
          <table:table-cell office:value-type="float" office:value="1.714">
            <text:p>1.714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24">
            <text:p>1.624</text:p>
          </table:table-cell>
          <table:table-cell office:value-type="float" office:value="1.716">
            <text:p>1.716</text:p>
          </table:table-cell>
          <table:table-cell office:value-type="float" office:value="6.744">
            <text:p>6.744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1]+0.02" office:value-type="float" office:value="14.3999999999998">
            <text:p>14.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3">
            <text:p>1.733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2">
            <text:p>1.732</text:p>
          </table:table-cell>
          <table:table-cell office:value-type="float" office:value="6.251">
            <text:p>6.251</text:p>
          </table:table-cell>
          <table:table-cell office:value-type="float" office:value="6.365">
            <text:p>6.365</text:p>
          </table:table-cell>
          <table:table-cell office:value-type="float" office:value="0.087">
            <text:p>0.08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2]+0.02" office:value-type="float" office:value="14.4199999999998">
            <text:p>14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">
            <text:p>1.66</text:p>
          </table:table-cell>
          <table:table-cell office:value-type="float" office:value="1.745">
            <text:p>1.745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6">
            <text:p>1.656</text:p>
          </table:table-cell>
          <table:table-cell office:value-type="float" office:value="1.749">
            <text:p>1.749</text:p>
          </table:table-cell>
          <table:table-cell office:value-type="float" office:value="6.854">
            <text:p>6.854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3]+0.02" office:value-type="float" office:value="14.4399999999998">
            <text:p>14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3">
            <text:p>1.653</text:p>
          </table:table-cell>
          <table:table-cell office:value-type="float" office:value="1.741">
            <text:p>1.741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3">
            <text:p>1.653</text:p>
          </table:table-cell>
          <table:table-cell office:value-type="float" office:value="1.739">
            <text:p>1.739</text:p>
          </table:table-cell>
          <table:table-cell office:value-type="float" office:value="6.306">
            <text:p>6.306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4]+0.02" office:value-type="float" office:value="14.4599999999998">
            <text:p>14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6">
            <text:p>1.646</text:p>
          </table:table-cell>
          <table:table-cell office:value-type="float" office:value="1.73">
            <text:p>1.73</text:p>
          </table:table-cell>
          <table:table-cell office:value-type="float" office:value="6.255">
            <text:p>6.255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6">
            <text:p>1.646</text:p>
          </table:table-cell>
          <table:table-cell office:value-type="float" office:value="1.733">
            <text:p>1.733</text:p>
          </table:table-cell>
          <table:table-cell office:value-type="float" office:value="6.416">
            <text:p>6.416</text:p>
          </table:table-cell>
          <table:table-cell office:value-type="float" office:value="6.255">
            <text:p>6.25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5]+0.02" office:value-type="float" office:value="14.4799999999998">
            <text:p>14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1">
            <text:p>1.631</text:p>
          </table:table-cell>
          <table:table-cell office:value-type="float" office:value="1.72">
            <text:p>1.72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1">
            <text:p>1.631</text:p>
          </table:table-cell>
          <table:table-cell office:value-type="float" office:value="1.718">
            <text:p>1.718</text:p>
          </table:table-cell>
          <table:table-cell office:value-type="float" office:value="6.471">
            <text:p>6.471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6]+0.02" office:value-type="float" office:value="14.4999999999998">
            <text:p>14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6">
            <text:p>1.646</text:p>
          </table:table-cell>
          <table:table-cell office:value-type="float" office:value="1.732">
            <text:p>1.732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2">
            <text:p>1.642</text:p>
          </table:table-cell>
          <table:table-cell office:value-type="float" office:value="1.727">
            <text:p>1.727</text:p>
          </table:table-cell>
          <table:table-cell office:value-type="float" office:value="6.306">
            <text:p>6.30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7]+0.02" office:value-type="float" office:value="14.5199999999998">
            <text:p>14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8">
            <text:p>1.658</text:p>
          </table:table-cell>
          <table:table-cell office:value-type="float" office:value="1.748">
            <text:p>1.748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">
            <text:p>1.66</text:p>
          </table:table-cell>
          <table:table-cell office:value-type="float" office:value="1.75">
            <text:p>1.75</text:p>
          </table:table-cell>
          <table:table-cell office:value-type="float" office:value="6.58">
            <text:p>6.58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8]+0.02" office:value-type="float" office:value="14.5399999999998">
            <text:p>14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9">
            <text:p>1.649</text:p>
          </table:table-cell>
          <table:table-cell office:value-type="float" office:value="1.74">
            <text:p>1.74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9">
            <text:p>1.649</text:p>
          </table:table-cell>
          <table:table-cell office:value-type="float" office:value="1.74">
            <text:p>1.74</text:p>
          </table:table-cell>
          <table:table-cell office:value-type="float" office:value="6.69">
            <text:p>6.69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29]+0.02" office:value-type="float" office:value="14.5599999999998">
            <text:p>14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3">
            <text:p>1.643</text:p>
          </table:table-cell>
          <table:table-cell office:value-type="float" office:value="1.732">
            <text:p>1.732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1">
            <text:p>1.641</text:p>
          </table:table-cell>
          <table:table-cell office:value-type="float" office:value="1.734">
            <text:p>1.734</text:p>
          </table:table-cell>
          <table:table-cell office:value-type="float" office:value="6.799">
            <text:p>6.799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0]+0.02" office:value-type="float" office:value="14.5799999999998">
            <text:p>14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9">
            <text:p>1.629</text:p>
          </table:table-cell>
          <table:table-cell office:value-type="float" office:value="1.719">
            <text:p>1.719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">
            <text:p>1.63</text:p>
          </table:table-cell>
          <table:table-cell office:value-type="float" office:value="1.714">
            <text:p>1.714</text:p>
          </table:table-cell>
          <table:table-cell office:value-type="float" office:value="6.197">
            <text:p>6.197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1]+0.02" office:value-type="float" office:value="14.5999999999998">
            <text:p>14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3">
            <text:p>1.643</text:p>
          </table:table-cell>
          <table:table-cell office:value-type="float" office:value="1.734">
            <text:p>1.734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7">
            <text:p>1.647</text:p>
          </table:table-cell>
          <table:table-cell office:value-type="float" office:value="1.732">
            <text:p>1.732</text:p>
          </table:table-cell>
          <table:table-cell office:value-type="float" office:value="6.306">
            <text:p>6.306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2]+0.02" office:value-type="float" office:value="14.6199999999998">
            <text:p>14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6">
            <text:p>1.66</text:p>
          </table:table-cell>
          <table:table-cell office:value-type="float" office:value="1.748">
            <text:p>1.748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6">
            <text:p>1.656</text:p>
          </table:table-cell>
          <table:table-cell office:value-type="float" office:value="1.744">
            <text:p>1.744</text:p>
          </table:table-cell>
          <table:table-cell office:value-type="float" office:value="6.471">
            <text:p>6.471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3]+0.02" office:value-type="float" office:value="14.6399999999998">
            <text:p>14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361">
            <text:p>6.361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4]+0.02" office:value-type="float" office:value="14.6599999999998">
            <text:p>14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8">
            <text:p>1.648</text:p>
          </table:table-cell>
          <table:table-cell office:value-type="float" office:value="1.731">
            <text:p>1.731</text:p>
          </table:table-cell>
          <table:table-cell office:value-type="float" office:value="6.254">
            <text:p>6.25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4">
            <text:p>1.734</text:p>
          </table:table-cell>
          <table:table-cell office:value-type="float" office:value="6.306">
            <text:p>6.306</text:p>
          </table:table-cell>
          <table:table-cell office:value-type="float" office:value="6.254">
            <text:p>6.2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5]+0.02" office:value-type="float" office:value="14.6799999999998">
            <text:p>14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3">
            <text:p>1.63</text:p>
          </table:table-cell>
          <table:table-cell office:value-type="float" office:value="1.714">
            <text:p>1.714</text:p>
          </table:table-cell>
          <table:table-cell office:value-type="float" office:value="6.197">
            <text:p>6.197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6]+0.02" office:value-type="float" office:value="14.6999999999998">
            <text:p>14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6">
            <text:p>1.646</text:p>
          </table:table-cell>
          <table:table-cell office:value-type="float" office:value="1.734">
            <text:p>1.734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.643">
            <text:p>1.643</text:p>
          </table:table-cell>
          <table:table-cell office:value-type="float" office:value="1.735">
            <text:p>1.735</text:p>
          </table:table-cell>
          <table:table-cell office:value-type="float" office:value="6.744">
            <text:p>6.744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7]+0.02" office:value-type="float" office:value="14.7199999999998">
            <text:p>14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63">
            <text:p>1.663</text:p>
          </table:table-cell>
          <table:table-cell office:value-type="float" office:value="1.75">
            <text:p>1.75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9">
            <text:p>1.659</text:p>
          </table:table-cell>
          <table:table-cell office:value-type="float" office:value="1.747">
            <text:p>1.747</text:p>
          </table:table-cell>
          <table:table-cell office:value-type="float" office:value="6.471">
            <text:p>6.471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8]+0.02" office:value-type="float" office:value="14.7399999999998">
            <text:p>14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1">
            <text:p>1.741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3">
            <text:p>1.653</text:p>
          </table:table-cell>
          <table:table-cell office:value-type="float" office:value="1.742">
            <text:p>1.742</text:p>
          </table:table-cell>
          <table:table-cell office:value-type="float" office:value="6.525">
            <text:p>6.525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39]+0.02" office:value-type="float" office:value="14.7599999999998">
            <text:p>14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4">
            <text:p>1.644</text:p>
          </table:table-cell>
          <table:table-cell office:value-type="float" office:value="1.731">
            <text:p>1.731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6">
            <text:p>1.646</text:p>
          </table:table-cell>
          <table:table-cell office:value-type="float" office:value="1.732">
            <text:p>1.732</text:p>
          </table:table-cell>
          <table:table-cell office:value-type="float" office:value="6.361">
            <text:p>6.361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0]+0.02" office:value-type="float" office:value="14.7799999999998">
            <text:p>14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">
            <text:p>1.63</text:p>
          </table:table-cell>
          <table:table-cell office:value-type="float" office:value="1.719">
            <text:p>1.719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1">
            <text:p>1.631</text:p>
          </table:table-cell>
          <table:table-cell office:value-type="float" office:value="1.718">
            <text:p>1.718</text:p>
          </table:table-cell>
          <table:table-cell office:value-type="float" office:value="6.416">
            <text:p>6.41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1]+0.02" office:value-type="float" office:value="14.7999999999998">
            <text:p>14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48">
            <text:p>1.648</text:p>
          </table:table-cell>
          <table:table-cell office:value-type="float" office:value="1.734">
            <text:p>1.734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6">
            <text:p>1.646</text:p>
          </table:table-cell>
          <table:table-cell office:value-type="float" office:value="1.733">
            <text:p>1.733</text:p>
          </table:table-cell>
          <table:table-cell office:value-type="float" office:value="6.416">
            <text:p>6.416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2]+0.02" office:value-type="float" office:value="14.8199999999998">
            <text:p>14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">
            <text:p>1.66</text:p>
          </table:table-cell>
          <table:table-cell office:value-type="float" office:value="1.746">
            <text:p>1.746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9">
            <text:p>1.659</text:p>
          </table:table-cell>
          <table:table-cell office:value-type="float" office:value="1.75">
            <text:p>1.75</text:p>
          </table:table-cell>
          <table:table-cell office:value-type="float" office:value="6.69">
            <text:p>6.69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3]+0.02" office:value-type="float" office:value="14.8399999999998">
            <text:p>14.8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.649">
            <text:p>1.649</text:p>
          </table:table-cell>
          <table:table-cell office:value-type="float" office:value="1.744">
            <text:p>1.744</text:p>
          </table:table-cell>
          <table:table-cell office:value-type="float" office:value="6.964">
            <text:p>6.964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4]+0.02" office:value-type="float" office:value="14.8599999999998">
            <text:p>14.8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3">
            <text:p>1.643</text:p>
          </table:table-cell>
          <table:table-cell office:value-type="float" office:value="1.733">
            <text:p>1.733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46">
            <text:p>1.646</text:p>
          </table:table-cell>
          <table:table-cell office:value-type="float" office:value="1.727">
            <text:p>1.727</text:p>
          </table:table-cell>
          <table:table-cell office:value-type="float" office:value="5.978">
            <text:p>5.978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5]+0.02" office:value-type="float" office:value="14.8799999999998">
            <text:p>14.8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1">
            <text:p>1.631</text:p>
          </table:table-cell>
          <table:table-cell office:value-type="float" office:value="1.719">
            <text:p>1.719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28">
            <text:p>1.628</text:p>
          </table:table-cell>
          <table:table-cell office:value-type="float" office:value="1.719">
            <text:p>1.719</text:p>
          </table:table-cell>
          <table:table-cell office:value-type="float" office:value="6.69">
            <text:p>6.69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6]+0.02" office:value-type="float" office:value="14.8999999999998">
            <text:p>14.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9">
            <text:p>1.649</text:p>
          </table:table-cell>
          <table:table-cell office:value-type="float" office:value="1.735">
            <text:p>1.735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4">
            <text:p>1.644</text:p>
          </table:table-cell>
          <table:table-cell office:value-type="float" office:value="1.736">
            <text:p>1.736</text:p>
          </table:table-cell>
          <table:table-cell office:value-type="float" office:value="6.799">
            <text:p>6.799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7]+0.02" office:value-type="float" office:value="14.9199999999998">
            <text:p>14.9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.656">
            <text:p>1.656</text:p>
          </table:table-cell>
          <table:table-cell office:value-type="float" office:value="1.752">
            <text:p>1.752</text:p>
          </table:table-cell>
          <table:table-cell office:value-type="float" office:value="7.084">
            <text:p>7.08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">
            <text:p>1.66</text:p>
          </table:table-cell>
          <table:table-cell office:value-type="float" office:value="1.744">
            <text:p>1.744</text:p>
          </table:table-cell>
          <table:table-cell office:value-type="float" office:value="6.251">
            <text:p>6.251</text:p>
          </table:table-cell>
          <table:table-cell office:value-type="float" office:value="7.084">
            <text:p>7.08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8]+0.02" office:value-type="float" office:value="14.9399999999998">
            <text:p>14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3">
            <text:p>1.653</text:p>
          </table:table-cell>
          <table:table-cell office:value-type="float" office:value="1.743">
            <text:p>1.743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6">
            <text:p>1.656</text:p>
          </table:table-cell>
          <table:table-cell office:value-type="float" office:value="1.741">
            <text:p>1.741</text:p>
          </table:table-cell>
          <table:table-cell office:value-type="float" office:value="6.306">
            <text:p>6.30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49]+0.02" office:value-type="float" office:value="14.9599999999998">
            <text:p>14.9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43">
            <text:p>1.643</text:p>
          </table:table-cell>
          <table:table-cell office:value-type="float" office:value="1.734">
            <text:p>1.734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4">
            <text:p>1.64</text:p>
          </table:table-cell>
          <table:table-cell office:value-type="float" office:value="1.732">
            <text:p>1.732</text:p>
          </table:table-cell>
          <table:table-cell office:value-type="float" office:value="6.799">
            <text:p>6.799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0]+0.02" office:value-type="float" office:value="14.9799999999998">
            <text:p>14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7">
            <text:p>1.627</text:p>
          </table:table-cell>
          <table:table-cell office:value-type="float" office:value="1.719">
            <text:p>1.719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2">
            <text:p>1.632</text:p>
          </table:table-cell>
          <table:table-cell office:value-type="float" office:value="1.718">
            <text:p>1.718</text:p>
          </table:table-cell>
          <table:table-cell office:value-type="float" office:value="6.306">
            <text:p>6.306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1]+0.02" office:value-type="float" office:value="14.9999999999998">
            <text:p>1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47">
            <text:p>1.647</text:p>
          </table:table-cell>
          <table:table-cell office:value-type="float" office:value="1.731">
            <text:p>1.731</text:p>
          </table:table-cell>
          <table:table-cell office:value-type="float" office:value="6.255">
            <text:p>6.255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7">
            <text:p>1.647</text:p>
          </table:table-cell>
          <table:table-cell office:value-type="float" office:value="1.734">
            <text:p>1.734</text:p>
          </table:table-cell>
          <table:table-cell office:value-type="float" office:value="6.416">
            <text:p>6.416</text:p>
          </table:table-cell>
          <table:table-cell office:value-type="float" office:value="6.255">
            <text:p>6.25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2]+0.02" office:value-type="float" office:value="15.0199999999998">
            <text:p>15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9">
            <text:p>1.659</text:p>
          </table:table-cell>
          <table:table-cell office:value-type="float" office:value="1.744">
            <text:p>1.744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63">
            <text:p>1.663</text:p>
          </table:table-cell>
          <table:table-cell office:value-type="float" office:value="1.748">
            <text:p>1.748</text:p>
          </table:table-cell>
          <table:table-cell office:value-type="float" office:value="6.306">
            <text:p>6.306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3]+0.02" office:value-type="float" office:value="15.0399999999998">
            <text:p>15.0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7">
            <text:p>1.657</text:p>
          </table:table-cell>
          <table:table-cell office:value-type="float" office:value="1.741">
            <text:p>1.741</text:p>
          </table:table-cell>
          <table:table-cell office:value-type="float" office:value="6.254">
            <text:p>6.254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2">
            <text:p>1.652</text:p>
          </table:table-cell>
          <table:table-cell office:value-type="float" office:value="1.736">
            <text:p>1.736</text:p>
          </table:table-cell>
          <table:table-cell office:value-type="float" office:value="6.197">
            <text:p>6.197</text:p>
          </table:table-cell>
          <table:table-cell office:value-type="float" office:value="6.254">
            <text:p>6.25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4]+0.02" office:value-type="float" office:value="15.0599999999998">
            <text:p>15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4">
            <text:p>1.644</text:p>
          </table:table-cell>
          <table:table-cell office:value-type="float" office:value="1.732">
            <text:p>1.732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4">
            <text:p>1.644</text:p>
          </table:table-cell>
          <table:table-cell office:value-type="float" office:value="1.729">
            <text:p>1.729</text:p>
          </table:table-cell>
          <table:table-cell office:value-type="float" office:value="6.306">
            <text:p>6.306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5]+0.02" office:value-type="float" office:value="15.0799999999998">
            <text:p>15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29">
            <text:p>1.629</text:p>
          </table:table-cell>
          <table:table-cell office:value-type="float" office:value="1.718">
            <text:p>1.718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6">
            <text:p>1.626</text:p>
          </table:table-cell>
          <table:table-cell office:value-type="float" office:value="1.719">
            <text:p>1.719</text:p>
          </table:table-cell>
          <table:table-cell office:value-type="float" office:value="6.854">
            <text:p>6.854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6]+0.02" office:value-type="float" office:value="15.0999999999998">
            <text:p>15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52">
            <text:p>1.652</text:p>
          </table:table-cell>
          <table:table-cell office:value-type="float" office:value="1.735">
            <text:p>1.735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7">
            <text:p>1.647</text:p>
          </table:table-cell>
          <table:table-cell office:value-type="float" office:value="1.737">
            <text:p>1.737</text:p>
          </table:table-cell>
          <table:table-cell office:value-type="float" office:value="6.635">
            <text:p>6.635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7]+0.02" office:value-type="float" office:value="15.1199999999998">
            <text:p>15.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7">
            <text:p>1.657</text:p>
          </table:table-cell>
          <table:table-cell office:value-type="float" office:value="1.744">
            <text:p>1.744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8">
            <text:p>1.658</text:p>
          </table:table-cell>
          <table:table-cell office:value-type="float" office:value="1.751">
            <text:p>1.751</text:p>
          </table:table-cell>
          <table:table-cell office:value-type="float" office:value="6.799">
            <text:p>6.799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8]+0.02" office:value-type="float" office:value="15.1399999999998">
            <text:p>15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2">
            <text:p>1.742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">
            <text:p>1.74</text:p>
          </table:table-cell>
          <table:table-cell office:value-type="float" office:value="6.525">
            <text:p>6.525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59]+0.02" office:value-type="float" office:value="15.1599999999998">
            <text:p>15.1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5">
            <text:p>1.645</text:p>
          </table:table-cell>
          <table:table-cell office:value-type="float" office:value="1.733">
            <text:p>1.733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4">
            <text:p>1.644</text:p>
          </table:table-cell>
          <table:table-cell office:value-type="float" office:value="1.73">
            <text:p>1.73</text:p>
          </table:table-cell>
          <table:table-cell office:value-type="float" office:value="6.306">
            <text:p>6.306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0]+0.02" office:value-type="float" office:value="15.1799999999998">
            <text:p>15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">
            <text:p>1.63</text:p>
          </table:table-cell>
          <table:table-cell office:value-type="float" office:value="1.716">
            <text:p>1.716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1.632">
            <text:p>1.632</text:p>
          </table:table-cell>
          <table:table-cell office:value-type="float" office:value="1.712">
            <text:p>1.712</text:p>
          </table:table-cell>
          <table:table-cell office:value-type="float" office:value="5.923">
            <text:p>5.923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1]+0.02" office:value-type="float" office:value="15.1999999999998">
            <text:p>15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1">
            <text:p>1.651</text:p>
          </table:table-cell>
          <table:table-cell office:value-type="float" office:value="1.736">
            <text:p>1.736</text:p>
          </table:table-cell>
          <table:table-cell office:value-type="float" office:value="6.365">
            <text:p>6.36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49">
            <text:p>1.649</text:p>
          </table:table-cell>
          <table:table-cell office:value-type="float" office:value="1.731">
            <text:p>1.731</text:p>
          </table:table-cell>
          <table:table-cell office:value-type="float" office:value="6.087">
            <text:p>6.087</text:p>
          </table:table-cell>
          <table:table-cell office:value-type="float" office:value="6.365">
            <text:p>6.365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2]+0.02" office:value-type="float" office:value="15.2199999999998">
            <text:p>15.2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61">
            <text:p>1.661</text:p>
          </table:table-cell>
          <table:table-cell office:value-type="float" office:value="1.752">
            <text:p>1.752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6">
            <text:p>1.656</text:p>
          </table:table-cell>
          <table:table-cell office:value-type="float" office:value="1.747">
            <text:p>1.747</text:p>
          </table:table-cell>
          <table:table-cell office:value-type="float" office:value="6.69">
            <text:p>6.69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3]+0.02" office:value-type="float" office:value="15.2399999999998">
            <text:p>15.2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56">
            <text:p>1.656</text:p>
          </table:table-cell>
          <table:table-cell office:value-type="float" office:value="1.743">
            <text:p>1.743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5">
            <text:p>1.655</text:p>
          </table:table-cell>
          <table:table-cell office:value-type="float" office:value="1.742">
            <text:p>1.742</text:p>
          </table:table-cell>
          <table:table-cell office:value-type="float" office:value="6.416">
            <text:p>6.416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4]+0.02" office:value-type="float" office:value="15.2599999999998">
            <text:p>15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">
            <text:p>1.64</text:p>
          </table:table-cell>
          <table:table-cell office:value-type="float" office:value="1.729">
            <text:p>1.729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4">
            <text:p>1.64</text:p>
          </table:table-cell>
          <table:table-cell office:value-type="float" office:value="1.734">
            <text:p>1.734</text:p>
          </table:table-cell>
          <table:table-cell office:value-type="float" office:value="6.909">
            <text:p>6.909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5]+0.02" office:value-type="float" office:value="15.2799999999998">
            <text:p>15.2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25">
            <text:p>1.625</text:p>
          </table:table-cell>
          <table:table-cell office:value-type="float" office:value="1.718">
            <text:p>1.718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31">
            <text:p>1.631</text:p>
          </table:table-cell>
          <table:table-cell office:value-type="float" office:value="1.717">
            <text:p>1.717</text:p>
          </table:table-cell>
          <table:table-cell office:value-type="float" office:value="6.361">
            <text:p>6.361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6]+0.02" office:value-type="float" office:value="15.2999999999998">
            <text:p>15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48">
            <text:p>1.648</text:p>
          </table:table-cell>
          <table:table-cell office:value-type="float" office:value="1.73">
            <text:p>1.73</text:p>
          </table:table-cell>
          <table:table-cell office:value-type="float" office:value="6.089">
            <text:p>6.08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5">
            <text:p>1.645</text:p>
          </table:table-cell>
          <table:table-cell office:value-type="float" office:value="1.735">
            <text:p>1.735</text:p>
          </table:table-cell>
          <table:table-cell office:value-type="float" office:value="6.635">
            <text:p>6.635</text:p>
          </table:table-cell>
          <table:table-cell office:value-type="float" office:value="6.089">
            <text:p>6.0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7]+0.02" office:value-type="float" office:value="15.3199999999998">
            <text:p>15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61">
            <text:p>1.661</text:p>
          </table:table-cell>
          <table:table-cell office:value-type="float" office:value="1.747">
            <text:p>1.747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7">
            <text:p>1.657</text:p>
          </table:table-cell>
          <table:table-cell office:value-type="float" office:value="1.751">
            <text:p>1.751</text:p>
          </table:table-cell>
          <table:table-cell office:value-type="float" office:value="6.854">
            <text:p>6.854</text:p>
          </table:table-cell>
          <table:table-cell office:value-type="float" office:value="6.42">
            <text:p>6.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8]+0.02" office:value-type="float" office:value="15.3399999999998">
            <text:p>15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2">
            <text:p>1.652</text:p>
          </table:table-cell>
          <table:table-cell office:value-type="float" office:value="1.743">
            <text:p>1.743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1">
            <text:p>1.651</text:p>
          </table:table-cell>
          <table:table-cell office:value-type="float" office:value="1.742">
            <text:p>1.742</text:p>
          </table:table-cell>
          <table:table-cell office:value-type="float" office:value="6.69">
            <text:p>6.69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69]+0.02" office:value-type="float" office:value="15.3599999999998">
            <text:p>15.3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4">
            <text:p>1.64</text:p>
          </table:table-cell>
          <table:table-cell office:value-type="float" office:value="1.728">
            <text:p>1.728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45">
            <text:p>1.645</text:p>
          </table:table-cell>
          <table:table-cell office:value-type="float" office:value="1.728">
            <text:p>1.728</text:p>
          </table:table-cell>
          <table:table-cell office:value-type="float" office:value="6.142">
            <text:p>6.142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0]+0.02" office:value-type="float" office:value="15.3799999999998">
            <text:p>15.3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">
            <text:p>1.63</text:p>
          </table:table-cell>
          <table:table-cell office:value-type="float" office:value="1.718">
            <text:p>1.718</text:p>
          </table:table-cell>
          <table:table-cell office:value-type="float" office:value="6.531">
            <text:p>6.531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">
            <text:p>1.63</text:p>
          </table:table-cell>
          <table:table-cell office:value-type="float" office:value="1.714">
            <text:p>1.714</text:p>
          </table:table-cell>
          <table:table-cell office:value-type="float" office:value="6.251">
            <text:p>6.251</text:p>
          </table:table-cell>
          <table:table-cell office:value-type="float" office:value="6.531">
            <text:p>6.5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1]+0.02" office:value-type="float" office:value="15.3999999999998">
            <text:p>15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6">
            <text:p>1.646</text:p>
          </table:table-cell>
          <table:table-cell office:value-type="float" office:value="1.733">
            <text:p>1.733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5">
            <text:p>1.645</text:p>
          </table:table-cell>
          <table:table-cell office:value-type="float" office:value="1.735">
            <text:p>1.735</text:p>
          </table:table-cell>
          <table:table-cell office:value-type="float" office:value="6.635">
            <text:p>6.635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2]+0.02" office:value-type="float" office:value="15.4199999999998">
            <text:p>15.4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9">
            <text:p>1.659</text:p>
          </table:table-cell>
          <table:table-cell office:value-type="float" office:value="1.747">
            <text:p>1.747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.659">
            <text:p>1.659</text:p>
          </table:table-cell>
          <table:table-cell office:value-type="float" office:value="1.743">
            <text:p>1.743</text:p>
          </table:table-cell>
          <table:table-cell office:value-type="float" office:value="6.197">
            <text:p>6.197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3]+0.02" office:value-type="float" office:value="15.4399999999998">
            <text:p>15.4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.655">
            <text:p>1.655</text:p>
          </table:table-cell>
          <table:table-cell office:value-type="float" office:value="1.736">
            <text:p>1.736</text:p>
          </table:table-cell>
          <table:table-cell office:value-type="float" office:value="6.089">
            <text:p>6.08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5">
            <text:p>1.65</text:p>
          </table:table-cell>
          <table:table-cell office:value-type="float" office:value="1.74">
            <text:p>1.74</text:p>
          </table:table-cell>
          <table:table-cell office:value-type="float" office:value="6.635">
            <text:p>6.635</text:p>
          </table:table-cell>
          <table:table-cell office:value-type="float" office:value="6.089">
            <text:p>6.08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4]+0.02" office:value-type="float" office:value="15.4599999999998">
            <text:p>15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44">
            <text:p>1.644</text:p>
          </table:table-cell>
          <table:table-cell office:value-type="float" office:value="1.731">
            <text:p>1.731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4">
            <text:p>1.644</text:p>
          </table:table-cell>
          <table:table-cell office:value-type="float" office:value="1.728">
            <text:p>1.728</text:p>
          </table:table-cell>
          <table:table-cell office:value-type="float" office:value="6.251">
            <text:p>6.251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5]+0.02" office:value-type="float" office:value="15.4799999999998">
            <text:p>15.4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2">
            <text:p>1.632</text:p>
          </table:table-cell>
          <table:table-cell office:value-type="float" office:value="1.717">
            <text:p>1.717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29">
            <text:p>1.629</text:p>
          </table:table-cell>
          <table:table-cell office:value-type="float" office:value="1.715">
            <text:p>1.715</text:p>
          </table:table-cell>
          <table:table-cell office:value-type="float" office:value="6.361">
            <text:p>6.361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6]+0.02" office:value-type="float" office:value="15.4999999999998">
            <text:p>15.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3">
            <text:p>1.643</text:p>
          </table:table-cell>
          <table:table-cell office:value-type="float" office:value="1.732">
            <text:p>1.732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8">
            <text:p>1.648</text:p>
          </table:table-cell>
          <table:table-cell office:value-type="float" office:value="1.734">
            <text:p>1.734</text:p>
          </table:table-cell>
          <table:table-cell office:value-type="float" office:value="6.306">
            <text:p>6.30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7]+0.02" office:value-type="float" office:value="15.5199999999998">
            <text:p>15.5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.632">
            <text:p>1.632</text:p>
          </table:table-cell>
          <table:table-cell office:value-type="float" office:value="1.714">
            <text:p>1.714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1">
            <text:p>1.631</text:p>
          </table:table-cell>
          <table:table-cell office:value-type="float" office:value="1.719">
            <text:p>1.719</text:p>
          </table:table-cell>
          <table:table-cell office:value-type="float" office:value="6.471">
            <text:p>6.471</text:p>
          </table:table-cell>
          <table:table-cell office:value-type="float" office:value="6.144">
            <text:p>6.14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8]+0.02" office:value-type="float" office:value="15.5399999999998">
            <text:p>15.54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5">
            <text:p>1.655</text:p>
          </table:table-cell>
          <table:table-cell office:value-type="float" office:value="1.743">
            <text:p>1.743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5">
            <text:p>1.655</text:p>
          </table:table-cell>
          <table:table-cell office:value-type="float" office:value="1.742">
            <text:p>1.742</text:p>
          </table:table-cell>
          <table:table-cell office:value-type="float" office:value="6.416">
            <text:p>6.416</text:p>
          </table:table-cell>
          <table:table-cell office:value-type="float" office:value="6.586">
            <text:p>6.586</text:p>
          </table:table-cell>
          <table:table-cell office:value-type="float" office:value="0.081">
            <text:p>0.08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79]+0.02" office:value-type="float" office:value="15.5599999999998">
            <text:p>15.5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56">
            <text:p>1.656</text:p>
          </table:table-cell>
          <table:table-cell office:value-type="float" office:value="1.753">
            <text:p>1.753</text:p>
          </table:table-cell>
          <table:table-cell office:value-type="float" office:value="7.14">
            <text:p>7.14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.656">
            <text:p>1.656</text:p>
          </table:table-cell>
          <table:table-cell office:value-type="float" office:value="1.75">
            <text:p>1.75</text:p>
          </table:table-cell>
          <table:table-cell office:value-type="float" office:value="6.909">
            <text:p>6.909</text:p>
          </table:table-cell>
          <table:table-cell office:value-type="float" office:value="7.14">
            <text:p>7.1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0]+0.02" office:value-type="float" office:value="15.5799999999998">
            <text:p>15.5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53">
            <text:p>1.653</text:p>
          </table:table-cell>
          <table:table-cell office:value-type="float" office:value="1.736">
            <text:p>1.736</text:p>
          </table:table-cell>
          <table:table-cell office:value-type="float" office:value="6.199">
            <text:p>6.199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">
            <text:p>1.65</text:p>
          </table:table-cell>
          <table:table-cell office:value-type="float" office:value="1.737">
            <text:p>1.737</text:p>
          </table:table-cell>
          <table:table-cell office:value-type="float" office:value="6.416">
            <text:p>6.416</text:p>
          </table:table-cell>
          <table:table-cell office:value-type="float" office:value="6.199">
            <text:p>6.199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1]+0.02" office:value-type="float" office:value="15.5999999999998">
            <text:p>15.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">
            <text:p>1.64</text:p>
          </table:table-cell>
          <table:table-cell office:value-type="float" office:value="1.729">
            <text:p>1.729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.631">
            <text:p>1.631</text:p>
          </table:table-cell>
          <table:table-cell office:value-type="float" office:value="1.728">
            <text:p>1.728</text:p>
          </table:table-cell>
          <table:table-cell office:value-type="float" office:value="7.073">
            <text:p>7.073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2]+0.02" office:value-type="float" office:value="15.6199999999998">
            <text:p>15.6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32">
            <text:p>1.632</text:p>
          </table:table-cell>
          <table:table-cell office:value-type="float" office:value="1.721">
            <text:p>1.721</text:p>
          </table:table-cell>
          <table:table-cell office:value-type="float" office:value="6.586">
            <text:p>6.586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29">
            <text:p>1.629</text:p>
          </table:table-cell>
          <table:table-cell office:value-type="float" office:value="1.714">
            <text:p>1.714</text:p>
          </table:table-cell>
          <table:table-cell office:value-type="float" office:value="6.251">
            <text:p>6.251</text:p>
          </table:table-cell>
          <table:table-cell office:value-type="float" office:value="6.586">
            <text:p>6.58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3]+0.02" office:value-type="float" office:value="15.6399999999998">
            <text:p>15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654">
            <text:p>1.654</text:p>
          </table:table-cell>
          <table:table-cell office:value-type="float" office:value="1.745">
            <text:p>1.745</text:p>
          </table:table-cell>
          <table:table-cell office:value-type="float" office:value="6.752">
            <text:p>6.75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6">
            <text:p>1.656</text:p>
          </table:table-cell>
          <table:table-cell office:value-type="float" office:value="1.741">
            <text:p>1.741</text:p>
          </table:table-cell>
          <table:table-cell office:value-type="float" office:value="6.306">
            <text:p>6.306</text:p>
          </table:table-cell>
          <table:table-cell office:value-type="float" office:value="6.752">
            <text:p>6.75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4]+0.02" office:value-type="float" office:value="15.6599999999998">
            <text:p>15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.656">
            <text:p>1.656</text:p>
          </table:table-cell>
          <table:table-cell office:value-type="float" office:value="1.748">
            <text:p>1.748</text:p>
          </table:table-cell>
          <table:table-cell office:value-type="float" office:value="6.863">
            <text:p>6.863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5">
            <text:p>1.745</text:p>
          </table:table-cell>
          <table:table-cell office:value-type="float" office:value="6.525">
            <text:p>6.525</text:p>
          </table:table-cell>
          <table:table-cell office:value-type="float" office:value="6.863">
            <text:p>6.86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5]+0.02" office:value-type="float" office:value="15.6799999999998">
            <text:p>15.6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48">
            <text:p>1.648</text:p>
          </table:table-cell>
          <table:table-cell office:value-type="float" office:value="1.737">
            <text:p>1.737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2">
            <text:p>1.652</text:p>
          </table:table-cell>
          <table:table-cell office:value-type="float" office:value="1.739">
            <text:p>1.739</text:p>
          </table:table-cell>
          <table:table-cell office:value-type="float" office:value="6.416">
            <text:p>6.416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6]+0.02" office:value-type="float" office:value="15.6999999999998">
            <text:p>15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4">
            <text:p>1.64</text:p>
          </table:table-cell>
          <table:table-cell office:value-type="float" office:value="1.725">
            <text:p>1.725</text:p>
          </table:table-cell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.641">
            <text:p>1.641</text:p>
          </table:table-cell>
          <table:table-cell office:value-type="float" office:value="1.724">
            <text:p>1.724</text:p>
          </table:table-cell>
          <table:table-cell office:value-type="float" office:value="6.142">
            <text:p>6.142</text:p>
          </table:table-cell>
          <table:table-cell office:value-type="float" office:value="6.31">
            <text:p>6.3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7]+0.02" office:value-type="float" office:value="15.7199999999998">
            <text:p>15.7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32">
            <text:p>1.632</text:p>
          </table:table-cell>
          <table:table-cell office:value-type="float" office:value="1.719">
            <text:p>1.719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.63">
            <text:p>1.63</text:p>
          </table:table-cell>
          <table:table-cell office:value-type="float" office:value="1.718">
            <text:p>1.718</text:p>
          </table:table-cell>
          <table:table-cell office:value-type="float" office:value="6.471">
            <text:p>6.471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8]+0.02" office:value-type="float" office:value="15.7399999999998">
            <text:p>15.7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.657">
            <text:p>1.657</text:p>
          </table:table-cell>
          <table:table-cell office:value-type="float" office:value="1.744">
            <text:p>1.744</text:p>
          </table:table-cell>
          <table:table-cell office:value-type="float" office:value="6.476">
            <text:p>6.47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2">
            <text:p>1.652</text:p>
          </table:table-cell>
          <table:table-cell office:value-type="float" office:value="1.741">
            <text:p>1.741</text:p>
          </table:table-cell>
          <table:table-cell office:value-type="float" office:value="6.525">
            <text:p>6.525</text:p>
          </table:table-cell>
          <table:table-cell office:value-type="float" office:value="6.476">
            <text:p>6.476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89]+0.02" office:value-type="float" office:value="15.7599999999998">
            <text:p>15.7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6">
            <text:p>1.656</text:p>
          </table:table-cell>
          <table:table-cell office:value-type="float" office:value="1.746">
            <text:p>1.746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.659">
            <text:p>1.659</text:p>
          </table:table-cell>
          <table:table-cell office:value-type="float" office:value="1.745">
            <text:p>1.745</text:p>
          </table:table-cell>
          <table:table-cell office:value-type="float" office:value="6.361">
            <text:p>6.361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90]+0.02" office:value-type="float" office:value="15.7799999999998">
            <text:p>15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.65">
            <text:p>1.65</text:p>
          </table:table-cell>
          <table:table-cell office:value-type="float" office:value="1.739">
            <text:p>1.739</text:p>
          </table:table-cell>
          <table:table-cell office:value-type="float" office:value="6.642">
            <text:p>6.64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53">
            <text:p>1.653</text:p>
          </table:table-cell>
          <table:table-cell office:value-type="float" office:value="1.738">
            <text:p>1.738</text:p>
          </table:table-cell>
          <table:table-cell office:value-type="float" office:value="6.251">
            <text:p>6.251</text:p>
          </table:table-cell>
          <table:table-cell office:value-type="float" office:value="6.642">
            <text:p>6.64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f:=[.A791]+0.02" office:value-type="float" office:value="15.7999999999998">
            <text:p>15.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41">
            <text:p>1.641</text:p>
          </table:table-cell>
          <table:table-cell office:value-type="float" office:value="1.731">
            <text:p>1.731</text:p>
          </table:table-cell>
          <table:table-cell office:value-type="float" office:value="6.697">
            <text:p>6.69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.639">
            <text:p>1.639</text:p>
          </table:table-cell>
          <table:table-cell office:value-type="float" office:value="1.723">
            <text:p>1.723</text:p>
          </table:table-cell>
          <table:table-cell office:value-type="float" office:value="6.251">
            <text:p>6.251</text:p>
          </table:table-cell>
          <table:table-cell office:value-type="float" office:value="6.697">
            <text:p>6.69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9">12/29/2022</text:date>, <text:time>06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2-12-29T06:04:21.54</dc:date>
    <dc:creator>Dave Gutz</dc:creator>
    <meta:editing-duration>PT4M27S</meta:editing-duration>
    <meta:editing-cycles>1</meta:editing-cycles>
    <meta:document-statistic meta:table-count="1" meta:cell-count="166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" chart:maximum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5" chart:maximum="1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857cm" svg:y="3.926cm" style:legend-expansion="high" chart:style-name="ch2"/>
        <chart:plot-area chart:style-name="ch3" chart:data-source-has-labels="both" svg:x="0.77cm" svg:y="0.855cm" svg:width="11.447cm" svg:height="7.545cm">
          <chartooo:coordinate-region svg:x="1.577cm" svg:y="1.067cm" svg:width="10.454cm" svg:height="6.66cm"/>
          <chart:axis chart:dimension="x" chart:name="primary-x" chart:style-name="ch4" chartooo:axis-type="auto">
            <chart:categories table:cell-range-address="local-table.$A$2:.$A$7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792" chart:label-cell-address="local-table.$C$1" chart:class="chart:scatter">
            <chart:domain table:cell-range-address="local-table.$B$2:.$B$792"/>
            <chart:data-point chart:repeated="791"/>
          </chart:series>
          <chart:series chart:style-name="ch8" chart:values-cell-range-address="local-table.$D$2:.$D$792" chart:label-cell-address="local-table.$D$1" chart:class="chart:scatter">
            <chart:data-point chart:repeated="7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b_hdwe_a</text:p>
              </table:table-cell>
              <table:table-cell office:value-type="string">
                <text:p>Ib_hdwe_n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254">
                <text:p>6.254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6.255">
                <text:p>6.255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7.084">
                <text:p>7.084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6.918">
                <text:p>6.918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6.752">
                <text:p>6.75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6.697">
                <text:p>6.697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6.255">
                <text:p>6.255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6.476">
                <text:p>6.47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6.476">
                <text:p>6.47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6.42">
                <text:p>6.42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6.255">
                <text:p>6.25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6.42">
                <text:p>6.4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6.365">
                <text:p>6.365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6.476">
                <text:p>6.476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6.254">
                <text:p>6.254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6.365">
                <text:p>6.365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6.42">
                <text:p>6.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6.42">
                <text:p>6.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6.531">
                <text:p>6.531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6.752">
                <text:p>6.75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6.752">
                <text:p>6.75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6.697">
                <text:p>6.697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6.144">
                <text:p>6.144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7.084">
                <text:p>7.08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6.144">
                <text:p>6.14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6.42">
                <text:p>6.4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6.697">
                <text:p>6.697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6.144">
                <text:p>6.14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6.033">
                <text:p>6.033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6.586">
                <text:p>6.586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6.586">
                <text:p>6.58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6.31">
                <text:p>6.31</text:p>
              </table:table-cell>
              <table:table-cell office:value-type="float" office:value="5.923">
                <text:p>5.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6.31">
                <text:p>6.31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6.365">
                <text:p>6.365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6.42">
                <text:p>6.42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6.642">
                <text:p>6.642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6.31">
                <text:p>6.31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6.476">
                <text:p>6.47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6.199">
                <text:p>6.199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6.144">
                <text:p>6.14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6.918">
                <text:p>6.918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6.476">
                <text:p>6.47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6.531">
                <text:p>6.531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6.365">
                <text:p>6.365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6.697">
                <text:p>6.697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6.476">
                <text:p>6.476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6.476">
                <text:p>6.476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7.14">
                <text:p>7.1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6.808">
                <text:p>6.80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6.144">
                <text:p>6.14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6.586">
                <text:p>6.58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6.586">
                <text:p>6.58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6.752">
                <text:p>6.7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6.531">
                <text:p>6.531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6.31">
                <text:p>6.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6.255">
                <text:p>6.255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6.863">
                <text:p>6.863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6.697">
                <text:p>6.697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6.808">
                <text:p>6.808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6.531">
                <text:p>6.531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6.752">
                <text:p>6.75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6.642">
                <text:p>6.6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6.199">
                <text:p>6.199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6.089">
                <text:p>6.089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6.586">
                <text:p>6.58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7.029">
                <text:p>7.029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6.42">
                <text:p>6.4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6.531">
                <text:p>6.531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6.42">
                <text:p>6.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6.31">
                <text:p>6.31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6.697">
                <text:p>6.697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6.752">
                <text:p>6.752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6.531">
                <text:p>6.531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6.531">
                <text:p>6.531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6.255">
                <text:p>6.255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6.31">
                <text:p>6.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6.918">
                <text:p>6.918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6.752">
                <text:p>6.752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6.697">
                <text:p>6.697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6.365">
                <text:p>6.365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6.31">
                <text:p>6.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6.642">
                <text:p>6.6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6.697">
                <text:p>6.697</text:p>
              </table:table-cell>
              <table:table-cell office:value-type="float" office:value="5.813">
                <text:p>5.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6.476">
                <text:p>6.476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6.033">
                <text:p>6.03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6.42">
                <text:p>6.4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6.642">
                <text:p>6.6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6.42">
                <text:p>6.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6.531">
                <text:p>6.531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7.029">
                <text:p>7.029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6.697">
                <text:p>6.697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6.254">
                <text:p>6.25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7.029">
                <text:p>7.029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6.531">
                <text:p>6.531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6.918">
                <text:p>6.918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6.752">
                <text:p>6.75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6.42">
                <text:p>6.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6.752">
                <text:p>6.75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7.029">
                <text:p>7.029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6.42">
                <text:p>6.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6.642">
                <text:p>6.642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6.531">
                <text:p>6.5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6.365">
                <text:p>6.365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6.365">
                <text:p>6.365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6.199">
                <text:p>6.199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6.365">
                <text:p>6.365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6.254">
                <text:p>6.254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6.42">
                <text:p>6.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6.642">
                <text:p>6.6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6.752">
                <text:p>6.7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6.365">
                <text:p>6.365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6.476">
                <text:p>6.476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6.531">
                <text:p>6.531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6.808">
                <text:p>6.80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6.752">
                <text:p>6.75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6.586">
                <text:p>6.586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6.642">
                <text:p>6.6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6.531">
                <text:p>6.53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6.863">
                <text:p>6.863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6.863">
                <text:p>6.86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6.365">
                <text:p>6.365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6.863">
                <text:p>6.863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6.31">
                <text:p>6.31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6.863">
                <text:p>6.863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6.365">
                <text:p>6.365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6.642">
                <text:p>6.6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6.476">
                <text:p>6.476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6.254">
                <text:p>6.25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6.199">
                <text:p>6.199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6.642">
                <text:p>6.6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6.752">
                <text:p>6.75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6.42">
                <text:p>6.4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6.697">
                <text:p>6.697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6.42">
                <text:p>6.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6.199">
                <text:p>6.199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6.365">
                <text:p>6.365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6.697">
                <text:p>6.697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6.199">
                <text:p>6.199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6.476">
                <text:p>6.476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6.586">
                <text:p>6.58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6.255">
                <text:p>6.255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6.863">
                <text:p>6.863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6.752">
                <text:p>6.75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7.029">
                <text:p>7.029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6.31">
                <text:p>6.3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6.974">
                <text:p>6.974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6.42">
                <text:p>6.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6.31">
                <text:p>6.31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6.863">
                <text:p>6.86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6.531">
                <text:p>6.531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6.586">
                <text:p>6.586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6.863">
                <text:p>6.86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6.752">
                <text:p>6.75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6.531">
                <text:p>6.531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6.586">
                <text:p>6.586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6.752">
                <text:p>6.7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6.974">
                <text:p>6.974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6.918">
                <text:p>6.91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6.863">
                <text:p>6.86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6.254">
                <text:p>6.25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6.476">
                <text:p>6.47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6.42">
                <text:p>6.4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6.808">
                <text:p>6.80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7.306">
                <text:p>7.306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9.574">
                <text:p>9.57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24.569">
                <text:p>24.569</text:p>
              </table:table-cell>
              <table:table-cell office:value-type="float" office:value="20.548">
                <text:p>20.5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28.221">
                <text:p>28.221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32.15">
                <text:p>32.15</text:p>
              </table:table-cell>
              <table:table-cell office:value-type="float" office:value="27.833">
                <text:p>27.8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36.521">
                <text:p>36.521</text:p>
              </table:table-cell>
              <table:table-cell office:value-type="float" office:value="31.448">
                <text:p>31.4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40.228">
                <text:p>40.228</text:p>
              </table:table-cell>
              <table:table-cell office:value-type="float" office:value="35.502">
                <text:p>35.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44.433">
                <text:p>44.433</text:p>
              </table:table-cell>
              <table:table-cell office:value-type="float" office:value="38.733">
                <text:p>38.7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47.2">
                <text:p>47.2</text:p>
              </table:table-cell>
              <table:table-cell office:value-type="float" office:value="42.239">
                <text:p>42.2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50.797">
                <text:p>50.797</text:p>
              </table:table-cell>
              <table:table-cell office:value-type="float" office:value="46.128">
                <text:p>46.1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55.002">
                <text:p>55.002</text:p>
              </table:table-cell>
              <table:table-cell office:value-type="float" office:value="49.415">
                <text:p>49.4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7999999999999">
                <text:p>4.37999999999999</text:p>
              </table:table-cell>
              <table:table-cell office:value-type="float" office:value="58.709">
                <text:p>58.709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62.14">
                <text:p>62.14</text:p>
              </table:table-cell>
              <table:table-cell office:value-type="float" office:value="56.371">
                <text:p>56.3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1999999999999">
                <text:p>4.41999999999999</text:p>
              </table:table-cell>
              <table:table-cell office:value-type="float" office:value="65.127">
                <text:p>65.127</text:p>
              </table:table-cell>
              <table:table-cell office:value-type="float" office:value="59.439">
                <text:p>59.4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3999999999999">
                <text:p>4.43999999999999</text:p>
              </table:table-cell>
              <table:table-cell office:value-type="float" office:value="68.171">
                <text:p>68.171</text:p>
              </table:table-cell>
              <table:table-cell office:value-type="float" office:value="62.835">
                <text:p>62.8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5999999999999">
                <text:p>4.45999999999999</text:p>
              </table:table-cell>
              <table:table-cell office:value-type="float" office:value="70.771">
                <text:p>70.771</text:p>
              </table:table-cell>
              <table:table-cell office:value-type="float" office:value="66.066">
                <text:p>66.0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7999999999999">
                <text:p>4.47999999999999</text:p>
              </table:table-cell>
              <table:table-cell office:value-type="float" office:value="73.704">
                <text:p>73.704</text:p>
              </table:table-cell>
              <table:table-cell office:value-type="float" office:value="68.203">
                <text:p>68.2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75.475">
                <text:p>75.475</text:p>
              </table:table-cell>
              <table:table-cell office:value-type="float" office:value="70.503">
                <text:p>70.5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1999999999999">
                <text:p>4.51999999999999</text:p>
              </table:table-cell>
              <table:table-cell office:value-type="float" office:value="78.296">
                <text:p>78.296</text:p>
              </table:table-cell>
              <table:table-cell office:value-type="float" office:value="72.749">
                <text:p>72.7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3999999999999">
                <text:p>4.53999999999999</text:p>
              </table:table-cell>
              <table:table-cell office:value-type="float" office:value="80.122">
                <text:p>80.122</text:p>
              </table:table-cell>
              <table:table-cell office:value-type="float" office:value="75.214">
                <text:p>75.2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5999999999999">
                <text:p>4.55999999999999</text:p>
              </table:table-cell>
              <table:table-cell office:value-type="float" office:value="82.28">
                <text:p>82.28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7999999999999">
                <text:p>4.57999999999999</text:p>
              </table:table-cell>
              <table:table-cell office:value-type="float" office:value="83.996">
                <text:p>83.996</text:p>
              </table:table-cell>
              <table:table-cell office:value-type="float" office:value="79.377">
                <text:p>79.3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85.49">
                <text:p>85.49</text:p>
              </table:table-cell>
              <table:table-cell office:value-type="float" office:value="81.294">
                <text:p>81.2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1999999999999">
                <text:p>4.61999999999999</text:p>
              </table:table-cell>
              <table:table-cell office:value-type="float" office:value="87.15">
                <text:p>87.15</text:p>
              </table:table-cell>
              <table:table-cell office:value-type="float" office:value="82.663">
                <text:p>82.6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3999999999999">
                <text:p>4.63999999999999</text:p>
              </table:table-cell>
              <table:table-cell office:value-type="float" office:value="88.975">
                <text:p>88.975</text:p>
              </table:table-cell>
              <table:table-cell office:value-type="float" office:value="84.635">
                <text:p>84.6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5999999999999">
                <text:p>4.65999999999999</text:p>
              </table:table-cell>
              <table:table-cell office:value-type="float" office:value="90.137">
                <text:p>90.137</text:p>
              </table:table-cell>
              <table:table-cell office:value-type="float" office:value="86.114">
                <text:p>86.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7999999999999">
                <text:p>4.67999999999999</text:p>
              </table:table-cell>
              <table:table-cell office:value-type="float" office:value="91.631">
                <text:p>91.631</text:p>
              </table:table-cell>
              <table:table-cell office:value-type="float" office:value="87.374">
                <text:p>87.3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92.683">
                <text:p>92.683</text:p>
              </table:table-cell>
              <table:table-cell office:value-type="float" office:value="88.908">
                <text:p>88.9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1999999999999">
                <text:p>4.71999999999999</text:p>
              </table:table-cell>
              <table:table-cell office:value-type="float" office:value="93.623">
                <text:p>93.623</text:p>
              </table:table-cell>
              <table:table-cell office:value-type="float" office:value="90.277">
                <text:p>90.2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3999999999999">
                <text:p>4.73999999999999</text:p>
              </table:table-cell>
              <table:table-cell office:value-type="float" office:value="94.619">
                <text:p>94.619</text:p>
              </table:table-cell>
              <table:table-cell office:value-type="float" office:value="91.208">
                <text:p>91.2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5999999999999">
                <text:p>4.75999999999999</text:p>
              </table:table-cell>
              <table:table-cell office:value-type="float" office:value="95.726">
                <text:p>95.726</text:p>
              </table:table-cell>
              <table:table-cell office:value-type="float" office:value="93.071">
                <text:p>93.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7999999999999">
                <text:p>4.77999999999999</text:p>
              </table:table-cell>
              <table:table-cell office:value-type="float" office:value="96.501">
                <text:p>96.501</text:p>
              </table:table-cell>
              <table:table-cell office:value-type="float" office:value="93.126">
                <text:p>93.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97.331">
                <text:p>97.331</text:p>
              </table:table-cell>
              <table:table-cell office:value-type="float" office:value="94.44">
                <text:p>94.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1999999999999">
                <text:p>4.81999999999999</text:p>
              </table:table-cell>
              <table:table-cell office:value-type="float" office:value="98.05">
                <text:p>98.05</text:p>
              </table:table-cell>
              <table:table-cell office:value-type="float" office:value="95.262">
                <text:p>95.2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3999999999999">
                <text:p>4.83999999999999</text:p>
              </table:table-cell>
              <table:table-cell office:value-type="float" office:value="99.101">
                <text:p>99.101</text:p>
              </table:table-cell>
              <table:table-cell office:value-type="float" office:value="96.631">
                <text:p>96.6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5999999999998">
                <text:p>4.85999999999998</text:p>
              </table:table-cell>
              <table:table-cell office:value-type="float" office:value="99.654">
                <text:p>99.654</text:p>
              </table:table-cell>
              <table:table-cell office:value-type="float" office:value="96.96">
                <text:p>96.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7999999999998">
                <text:p>4.87999999999998</text:p>
              </table:table-cell>
              <table:table-cell office:value-type="float" office:value="100.595">
                <text:p>100.595</text:p>
              </table:table-cell>
              <table:table-cell office:value-type="float" office:value="97.672">
                <text:p>97.6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101.259">
                <text:p>101.259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1999999999998">
                <text:p>4.91999999999998</text:p>
              </table:table-cell>
              <table:table-cell office:value-type="float" office:value="101.646">
                <text:p>101.646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3999999999998">
                <text:p>4.93999999999998</text:p>
              </table:table-cell>
              <table:table-cell office:value-type="float" office:value="102.255">
                <text:p>102.255</text:p>
              </table:table-cell>
              <table:table-cell office:value-type="float" office:value="99.644">
                <text:p>99.6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5999999999998">
                <text:p>4.95999999999998</text:p>
              </table:table-cell>
              <table:table-cell office:value-type="float" office:value="102.974">
                <text:p>102.974</text:p>
              </table:table-cell>
              <table:table-cell office:value-type="float" office:value="100.192">
                <text:p>100.1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7999999999998">
                <text:p>4.97999999999998</text:p>
              </table:table-cell>
              <table:table-cell office:value-type="float" office:value="102.587">
                <text:p>102.587</text:p>
              </table:table-cell>
              <table:table-cell office:value-type="float" office:value="100.959">
                <text:p>100.9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103.14">
                <text:p>103.14</text:p>
              </table:table-cell>
              <table:table-cell office:value-type="float" office:value="101.068">
                <text:p>101.0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1999999999998">
                <text:p>5.01999999999998</text:p>
              </table:table-cell>
              <table:table-cell office:value-type="float" office:value="103.749">
                <text:p>103.749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3999999999998">
                <text:p>5.03999999999998</text:p>
              </table:table-cell>
              <table:table-cell office:value-type="float" office:value="103.749">
                <text:p>103.749</text:p>
              </table:table-cell>
              <table:table-cell office:value-type="float" office:value="102.383">
                <text:p>102.3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5999999999998">
                <text:p>5.05999999999998</text:p>
              </table:table-cell>
              <table:table-cell office:value-type="float" office:value="104.856">
                <text:p>104.856</text:p>
              </table:table-cell>
              <table:table-cell office:value-type="float" office:value="102.437">
                <text:p>102.4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7999999999998">
                <text:p>5.07999999999998</text:p>
              </table:table-cell>
              <table:table-cell office:value-type="float" office:value="105.243">
                <text:p>105.243</text:p>
              </table:table-cell>
              <table:table-cell office:value-type="float" office:value="103.095">
                <text:p>103.0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09999999999998">
                <text:p>5.09999999999998</text:p>
              </table:table-cell>
              <table:table-cell office:value-type="float" office:value="105.354">
                <text:p>105.354</text:p>
              </table:table-cell>
              <table:table-cell office:value-type="float" office:value="103.752">
                <text:p>103.7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1999999999998">
                <text:p>5.11999999999998</text:p>
              </table:table-cell>
              <table:table-cell office:value-type="float" office:value="105.022">
                <text:p>105.022</text:p>
              </table:table-cell>
              <table:table-cell office:value-type="float" office:value="104.355">
                <text:p>104.3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3999999999998">
                <text:p>5.13999999999998</text:p>
              </table:table-cell>
              <table:table-cell office:value-type="float" office:value="104.358">
                <text:p>104.358</text:p>
              </table:table-cell>
              <table:table-cell office:value-type="float" office:value="103.807">
                <text:p>103.8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5999999999998">
                <text:p>5.15999999999998</text:p>
              </table:table-cell>
              <table:table-cell office:value-type="float" office:value="103.583">
                <text:p>103.583</text:p>
              </table:table-cell>
              <table:table-cell office:value-type="float" office:value="103.807">
                <text:p>103.8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7999999999998">
                <text:p>5.17999999999998</text:p>
              </table:table-cell>
              <table:table-cell office:value-type="float" office:value="103.306">
                <text:p>103.306</text:p>
              </table:table-cell>
              <table:table-cell office:value-type="float" office:value="102.93">
                <text:p>102.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19999999999998">
                <text:p>5.19999999999998</text:p>
              </table:table-cell>
              <table:table-cell office:value-type="float" office:value="102.31">
                <text:p>102.31</text:p>
              </table:table-cell>
              <table:table-cell office:value-type="float" office:value="102.93">
                <text:p>102.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1999999999998">
                <text:p>5.21999999999998</text:p>
              </table:table-cell>
              <table:table-cell office:value-type="float" office:value="101.978">
                <text:p>101.978</text:p>
              </table:table-cell>
              <table:table-cell office:value-type="float" office:value="102.383">
                <text:p>102.3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3999999999998">
                <text:p>5.23999999999998</text:p>
              </table:table-cell>
              <table:table-cell office:value-type="float" office:value="101.702">
                <text:p>101.702</text:p>
              </table:table-cell>
              <table:table-cell office:value-type="float" office:value="101.89">
                <text:p>101.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5999999999998">
                <text:p>5.25999999999998</text:p>
              </table:table-cell>
              <table:table-cell office:value-type="float" office:value="101.702">
                <text:p>101.702</text:p>
              </table:table-cell>
              <table:table-cell office:value-type="float" office:value="101.999">
                <text:p>101.9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7999999999998">
                <text:p>5.27999999999998</text:p>
              </table:table-cell>
              <table:table-cell office:value-type="float" office:value="100.872">
                <text:p>100.872</text:p>
              </table:table-cell>
              <table:table-cell office:value-type="float" office:value="101.342">
                <text:p>101.3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29999999999998">
                <text:p>5.29999999999998</text:p>
              </table:table-cell>
              <table:table-cell office:value-type="float" office:value="100.706">
                <text:p>100.706</text:p>
              </table:table-cell>
              <table:table-cell office:value-type="float" office:value="101.616">
                <text:p>101.6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1999999999997">
                <text:p>5.31999999999997</text:p>
              </table:table-cell>
              <table:table-cell office:value-type="float" office:value="100.429">
                <text:p>100.429</text:p>
              </table:table-cell>
              <table:table-cell office:value-type="float" office:value="101.178">
                <text:p>101.1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3999999999997">
                <text:p>5.33999999999997</text:p>
              </table:table-cell>
              <table:table-cell office:value-type="float" office:value="99.986">
                <text:p>99.986</text:p>
              </table:table-cell>
              <table:table-cell office:value-type="float" office:value="100.849">
                <text:p>100.8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5999999999997">
                <text:p>5.35999999999997</text:p>
              </table:table-cell>
              <table:table-cell office:value-type="float" office:value="99.876">
                <text:p>99.876</text:p>
              </table:table-cell>
              <table:table-cell office:value-type="float" office:value="100.082">
                <text:p>100.0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7999999999997">
                <text:p>5.37999999999997</text:p>
              </table:table-cell>
              <table:table-cell office:value-type="float" office:value="99.654">
                <text:p>99.654</text:p>
              </table:table-cell>
              <table:table-cell office:value-type="float" office:value="99.918">
                <text:p>99.9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39999999999997">
                <text:p>5.39999999999997</text:p>
              </table:table-cell>
              <table:table-cell office:value-type="float" office:value="99.931">
                <text:p>99.931</text:p>
              </table:table-cell>
              <table:table-cell office:value-type="float" office:value="100.027">
                <text:p>100.0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1999999999997">
                <text:p>5.41999999999997</text:p>
              </table:table-cell>
              <table:table-cell office:value-type="float" office:value="99.765">
                <text:p>99.765</text:p>
              </table:table-cell>
              <table:table-cell office:value-type="float" office:value="99.863">
                <text:p>99.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3999999999997">
                <text:p>5.43999999999997</text:p>
              </table:table-cell>
              <table:table-cell office:value-type="float" office:value="99.654">
                <text:p>99.654</text:p>
              </table:table-cell>
              <table:table-cell office:value-type="float" office:value="99.589">
                <text:p>99.5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5999999999997">
                <text:p>5.45999999999997</text:p>
              </table:table-cell>
              <table:table-cell office:value-type="float" office:value="99.323">
                <text:p>99.323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7999999999997">
                <text:p>5.47999999999997</text:p>
              </table:table-cell>
              <table:table-cell office:value-type="float" office:value="99.101">
                <text:p>99.101</text:p>
              </table:table-cell>
              <table:table-cell office:value-type="float" office:value="99.699">
                <text:p>99.6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49999999999997">
                <text:p>5.49999999999997</text:p>
              </table:table-cell>
              <table:table-cell office:value-type="float" office:value="99.157">
                <text:p>99.157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1999999999997">
                <text:p>5.51999999999997</text:p>
              </table:table-cell>
              <table:table-cell office:value-type="float" office:value="99.489">
                <text:p>99.489</text:p>
              </table:table-cell>
              <table:table-cell office:value-type="float" office:value="99.589">
                <text:p>99.5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3999999999997">
                <text:p>5.53999999999997</text:p>
              </table:table-cell>
              <table:table-cell office:value-type="float" office:value="99.599">
                <text:p>99.599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5999999999997">
                <text:p>5.55999999999997</text:p>
              </table:table-cell>
              <table:table-cell office:value-type="float" office:value="99.157">
                <text:p>99.157</text:p>
              </table:table-cell>
              <table:table-cell office:value-type="float" office:value="99.644">
                <text:p>99.6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7999999999997">
                <text:p>5.57999999999997</text:p>
              </table:table-cell>
              <table:table-cell office:value-type="float" office:value="99.71">
                <text:p>99.71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59999999999997">
                <text:p>5.59999999999997</text:p>
              </table:table-cell>
              <table:table-cell office:value-type="float" office:value="98.825">
                <text:p>98.825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1999999999997">
                <text:p>5.61999999999997</text:p>
              </table:table-cell>
              <table:table-cell office:value-type="float" office:value="98.991">
                <text:p>98.991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3999999999997">
                <text:p>5.63999999999997</text:p>
              </table:table-cell>
              <table:table-cell office:value-type="float" office:value="98.935">
                <text:p>98.935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5999999999997">
                <text:p>5.65999999999997</text:p>
              </table:table-cell>
              <table:table-cell office:value-type="float" office:value="99.046">
                <text:p>99.046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7999999999997">
                <text:p>5.67999999999997</text:p>
              </table:table-cell>
              <table:table-cell office:value-type="float" office:value="98.769">
                <text:p>98.76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69999999999997">
                <text:p>5.69999999999997</text:p>
              </table:table-cell>
              <table:table-cell office:value-type="float" office:value="99.489">
                <text:p>99.489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1999999999997">
                <text:p>5.71999999999997</text:p>
              </table:table-cell>
              <table:table-cell office:value-type="float" office:value="98.714">
                <text:p>98.714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3999999999997">
                <text:p>5.73999999999997</text:p>
              </table:table-cell>
              <table:table-cell office:value-type="float" office:value="98.825">
                <text:p>98.825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5999999999997">
                <text:p>5.75999999999997</text:p>
              </table:table-cell>
              <table:table-cell office:value-type="float" office:value="99.322">
                <text:p>99.322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7999999999997">
                <text:p>5.77999999999997</text:p>
              </table:table-cell>
              <table:table-cell office:value-type="float" office:value="99.599">
                <text:p>99.59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79999999999996">
                <text:p>5.79999999999996</text:p>
              </table:table-cell>
              <table:table-cell office:value-type="float" office:value="98.714">
                <text:p>98.714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1999999999996">
                <text:p>5.81999999999996</text:p>
              </table:table-cell>
              <table:table-cell office:value-type="float" office:value="99.046">
                <text:p>99.046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3999999999996">
                <text:p>5.83999999999996</text:p>
              </table:table-cell>
              <table:table-cell office:value-type="float" office:value="98.88">
                <text:p>98.8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5999999999996">
                <text:p>5.85999999999996</text:p>
              </table:table-cell>
              <table:table-cell office:value-type="float" office:value="98.991">
                <text:p>98.991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7999999999996">
                <text:p>5.87999999999996</text:p>
              </table:table-cell>
              <table:table-cell office:value-type="float" office:value="98.991">
                <text:p>98.991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89999999999996">
                <text:p>5.89999999999996</text:p>
              </table:table-cell>
              <table:table-cell office:value-type="float" office:value="99.157">
                <text:p>99.157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1999999999996">
                <text:p>5.91999999999996</text:p>
              </table:table-cell>
              <table:table-cell office:value-type="float" office:value="98.935">
                <text:p>98.935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3999999999996">
                <text:p>5.93999999999996</text:p>
              </table:table-cell>
              <table:table-cell office:value-type="float" office:value="99.212">
                <text:p>99.212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5999999999996">
                <text:p>5.95999999999996</text:p>
              </table:table-cell>
              <table:table-cell office:value-type="float" office:value="98.769">
                <text:p>98.769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7999999999996">
                <text:p>5.97999999999996</text:p>
              </table:table-cell>
              <table:table-cell office:value-type="float" office:value="98.603">
                <text:p>98.603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99999999999996">
                <text:p>5.99999999999996</text:p>
              </table:table-cell>
              <table:table-cell office:value-type="float" office:value="98.935">
                <text:p>98.935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01999999999996">
                <text:p>6.01999999999996</text:p>
              </table:table-cell>
              <table:table-cell office:value-type="float" office:value="98.88">
                <text:p>98.88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03999999999996">
                <text:p>6.03999999999996</text:p>
              </table:table-cell>
              <table:table-cell office:value-type="float" office:value="99.71">
                <text:p>99.71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05999999999996">
                <text:p>6.05999999999996</text:p>
              </table:table-cell>
              <table:table-cell office:value-type="float" office:value="99.101">
                <text:p>99.101</text:p>
              </table:table-cell>
              <table:table-cell office:value-type="float" office:value="99.534">
                <text:p>99.5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07999999999996">
                <text:p>6.07999999999996</text:p>
              </table:table-cell>
              <table:table-cell office:value-type="float" office:value="98.991">
                <text:p>98.991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09999999999996">
                <text:p>6.09999999999996</text:p>
              </table:table-cell>
              <table:table-cell office:value-type="float" office:value="98.437">
                <text:p>98.437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1999999999996">
                <text:p>6.11999999999996</text:p>
              </table:table-cell>
              <table:table-cell office:value-type="float" office:value="98.825">
                <text:p>98.825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3999999999996">
                <text:p>6.13999999999996</text:p>
              </table:table-cell>
              <table:table-cell office:value-type="float" office:value="98.769">
                <text:p>98.769</text:p>
              </table:table-cell>
              <table:table-cell office:value-type="float" office:value="99.589">
                <text:p>99.5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5999999999996">
                <text:p>6.15999999999996</text:p>
              </table:table-cell>
              <table:table-cell office:value-type="float" office:value="99.267">
                <text:p>99.267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7999999999996">
                <text:p>6.17999999999996</text:p>
              </table:table-cell>
              <table:table-cell office:value-type="float" office:value="98.88">
                <text:p>98.88</text:p>
              </table:table-cell>
              <table:table-cell office:value-type="float" office:value="98.384">
                <text:p>98.3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19999999999996">
                <text:p>6.19999999999996</text:p>
              </table:table-cell>
              <table:table-cell office:value-type="float" office:value="98.327">
                <text:p>98.327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21999999999996">
                <text:p>6.21999999999996</text:p>
              </table:table-cell>
              <table:table-cell office:value-type="float" office:value="98.935">
                <text:p>98.935</text:p>
              </table:table-cell>
              <table:table-cell office:value-type="float" office:value="99.26">
                <text:p>99.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23999999999996">
                <text:p>6.23999999999996</text:p>
              </table:table-cell>
              <table:table-cell office:value-type="float" office:value="98.88">
                <text:p>98.88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25999999999995">
                <text:p>6.25999999999995</text:p>
              </table:table-cell>
              <table:table-cell office:value-type="float" office:value="98.437">
                <text:p>98.437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7999999999995">
                <text:p>6.27999999999995</text:p>
              </table:table-cell>
              <table:table-cell office:value-type="float" office:value="98.659">
                <text:p>98.659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29999999999995">
                <text:p>6.29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31999999999995">
                <text:p>6.31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3999999999995">
                <text:p>6.33999999999995</text:p>
              </table:table-cell>
              <table:table-cell office:value-type="float" office:value="98.769">
                <text:p>98.769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5999999999995">
                <text:p>6.35999999999995</text:p>
              </table:table-cell>
              <table:table-cell office:value-type="float" office:value="99.157">
                <text:p>99.157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37999999999995">
                <text:p>6.37999999999995</text:p>
              </table:table-cell>
              <table:table-cell office:value-type="float" office:value="98.88">
                <text:p>98.88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39999999999995">
                <text:p>6.39999999999995</text:p>
              </table:table-cell>
              <table:table-cell office:value-type="float" office:value="98.603">
                <text:p>98.603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41999999999995">
                <text:p>6.41999999999995</text:p>
              </table:table-cell>
              <table:table-cell office:value-type="float" office:value="98.659">
                <text:p>98.659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43999999999995">
                <text:p>6.43999999999995</text:p>
              </table:table-cell>
              <table:table-cell office:value-type="float" office:value="98.659">
                <text:p>98.659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45999999999995">
                <text:p>6.45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7999999999995">
                <text:p>6.47999999999995</text:p>
              </table:table-cell>
              <table:table-cell office:value-type="float" office:value="98.714">
                <text:p>98.714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49999999999995">
                <text:p>6.49999999999995</text:p>
              </table:table-cell>
              <table:table-cell office:value-type="float" office:value="98.825">
                <text:p>98.825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51999999999995">
                <text:p>6.51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53999999999995">
                <text:p>6.53999999999995</text:p>
              </table:table-cell>
              <table:table-cell office:value-type="float" office:value="99.544">
                <text:p>99.544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55999999999995">
                <text:p>6.55999999999995</text:p>
              </table:table-cell>
              <table:table-cell office:value-type="float" office:value="99.323">
                <text:p>99.323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7999999999995">
                <text:p>6.57999999999995</text:p>
              </table:table-cell>
              <table:table-cell office:value-type="float" office:value="98.714">
                <text:p>98.714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59999999999995">
                <text:p>6.59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61999999999995">
                <text:p>6.61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63999999999995">
                <text:p>6.63999999999995</text:p>
              </table:table-cell>
              <table:table-cell office:value-type="float" office:value="98.991">
                <text:p>98.991</text:p>
              </table:table-cell>
              <table:table-cell office:value-type="float" office:value="98.494">
                <text:p>98.4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65999999999995">
                <text:p>6.65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67999999999995">
                <text:p>6.67999999999995</text:p>
              </table:table-cell>
              <table:table-cell office:value-type="float" office:value="98.88">
                <text:p>98.88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69999999999995">
                <text:p>6.69999999999995</text:p>
              </table:table-cell>
              <table:table-cell office:value-type="float" office:value="98.991">
                <text:p>98.991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1999999999995">
                <text:p>6.71999999999995</text:p>
              </table:table-cell>
              <table:table-cell office:value-type="float" office:value="98.88">
                <text:p>98.88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73999999999994">
                <text:p>6.73999999999994</text:p>
              </table:table-cell>
              <table:table-cell office:value-type="float" office:value="98.825">
                <text:p>98.825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5999999999994">
                <text:p>6.75999999999994</text:p>
              </table:table-cell>
              <table:table-cell office:value-type="float" office:value="98.825">
                <text:p>98.825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77999999999994">
                <text:p>6.77999999999994</text:p>
              </table:table-cell>
              <table:table-cell office:value-type="float" office:value="99.323">
                <text:p>99.323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99.267">
                <text:p>99.267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81999999999994">
                <text:p>6.81999999999994</text:p>
              </table:table-cell>
              <table:table-cell office:value-type="float" office:value="98.548">
                <text:p>98.54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83999999999994">
                <text:p>6.83999999999994</text:p>
              </table:table-cell>
              <table:table-cell office:value-type="float" office:value="98.935">
                <text:p>98.935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85999999999994">
                <text:p>6.85999999999994</text:p>
              </table:table-cell>
              <table:table-cell office:value-type="float" office:value="98.659">
                <text:p>98.65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7999999999994">
                <text:p>6.87999999999994</text:p>
              </table:table-cell>
              <table:table-cell office:value-type="float" office:value="98.825">
                <text:p>98.825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98.659">
                <text:p>98.659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1999999999994">
                <text:p>6.91999999999994</text:p>
              </table:table-cell>
              <table:table-cell office:value-type="float" office:value="99.378">
                <text:p>99.378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3999999999994">
                <text:p>6.93999999999994</text:p>
              </table:table-cell>
              <table:table-cell office:value-type="float" office:value="99.323">
                <text:p>99.323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5999999999994">
                <text:p>6.95999999999994</text:p>
              </table:table-cell>
              <table:table-cell office:value-type="float" office:value="99.267">
                <text:p>99.267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7999999999994">
                <text:p>6.97999999999994</text:p>
              </table:table-cell>
              <table:table-cell office:value-type="float" office:value="99.323">
                <text:p>99.323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98.991">
                <text:p>98.991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01999999999994">
                <text:p>7.01999999999994</text:p>
              </table:table-cell>
              <table:table-cell office:value-type="float" office:value="99.157">
                <text:p>99.157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3999999999994">
                <text:p>7.03999999999994</text:p>
              </table:table-cell>
              <table:table-cell office:value-type="float" office:value="98.991">
                <text:p>98.991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5999999999994">
                <text:p>7.05999999999994</text:p>
              </table:table-cell>
              <table:table-cell office:value-type="float" office:value="99.101">
                <text:p>99.101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07999999999994">
                <text:p>7.07999999999994</text:p>
              </table:table-cell>
              <table:table-cell office:value-type="float" office:value="99.046">
                <text:p>99.046</text:p>
              </table:table-cell>
              <table:table-cell office:value-type="float" office:value="98.439">
                <text:p>98.4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98.714">
                <text:p>98.714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1999999999994">
                <text:p>7.11999999999994</text:p>
              </table:table-cell>
              <table:table-cell office:value-type="float" office:value="98.769">
                <text:p>98.769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13999999999994">
                <text:p>7.13999999999994</text:p>
              </table:table-cell>
              <table:table-cell office:value-type="float" office:value="98.88">
                <text:p>98.88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5999999999994">
                <text:p>7.15999999999994</text:p>
              </table:table-cell>
              <table:table-cell office:value-type="float" office:value="99.544">
                <text:p>99.544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7999999999994">
                <text:p>7.17999999999994</text:p>
              </table:table-cell>
              <table:table-cell office:value-type="float" office:value="98.714">
                <text:p>98.714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9999999999993">
                <text:p>7.19999999999993</text:p>
              </table:table-cell>
              <table:table-cell office:value-type="float" office:value="99.267">
                <text:p>99.267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21999999999993">
                <text:p>7.21999999999993</text:p>
              </table:table-cell>
              <table:table-cell office:value-type="float" office:value="99.378">
                <text:p>99.378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3999999999993">
                <text:p>7.23999999999993</text:p>
              </table:table-cell>
              <table:table-cell office:value-type="float" office:value="98.769">
                <text:p>98.769</text:p>
              </table:table-cell>
              <table:table-cell office:value-type="float" office:value="98.329">
                <text:p>98.3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5999999999993">
                <text:p>7.25999999999993</text:p>
              </table:table-cell>
              <table:table-cell office:value-type="float" office:value="99.267">
                <text:p>99.267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7999999999993">
                <text:p>7.27999999999993</text:p>
              </table:table-cell>
              <table:table-cell office:value-type="float" office:value="99.046">
                <text:p>99.046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29999999999993">
                <text:p>7.29999999999993</text:p>
              </table:table-cell>
              <table:table-cell office:value-type="float" office:value="98.659">
                <text:p>98.659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31999999999993">
                <text:p>7.31999999999993</text:p>
              </table:table-cell>
              <table:table-cell office:value-type="float" office:value="99.101">
                <text:p>99.101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33999999999993">
                <text:p>7.33999999999993</text:p>
              </table:table-cell>
              <table:table-cell office:value-type="float" office:value="98.991">
                <text:p>98.991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35999999999993">
                <text:p>7.35999999999993</text:p>
              </table:table-cell>
              <table:table-cell office:value-type="float" office:value="99.212">
                <text:p>99.212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37999999999993">
                <text:p>7.37999999999993</text:p>
              </table:table-cell>
              <table:table-cell office:value-type="float" office:value="99.212">
                <text:p>99.212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39999999999993">
                <text:p>7.39999999999993</text:p>
              </table:table-cell>
              <table:table-cell office:value-type="float" office:value="99.046">
                <text:p>99.046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41999999999993">
                <text:p>7.41999999999993</text:p>
              </table:table-cell>
              <table:table-cell office:value-type="float" office:value="98.88">
                <text:p>98.88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43999999999993">
                <text:p>7.43999999999993</text:p>
              </table:table-cell>
              <table:table-cell office:value-type="float" office:value="99.046">
                <text:p>99.046</text:p>
              </table:table-cell>
              <table:table-cell office:value-type="float" office:value="98.384">
                <text:p>98.3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45999999999993">
                <text:p>7.45999999999993</text:p>
              </table:table-cell>
              <table:table-cell office:value-type="float" office:value="98.769">
                <text:p>98.76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47999999999993">
                <text:p>7.47999999999993</text:p>
              </table:table-cell>
              <table:table-cell office:value-type="float" office:value="98.382">
                <text:p>98.382</text:p>
              </table:table-cell>
              <table:table-cell office:value-type="float" office:value="99.534">
                <text:p>99.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49999999999993">
                <text:p>7.49999999999993</text:p>
              </table:table-cell>
              <table:table-cell office:value-type="float" office:value="99.157">
                <text:p>99.157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1999999999993">
                <text:p>7.51999999999993</text:p>
              </table:table-cell>
              <table:table-cell office:value-type="float" office:value="98.714">
                <text:p>98.714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3999999999993">
                <text:p>7.53999999999993</text:p>
              </table:table-cell>
              <table:table-cell office:value-type="float" office:value="99.101">
                <text:p>99.101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5999999999993">
                <text:p>7.55999999999993</text:p>
              </table:table-cell>
              <table:table-cell office:value-type="float" office:value="98.935">
                <text:p>98.935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7999999999993">
                <text:p>7.57999999999993</text:p>
              </table:table-cell>
              <table:table-cell office:value-type="float" office:value="98.935">
                <text:p>98.935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9999999999993">
                <text:p>7.59999999999993</text:p>
              </table:table-cell>
              <table:table-cell office:value-type="float" office:value="99.157">
                <text:p>99.157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61999999999993">
                <text:p>7.61999999999993</text:p>
              </table:table-cell>
              <table:table-cell office:value-type="float" office:value="99.157">
                <text:p>99.157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63999999999993">
                <text:p>7.63999999999993</text:p>
              </table:table-cell>
              <table:table-cell office:value-type="float" office:value="98.88">
                <text:p>98.88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65999999999992">
                <text:p>7.65999999999992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67999999999992">
                <text:p>7.67999999999992</text:p>
              </table:table-cell>
              <table:table-cell office:value-type="float" office:value="99.101">
                <text:p>99.101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9999999999992">
                <text:p>7.69999999999992</text:p>
              </table:table-cell>
              <table:table-cell office:value-type="float" office:value="98.825">
                <text:p>98.825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1999999999992">
                <text:p>7.71999999999992</text:p>
              </table:table-cell>
              <table:table-cell office:value-type="float" office:value="99.489">
                <text:p>99.489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3999999999992">
                <text:p>7.73999999999992</text:p>
              </table:table-cell>
              <table:table-cell office:value-type="float" office:value="98.714">
                <text:p>98.714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5999999999992">
                <text:p>7.75999999999992</text:p>
              </table:table-cell>
              <table:table-cell office:value-type="float" office:value="99.267">
                <text:p>99.267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7999999999992">
                <text:p>7.77999999999992</text:p>
              </table:table-cell>
              <table:table-cell office:value-type="float" office:value="98.991">
                <text:p>98.991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9999999999992">
                <text:p>7.79999999999992</text:p>
              </table:table-cell>
              <table:table-cell office:value-type="float" office:value="99.212">
                <text:p>99.212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1999999999992">
                <text:p>7.81999999999992</text:p>
              </table:table-cell>
              <table:table-cell office:value-type="float" office:value="98.825">
                <text:p>98.825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83999999999992">
                <text:p>7.83999999999992</text:p>
              </table:table-cell>
              <table:table-cell office:value-type="float" office:value="99.157">
                <text:p>99.157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85999999999992">
                <text:p>7.85999999999992</text:p>
              </table:table-cell>
              <table:table-cell office:value-type="float" office:value="98.825">
                <text:p>98.825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87999999999992">
                <text:p>7.87999999999992</text:p>
              </table:table-cell>
              <table:table-cell office:value-type="float" office:value="98.935">
                <text:p>98.935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89999999999992">
                <text:p>7.89999999999992</text:p>
              </table:table-cell>
              <table:table-cell office:value-type="float" office:value="99.046">
                <text:p>99.046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91999999999992">
                <text:p>7.91999999999992</text:p>
              </table:table-cell>
              <table:table-cell office:value-type="float" office:value="98.88">
                <text:p>98.88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93999999999992">
                <text:p>7.93999999999992</text:p>
              </table:table-cell>
              <table:table-cell office:value-type="float" office:value="99.101">
                <text:p>99.101</text:p>
              </table:table-cell>
              <table:table-cell office:value-type="float" office:value="98.329">
                <text:p>98.3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95999999999992">
                <text:p>7.95999999999992</text:p>
              </table:table-cell>
              <table:table-cell office:value-type="float" office:value="98.714">
                <text:p>98.714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97999999999992">
                <text:p>7.97999999999992</text:p>
              </table:table-cell>
              <table:table-cell office:value-type="float" office:value="98.935">
                <text:p>98.935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99999999999992">
                <text:p>7.99999999999992</text:p>
              </table:table-cell>
              <table:table-cell office:value-type="float" office:value="99.157">
                <text:p>99.157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01999999999992">
                <text:p>8.01999999999992</text:p>
              </table:table-cell>
              <table:table-cell office:value-type="float" office:value="98.659">
                <text:p>98.659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03999999999992">
                <text:p>8.03999999999992</text:p>
              </table:table-cell>
              <table:table-cell office:value-type="float" office:value="98.935">
                <text:p>98.935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05999999999992">
                <text:p>8.05999999999992</text:p>
              </table:table-cell>
              <table:table-cell office:value-type="float" office:value="99.267">
                <text:p>99.267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07999999999992">
                <text:p>8.07999999999992</text:p>
              </table:table-cell>
              <table:table-cell office:value-type="float" office:value="98.991">
                <text:p>98.991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09999999999992">
                <text:p>8.09999999999992</text:p>
              </table:table-cell>
              <table:table-cell office:value-type="float" office:value="98.769">
                <text:p>98.769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11999999999992">
                <text:p>8.11999999999992</text:p>
              </table:table-cell>
              <table:table-cell office:value-type="float" office:value="98.88">
                <text:p>98.88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13999999999992">
                <text:p>8.13999999999992</text:p>
              </table:table-cell>
              <table:table-cell office:value-type="float" office:value="98.935">
                <text:p>98.935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15999999999992">
                <text:p>8.15999999999992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17999999999991">
                <text:p>8.17999999999991</text:p>
              </table:table-cell>
              <table:table-cell office:value-type="float" office:value="99.267">
                <text:p>99.267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19999999999991">
                <text:p>8.19999999999991</text:p>
              </table:table-cell>
              <table:table-cell office:value-type="float" office:value="98.769">
                <text:p>98.769</text:p>
              </table:table-cell>
              <table:table-cell office:value-type="float" office:value="98.329">
                <text:p>98.3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21999999999991">
                <text:p>8.21999999999991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23999999999991">
                <text:p>8.23999999999991</text:p>
              </table:table-cell>
              <table:table-cell office:value-type="float" office:value="99.599">
                <text:p>99.599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25999999999991">
                <text:p>8.25999999999991</text:p>
              </table:table-cell>
              <table:table-cell office:value-type="float" office:value="98.825">
                <text:p>98.825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27999999999991">
                <text:p>8.27999999999991</text:p>
              </table:table-cell>
              <table:table-cell office:value-type="float" office:value="99.046">
                <text:p>99.046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29999999999991">
                <text:p>8.29999999999991</text:p>
              </table:table-cell>
              <table:table-cell office:value-type="float" office:value="98.769">
                <text:p>98.769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1999999999991">
                <text:p>8.31999999999991</text:p>
              </table:table-cell>
              <table:table-cell office:value-type="float" office:value="98.603">
                <text:p>98.603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33999999999991">
                <text:p>8.33999999999991</text:p>
              </table:table-cell>
              <table:table-cell office:value-type="float" office:value="98.825">
                <text:p>98.825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5999999999991">
                <text:p>8.35999999999991</text:p>
              </table:table-cell>
              <table:table-cell office:value-type="float" office:value="98.548">
                <text:p>98.54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7999999999991">
                <text:p>8.37999999999991</text:p>
              </table:table-cell>
              <table:table-cell office:value-type="float" office:value="98.88">
                <text:p>98.88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39999999999991">
                <text:p>8.39999999999991</text:p>
              </table:table-cell>
              <table:table-cell office:value-type="float" office:value="98.935">
                <text:p>98.935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1999999999991">
                <text:p>8.41999999999991</text:p>
              </table:table-cell>
              <table:table-cell office:value-type="float" office:value="99.267">
                <text:p>99.267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3999999999991">
                <text:p>8.43999999999991</text:p>
              </table:table-cell>
              <table:table-cell office:value-type="float" office:value="98.88">
                <text:p>98.88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45999999999991">
                <text:p>8.45999999999991</text:p>
              </table:table-cell>
              <table:table-cell office:value-type="float" office:value="98.88">
                <text:p>98.88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47999999999991">
                <text:p>8.47999999999991</text:p>
              </table:table-cell>
              <table:table-cell office:value-type="float" office:value="98.493">
                <text:p>98.493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49999999999991">
                <text:p>8.49999999999991</text:p>
              </table:table-cell>
              <table:table-cell office:value-type="float" office:value="99.931">
                <text:p>99.931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1999999999991">
                <text:p>8.51999999999991</text:p>
              </table:table-cell>
              <table:table-cell office:value-type="float" office:value="99.157">
                <text:p>99.157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53999999999991">
                <text:p>8.53999999999991</text:p>
              </table:table-cell>
              <table:table-cell office:value-type="float" office:value="99.599">
                <text:p>99.599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55999999999991">
                <text:p>8.55999999999991</text:p>
              </table:table-cell>
              <table:table-cell office:value-type="float" office:value="98.88">
                <text:p>98.88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57999999999991">
                <text:p>8.57999999999991</text:p>
              </table:table-cell>
              <table:table-cell office:value-type="float" office:value="98.714">
                <text:p>98.714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59999999999991">
                <text:p>8.59999999999991</text:p>
              </table:table-cell>
              <table:table-cell office:value-type="float" office:value="98.216">
                <text:p>98.216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61999999999991">
                <text:p>8.61999999999991</text:p>
              </table:table-cell>
              <table:table-cell office:value-type="float" office:value="99.157">
                <text:p>99.157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6399999999999">
                <text:p>8.6399999999999</text:p>
              </table:table-cell>
              <table:table-cell office:value-type="float" office:value="99.157">
                <text:p>99.157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6599999999999">
                <text:p>8.65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6799999999999">
                <text:p>8.6799999999999</text:p>
              </table:table-cell>
              <table:table-cell office:value-type="float" office:value="99.101">
                <text:p>99.101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6999999999999">
                <text:p>8.69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199999999999">
                <text:p>8.7199999999999</text:p>
              </table:table-cell>
              <table:table-cell office:value-type="float" office:value="98.714">
                <text:p>98.714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7399999999999">
                <text:p>8.7399999999999</text:p>
              </table:table-cell>
              <table:table-cell office:value-type="float" office:value="98.769">
                <text:p>98.769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599999999999">
                <text:p>8.7599999999999</text:p>
              </table:table-cell>
              <table:table-cell office:value-type="float" office:value="98.935">
                <text:p>98.935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799999999999">
                <text:p>8.77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7999999999999">
                <text:p>8.7999999999999</text:p>
              </table:table-cell>
              <table:table-cell office:value-type="float" office:value="98.991">
                <text:p>98.991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8199999999999">
                <text:p>8.8199999999999</text:p>
              </table:table-cell>
              <table:table-cell office:value-type="float" office:value="98.548">
                <text:p>98.548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8399999999999">
                <text:p>8.8399999999999</text:p>
              </table:table-cell>
              <table:table-cell office:value-type="float" office:value="98.825">
                <text:p>98.825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599999999999">
                <text:p>8.8599999999999</text:p>
              </table:table-cell>
              <table:table-cell office:value-type="float" office:value="99.157">
                <text:p>99.157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799999999999">
                <text:p>8.8799999999999</text:p>
              </table:table-cell>
              <table:table-cell office:value-type="float" office:value="98.769">
                <text:p>98.769</text:p>
              </table:table-cell>
              <table:table-cell office:value-type="float" office:value="99.534">
                <text:p>99.5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8999999999999">
                <text:p>8.8999999999999</text:p>
              </table:table-cell>
              <table:table-cell office:value-type="float" office:value="99.433">
                <text:p>99.433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9199999999999">
                <text:p>8.9199999999999</text:p>
              </table:table-cell>
              <table:table-cell office:value-type="float" office:value="98.659">
                <text:p>98.659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9399999999999">
                <text:p>8.9399999999999</text:p>
              </table:table-cell>
              <table:table-cell office:value-type="float" office:value="99.157">
                <text:p>99.157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9599999999999">
                <text:p>8.95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8.384">
                <text:p>98.3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799999999999">
                <text:p>8.97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9999999999999">
                <text:p>8.9999999999999</text:p>
              </table:table-cell>
              <table:table-cell office:value-type="float" office:value="98.769">
                <text:p>98.769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0199999999999">
                <text:p>9.0199999999999</text:p>
              </table:table-cell>
              <table:table-cell office:value-type="float" office:value="99.046">
                <text:p>99.046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399999999999">
                <text:p>9.0399999999999</text:p>
              </table:table-cell>
              <table:table-cell office:value-type="float" office:value="99.323">
                <text:p>99.323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0599999999999">
                <text:p>9.0599999999999</text:p>
              </table:table-cell>
              <table:table-cell office:value-type="float" office:value="99.489">
                <text:p>99.48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0799999999999">
                <text:p>9.0799999999999</text:p>
              </table:table-cell>
              <table:table-cell office:value-type="float" office:value="98.714">
                <text:p>98.714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0999999999999">
                <text:p>9.0999999999999</text:p>
              </table:table-cell>
              <table:table-cell office:value-type="float" office:value="98.991">
                <text:p>98.991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11999999999989">
                <text:p>9.11999999999989</text:p>
              </table:table-cell>
              <table:table-cell office:value-type="float" office:value="99.157">
                <text:p>99.157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13999999999989">
                <text:p>9.13999999999989</text:p>
              </table:table-cell>
              <table:table-cell office:value-type="float" office:value="98.437">
                <text:p>98.437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15999999999989">
                <text:p>9.15999999999989</text:p>
              </table:table-cell>
              <table:table-cell office:value-type="float" office:value="99.323">
                <text:p>99.323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17999999999989">
                <text:p>9.17999999999989</text:p>
              </table:table-cell>
              <table:table-cell office:value-type="float" office:value="99.046">
                <text:p>99.046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19999999999989">
                <text:p>9.19999999999989</text:p>
              </table:table-cell>
              <table:table-cell office:value-type="float" office:value="98.935">
                <text:p>98.935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21999999999989">
                <text:p>9.21999999999989</text:p>
              </table:table-cell>
              <table:table-cell office:value-type="float" office:value="98.935">
                <text:p>98.935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23999999999989">
                <text:p>9.23999999999989</text:p>
              </table:table-cell>
              <table:table-cell office:value-type="float" office:value="99.157">
                <text:p>99.157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25999999999989">
                <text:p>9.25999999999989</text:p>
              </table:table-cell>
              <table:table-cell office:value-type="float" office:value="98.88">
                <text:p>98.8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27999999999989">
                <text:p>9.27999999999989</text:p>
              </table:table-cell>
              <table:table-cell office:value-type="float" office:value="98.991">
                <text:p>98.991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29999999999989">
                <text:p>9.29999999999989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31999999999989">
                <text:p>9.31999999999989</text:p>
              </table:table-cell>
              <table:table-cell office:value-type="float" office:value="98.935">
                <text:p>98.935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33999999999989">
                <text:p>9.33999999999989</text:p>
              </table:table-cell>
              <table:table-cell office:value-type="float" office:value="99.046">
                <text:p>99.046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35999999999989">
                <text:p>9.35999999999989</text:p>
              </table:table-cell>
              <table:table-cell office:value-type="float" office:value="98.825">
                <text:p>98.825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37999999999989">
                <text:p>9.37999999999989</text:p>
              </table:table-cell>
              <table:table-cell office:value-type="float" office:value="98.991">
                <text:p>98.991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39999999999989">
                <text:p>9.39999999999989</text:p>
              </table:table-cell>
              <table:table-cell office:value-type="float" office:value="99.101">
                <text:p>99.101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1999999999989">
                <text:p>9.41999999999989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3999999999989">
                <text:p>9.43999999999989</text:p>
              </table:table-cell>
              <table:table-cell office:value-type="float" office:value="98.825">
                <text:p>98.825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45999999999989">
                <text:p>9.45999999999989</text:p>
              </table:table-cell>
              <table:table-cell office:value-type="float" office:value="98.825">
                <text:p>98.825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47999999999989">
                <text:p>9.47999999999989</text:p>
              </table:table-cell>
              <table:table-cell office:value-type="float" office:value="99.322">
                <text:p>99.322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49999999999989">
                <text:p>9.49999999999989</text:p>
              </table:table-cell>
              <table:table-cell office:value-type="float" office:value="98.88">
                <text:p>98.88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51999999999989">
                <text:p>9.51999999999989</text:p>
              </table:table-cell>
              <table:table-cell office:value-type="float" office:value="98.769">
                <text:p>98.769</text:p>
              </table:table-cell>
              <table:table-cell office:value-type="float" office:value="99.534">
                <text:p>99.5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53999999999989">
                <text:p>9.53999999999989</text:p>
              </table:table-cell>
              <table:table-cell office:value-type="float" office:value="98.991">
                <text:p>98.991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55999999999989">
                <text:p>9.55999999999989</text:p>
              </table:table-cell>
              <table:table-cell office:value-type="float" office:value="98.991">
                <text:p>98.991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57999999999988">
                <text:p>9.57999999999988</text:p>
              </table:table-cell>
              <table:table-cell office:value-type="float" office:value="98.935">
                <text:p>98.935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59999999999988">
                <text:p>9.59999999999988</text:p>
              </table:table-cell>
              <table:table-cell office:value-type="float" office:value="98.493">
                <text:p>98.493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61999999999988">
                <text:p>9.61999999999988</text:p>
              </table:table-cell>
              <table:table-cell office:value-type="float" office:value="95.726">
                <text:p>95.726</text:p>
              </table:table-cell>
              <table:table-cell office:value-type="float" office:value="96.905">
                <text:p>96.9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63999999999988">
                <text:p>9.63999999999988</text:p>
              </table:table-cell>
              <table:table-cell office:value-type="float" office:value="92.074">
                <text:p>92.074</text:p>
              </table:table-cell>
              <table:table-cell office:value-type="float" office:value="94.878">
                <text:p>94.8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65999999999988">
                <text:p>9.65999999999988</text:p>
              </table:table-cell>
              <table:table-cell office:value-type="float" office:value="87.537">
                <text:p>87.537</text:p>
              </table:table-cell>
              <table:table-cell office:value-type="float" office:value="91.975">
                <text:p>91.9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67999999999988">
                <text:p>9.67999999999988</text:p>
              </table:table-cell>
              <table:table-cell office:value-type="float" office:value="82.114">
                <text:p>82.114</text:p>
              </table:table-cell>
              <table:table-cell office:value-type="float" office:value="87.703">
                <text:p>87.7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69999999999988">
                <text:p>9.69999999999988</text:p>
              </table:table-cell>
              <table:table-cell office:value-type="float" office:value="75.917">
                <text:p>75.917</text:p>
              </table:table-cell>
              <table:table-cell office:value-type="float" office:value="82.609">
                <text:p>82.6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71999999999988">
                <text:p>9.71999999999988</text:p>
              </table:table-cell>
              <table:table-cell office:value-type="float" office:value="70.384">
                <text:p>70.384</text:p>
              </table:table-cell>
              <table:table-cell office:value-type="float" office:value="77.515">
                <text:p>77.5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73999999999988">
                <text:p>9.73999999999988</text:p>
              </table:table-cell>
              <table:table-cell office:value-type="float" office:value="63.689">
                <text:p>63.689</text:p>
              </table:table-cell>
              <table:table-cell office:value-type="float" office:value="71.873">
                <text:p>71.8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75999999999988">
                <text:p>9.75999999999988</text:p>
              </table:table-cell>
              <table:table-cell office:value-type="float" office:value="58.986">
                <text:p>58.986</text:p>
              </table:table-cell>
              <table:table-cell office:value-type="float" office:value="66.833">
                <text:p>66.8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77999999999988">
                <text:p>9.77999999999988</text:p>
              </table:table-cell>
              <table:table-cell office:value-type="float" office:value="54.559">
                <text:p>54.559</text:p>
              </table:table-cell>
              <table:table-cell office:value-type="float" office:value="62.342">
                <text:p>62.3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79999999999988">
                <text:p>9.79999999999988</text:p>
              </table:table-cell>
              <table:table-cell office:value-type="float" office:value="50.797">
                <text:p>50.797</text:p>
              </table:table-cell>
              <table:table-cell office:value-type="float" office:value="58.234">
                <text:p>58.2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81999999999988">
                <text:p>9.81999999999988</text:p>
              </table:table-cell>
              <table:table-cell office:value-type="float" office:value="47.864">
                <text:p>47.864</text:p>
              </table:table-cell>
              <table:table-cell office:value-type="float" office:value="54.399">
                <text:p>54.3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83999999999988">
                <text:p>9.83999999999988</text:p>
              </table:table-cell>
              <table:table-cell office:value-type="float" office:value="44.212">
                <text:p>44.212</text:p>
              </table:table-cell>
              <table:table-cell office:value-type="float" office:value="51.332">
                <text:p>51.3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85999999999988">
                <text:p>9.85999999999988</text:p>
              </table:table-cell>
              <table:table-cell office:value-type="float" office:value="34.252">
                <text:p>34.25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7999999999988">
                <text:p>9.87999999999988</text:p>
              </table:table-cell>
              <table:table-cell office:value-type="float" office:value="32.592">
                <text:p>32.592</text:p>
              </table:table-cell>
              <table:table-cell office:value-type="float" office:value="36.871">
                <text:p>36.8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89999999999988">
                <text:p>9.89999999999988</text:p>
              </table:table-cell>
              <table:table-cell office:value-type="float" office:value="30.6">
                <text:p>30.6</text:p>
              </table:table-cell>
              <table:table-cell office:value-type="float" office:value="34.625">
                <text:p>34.6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91999999999988">
                <text:p>9.91999999999988</text:p>
              </table:table-cell>
              <table:table-cell office:value-type="float" office:value="29.162">
                <text:p>29.162</text:p>
              </table:table-cell>
              <table:table-cell office:value-type="float" office:value="32.708">
                <text:p>32.7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93999999999988">
                <text:p>9.93999999999988</text:p>
              </table:table-cell>
              <table:table-cell office:value-type="float" office:value="27.391">
                <text:p>27.391</text:p>
              </table:table-cell>
              <table:table-cell office:value-type="float" office:value="31.174">
                <text:p>31.1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5999999999988">
                <text:p>9.95999999999988</text:p>
              </table:table-cell>
              <table:table-cell office:value-type="float" office:value="25.953">
                <text:p>25.953</text:p>
              </table:table-cell>
              <table:table-cell office:value-type="float" office:value="29.312">
                <text:p>29.3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97999999999988">
                <text:p>9.97999999999988</text:p>
              </table:table-cell>
              <table:table-cell office:value-type="float" office:value="24.957">
                <text:p>24.957</text:p>
              </table:table-cell>
              <table:table-cell office:value-type="float" office:value="27.504">
                <text:p>27.5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99999999999988">
                <text:p>9.99999999999988</text:p>
              </table:table-cell>
              <table:table-cell office:value-type="float" office:value="23.573">
                <text:p>23.573</text:p>
              </table:table-cell>
              <table:table-cell office:value-type="float" office:value="26.518">
                <text:p>26.5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0199999999999">
                <text:p>10.0199999999999</text:p>
              </table:table-cell>
              <table:table-cell office:value-type="float" office:value="22.245">
                <text:p>22.245</text:p>
              </table:table-cell>
              <table:table-cell office:value-type="float" office:value="24.437">
                <text:p>24.4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0399999999999">
                <text:p>10.0399999999999</text:p>
              </table:table-cell>
              <table:table-cell office:value-type="float" office:value="21.36">
                <text:p>21.36</text:p>
              </table:table-cell>
              <table:table-cell office:value-type="float" office:value="23.561">
                <text:p>23.5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0599999999999">
                <text:p>10.0599999999999</text:p>
              </table:table-cell>
              <table:table-cell office:value-type="float" office:value="20.475">
                <text:p>20.475</text:p>
              </table:table-cell>
              <table:table-cell office:value-type="float" office:value="22.465">
                <text:p>22.4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0799999999999">
                <text:p>10.0799999999999</text:p>
              </table:table-cell>
              <table:table-cell office:value-type="float" office:value="19.313">
                <text:p>19.313</text:p>
              </table:table-cell>
              <table:table-cell office:value-type="float" office:value="21.205">
                <text:p>21.2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0999999999999">
                <text:p>10.0999999999999</text:p>
              </table:table-cell>
              <table:table-cell office:value-type="float" office:value="18.759">
                <text:p>18.759</text:p>
              </table:table-cell>
              <table:table-cell office:value-type="float" office:value="20.055">
                <text:p>20.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1199999999999">
                <text:p>10.1199999999999</text:p>
              </table:table-cell>
              <table:table-cell office:value-type="float" office:value="17.708">
                <text:p>17.708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1399999999999">
                <text:p>10.1399999999999</text:p>
              </table:table-cell>
              <table:table-cell office:value-type="float" office:value="17.21">
                <text:p>17.21</text:p>
              </table:table-cell>
              <table:table-cell office:value-type="float" office:value="18.357">
                <text:p>18.3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1599999999999">
                <text:p>10.1599999999999</text:p>
              </table:table-cell>
              <table:table-cell office:value-type="float" office:value="16.048">
                <text:p>16.048</text:p>
              </table:table-cell>
              <table:table-cell office:value-type="float" office:value="17.864">
                <text:p>17.8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1799999999999">
                <text:p>10.1799999999999</text:p>
              </table:table-cell>
              <table:table-cell office:value-type="float" office:value="15.827">
                <text:p>15.827</text:p>
              </table:table-cell>
              <table:table-cell office:value-type="float" office:value="16.823">
                <text:p>16.8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1999999999999">
                <text:p>10.1999999999999</text:p>
              </table:table-cell>
              <table:table-cell office:value-type="float" office:value="15.163">
                <text:p>15.163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2199999999999">
                <text:p>10.2199999999999</text:p>
              </table:table-cell>
              <table:table-cell office:value-type="float" office:value="14.72">
                <text:p>14.72</text:p>
              </table:table-cell>
              <table:table-cell office:value-type="float" office:value="15.782">
                <text:p>15.7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2399999999999">
                <text:p>10.2399999999999</text:p>
              </table:table-cell>
              <table:table-cell office:value-type="float" office:value="14.001">
                <text:p>14.001</text:p>
              </table:table-cell>
              <table:table-cell office:value-type="float" office:value="14.796">
                <text:p>14.7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2599999999999">
                <text:p>10.2599999999999</text:p>
              </table:table-cell>
              <table:table-cell office:value-type="float" office:value="13.946">
                <text:p>13.946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2799999999999">
                <text:p>10.2799999999999</text:p>
              </table:table-cell>
              <table:table-cell office:value-type="float" office:value="12.894">
                <text:p>12.894</text:p>
              </table:table-cell>
              <table:table-cell office:value-type="float" office:value="13.865">
                <text:p>13.8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2999999999999">
                <text:p>10.2999999999999</text:p>
              </table:table-cell>
              <table:table-cell office:value-type="float" office:value="12.507">
                <text:p>12.507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3199999999999">
                <text:p>10.3199999999999</text:p>
              </table:table-cell>
              <table:table-cell office:value-type="float" office:value="12.23">
                <text:p>12.23</text:p>
              </table:table-cell>
              <table:table-cell office:value-type="float" office:value="13.044">
                <text:p>13.0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3399999999999">
                <text:p>10.3399999999999</text:p>
              </table:table-cell>
              <table:table-cell office:value-type="float" office:value="11.954">
                <text:p>11.954</text:p>
              </table:table-cell>
              <table:table-cell office:value-type="float" office:value="12.605">
                <text:p>12.6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3599999999999">
                <text:p>10.3599999999999</text:p>
              </table:table-cell>
              <table:table-cell office:value-type="float" office:value="11.29">
                <text:p>11.29</text:p>
              </table:table-cell>
              <table:table-cell office:value-type="float" office:value="12.112">
                <text:p>12.1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3799999999999">
                <text:p>10.3799999999999</text:p>
              </table:table-cell>
              <table:table-cell office:value-type="float" office:value="11.013">
                <text:p>11.013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3999999999999">
                <text:p>10.3999999999999</text:p>
              </table:table-cell>
              <table:table-cell office:value-type="float" office:value="11.29">
                <text:p>11.29</text:p>
              </table:table-cell>
              <table:table-cell office:value-type="float" office:value="10.798">
                <text:p>10.7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4199999999999">
                <text:p>10.4199999999999</text:p>
              </table:table-cell>
              <table:table-cell office:value-type="float" office:value="10.626">
                <text:p>10.626</text:p>
              </table:table-cell>
              <table:table-cell office:value-type="float" office:value="10.962">
                <text:p>10.9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4399999999999">
                <text:p>10.4399999999999</text:p>
              </table:table-cell>
              <table:table-cell office:value-type="float" office:value="10.681">
                <text:p>10.681</text:p>
              </table:table-cell>
              <table:table-cell office:value-type="float" office:value="10.688">
                <text:p>10.6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4599999999999">
                <text:p>10.4599999999999</text:p>
              </table:table-cell>
              <table:table-cell office:value-type="float" office:value="10.128">
                <text:p>10.128</text:p>
              </table:table-cell>
              <table:table-cell office:value-type="float" office:value="10.907">
                <text:p>10.9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4799999999999">
                <text:p>10.4799999999999</text:p>
              </table:table-cell>
              <table:table-cell office:value-type="float" office:value="9.906">
                <text:p>9.906</text:p>
              </table:table-cell>
              <table:table-cell office:value-type="float" office:value="10.086">
                <text:p>10.0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4999999999999">
                <text:p>10.4999999999999</text:p>
              </table:table-cell>
              <table:table-cell office:value-type="float" office:value="9.63">
                <text:p>9.63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5199999999999">
                <text:p>10.5199999999999</text:p>
              </table:table-cell>
              <table:table-cell office:value-type="float" office:value="8.8">
                <text:p>8.8</text:p>
              </table:table-cell>
              <table:table-cell office:value-type="float" office:value="9.538">
                <text:p>9.5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5399999999999">
                <text:p>10.5399999999999</text:p>
              </table:table-cell>
              <table:table-cell office:value-type="float" office:value="9.242">
                <text:p>9.242</text:p>
              </table:table-cell>
              <table:table-cell office:value-type="float" office:value="9.757">
                <text:p>9.7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5599999999999">
                <text:p>10.5599999999999</text:p>
              </table:table-cell>
              <table:table-cell office:value-type="float" office:value="9.021">
                <text:p>9.021</text:p>
              </table:table-cell>
              <table:table-cell office:value-type="float" office:value="9.264">
                <text:p>9.2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5799999999999">
                <text:p>10.5799999999999</text:p>
              </table:table-cell>
              <table:table-cell office:value-type="float" office:value="8.855">
                <text:p>8.855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5999999999999">
                <text:p>10.5999999999999</text:p>
              </table:table-cell>
              <table:table-cell office:value-type="float" office:value="8.634">
                <text:p>8.634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6199999999999">
                <text:p>10.6199999999999</text:p>
              </table:table-cell>
              <table:table-cell office:value-type="float" office:value="8.357">
                <text:p>8.357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6399999999999">
                <text:p>10.6399999999999</text:p>
              </table:table-cell>
              <table:table-cell office:value-type="float" office:value="8.578">
                <text:p>8.578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6599999999999">
                <text:p>10.6599999999999</text:p>
              </table:table-cell>
              <table:table-cell office:value-type="float" office:value="8.357">
                <text:p>8.357</text:p>
              </table:table-cell>
              <table:table-cell office:value-type="float" office:value="8.278">
                <text:p>8.2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6799999999999">
                <text:p>10.6799999999999</text:p>
              </table:table-cell>
              <table:table-cell office:value-type="float" office:value="8.136">
                <text:p>8.136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8.357">
                <text:p>8.357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7199999999999">
                <text:p>10.7199999999999</text:p>
              </table:table-cell>
              <table:table-cell office:value-type="float" office:value="8.025">
                <text:p>8.025</text:p>
              </table:table-cell>
              <table:table-cell office:value-type="float" office:value="7.785">
                <text:p>7.7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7399999999999">
                <text:p>10.7399999999999</text:p>
              </table:table-cell>
              <table:table-cell office:value-type="float" office:value="8.302">
                <text:p>8.302</text:p>
              </table:table-cell>
              <table:table-cell office:value-type="float" office:value="8.169">
                <text:p>8.1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7599999999999">
                <text:p>10.7599999999999</text:p>
              </table:table-cell>
              <table:table-cell office:value-type="float" office:value="7.748">
                <text:p>7.748</text:p>
              </table:table-cell>
              <table:table-cell office:value-type="float" office:value="7.949">
                <text:p>7.9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7799999999999">
                <text:p>10.7799999999999</text:p>
              </table:table-cell>
              <table:table-cell office:value-type="float" office:value="7.527">
                <text:p>7.52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7.693">
                <text:p>7.693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8199999999999">
                <text:p>10.8199999999999</text:p>
              </table:table-cell>
              <table:table-cell office:value-type="float" office:value="7.748">
                <text:p>7.748</text:p>
              </table:table-cell>
              <table:table-cell office:value-type="float" office:value="7.566">
                <text:p>7.5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8399999999999">
                <text:p>10.8399999999999</text:p>
              </table:table-cell>
              <table:table-cell office:value-type="float" office:value="7.582">
                <text:p>7.582</text:p>
              </table:table-cell>
              <table:table-cell office:value-type="float" office:value="7.949">
                <text:p>7.9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8599999999999">
                <text:p>10.8599999999999</text:p>
              </table:table-cell>
              <table:table-cell office:value-type="float" office:value="7.527">
                <text:p>7.527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8799999999999">
                <text:p>10.8799999999999</text:p>
              </table:table-cell>
              <table:table-cell office:value-type="float" office:value="7.582">
                <text:p>7.582</text:p>
              </table:table-cell>
              <table:table-cell office:value-type="float" office:value="7.183">
                <text:p>7.1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8999999999999">
                <text:p>10.8999999999999</text:p>
              </table:table-cell>
              <table:table-cell office:value-type="float" office:value="7.638">
                <text:p>7.638</text:p>
              </table:table-cell>
              <table:table-cell office:value-type="float" office:value="7.566">
                <text:p>7.5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9199999999999">
                <text:p>10.9199999999999</text:p>
              </table:table-cell>
              <table:table-cell office:value-type="float" office:value="7.416">
                <text:p>7.416</text:p>
              </table:table-cell>
              <table:table-cell office:value-type="float" office:value="7.237">
                <text:p>7.2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9399999999999">
                <text:p>10.9399999999999</text:p>
              </table:table-cell>
              <table:table-cell office:value-type="float" office:value="7.25">
                <text:p>7.25</text:p>
              </table:table-cell>
              <table:table-cell office:value-type="float" office:value="7.237">
                <text:p>7.2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9599999999999">
                <text:p>10.9599999999999</text:p>
              </table:table-cell>
              <table:table-cell office:value-type="float" office:value="7.14">
                <text:p>7.14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9799999999999">
                <text:p>10.9799999999999</text:p>
              </table:table-cell>
              <table:table-cell office:value-type="float" office:value="7.416">
                <text:p>7.416</text:p>
              </table:table-cell>
              <table:table-cell office:value-type="float" office:value="7.621">
                <text:p>7.6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.9999999999999">
                <text:p>10.9999999999999</text:p>
              </table:table-cell>
              <table:table-cell office:value-type="float" office:value="7.14">
                <text:p>7.14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0199999999999">
                <text:p>11.0199999999999</text:p>
              </table:table-cell>
              <table:table-cell office:value-type="float" office:value="7.029">
                <text:p>7.029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7.195">
                <text:p>7.195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0599999999999">
                <text:p>11.0599999999999</text:p>
              </table:table-cell>
              <table:table-cell office:value-type="float" office:value="6.697">
                <text:p>6.697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0799999999999">
                <text:p>11.0799999999999</text:p>
              </table:table-cell>
              <table:table-cell office:value-type="float" office:value="6.863">
                <text:p>6.863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0999999999999">
                <text:p>11.0999999999999</text:p>
              </table:table-cell>
              <table:table-cell office:value-type="float" office:value="6.974">
                <text:p>6.974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1199999999999">
                <text:p>11.1199999999999</text:p>
              </table:table-cell>
              <table:table-cell office:value-type="float" office:value="7.14">
                <text:p>7.14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1399999999999">
                <text:p>11.1399999999999</text:p>
              </table:table-cell>
              <table:table-cell office:value-type="float" office:value="7.084">
                <text:p>7.084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1599999999999">
                <text:p>11.1599999999999</text:p>
              </table:table-cell>
              <table:table-cell office:value-type="float" office:value="6.863">
                <text:p>6.863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1799999999999">
                <text:p>11.1799999999999</text:p>
              </table:table-cell>
              <table:table-cell office:value-type="float" office:value="6.863">
                <text:p>6.863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1999999999999">
                <text:p>11.1999999999999</text:p>
              </table:table-cell>
              <table:table-cell office:value-type="float" office:value="6.586">
                <text:p>6.586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199999999999">
                <text:p>11.2199999999999</text:p>
              </table:table-cell>
              <table:table-cell office:value-type="float" office:value="6.531">
                <text:p>6.531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2399999999999">
                <text:p>11.2399999999999</text:p>
              </table:table-cell>
              <table:table-cell office:value-type="float" office:value="6.863">
                <text:p>6.863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599999999998">
                <text:p>11.2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2799999999998">
                <text:p>11.27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2999999999998">
                <text:p>11.29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3199999999998">
                <text:p>11.31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3399999999998">
                <text:p>11.33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3599999999998">
                <text:p>11.35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3799999999998">
                <text:p>11.37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3999999999998">
                <text:p>11.3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4199999999998">
                <text:p>11.4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4399999999998">
                <text:p>11.43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4599999999998">
                <text:p>11.4599999999998</text:p>
              </table:table-cell>
              <table:table-cell office:value-type="float" office:value="7.084">
                <text:p>7.084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4799999999998">
                <text:p>11.4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4999999999998">
                <text:p>11.4999999999998</text:p>
              </table:table-cell>
              <table:table-cell office:value-type="float" office:value="7.029">
                <text:p>7.029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5199999999998">
                <text:p>11.51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5399999999998">
                <text:p>11.5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5599999999998">
                <text:p>11.55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5799999999998">
                <text:p>11.5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5999999999998">
                <text:p>11.5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6199999999998">
                <text:p>11.61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399999999998">
                <text:p>11.6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6599999999998">
                <text:p>11.65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6799999999998">
                <text:p>11.67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6999999999998">
                <text:p>11.6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7199999999998">
                <text:p>11.71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7399999999998">
                <text:p>11.73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7599999999998">
                <text:p>11.7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7799999999998">
                <text:p>11.7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7999999999998">
                <text:p>11.79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8199999999998">
                <text:p>11.8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8399999999998">
                <text:p>11.83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8599999999998">
                <text:p>11.8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799999999998">
                <text:p>11.8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8999999999998">
                <text:p>11.89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9199999999998">
                <text:p>11.9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9399999999998">
                <text:p>11.9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9599999999998">
                <text:p>11.9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9799999999998">
                <text:p>11.97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.9999999999998">
                <text:p>11.9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0199999999998">
                <text:p>12.01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0399999999998">
                <text:p>12.03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0599999999998">
                <text:p>12.05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0799999999998">
                <text:p>12.07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0999999999998">
                <text:p>12.09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1199999999998">
                <text:p>12.1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1399999999998">
                <text:p>12.1399999999998</text:p>
              </table:table-cell>
              <table:table-cell office:value-type="float" office:value="7.084">
                <text:p>7.08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599999999998">
                <text:p>12.15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1799999999998">
                <text:p>12.17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1999999999998">
                <text:p>12.19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2199999999998">
                <text:p>12.21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2399999999998">
                <text:p>12.2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2599999999998">
                <text:p>12.25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2799999999998">
                <text:p>12.2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2999999999998">
                <text:p>12.2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3199999999998">
                <text:p>12.31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3399999999998">
                <text:p>12.33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3599999999998">
                <text:p>12.3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3799999999998">
                <text:p>12.3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3999999999998">
                <text:p>12.3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4199999999998">
                <text:p>12.4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4399999999998">
                <text:p>12.43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4599999999998">
                <text:p>12.4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4799999999998">
                <text:p>12.4799999999998</text:p>
              </table:table-cell>
              <table:table-cell office:value-type="float" office:value="6.199">
                <text:p>6.199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4999999999998">
                <text:p>12.49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5199999999998">
                <text:p>12.51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5399999999998">
                <text:p>12.5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5599999999998">
                <text:p>12.55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5799999999998">
                <text:p>12.57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5999999999998">
                <text:p>12.59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6199999999998">
                <text:p>12.6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6399999999998">
                <text:p>12.6399999999998</text:p>
              </table:table-cell>
              <table:table-cell office:value-type="float" office:value="6.089">
                <text:p>6.089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6599999999998">
                <text:p>12.6599999999998</text:p>
              </table:table-cell>
              <table:table-cell office:value-type="float" office:value="6.974">
                <text:p>6.974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6799999999998">
                <text:p>12.67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6999999999998">
                <text:p>12.6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7199999999998">
                <text:p>12.71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7399999999998">
                <text:p>12.7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7599999999998">
                <text:p>12.7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7799999999998">
                <text:p>12.7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7999999999998">
                <text:p>12.7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8199999999998">
                <text:p>12.8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8399999999998">
                <text:p>12.8399999999998</text:p>
              </table:table-cell>
              <table:table-cell office:value-type="float" office:value="6.199">
                <text:p>6.199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8599999999998">
                <text:p>12.85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8799999999998">
                <text:p>12.87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8999999999998">
                <text:p>12.8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9199999999998">
                <text:p>12.9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9399999999998">
                <text:p>12.93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9599999999998">
                <text:p>12.9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799999999998">
                <text:p>12.9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9999999999998">
                <text:p>12.9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0199999999998">
                <text:p>13.0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0399999999998">
                <text:p>13.03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0599999999998">
                <text:p>13.05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0799999999998">
                <text:p>13.0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0999999999998">
                <text:p>13.09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1199999999998">
                <text:p>13.1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1399999999998">
                <text:p>13.1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1599999999998">
                <text:p>13.15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1799999999998">
                <text:p>13.17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1999999999998">
                <text:p>13.1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199999999998">
                <text:p>13.2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2399999999998">
                <text:p>13.23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2599999999998">
                <text:p>13.2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2799999999998">
                <text:p>13.2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2999999999998">
                <text:p>13.2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3199999999998">
                <text:p>13.31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3399999999998">
                <text:p>13.3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3599999999998">
                <text:p>13.35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3799999999998">
                <text:p>13.3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3999999999998">
                <text:p>13.39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4199999999998">
                <text:p>13.41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4399999999998">
                <text:p>13.43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4599999999998">
                <text:p>13.4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4799999999998">
                <text:p>13.47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4999999999998">
                <text:p>13.49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5199999999998">
                <text:p>13.5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5399999999998">
                <text:p>13.53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5599999999998">
                <text:p>13.5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5799999999998">
                <text:p>13.5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5999999999998">
                <text:p>13.59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6199999999998">
                <text:p>13.61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6399999999998">
                <text:p>13.63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6599999999998">
                <text:p>13.65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6799999999998">
                <text:p>13.6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6999999999998">
                <text:p>13.69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7199999999998">
                <text:p>13.7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7399999999998">
                <text:p>13.73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7599999999998">
                <text:p>13.75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7799999999998">
                <text:p>13.77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7999999999998">
                <text:p>13.79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8199999999998">
                <text:p>13.8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8399999999998">
                <text:p>13.8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8599999999998">
                <text:p>13.85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8799999999998">
                <text:p>13.8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8999999999998">
                <text:p>13.89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9199999999998">
                <text:p>13.91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9399999999998">
                <text:p>13.9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9599999999998">
                <text:p>13.95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799999999998">
                <text:p>13.9799999999998</text:p>
              </table:table-cell>
              <table:table-cell office:value-type="float" office:value="6.089">
                <text:p>6.089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.9999999999998">
                <text:p>13.9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0199999999998">
                <text:p>14.01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0399999999998">
                <text:p>14.0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0599999999998">
                <text:p>14.05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0799999999998">
                <text:p>14.0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0999999999998">
                <text:p>14.0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1199999999998">
                <text:p>14.1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1399999999998">
                <text:p>14.13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1599999999998">
                <text:p>14.1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1799999999998">
                <text:p>14.17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1999999999998">
                <text:p>14.19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2199999999998">
                <text:p>14.2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2399999999998">
                <text:p>14.2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2599999999998">
                <text:p>14.25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2799999999998">
                <text:p>14.27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2999999999998">
                <text:p>14.29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3199999999998">
                <text:p>14.31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3399999999998">
                <text:p>14.3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3599999999998">
                <text:p>14.35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3799999999998">
                <text:p>14.37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3999999999998">
                <text:p>14.39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4199999999998">
                <text:p>14.4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4399999999998">
                <text:p>14.43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4599999999998">
                <text:p>14.4599999999998</text:p>
              </table:table-cell>
              <table:table-cell office:value-type="float" office:value="6.255">
                <text:p>6.25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4799999999998">
                <text:p>14.4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4999999999998">
                <text:p>14.4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5199999999998">
                <text:p>14.5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5399999999998">
                <text:p>14.53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5599999999998">
                <text:p>14.5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799999999998">
                <text:p>14.5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5999999999998">
                <text:p>14.59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6199999999998">
                <text:p>14.61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6399999999998">
                <text:p>14.6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6599999999998">
                <text:p>14.6599999999998</text:p>
              </table:table-cell>
              <table:table-cell office:value-type="float" office:value="6.254">
                <text:p>6.254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6799999999998">
                <text:p>14.67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6999999999998">
                <text:p>14.69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7199999999998">
                <text:p>14.7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7399999999998">
                <text:p>14.7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7599999999998">
                <text:p>14.75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7799999999998">
                <text:p>14.7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7999999999998">
                <text:p>14.7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8199999999998">
                <text:p>14.8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8399999999998">
                <text:p>14.8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8599999999998">
                <text:p>14.8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8799999999998">
                <text:p>14.87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8999999999998">
                <text:p>14.89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9199999999998">
                <text:p>14.9199999999998</text:p>
              </table:table-cell>
              <table:table-cell office:value-type="float" office:value="7.084">
                <text:p>7.08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9399999999998">
                <text:p>14.9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9599999999998">
                <text:p>14.95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9799999999998">
                <text:p>14.97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9999999999998">
                <text:p>14.9999999999998</text:p>
              </table:table-cell>
              <table:table-cell office:value-type="float" office:value="6.255">
                <text:p>6.25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0199999999998">
                <text:p>15.0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0399999999998">
                <text:p>15.0399999999998</text:p>
              </table:table-cell>
              <table:table-cell office:value-type="float" office:value="6.254">
                <text:p>6.254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0599999999998">
                <text:p>15.05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0799999999998">
                <text:p>15.0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0999999999998">
                <text:p>15.09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1199999999998">
                <text:p>15.1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1399999999998">
                <text:p>15.1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1599999999998">
                <text:p>15.1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1799999999998">
                <text:p>15.1799999999998</text:p>
              </table:table-cell>
              <table:table-cell office:value-type="float" office:value="6.42">
                <text:p>6.42</text:p>
              </table:table-cell>
              <table:table-cell office:value-type="float" office:value="5.923">
                <text:p>5.9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1999999999998">
                <text:p>15.19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2199999999998">
                <text:p>15.2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2399999999998">
                <text:p>15.23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599999999998">
                <text:p>15.2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2799999999998">
                <text:p>15.27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2999999999998">
                <text:p>15.2999999999998</text:p>
              </table:table-cell>
              <table:table-cell office:value-type="float" office:value="6.089">
                <text:p>6.089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3199999999998">
                <text:p>15.3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3399999999998">
                <text:p>15.33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3599999999998">
                <text:p>15.3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3799999999998">
                <text:p>15.37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3999999999998">
                <text:p>15.39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4199999999998">
                <text:p>15.41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4399999999998">
                <text:p>15.4399999999998</text:p>
              </table:table-cell>
              <table:table-cell office:value-type="float" office:value="6.089">
                <text:p>6.089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4599999999998">
                <text:p>15.45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.4799999999998">
                <text:p>15.47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4999999999998">
                <text:p>15.49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.5199999999998">
                <text:p>15.51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.5399999999998">
                <text:p>15.5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5599999999998">
                <text:p>15.55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.5799999999998">
                <text:p>15.5799999999998</text:p>
              </table:table-cell>
              <table:table-cell office:value-type="float" office:value="6.199">
                <text:p>6.199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5999999999998">
                <text:p>15.59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6199999999998">
                <text:p>15.61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.6399999999998">
                <text:p>15.63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.6599999999998">
                <text:p>15.65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6799999999998">
                <text:p>15.6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6999999999998">
                <text:p>15.69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7199999999998">
                <text:p>15.7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7399999999998">
                <text:p>15.7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7599999999998">
                <text:p>15.7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.7799999999998">
                <text:p>15.7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.7999999999998">
                <text:p>15.79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251">
                <text:p>6.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3.926cm" style:legend-expansion="high" chart:style-name="ch2"/>
        <chart:plot-area chart:style-name="ch3" table:cell-range-address="Sheet1.A1:Sheet1.A792 Sheet1.J1:Sheet1.J792 Sheet1.O1:Sheet1.O792" chart:data-source-has-labels="row" svg:x="0.77cm" svg:y="0.855cm" svg:width="11.447cm" svg:height="7.545cm">
          <chartooo:coordinate-region svg:x="1.577cm" svg:y="1.067cm" svg:width="10.453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792" chart:label-cell-address="Sheet1.J1:Sheet1.J1" chart:class="chart:scatter">
            <chart:domain table:cell-range-address="Sheet1.A2:Sheet1.A792"/>
            <chart:data-point chart:repeated="791"/>
          </chart:series>
          <chart:series chart:style-name="ch7" chart:values-cell-range-address="Sheet1.O2:Sheet1.O792" chart:label-cell-address="Sheet1.O1:Sheet1.O1" chart:class="chart:scatter">
            <chart:data-point chart:repeated="7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b_hdwe_a</text:p>
                <draw:g>
                  <svg:desc>Sheet1.J1:Sheet1.J1</svg:desc>
                </draw:g>
              </table:table-cell>
              <table:table-cell office:value-type="string">
                <text:p>Ib_hdwe_na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92</svg:desc>
                </draw:g>
              </table:table-cell>
              <table:table-cell office:value-type="float" office:value="6.254">
                <text:p>6.254</text:p>
                <draw:g>
                  <svg:desc>Sheet1.J2:Sheet1.J792</svg:desc>
                </draw:g>
              </table:table-cell>
              <table:table-cell office:value-type="float" office:value="6.525">
                <text:p>6.525</text:p>
                <draw:g>
                  <svg:desc>Sheet1.O2:Sheet1.O7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6.255">
                <text:p>6.255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7.084">
                <text:p>7.084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6.918">
                <text:p>6.918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6.752">
                <text:p>6.75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6.697">
                <text:p>6.697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6.255">
                <text:p>6.255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6.476">
                <text:p>6.47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6.476">
                <text:p>6.47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6.42">
                <text:p>6.42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6.255">
                <text:p>6.25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6.42">
                <text:p>6.4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6.365">
                <text:p>6.365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6.476">
                <text:p>6.476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6.254">
                <text:p>6.254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6.365">
                <text:p>6.365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6.42">
                <text:p>6.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6.42">
                <text:p>6.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6.531">
                <text:p>6.531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6.752">
                <text:p>6.75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6.752">
                <text:p>6.75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6.697">
                <text:p>6.697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6.144">
                <text:p>6.144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7.084">
                <text:p>7.08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6.144">
                <text:p>6.14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6.42">
                <text:p>6.4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6.697">
                <text:p>6.697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6.144">
                <text:p>6.14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6.033">
                <text:p>6.033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6.586">
                <text:p>6.586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6.586">
                <text:p>6.58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6.31">
                <text:p>6.31</text:p>
              </table:table-cell>
              <table:table-cell office:value-type="float" office:value="5.923">
                <text:p>5.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6.31">
                <text:p>6.31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6.365">
                <text:p>6.365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6.42">
                <text:p>6.42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6.642">
                <text:p>6.642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6.31">
                <text:p>6.31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6.476">
                <text:p>6.47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6.199">
                <text:p>6.199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6.144">
                <text:p>6.14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6.918">
                <text:p>6.918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6.476">
                <text:p>6.47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6.531">
                <text:p>6.531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6.365">
                <text:p>6.365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6.697">
                <text:p>6.697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6.476">
                <text:p>6.476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6.476">
                <text:p>6.476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7.14">
                <text:p>7.1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6.808">
                <text:p>6.80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6.144">
                <text:p>6.14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6.586">
                <text:p>6.58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6.586">
                <text:p>6.58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6.752">
                <text:p>6.7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6.531">
                <text:p>6.531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6.31">
                <text:p>6.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6.255">
                <text:p>6.255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6.863">
                <text:p>6.863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6.697">
                <text:p>6.697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6.808">
                <text:p>6.808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6.531">
                <text:p>6.531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6.752">
                <text:p>6.75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6.642">
                <text:p>6.6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6.199">
                <text:p>6.199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6.089">
                <text:p>6.089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6.586">
                <text:p>6.58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7.029">
                <text:p>7.029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6.42">
                <text:p>6.4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6.531">
                <text:p>6.531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6.42">
                <text:p>6.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6.31">
                <text:p>6.31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6.697">
                <text:p>6.697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6.752">
                <text:p>6.752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6.531">
                <text:p>6.531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6.531">
                <text:p>6.531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6.255">
                <text:p>6.255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6.31">
                <text:p>6.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6.918">
                <text:p>6.918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6.752">
                <text:p>6.752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6.697">
                <text:p>6.697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6.365">
                <text:p>6.365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6.31">
                <text:p>6.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6.642">
                <text:p>6.6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6.697">
                <text:p>6.697</text:p>
              </table:table-cell>
              <table:table-cell office:value-type="float" office:value="5.813">
                <text:p>5.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6.476">
                <text:p>6.476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6.033">
                <text:p>6.03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6.42">
                <text:p>6.4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6.642">
                <text:p>6.6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6.42">
                <text:p>6.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6.531">
                <text:p>6.531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7.029">
                <text:p>7.029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6.697">
                <text:p>6.697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6.254">
                <text:p>6.25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7.029">
                <text:p>7.029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6.531">
                <text:p>6.531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6.918">
                <text:p>6.918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6.752">
                <text:p>6.75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6.42">
                <text:p>6.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6.752">
                <text:p>6.75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7.029">
                <text:p>7.029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6.42">
                <text:p>6.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6.642">
                <text:p>6.642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6.531">
                <text:p>6.5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6.365">
                <text:p>6.365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6.365">
                <text:p>6.365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6.199">
                <text:p>6.199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6.365">
                <text:p>6.365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6.254">
                <text:p>6.254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6.42">
                <text:p>6.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6.642">
                <text:p>6.6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6.752">
                <text:p>6.7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6.365">
                <text:p>6.365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6.476">
                <text:p>6.476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6.531">
                <text:p>6.531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6.808">
                <text:p>6.80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6.752">
                <text:p>6.75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6.586">
                <text:p>6.586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6.642">
                <text:p>6.6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6.531">
                <text:p>6.53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6.863">
                <text:p>6.863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6.863">
                <text:p>6.86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6.365">
                <text:p>6.365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6.863">
                <text:p>6.863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6.31">
                <text:p>6.31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6.863">
                <text:p>6.863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6.365">
                <text:p>6.365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6.642">
                <text:p>6.6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6.476">
                <text:p>6.476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6.254">
                <text:p>6.25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6.199">
                <text:p>6.199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6.642">
                <text:p>6.6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6.752">
                <text:p>6.75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6.42">
                <text:p>6.4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6.697">
                <text:p>6.697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6.42">
                <text:p>6.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6.199">
                <text:p>6.199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6.365">
                <text:p>6.365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6.697">
                <text:p>6.697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6.199">
                <text:p>6.199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6.476">
                <text:p>6.476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6.586">
                <text:p>6.58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6.255">
                <text:p>6.255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6.863">
                <text:p>6.863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6.752">
                <text:p>6.75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7.029">
                <text:p>7.029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6.365">
                <text:p>6.36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6.31">
                <text:p>6.3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6.974">
                <text:p>6.974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6.42">
                <text:p>6.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6.31">
                <text:p>6.31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6.863">
                <text:p>6.86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6.531">
                <text:p>6.531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6.586">
                <text:p>6.586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6.863">
                <text:p>6.86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6.752">
                <text:p>6.75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6.531">
                <text:p>6.531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6.586">
                <text:p>6.586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6.752">
                <text:p>6.7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6.974">
                <text:p>6.974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6.918">
                <text:p>6.91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6.863">
                <text:p>6.863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6.254">
                <text:p>6.25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6.476">
                <text:p>6.47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6.42">
                <text:p>6.4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6.808">
                <text:p>6.80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7.306">
                <text:p>7.306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9.574">
                <text:p>9.57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24.569">
                <text:p>24.569</text:p>
              </table:table-cell>
              <table:table-cell office:value-type="float" office:value="20.548">
                <text:p>20.5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28.221">
                <text:p>28.221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32.15">
                <text:p>32.15</text:p>
              </table:table-cell>
              <table:table-cell office:value-type="float" office:value="27.833">
                <text:p>27.8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36.521">
                <text:p>36.521</text:p>
              </table:table-cell>
              <table:table-cell office:value-type="float" office:value="31.448">
                <text:p>31.4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40.228">
                <text:p>40.228</text:p>
              </table:table-cell>
              <table:table-cell office:value-type="float" office:value="35.502">
                <text:p>35.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44.433">
                <text:p>44.433</text:p>
              </table:table-cell>
              <table:table-cell office:value-type="float" office:value="38.733">
                <text:p>38.7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47.2">
                <text:p>47.2</text:p>
              </table:table-cell>
              <table:table-cell office:value-type="float" office:value="42.239">
                <text:p>42.2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50.797">
                <text:p>50.797</text:p>
              </table:table-cell>
              <table:table-cell office:value-type="float" office:value="46.128">
                <text:p>46.1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55.002">
                <text:p>55.002</text:p>
              </table:table-cell>
              <table:table-cell office:value-type="float" office:value="49.415">
                <text:p>49.4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7999999999999">
                <text:p>4.37999999999999</text:p>
              </table:table-cell>
              <table:table-cell office:value-type="float" office:value="58.709">
                <text:p>58.709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62.14">
                <text:p>62.14</text:p>
              </table:table-cell>
              <table:table-cell office:value-type="float" office:value="56.371">
                <text:p>56.3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1999999999999">
                <text:p>4.41999999999999</text:p>
              </table:table-cell>
              <table:table-cell office:value-type="float" office:value="65.127">
                <text:p>65.127</text:p>
              </table:table-cell>
              <table:table-cell office:value-type="float" office:value="59.439">
                <text:p>59.4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3999999999999">
                <text:p>4.43999999999999</text:p>
              </table:table-cell>
              <table:table-cell office:value-type="float" office:value="68.171">
                <text:p>68.171</text:p>
              </table:table-cell>
              <table:table-cell office:value-type="float" office:value="62.835">
                <text:p>62.8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5999999999999">
                <text:p>4.45999999999999</text:p>
              </table:table-cell>
              <table:table-cell office:value-type="float" office:value="70.771">
                <text:p>70.771</text:p>
              </table:table-cell>
              <table:table-cell office:value-type="float" office:value="66.066">
                <text:p>66.0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7999999999999">
                <text:p>4.47999999999999</text:p>
              </table:table-cell>
              <table:table-cell office:value-type="float" office:value="73.704">
                <text:p>73.704</text:p>
              </table:table-cell>
              <table:table-cell office:value-type="float" office:value="68.203">
                <text:p>68.2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75.475">
                <text:p>75.475</text:p>
              </table:table-cell>
              <table:table-cell office:value-type="float" office:value="70.503">
                <text:p>70.5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1999999999999">
                <text:p>4.51999999999999</text:p>
              </table:table-cell>
              <table:table-cell office:value-type="float" office:value="78.296">
                <text:p>78.296</text:p>
              </table:table-cell>
              <table:table-cell office:value-type="float" office:value="72.749">
                <text:p>72.7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3999999999999">
                <text:p>4.53999999999999</text:p>
              </table:table-cell>
              <table:table-cell office:value-type="float" office:value="80.122">
                <text:p>80.122</text:p>
              </table:table-cell>
              <table:table-cell office:value-type="float" office:value="75.214">
                <text:p>75.2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5999999999999">
                <text:p>4.55999999999999</text:p>
              </table:table-cell>
              <table:table-cell office:value-type="float" office:value="82.28">
                <text:p>82.28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7999999999999">
                <text:p>4.57999999999999</text:p>
              </table:table-cell>
              <table:table-cell office:value-type="float" office:value="83.996">
                <text:p>83.996</text:p>
              </table:table-cell>
              <table:table-cell office:value-type="float" office:value="79.377">
                <text:p>79.3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85.49">
                <text:p>85.49</text:p>
              </table:table-cell>
              <table:table-cell office:value-type="float" office:value="81.294">
                <text:p>81.2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1999999999999">
                <text:p>4.61999999999999</text:p>
              </table:table-cell>
              <table:table-cell office:value-type="float" office:value="87.15">
                <text:p>87.15</text:p>
              </table:table-cell>
              <table:table-cell office:value-type="float" office:value="82.663">
                <text:p>82.6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3999999999999">
                <text:p>4.63999999999999</text:p>
              </table:table-cell>
              <table:table-cell office:value-type="float" office:value="88.975">
                <text:p>88.975</text:p>
              </table:table-cell>
              <table:table-cell office:value-type="float" office:value="84.635">
                <text:p>84.6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5999999999999">
                <text:p>4.65999999999999</text:p>
              </table:table-cell>
              <table:table-cell office:value-type="float" office:value="90.137">
                <text:p>90.137</text:p>
              </table:table-cell>
              <table:table-cell office:value-type="float" office:value="86.114">
                <text:p>86.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7999999999999">
                <text:p>4.67999999999999</text:p>
              </table:table-cell>
              <table:table-cell office:value-type="float" office:value="91.631">
                <text:p>91.631</text:p>
              </table:table-cell>
              <table:table-cell office:value-type="float" office:value="87.374">
                <text:p>87.3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92.683">
                <text:p>92.683</text:p>
              </table:table-cell>
              <table:table-cell office:value-type="float" office:value="88.908">
                <text:p>88.9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1999999999999">
                <text:p>4.71999999999999</text:p>
              </table:table-cell>
              <table:table-cell office:value-type="float" office:value="93.623">
                <text:p>93.623</text:p>
              </table:table-cell>
              <table:table-cell office:value-type="float" office:value="90.277">
                <text:p>90.2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3999999999999">
                <text:p>4.73999999999999</text:p>
              </table:table-cell>
              <table:table-cell office:value-type="float" office:value="94.619">
                <text:p>94.619</text:p>
              </table:table-cell>
              <table:table-cell office:value-type="float" office:value="91.208">
                <text:p>91.2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5999999999999">
                <text:p>4.75999999999999</text:p>
              </table:table-cell>
              <table:table-cell office:value-type="float" office:value="95.726">
                <text:p>95.726</text:p>
              </table:table-cell>
              <table:table-cell office:value-type="float" office:value="93.071">
                <text:p>93.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7999999999999">
                <text:p>4.77999999999999</text:p>
              </table:table-cell>
              <table:table-cell office:value-type="float" office:value="96.501">
                <text:p>96.501</text:p>
              </table:table-cell>
              <table:table-cell office:value-type="float" office:value="93.126">
                <text:p>93.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97.331">
                <text:p>97.331</text:p>
              </table:table-cell>
              <table:table-cell office:value-type="float" office:value="94.44">
                <text:p>94.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1999999999999">
                <text:p>4.81999999999999</text:p>
              </table:table-cell>
              <table:table-cell office:value-type="float" office:value="98.05">
                <text:p>98.05</text:p>
              </table:table-cell>
              <table:table-cell office:value-type="float" office:value="95.262">
                <text:p>95.2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3999999999999">
                <text:p>4.83999999999999</text:p>
              </table:table-cell>
              <table:table-cell office:value-type="float" office:value="99.101">
                <text:p>99.101</text:p>
              </table:table-cell>
              <table:table-cell office:value-type="float" office:value="96.631">
                <text:p>96.6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5999999999998">
                <text:p>4.85999999999998</text:p>
              </table:table-cell>
              <table:table-cell office:value-type="float" office:value="99.654">
                <text:p>99.654</text:p>
              </table:table-cell>
              <table:table-cell office:value-type="float" office:value="96.96">
                <text:p>96.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7999999999998">
                <text:p>4.87999999999998</text:p>
              </table:table-cell>
              <table:table-cell office:value-type="float" office:value="100.595">
                <text:p>100.595</text:p>
              </table:table-cell>
              <table:table-cell office:value-type="float" office:value="97.672">
                <text:p>97.6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101.259">
                <text:p>101.259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1999999999998">
                <text:p>4.91999999999998</text:p>
              </table:table-cell>
              <table:table-cell office:value-type="float" office:value="101.646">
                <text:p>101.646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3999999999998">
                <text:p>4.93999999999998</text:p>
              </table:table-cell>
              <table:table-cell office:value-type="float" office:value="102.255">
                <text:p>102.255</text:p>
              </table:table-cell>
              <table:table-cell office:value-type="float" office:value="99.644">
                <text:p>99.6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5999999999998">
                <text:p>4.95999999999998</text:p>
              </table:table-cell>
              <table:table-cell office:value-type="float" office:value="102.974">
                <text:p>102.974</text:p>
              </table:table-cell>
              <table:table-cell office:value-type="float" office:value="100.192">
                <text:p>100.1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7999999999998">
                <text:p>4.97999999999998</text:p>
              </table:table-cell>
              <table:table-cell office:value-type="float" office:value="102.587">
                <text:p>102.587</text:p>
              </table:table-cell>
              <table:table-cell office:value-type="float" office:value="100.959">
                <text:p>100.9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9999999999998">
                <text:p>4.99999999999998</text:p>
              </table:table-cell>
              <table:table-cell office:value-type="float" office:value="103.14">
                <text:p>103.14</text:p>
              </table:table-cell>
              <table:table-cell office:value-type="float" office:value="101.068">
                <text:p>101.0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1999999999998">
                <text:p>5.01999999999998</text:p>
              </table:table-cell>
              <table:table-cell office:value-type="float" office:value="103.749">
                <text:p>103.749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3999999999998">
                <text:p>5.03999999999998</text:p>
              </table:table-cell>
              <table:table-cell office:value-type="float" office:value="103.749">
                <text:p>103.749</text:p>
              </table:table-cell>
              <table:table-cell office:value-type="float" office:value="102.383">
                <text:p>102.3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5999999999998">
                <text:p>5.05999999999998</text:p>
              </table:table-cell>
              <table:table-cell office:value-type="float" office:value="104.856">
                <text:p>104.856</text:p>
              </table:table-cell>
              <table:table-cell office:value-type="float" office:value="102.437">
                <text:p>102.4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7999999999998">
                <text:p>5.07999999999998</text:p>
              </table:table-cell>
              <table:table-cell office:value-type="float" office:value="105.243">
                <text:p>105.243</text:p>
              </table:table-cell>
              <table:table-cell office:value-type="float" office:value="103.095">
                <text:p>103.0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09999999999998">
                <text:p>5.09999999999998</text:p>
              </table:table-cell>
              <table:table-cell office:value-type="float" office:value="105.354">
                <text:p>105.354</text:p>
              </table:table-cell>
              <table:table-cell office:value-type="float" office:value="103.752">
                <text:p>103.7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1999999999998">
                <text:p>5.11999999999998</text:p>
              </table:table-cell>
              <table:table-cell office:value-type="float" office:value="105.022">
                <text:p>105.022</text:p>
              </table:table-cell>
              <table:table-cell office:value-type="float" office:value="104.355">
                <text:p>104.3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3999999999998">
                <text:p>5.13999999999998</text:p>
              </table:table-cell>
              <table:table-cell office:value-type="float" office:value="104.358">
                <text:p>104.358</text:p>
              </table:table-cell>
              <table:table-cell office:value-type="float" office:value="103.807">
                <text:p>103.8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5999999999998">
                <text:p>5.15999999999998</text:p>
              </table:table-cell>
              <table:table-cell office:value-type="float" office:value="103.583">
                <text:p>103.583</text:p>
              </table:table-cell>
              <table:table-cell office:value-type="float" office:value="103.807">
                <text:p>103.8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7999999999998">
                <text:p>5.17999999999998</text:p>
              </table:table-cell>
              <table:table-cell office:value-type="float" office:value="103.306">
                <text:p>103.306</text:p>
              </table:table-cell>
              <table:table-cell office:value-type="float" office:value="102.93">
                <text:p>102.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19999999999998">
                <text:p>5.19999999999998</text:p>
              </table:table-cell>
              <table:table-cell office:value-type="float" office:value="102.31">
                <text:p>102.31</text:p>
              </table:table-cell>
              <table:table-cell office:value-type="float" office:value="102.93">
                <text:p>102.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1999999999998">
                <text:p>5.21999999999998</text:p>
              </table:table-cell>
              <table:table-cell office:value-type="float" office:value="101.978">
                <text:p>101.978</text:p>
              </table:table-cell>
              <table:table-cell office:value-type="float" office:value="102.383">
                <text:p>102.3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3999999999998">
                <text:p>5.23999999999998</text:p>
              </table:table-cell>
              <table:table-cell office:value-type="float" office:value="101.702">
                <text:p>101.702</text:p>
              </table:table-cell>
              <table:table-cell office:value-type="float" office:value="101.89">
                <text:p>101.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5999999999998">
                <text:p>5.25999999999998</text:p>
              </table:table-cell>
              <table:table-cell office:value-type="float" office:value="101.702">
                <text:p>101.702</text:p>
              </table:table-cell>
              <table:table-cell office:value-type="float" office:value="101.999">
                <text:p>101.9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7999999999998">
                <text:p>5.27999999999998</text:p>
              </table:table-cell>
              <table:table-cell office:value-type="float" office:value="100.872">
                <text:p>100.872</text:p>
              </table:table-cell>
              <table:table-cell office:value-type="float" office:value="101.342">
                <text:p>101.3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29999999999998">
                <text:p>5.29999999999998</text:p>
              </table:table-cell>
              <table:table-cell office:value-type="float" office:value="100.706">
                <text:p>100.706</text:p>
              </table:table-cell>
              <table:table-cell office:value-type="float" office:value="101.616">
                <text:p>101.6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1999999999997">
                <text:p>5.31999999999997</text:p>
              </table:table-cell>
              <table:table-cell office:value-type="float" office:value="100.429">
                <text:p>100.429</text:p>
              </table:table-cell>
              <table:table-cell office:value-type="float" office:value="101.178">
                <text:p>101.1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3999999999997">
                <text:p>5.33999999999997</text:p>
              </table:table-cell>
              <table:table-cell office:value-type="float" office:value="99.986">
                <text:p>99.986</text:p>
              </table:table-cell>
              <table:table-cell office:value-type="float" office:value="100.849">
                <text:p>100.8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5999999999997">
                <text:p>5.35999999999997</text:p>
              </table:table-cell>
              <table:table-cell office:value-type="float" office:value="99.876">
                <text:p>99.876</text:p>
              </table:table-cell>
              <table:table-cell office:value-type="float" office:value="100.082">
                <text:p>100.0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7999999999997">
                <text:p>5.37999999999997</text:p>
              </table:table-cell>
              <table:table-cell office:value-type="float" office:value="99.654">
                <text:p>99.654</text:p>
              </table:table-cell>
              <table:table-cell office:value-type="float" office:value="99.918">
                <text:p>99.9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39999999999997">
                <text:p>5.39999999999997</text:p>
              </table:table-cell>
              <table:table-cell office:value-type="float" office:value="99.931">
                <text:p>99.931</text:p>
              </table:table-cell>
              <table:table-cell office:value-type="float" office:value="100.027">
                <text:p>100.0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1999999999997">
                <text:p>5.41999999999997</text:p>
              </table:table-cell>
              <table:table-cell office:value-type="float" office:value="99.765">
                <text:p>99.765</text:p>
              </table:table-cell>
              <table:table-cell office:value-type="float" office:value="99.863">
                <text:p>99.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3999999999997">
                <text:p>5.43999999999997</text:p>
              </table:table-cell>
              <table:table-cell office:value-type="float" office:value="99.654">
                <text:p>99.654</text:p>
              </table:table-cell>
              <table:table-cell office:value-type="float" office:value="99.589">
                <text:p>99.5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5999999999997">
                <text:p>5.45999999999997</text:p>
              </table:table-cell>
              <table:table-cell office:value-type="float" office:value="99.323">
                <text:p>99.323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7999999999997">
                <text:p>5.47999999999997</text:p>
              </table:table-cell>
              <table:table-cell office:value-type="float" office:value="99.101">
                <text:p>99.101</text:p>
              </table:table-cell>
              <table:table-cell office:value-type="float" office:value="99.699">
                <text:p>99.6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49999999999997">
                <text:p>5.49999999999997</text:p>
              </table:table-cell>
              <table:table-cell office:value-type="float" office:value="99.157">
                <text:p>99.157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1999999999997">
                <text:p>5.51999999999997</text:p>
              </table:table-cell>
              <table:table-cell office:value-type="float" office:value="99.489">
                <text:p>99.489</text:p>
              </table:table-cell>
              <table:table-cell office:value-type="float" office:value="99.589">
                <text:p>99.5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3999999999997">
                <text:p>5.53999999999997</text:p>
              </table:table-cell>
              <table:table-cell office:value-type="float" office:value="99.599">
                <text:p>99.599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5999999999997">
                <text:p>5.55999999999997</text:p>
              </table:table-cell>
              <table:table-cell office:value-type="float" office:value="99.157">
                <text:p>99.157</text:p>
              </table:table-cell>
              <table:table-cell office:value-type="float" office:value="99.644">
                <text:p>99.6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7999999999997">
                <text:p>5.57999999999997</text:p>
              </table:table-cell>
              <table:table-cell office:value-type="float" office:value="99.71">
                <text:p>99.71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59999999999997">
                <text:p>5.59999999999997</text:p>
              </table:table-cell>
              <table:table-cell office:value-type="float" office:value="98.825">
                <text:p>98.825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1999999999997">
                <text:p>5.61999999999997</text:p>
              </table:table-cell>
              <table:table-cell office:value-type="float" office:value="98.991">
                <text:p>98.991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3999999999997">
                <text:p>5.63999999999997</text:p>
              </table:table-cell>
              <table:table-cell office:value-type="float" office:value="98.935">
                <text:p>98.935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5999999999997">
                <text:p>5.65999999999997</text:p>
              </table:table-cell>
              <table:table-cell office:value-type="float" office:value="99.046">
                <text:p>99.046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7999999999997">
                <text:p>5.67999999999997</text:p>
              </table:table-cell>
              <table:table-cell office:value-type="float" office:value="98.769">
                <text:p>98.76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69999999999997">
                <text:p>5.69999999999997</text:p>
              </table:table-cell>
              <table:table-cell office:value-type="float" office:value="99.489">
                <text:p>99.489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1999999999997">
                <text:p>5.71999999999997</text:p>
              </table:table-cell>
              <table:table-cell office:value-type="float" office:value="98.714">
                <text:p>98.714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3999999999997">
                <text:p>5.73999999999997</text:p>
              </table:table-cell>
              <table:table-cell office:value-type="float" office:value="98.825">
                <text:p>98.825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5999999999997">
                <text:p>5.75999999999997</text:p>
              </table:table-cell>
              <table:table-cell office:value-type="float" office:value="99.322">
                <text:p>99.322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7999999999997">
                <text:p>5.77999999999997</text:p>
              </table:table-cell>
              <table:table-cell office:value-type="float" office:value="99.599">
                <text:p>99.59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79999999999996">
                <text:p>5.79999999999996</text:p>
              </table:table-cell>
              <table:table-cell office:value-type="float" office:value="98.714">
                <text:p>98.714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1999999999996">
                <text:p>5.81999999999996</text:p>
              </table:table-cell>
              <table:table-cell office:value-type="float" office:value="99.046">
                <text:p>99.046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3999999999996">
                <text:p>5.83999999999996</text:p>
              </table:table-cell>
              <table:table-cell office:value-type="float" office:value="98.88">
                <text:p>98.8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5999999999996">
                <text:p>5.85999999999996</text:p>
              </table:table-cell>
              <table:table-cell office:value-type="float" office:value="98.991">
                <text:p>98.991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7999999999996">
                <text:p>5.87999999999996</text:p>
              </table:table-cell>
              <table:table-cell office:value-type="float" office:value="98.991">
                <text:p>98.991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89999999999996">
                <text:p>5.89999999999996</text:p>
              </table:table-cell>
              <table:table-cell office:value-type="float" office:value="99.157">
                <text:p>99.157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1999999999996">
                <text:p>5.91999999999996</text:p>
              </table:table-cell>
              <table:table-cell office:value-type="float" office:value="98.935">
                <text:p>98.935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3999999999996">
                <text:p>5.93999999999996</text:p>
              </table:table-cell>
              <table:table-cell office:value-type="float" office:value="99.212">
                <text:p>99.212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5999999999996">
                <text:p>5.95999999999996</text:p>
              </table:table-cell>
              <table:table-cell office:value-type="float" office:value="98.769">
                <text:p>98.769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7999999999996">
                <text:p>5.97999999999996</text:p>
              </table:table-cell>
              <table:table-cell office:value-type="float" office:value="98.603">
                <text:p>98.603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99999999999996">
                <text:p>5.99999999999996</text:p>
              </table:table-cell>
              <table:table-cell office:value-type="float" office:value="98.935">
                <text:p>98.935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01999999999996">
                <text:p>6.01999999999996</text:p>
              </table:table-cell>
              <table:table-cell office:value-type="float" office:value="98.88">
                <text:p>98.88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03999999999996">
                <text:p>6.03999999999996</text:p>
              </table:table-cell>
              <table:table-cell office:value-type="float" office:value="99.71">
                <text:p>99.71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05999999999996">
                <text:p>6.05999999999996</text:p>
              </table:table-cell>
              <table:table-cell office:value-type="float" office:value="99.101">
                <text:p>99.101</text:p>
              </table:table-cell>
              <table:table-cell office:value-type="float" office:value="99.534">
                <text:p>99.5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07999999999996">
                <text:p>6.07999999999996</text:p>
              </table:table-cell>
              <table:table-cell office:value-type="float" office:value="98.991">
                <text:p>98.991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09999999999996">
                <text:p>6.09999999999996</text:p>
              </table:table-cell>
              <table:table-cell office:value-type="float" office:value="98.437">
                <text:p>98.437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1999999999996">
                <text:p>6.11999999999996</text:p>
              </table:table-cell>
              <table:table-cell office:value-type="float" office:value="98.825">
                <text:p>98.825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3999999999996">
                <text:p>6.13999999999996</text:p>
              </table:table-cell>
              <table:table-cell office:value-type="float" office:value="98.769">
                <text:p>98.769</text:p>
              </table:table-cell>
              <table:table-cell office:value-type="float" office:value="99.589">
                <text:p>99.5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5999999999996">
                <text:p>6.15999999999996</text:p>
              </table:table-cell>
              <table:table-cell office:value-type="float" office:value="99.267">
                <text:p>99.267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7999999999996">
                <text:p>6.17999999999996</text:p>
              </table:table-cell>
              <table:table-cell office:value-type="float" office:value="98.88">
                <text:p>98.88</text:p>
              </table:table-cell>
              <table:table-cell office:value-type="float" office:value="98.384">
                <text:p>98.3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19999999999996">
                <text:p>6.19999999999996</text:p>
              </table:table-cell>
              <table:table-cell office:value-type="float" office:value="98.327">
                <text:p>98.327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21999999999996">
                <text:p>6.21999999999996</text:p>
              </table:table-cell>
              <table:table-cell office:value-type="float" office:value="98.935">
                <text:p>98.935</text:p>
              </table:table-cell>
              <table:table-cell office:value-type="float" office:value="99.26">
                <text:p>99.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23999999999996">
                <text:p>6.23999999999996</text:p>
              </table:table-cell>
              <table:table-cell office:value-type="float" office:value="98.88">
                <text:p>98.88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25999999999995">
                <text:p>6.25999999999995</text:p>
              </table:table-cell>
              <table:table-cell office:value-type="float" office:value="98.437">
                <text:p>98.437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7999999999995">
                <text:p>6.27999999999995</text:p>
              </table:table-cell>
              <table:table-cell office:value-type="float" office:value="98.659">
                <text:p>98.659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29999999999995">
                <text:p>6.29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31999999999995">
                <text:p>6.31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3999999999995">
                <text:p>6.33999999999995</text:p>
              </table:table-cell>
              <table:table-cell office:value-type="float" office:value="98.769">
                <text:p>98.769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5999999999995">
                <text:p>6.35999999999995</text:p>
              </table:table-cell>
              <table:table-cell office:value-type="float" office:value="99.157">
                <text:p>99.157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37999999999995">
                <text:p>6.37999999999995</text:p>
              </table:table-cell>
              <table:table-cell office:value-type="float" office:value="98.88">
                <text:p>98.88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39999999999995">
                <text:p>6.39999999999995</text:p>
              </table:table-cell>
              <table:table-cell office:value-type="float" office:value="98.603">
                <text:p>98.603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41999999999995">
                <text:p>6.41999999999995</text:p>
              </table:table-cell>
              <table:table-cell office:value-type="float" office:value="98.659">
                <text:p>98.659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43999999999995">
                <text:p>6.43999999999995</text:p>
              </table:table-cell>
              <table:table-cell office:value-type="float" office:value="98.659">
                <text:p>98.659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45999999999995">
                <text:p>6.45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7999999999995">
                <text:p>6.47999999999995</text:p>
              </table:table-cell>
              <table:table-cell office:value-type="float" office:value="98.714">
                <text:p>98.714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49999999999995">
                <text:p>6.49999999999995</text:p>
              </table:table-cell>
              <table:table-cell office:value-type="float" office:value="98.825">
                <text:p>98.825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51999999999995">
                <text:p>6.51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53999999999995">
                <text:p>6.53999999999995</text:p>
              </table:table-cell>
              <table:table-cell office:value-type="float" office:value="99.544">
                <text:p>99.544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55999999999995">
                <text:p>6.55999999999995</text:p>
              </table:table-cell>
              <table:table-cell office:value-type="float" office:value="99.323">
                <text:p>99.323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7999999999995">
                <text:p>6.57999999999995</text:p>
              </table:table-cell>
              <table:table-cell office:value-type="float" office:value="98.714">
                <text:p>98.714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59999999999995">
                <text:p>6.59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61999999999995">
                <text:p>6.61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63999999999995">
                <text:p>6.63999999999995</text:p>
              </table:table-cell>
              <table:table-cell office:value-type="float" office:value="98.991">
                <text:p>98.991</text:p>
              </table:table-cell>
              <table:table-cell office:value-type="float" office:value="98.494">
                <text:p>98.4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65999999999995">
                <text:p>6.65999999999995</text:p>
              </table:table-cell>
              <table:table-cell office:value-type="float" office:value="99.046">
                <text:p>99.046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67999999999995">
                <text:p>6.67999999999995</text:p>
              </table:table-cell>
              <table:table-cell office:value-type="float" office:value="98.88">
                <text:p>98.88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69999999999995">
                <text:p>6.69999999999995</text:p>
              </table:table-cell>
              <table:table-cell office:value-type="float" office:value="98.991">
                <text:p>98.991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1999999999995">
                <text:p>6.71999999999995</text:p>
              </table:table-cell>
              <table:table-cell office:value-type="float" office:value="98.88">
                <text:p>98.88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73999999999994">
                <text:p>6.73999999999994</text:p>
              </table:table-cell>
              <table:table-cell office:value-type="float" office:value="98.825">
                <text:p>98.825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5999999999994">
                <text:p>6.75999999999994</text:p>
              </table:table-cell>
              <table:table-cell office:value-type="float" office:value="98.825">
                <text:p>98.825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77999999999994">
                <text:p>6.77999999999994</text:p>
              </table:table-cell>
              <table:table-cell office:value-type="float" office:value="99.323">
                <text:p>99.323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99.267">
                <text:p>99.267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81999999999994">
                <text:p>6.81999999999994</text:p>
              </table:table-cell>
              <table:table-cell office:value-type="float" office:value="98.548">
                <text:p>98.54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83999999999994">
                <text:p>6.83999999999994</text:p>
              </table:table-cell>
              <table:table-cell office:value-type="float" office:value="98.935">
                <text:p>98.935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85999999999994">
                <text:p>6.85999999999994</text:p>
              </table:table-cell>
              <table:table-cell office:value-type="float" office:value="98.659">
                <text:p>98.65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7999999999994">
                <text:p>6.87999999999994</text:p>
              </table:table-cell>
              <table:table-cell office:value-type="float" office:value="98.825">
                <text:p>98.825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98.659">
                <text:p>98.659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1999999999994">
                <text:p>6.91999999999994</text:p>
              </table:table-cell>
              <table:table-cell office:value-type="float" office:value="99.378">
                <text:p>99.378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3999999999994">
                <text:p>6.93999999999994</text:p>
              </table:table-cell>
              <table:table-cell office:value-type="float" office:value="99.323">
                <text:p>99.323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5999999999994">
                <text:p>6.95999999999994</text:p>
              </table:table-cell>
              <table:table-cell office:value-type="float" office:value="99.267">
                <text:p>99.267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7999999999994">
                <text:p>6.97999999999994</text:p>
              </table:table-cell>
              <table:table-cell office:value-type="float" office:value="99.323">
                <text:p>99.323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98.991">
                <text:p>98.991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01999999999994">
                <text:p>7.01999999999994</text:p>
              </table:table-cell>
              <table:table-cell office:value-type="float" office:value="99.157">
                <text:p>99.157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3999999999994">
                <text:p>7.03999999999994</text:p>
              </table:table-cell>
              <table:table-cell office:value-type="float" office:value="98.991">
                <text:p>98.991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5999999999994">
                <text:p>7.05999999999994</text:p>
              </table:table-cell>
              <table:table-cell office:value-type="float" office:value="99.101">
                <text:p>99.101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07999999999994">
                <text:p>7.07999999999994</text:p>
              </table:table-cell>
              <table:table-cell office:value-type="float" office:value="99.046">
                <text:p>99.046</text:p>
              </table:table-cell>
              <table:table-cell office:value-type="float" office:value="98.439">
                <text:p>98.4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98.714">
                <text:p>98.714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1999999999994">
                <text:p>7.11999999999994</text:p>
              </table:table-cell>
              <table:table-cell office:value-type="float" office:value="98.769">
                <text:p>98.769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13999999999994">
                <text:p>7.13999999999994</text:p>
              </table:table-cell>
              <table:table-cell office:value-type="float" office:value="98.88">
                <text:p>98.88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5999999999994">
                <text:p>7.15999999999994</text:p>
              </table:table-cell>
              <table:table-cell office:value-type="float" office:value="99.544">
                <text:p>99.544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7999999999994">
                <text:p>7.17999999999994</text:p>
              </table:table-cell>
              <table:table-cell office:value-type="float" office:value="98.714">
                <text:p>98.714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9999999999993">
                <text:p>7.19999999999993</text:p>
              </table:table-cell>
              <table:table-cell office:value-type="float" office:value="99.267">
                <text:p>99.267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21999999999993">
                <text:p>7.21999999999993</text:p>
              </table:table-cell>
              <table:table-cell office:value-type="float" office:value="99.378">
                <text:p>99.378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3999999999993">
                <text:p>7.23999999999993</text:p>
              </table:table-cell>
              <table:table-cell office:value-type="float" office:value="98.769">
                <text:p>98.769</text:p>
              </table:table-cell>
              <table:table-cell office:value-type="float" office:value="98.329">
                <text:p>98.3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5999999999993">
                <text:p>7.25999999999993</text:p>
              </table:table-cell>
              <table:table-cell office:value-type="float" office:value="99.267">
                <text:p>99.267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7999999999993">
                <text:p>7.27999999999993</text:p>
              </table:table-cell>
              <table:table-cell office:value-type="float" office:value="99.046">
                <text:p>99.046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29999999999993">
                <text:p>7.29999999999993</text:p>
              </table:table-cell>
              <table:table-cell office:value-type="float" office:value="98.659">
                <text:p>98.659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31999999999993">
                <text:p>7.31999999999993</text:p>
              </table:table-cell>
              <table:table-cell office:value-type="float" office:value="99.101">
                <text:p>99.101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33999999999993">
                <text:p>7.33999999999993</text:p>
              </table:table-cell>
              <table:table-cell office:value-type="float" office:value="98.991">
                <text:p>98.991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35999999999993">
                <text:p>7.35999999999993</text:p>
              </table:table-cell>
              <table:table-cell office:value-type="float" office:value="99.212">
                <text:p>99.212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37999999999993">
                <text:p>7.37999999999993</text:p>
              </table:table-cell>
              <table:table-cell office:value-type="float" office:value="99.212">
                <text:p>99.212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39999999999993">
                <text:p>7.39999999999993</text:p>
              </table:table-cell>
              <table:table-cell office:value-type="float" office:value="99.046">
                <text:p>99.046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41999999999993">
                <text:p>7.41999999999993</text:p>
              </table:table-cell>
              <table:table-cell office:value-type="float" office:value="98.88">
                <text:p>98.88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43999999999993">
                <text:p>7.43999999999993</text:p>
              </table:table-cell>
              <table:table-cell office:value-type="float" office:value="99.046">
                <text:p>99.046</text:p>
              </table:table-cell>
              <table:table-cell office:value-type="float" office:value="98.384">
                <text:p>98.3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45999999999993">
                <text:p>7.45999999999993</text:p>
              </table:table-cell>
              <table:table-cell office:value-type="float" office:value="98.769">
                <text:p>98.76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47999999999993">
                <text:p>7.47999999999993</text:p>
              </table:table-cell>
              <table:table-cell office:value-type="float" office:value="98.382">
                <text:p>98.382</text:p>
              </table:table-cell>
              <table:table-cell office:value-type="float" office:value="99.534">
                <text:p>99.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49999999999993">
                <text:p>7.49999999999993</text:p>
              </table:table-cell>
              <table:table-cell office:value-type="float" office:value="99.157">
                <text:p>99.157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1999999999993">
                <text:p>7.51999999999993</text:p>
              </table:table-cell>
              <table:table-cell office:value-type="float" office:value="98.714">
                <text:p>98.714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3999999999993">
                <text:p>7.53999999999993</text:p>
              </table:table-cell>
              <table:table-cell office:value-type="float" office:value="99.101">
                <text:p>99.101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5999999999993">
                <text:p>7.55999999999993</text:p>
              </table:table-cell>
              <table:table-cell office:value-type="float" office:value="98.935">
                <text:p>98.935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7999999999993">
                <text:p>7.57999999999993</text:p>
              </table:table-cell>
              <table:table-cell office:value-type="float" office:value="98.935">
                <text:p>98.935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9999999999993">
                <text:p>7.59999999999993</text:p>
              </table:table-cell>
              <table:table-cell office:value-type="float" office:value="99.157">
                <text:p>99.157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61999999999993">
                <text:p>7.61999999999993</text:p>
              </table:table-cell>
              <table:table-cell office:value-type="float" office:value="99.157">
                <text:p>99.157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63999999999993">
                <text:p>7.63999999999993</text:p>
              </table:table-cell>
              <table:table-cell office:value-type="float" office:value="98.88">
                <text:p>98.88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65999999999992">
                <text:p>7.65999999999992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67999999999992">
                <text:p>7.67999999999992</text:p>
              </table:table-cell>
              <table:table-cell office:value-type="float" office:value="99.101">
                <text:p>99.101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9999999999992">
                <text:p>7.69999999999992</text:p>
              </table:table-cell>
              <table:table-cell office:value-type="float" office:value="98.825">
                <text:p>98.825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1999999999992">
                <text:p>7.71999999999992</text:p>
              </table:table-cell>
              <table:table-cell office:value-type="float" office:value="99.489">
                <text:p>99.489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3999999999992">
                <text:p>7.73999999999992</text:p>
              </table:table-cell>
              <table:table-cell office:value-type="float" office:value="98.714">
                <text:p>98.714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5999999999992">
                <text:p>7.75999999999992</text:p>
              </table:table-cell>
              <table:table-cell office:value-type="float" office:value="99.267">
                <text:p>99.267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7999999999992">
                <text:p>7.77999999999992</text:p>
              </table:table-cell>
              <table:table-cell office:value-type="float" office:value="98.991">
                <text:p>98.991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9999999999992">
                <text:p>7.79999999999992</text:p>
              </table:table-cell>
              <table:table-cell office:value-type="float" office:value="99.212">
                <text:p>99.212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1999999999992">
                <text:p>7.81999999999992</text:p>
              </table:table-cell>
              <table:table-cell office:value-type="float" office:value="98.825">
                <text:p>98.825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83999999999992">
                <text:p>7.83999999999992</text:p>
              </table:table-cell>
              <table:table-cell office:value-type="float" office:value="99.157">
                <text:p>99.157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85999999999992">
                <text:p>7.85999999999992</text:p>
              </table:table-cell>
              <table:table-cell office:value-type="float" office:value="98.825">
                <text:p>98.825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87999999999992">
                <text:p>7.87999999999992</text:p>
              </table:table-cell>
              <table:table-cell office:value-type="float" office:value="98.935">
                <text:p>98.935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89999999999992">
                <text:p>7.89999999999992</text:p>
              </table:table-cell>
              <table:table-cell office:value-type="float" office:value="99.046">
                <text:p>99.046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91999999999992">
                <text:p>7.91999999999992</text:p>
              </table:table-cell>
              <table:table-cell office:value-type="float" office:value="98.88">
                <text:p>98.88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93999999999992">
                <text:p>7.93999999999992</text:p>
              </table:table-cell>
              <table:table-cell office:value-type="float" office:value="99.101">
                <text:p>99.101</text:p>
              </table:table-cell>
              <table:table-cell office:value-type="float" office:value="98.329">
                <text:p>98.3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95999999999992">
                <text:p>7.95999999999992</text:p>
              </table:table-cell>
              <table:table-cell office:value-type="float" office:value="98.714">
                <text:p>98.714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97999999999992">
                <text:p>7.97999999999992</text:p>
              </table:table-cell>
              <table:table-cell office:value-type="float" office:value="98.935">
                <text:p>98.935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99999999999992">
                <text:p>7.99999999999992</text:p>
              </table:table-cell>
              <table:table-cell office:value-type="float" office:value="99.157">
                <text:p>99.157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01999999999992">
                <text:p>8.01999999999992</text:p>
              </table:table-cell>
              <table:table-cell office:value-type="float" office:value="98.659">
                <text:p>98.659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03999999999992">
                <text:p>8.03999999999992</text:p>
              </table:table-cell>
              <table:table-cell office:value-type="float" office:value="98.935">
                <text:p>98.935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05999999999992">
                <text:p>8.05999999999992</text:p>
              </table:table-cell>
              <table:table-cell office:value-type="float" office:value="99.267">
                <text:p>99.267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07999999999992">
                <text:p>8.07999999999992</text:p>
              </table:table-cell>
              <table:table-cell office:value-type="float" office:value="98.991">
                <text:p>98.991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09999999999992">
                <text:p>8.09999999999992</text:p>
              </table:table-cell>
              <table:table-cell office:value-type="float" office:value="98.769">
                <text:p>98.769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11999999999992">
                <text:p>8.11999999999992</text:p>
              </table:table-cell>
              <table:table-cell office:value-type="float" office:value="98.88">
                <text:p>98.88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13999999999992">
                <text:p>8.13999999999992</text:p>
              </table:table-cell>
              <table:table-cell office:value-type="float" office:value="98.935">
                <text:p>98.935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15999999999992">
                <text:p>8.15999999999992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17999999999991">
                <text:p>8.17999999999991</text:p>
              </table:table-cell>
              <table:table-cell office:value-type="float" office:value="99.267">
                <text:p>99.267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19999999999991">
                <text:p>8.19999999999991</text:p>
              </table:table-cell>
              <table:table-cell office:value-type="float" office:value="98.769">
                <text:p>98.769</text:p>
              </table:table-cell>
              <table:table-cell office:value-type="float" office:value="98.329">
                <text:p>98.3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21999999999991">
                <text:p>8.21999999999991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23999999999991">
                <text:p>8.23999999999991</text:p>
              </table:table-cell>
              <table:table-cell office:value-type="float" office:value="99.599">
                <text:p>99.599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25999999999991">
                <text:p>8.25999999999991</text:p>
              </table:table-cell>
              <table:table-cell office:value-type="float" office:value="98.825">
                <text:p>98.825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27999999999991">
                <text:p>8.27999999999991</text:p>
              </table:table-cell>
              <table:table-cell office:value-type="float" office:value="99.046">
                <text:p>99.046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29999999999991">
                <text:p>8.29999999999991</text:p>
              </table:table-cell>
              <table:table-cell office:value-type="float" office:value="98.769">
                <text:p>98.769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1999999999991">
                <text:p>8.31999999999991</text:p>
              </table:table-cell>
              <table:table-cell office:value-type="float" office:value="98.603">
                <text:p>98.603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33999999999991">
                <text:p>8.33999999999991</text:p>
              </table:table-cell>
              <table:table-cell office:value-type="float" office:value="98.825">
                <text:p>98.825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5999999999991">
                <text:p>8.35999999999991</text:p>
              </table:table-cell>
              <table:table-cell office:value-type="float" office:value="98.548">
                <text:p>98.54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7999999999991">
                <text:p>8.37999999999991</text:p>
              </table:table-cell>
              <table:table-cell office:value-type="float" office:value="98.88">
                <text:p>98.88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39999999999991">
                <text:p>8.39999999999991</text:p>
              </table:table-cell>
              <table:table-cell office:value-type="float" office:value="98.935">
                <text:p>98.935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1999999999991">
                <text:p>8.41999999999991</text:p>
              </table:table-cell>
              <table:table-cell office:value-type="float" office:value="99.267">
                <text:p>99.267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3999999999991">
                <text:p>8.43999999999991</text:p>
              </table:table-cell>
              <table:table-cell office:value-type="float" office:value="98.88">
                <text:p>98.88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45999999999991">
                <text:p>8.45999999999991</text:p>
              </table:table-cell>
              <table:table-cell office:value-type="float" office:value="98.88">
                <text:p>98.88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47999999999991">
                <text:p>8.47999999999991</text:p>
              </table:table-cell>
              <table:table-cell office:value-type="float" office:value="98.493">
                <text:p>98.493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49999999999991">
                <text:p>8.49999999999991</text:p>
              </table:table-cell>
              <table:table-cell office:value-type="float" office:value="99.931">
                <text:p>99.931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1999999999991">
                <text:p>8.51999999999991</text:p>
              </table:table-cell>
              <table:table-cell office:value-type="float" office:value="99.157">
                <text:p>99.157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53999999999991">
                <text:p>8.53999999999991</text:p>
              </table:table-cell>
              <table:table-cell office:value-type="float" office:value="99.599">
                <text:p>99.599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55999999999991">
                <text:p>8.55999999999991</text:p>
              </table:table-cell>
              <table:table-cell office:value-type="float" office:value="98.88">
                <text:p>98.88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57999999999991">
                <text:p>8.57999999999991</text:p>
              </table:table-cell>
              <table:table-cell office:value-type="float" office:value="98.714">
                <text:p>98.714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59999999999991">
                <text:p>8.59999999999991</text:p>
              </table:table-cell>
              <table:table-cell office:value-type="float" office:value="98.216">
                <text:p>98.216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61999999999991">
                <text:p>8.61999999999991</text:p>
              </table:table-cell>
              <table:table-cell office:value-type="float" office:value="99.157">
                <text:p>99.157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6399999999999">
                <text:p>8.6399999999999</text:p>
              </table:table-cell>
              <table:table-cell office:value-type="float" office:value="99.157">
                <text:p>99.157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6599999999999">
                <text:p>8.65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6799999999999">
                <text:p>8.6799999999999</text:p>
              </table:table-cell>
              <table:table-cell office:value-type="float" office:value="99.101">
                <text:p>99.101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6999999999999">
                <text:p>8.69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199999999999">
                <text:p>8.7199999999999</text:p>
              </table:table-cell>
              <table:table-cell office:value-type="float" office:value="98.714">
                <text:p>98.714</text:p>
              </table:table-cell>
              <table:table-cell office:value-type="float" office:value="99.206">
                <text:p>99.2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7399999999999">
                <text:p>8.7399999999999</text:p>
              </table:table-cell>
              <table:table-cell office:value-type="float" office:value="98.769">
                <text:p>98.769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599999999999">
                <text:p>8.7599999999999</text:p>
              </table:table-cell>
              <table:table-cell office:value-type="float" office:value="98.935">
                <text:p>98.935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799999999999">
                <text:p>8.77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8.877">
                <text:p>98.8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7999999999999">
                <text:p>8.7999999999999</text:p>
              </table:table-cell>
              <table:table-cell office:value-type="float" office:value="98.991">
                <text:p>98.991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8199999999999">
                <text:p>8.8199999999999</text:p>
              </table:table-cell>
              <table:table-cell office:value-type="float" office:value="98.548">
                <text:p>98.548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8399999999999">
                <text:p>8.8399999999999</text:p>
              </table:table-cell>
              <table:table-cell office:value-type="float" office:value="98.825">
                <text:p>98.825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599999999999">
                <text:p>8.8599999999999</text:p>
              </table:table-cell>
              <table:table-cell office:value-type="float" office:value="99.157">
                <text:p>99.157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799999999999">
                <text:p>8.8799999999999</text:p>
              </table:table-cell>
              <table:table-cell office:value-type="float" office:value="98.769">
                <text:p>98.769</text:p>
              </table:table-cell>
              <table:table-cell office:value-type="float" office:value="99.534">
                <text:p>99.5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8999999999999">
                <text:p>8.8999999999999</text:p>
              </table:table-cell>
              <table:table-cell office:value-type="float" office:value="99.433">
                <text:p>99.433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9199999999999">
                <text:p>8.9199999999999</text:p>
              </table:table-cell>
              <table:table-cell office:value-type="float" office:value="98.659">
                <text:p>98.659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9399999999999">
                <text:p>8.9399999999999</text:p>
              </table:table-cell>
              <table:table-cell office:value-type="float" office:value="99.157">
                <text:p>99.157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9599999999999">
                <text:p>8.95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8.384">
                <text:p>98.3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799999999999">
                <text:p>8.9799999999999</text:p>
              </table:table-cell>
              <table:table-cell office:value-type="float" office:value="98.88">
                <text:p>98.88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9999999999999">
                <text:p>8.9999999999999</text:p>
              </table:table-cell>
              <table:table-cell office:value-type="float" office:value="98.769">
                <text:p>98.769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0199999999999">
                <text:p>9.0199999999999</text:p>
              </table:table-cell>
              <table:table-cell office:value-type="float" office:value="99.046">
                <text:p>99.046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399999999999">
                <text:p>9.0399999999999</text:p>
              </table:table-cell>
              <table:table-cell office:value-type="float" office:value="99.323">
                <text:p>99.323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0599999999999">
                <text:p>9.0599999999999</text:p>
              </table:table-cell>
              <table:table-cell office:value-type="float" office:value="99.489">
                <text:p>99.489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0799999999999">
                <text:p>9.0799999999999</text:p>
              </table:table-cell>
              <table:table-cell office:value-type="float" office:value="98.714">
                <text:p>98.714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0999999999999">
                <text:p>9.0999999999999</text:p>
              </table:table-cell>
              <table:table-cell office:value-type="float" office:value="98.991">
                <text:p>98.991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11999999999989">
                <text:p>9.11999999999989</text:p>
              </table:table-cell>
              <table:table-cell office:value-type="float" office:value="99.157">
                <text:p>99.157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13999999999989">
                <text:p>9.13999999999989</text:p>
              </table:table-cell>
              <table:table-cell office:value-type="float" office:value="98.437">
                <text:p>98.437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15999999999989">
                <text:p>9.15999999999989</text:p>
              </table:table-cell>
              <table:table-cell office:value-type="float" office:value="99.323">
                <text:p>99.323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17999999999989">
                <text:p>9.17999999999989</text:p>
              </table:table-cell>
              <table:table-cell office:value-type="float" office:value="99.046">
                <text:p>99.046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19999999999989">
                <text:p>9.19999999999989</text:p>
              </table:table-cell>
              <table:table-cell office:value-type="float" office:value="98.935">
                <text:p>98.935</text:p>
              </table:table-cell>
              <table:table-cell office:value-type="float" office:value="99.041">
                <text:p>99.0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21999999999989">
                <text:p>9.21999999999989</text:p>
              </table:table-cell>
              <table:table-cell office:value-type="float" office:value="98.935">
                <text:p>98.935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23999999999989">
                <text:p>9.23999999999989</text:p>
              </table:table-cell>
              <table:table-cell office:value-type="float" office:value="99.157">
                <text:p>99.157</text:p>
              </table:table-cell>
              <table:table-cell office:value-type="float" office:value="98.713">
                <text:p>98.7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25999999999989">
                <text:p>9.25999999999989</text:p>
              </table:table-cell>
              <table:table-cell office:value-type="float" office:value="98.88">
                <text:p>98.88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27999999999989">
                <text:p>9.27999999999989</text:p>
              </table:table-cell>
              <table:table-cell office:value-type="float" office:value="98.991">
                <text:p>98.991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29999999999989">
                <text:p>9.29999999999989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31999999999989">
                <text:p>9.31999999999989</text:p>
              </table:table-cell>
              <table:table-cell office:value-type="float" office:value="98.935">
                <text:p>98.935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33999999999989">
                <text:p>9.33999999999989</text:p>
              </table:table-cell>
              <table:table-cell office:value-type="float" office:value="99.046">
                <text:p>99.046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35999999999989">
                <text:p>9.35999999999989</text:p>
              </table:table-cell>
              <table:table-cell office:value-type="float" office:value="98.825">
                <text:p>98.825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37999999999989">
                <text:p>9.37999999999989</text:p>
              </table:table-cell>
              <table:table-cell office:value-type="float" office:value="98.991">
                <text:p>98.991</text:p>
              </table:table-cell>
              <table:table-cell office:value-type="float" office:value="98.768">
                <text:p>98.7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39999999999989">
                <text:p>9.39999999999989</text:p>
              </table:table-cell>
              <table:table-cell office:value-type="float" office:value="99.101">
                <text:p>99.101</text:p>
              </table:table-cell>
              <table:table-cell office:value-type="float" office:value="98.822">
                <text:p>98.8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1999999999989">
                <text:p>9.41999999999989</text:p>
              </table:table-cell>
              <table:table-cell office:value-type="float" office:value="99.046">
                <text:p>99.046</text:p>
              </table:table-cell>
              <table:table-cell office:value-type="float" office:value="99.096">
                <text:p>99.0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3999999999989">
                <text:p>9.43999999999989</text:p>
              </table:table-cell>
              <table:table-cell office:value-type="float" office:value="98.825">
                <text:p>98.825</text:p>
              </table:table-cell>
              <table:table-cell office:value-type="float" office:value="99.261">
                <text:p>99.2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45999999999989">
                <text:p>9.45999999999989</text:p>
              </table:table-cell>
              <table:table-cell office:value-type="float" office:value="98.825">
                <text:p>98.825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47999999999989">
                <text:p>9.47999999999989</text:p>
              </table:table-cell>
              <table:table-cell office:value-type="float" office:value="99.322">
                <text:p>99.322</text:p>
              </table:table-cell>
              <table:table-cell office:value-type="float" office:value="98.603">
                <text:p>98.6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49999999999989">
                <text:p>9.49999999999989</text:p>
              </table:table-cell>
              <table:table-cell office:value-type="float" office:value="98.88">
                <text:p>98.88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51999999999989">
                <text:p>9.51999999999989</text:p>
              </table:table-cell>
              <table:table-cell office:value-type="float" office:value="98.769">
                <text:p>98.769</text:p>
              </table:table-cell>
              <table:table-cell office:value-type="float" office:value="99.534">
                <text:p>99.5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53999999999989">
                <text:p>9.53999999999989</text:p>
              </table:table-cell>
              <table:table-cell office:value-type="float" office:value="98.991">
                <text:p>98.991</text:p>
              </table:table-cell>
              <table:table-cell office:value-type="float" office:value="98.658">
                <text:p>98.6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55999999999989">
                <text:p>9.55999999999989</text:p>
              </table:table-cell>
              <table:table-cell office:value-type="float" office:value="98.991">
                <text:p>98.991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57999999999988">
                <text:p>9.57999999999988</text:p>
              </table:table-cell>
              <table:table-cell office:value-type="float" office:value="98.935">
                <text:p>98.935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59999999999988">
                <text:p>9.59999999999988</text:p>
              </table:table-cell>
              <table:table-cell office:value-type="float" office:value="98.493">
                <text:p>98.493</text:p>
              </table:table-cell>
              <table:table-cell office:value-type="float" office:value="98.932">
                <text:p>98.9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61999999999988">
                <text:p>9.61999999999988</text:p>
              </table:table-cell>
              <table:table-cell office:value-type="float" office:value="95.726">
                <text:p>95.726</text:p>
              </table:table-cell>
              <table:table-cell office:value-type="float" office:value="96.905">
                <text:p>96.9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63999999999988">
                <text:p>9.63999999999988</text:p>
              </table:table-cell>
              <table:table-cell office:value-type="float" office:value="92.074">
                <text:p>92.074</text:p>
              </table:table-cell>
              <table:table-cell office:value-type="float" office:value="94.878">
                <text:p>94.8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65999999999988">
                <text:p>9.65999999999988</text:p>
              </table:table-cell>
              <table:table-cell office:value-type="float" office:value="87.537">
                <text:p>87.537</text:p>
              </table:table-cell>
              <table:table-cell office:value-type="float" office:value="91.975">
                <text:p>91.9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67999999999988">
                <text:p>9.67999999999988</text:p>
              </table:table-cell>
              <table:table-cell office:value-type="float" office:value="82.114">
                <text:p>82.114</text:p>
              </table:table-cell>
              <table:table-cell office:value-type="float" office:value="87.703">
                <text:p>87.7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69999999999988">
                <text:p>9.69999999999988</text:p>
              </table:table-cell>
              <table:table-cell office:value-type="float" office:value="75.917">
                <text:p>75.917</text:p>
              </table:table-cell>
              <table:table-cell office:value-type="float" office:value="82.609">
                <text:p>82.6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71999999999988">
                <text:p>9.71999999999988</text:p>
              </table:table-cell>
              <table:table-cell office:value-type="float" office:value="70.384">
                <text:p>70.384</text:p>
              </table:table-cell>
              <table:table-cell office:value-type="float" office:value="77.515">
                <text:p>77.5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73999999999988">
                <text:p>9.73999999999988</text:p>
              </table:table-cell>
              <table:table-cell office:value-type="float" office:value="63.689">
                <text:p>63.689</text:p>
              </table:table-cell>
              <table:table-cell office:value-type="float" office:value="71.873">
                <text:p>71.8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75999999999988">
                <text:p>9.75999999999988</text:p>
              </table:table-cell>
              <table:table-cell office:value-type="float" office:value="58.986">
                <text:p>58.986</text:p>
              </table:table-cell>
              <table:table-cell office:value-type="float" office:value="66.833">
                <text:p>66.8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77999999999988">
                <text:p>9.77999999999988</text:p>
              </table:table-cell>
              <table:table-cell office:value-type="float" office:value="54.559">
                <text:p>54.559</text:p>
              </table:table-cell>
              <table:table-cell office:value-type="float" office:value="62.342">
                <text:p>62.3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79999999999988">
                <text:p>9.79999999999988</text:p>
              </table:table-cell>
              <table:table-cell office:value-type="float" office:value="50.797">
                <text:p>50.797</text:p>
              </table:table-cell>
              <table:table-cell office:value-type="float" office:value="58.234">
                <text:p>58.2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81999999999988">
                <text:p>9.81999999999988</text:p>
              </table:table-cell>
              <table:table-cell office:value-type="float" office:value="47.864">
                <text:p>47.864</text:p>
              </table:table-cell>
              <table:table-cell office:value-type="float" office:value="54.399">
                <text:p>54.3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83999999999988">
                <text:p>9.83999999999988</text:p>
              </table:table-cell>
              <table:table-cell office:value-type="float" office:value="44.212">
                <text:p>44.212</text:p>
              </table:table-cell>
              <table:table-cell office:value-type="float" office:value="51.332">
                <text:p>51.3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85999999999988">
                <text:p>9.85999999999988</text:p>
              </table:table-cell>
              <table:table-cell office:value-type="float" office:value="34.252">
                <text:p>34.25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7999999999988">
                <text:p>9.87999999999988</text:p>
              </table:table-cell>
              <table:table-cell office:value-type="float" office:value="32.592">
                <text:p>32.592</text:p>
              </table:table-cell>
              <table:table-cell office:value-type="float" office:value="36.871">
                <text:p>36.8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89999999999988">
                <text:p>9.89999999999988</text:p>
              </table:table-cell>
              <table:table-cell office:value-type="float" office:value="30.6">
                <text:p>30.6</text:p>
              </table:table-cell>
              <table:table-cell office:value-type="float" office:value="34.625">
                <text:p>34.6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91999999999988">
                <text:p>9.91999999999988</text:p>
              </table:table-cell>
              <table:table-cell office:value-type="float" office:value="29.162">
                <text:p>29.162</text:p>
              </table:table-cell>
              <table:table-cell office:value-type="float" office:value="32.708">
                <text:p>32.7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93999999999988">
                <text:p>9.93999999999988</text:p>
              </table:table-cell>
              <table:table-cell office:value-type="float" office:value="27.391">
                <text:p>27.391</text:p>
              </table:table-cell>
              <table:table-cell office:value-type="float" office:value="31.174">
                <text:p>31.1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5999999999988">
                <text:p>9.95999999999988</text:p>
              </table:table-cell>
              <table:table-cell office:value-type="float" office:value="25.953">
                <text:p>25.953</text:p>
              </table:table-cell>
              <table:table-cell office:value-type="float" office:value="29.312">
                <text:p>29.3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97999999999988">
                <text:p>9.97999999999988</text:p>
              </table:table-cell>
              <table:table-cell office:value-type="float" office:value="24.957">
                <text:p>24.957</text:p>
              </table:table-cell>
              <table:table-cell office:value-type="float" office:value="27.504">
                <text:p>27.5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99999999999988">
                <text:p>9.99999999999988</text:p>
              </table:table-cell>
              <table:table-cell office:value-type="float" office:value="23.573">
                <text:p>23.573</text:p>
              </table:table-cell>
              <table:table-cell office:value-type="float" office:value="26.518">
                <text:p>26.5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0199999999999">
                <text:p>10.0199999999999</text:p>
              </table:table-cell>
              <table:table-cell office:value-type="float" office:value="22.245">
                <text:p>22.245</text:p>
              </table:table-cell>
              <table:table-cell office:value-type="float" office:value="24.437">
                <text:p>24.4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0399999999999">
                <text:p>10.0399999999999</text:p>
              </table:table-cell>
              <table:table-cell office:value-type="float" office:value="21.36">
                <text:p>21.36</text:p>
              </table:table-cell>
              <table:table-cell office:value-type="float" office:value="23.561">
                <text:p>23.5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0599999999999">
                <text:p>10.0599999999999</text:p>
              </table:table-cell>
              <table:table-cell office:value-type="float" office:value="20.475">
                <text:p>20.475</text:p>
              </table:table-cell>
              <table:table-cell office:value-type="float" office:value="22.465">
                <text:p>22.4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0799999999999">
                <text:p>10.0799999999999</text:p>
              </table:table-cell>
              <table:table-cell office:value-type="float" office:value="19.313">
                <text:p>19.313</text:p>
              </table:table-cell>
              <table:table-cell office:value-type="float" office:value="21.205">
                <text:p>21.2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0999999999999">
                <text:p>10.0999999999999</text:p>
              </table:table-cell>
              <table:table-cell office:value-type="float" office:value="18.759">
                <text:p>18.759</text:p>
              </table:table-cell>
              <table:table-cell office:value-type="float" office:value="20.055">
                <text:p>20.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1199999999999">
                <text:p>10.1199999999999</text:p>
              </table:table-cell>
              <table:table-cell office:value-type="float" office:value="17.708">
                <text:p>17.708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1399999999999">
                <text:p>10.1399999999999</text:p>
              </table:table-cell>
              <table:table-cell office:value-type="float" office:value="17.21">
                <text:p>17.21</text:p>
              </table:table-cell>
              <table:table-cell office:value-type="float" office:value="18.357">
                <text:p>18.3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1599999999999">
                <text:p>10.1599999999999</text:p>
              </table:table-cell>
              <table:table-cell office:value-type="float" office:value="16.048">
                <text:p>16.048</text:p>
              </table:table-cell>
              <table:table-cell office:value-type="float" office:value="17.864">
                <text:p>17.8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1799999999999">
                <text:p>10.1799999999999</text:p>
              </table:table-cell>
              <table:table-cell office:value-type="float" office:value="15.827">
                <text:p>15.827</text:p>
              </table:table-cell>
              <table:table-cell office:value-type="float" office:value="16.823">
                <text:p>16.8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1999999999999">
                <text:p>10.1999999999999</text:p>
              </table:table-cell>
              <table:table-cell office:value-type="float" office:value="15.163">
                <text:p>15.163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2199999999999">
                <text:p>10.2199999999999</text:p>
              </table:table-cell>
              <table:table-cell office:value-type="float" office:value="14.72">
                <text:p>14.72</text:p>
              </table:table-cell>
              <table:table-cell office:value-type="float" office:value="15.782">
                <text:p>15.7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2399999999999">
                <text:p>10.2399999999999</text:p>
              </table:table-cell>
              <table:table-cell office:value-type="float" office:value="14.001">
                <text:p>14.001</text:p>
              </table:table-cell>
              <table:table-cell office:value-type="float" office:value="14.796">
                <text:p>14.7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2599999999999">
                <text:p>10.2599999999999</text:p>
              </table:table-cell>
              <table:table-cell office:value-type="float" office:value="13.946">
                <text:p>13.946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2799999999999">
                <text:p>10.2799999999999</text:p>
              </table:table-cell>
              <table:table-cell office:value-type="float" office:value="12.894">
                <text:p>12.894</text:p>
              </table:table-cell>
              <table:table-cell office:value-type="float" office:value="13.865">
                <text:p>13.8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2999999999999">
                <text:p>10.2999999999999</text:p>
              </table:table-cell>
              <table:table-cell office:value-type="float" office:value="12.507">
                <text:p>12.507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3199999999999">
                <text:p>10.3199999999999</text:p>
              </table:table-cell>
              <table:table-cell office:value-type="float" office:value="12.23">
                <text:p>12.23</text:p>
              </table:table-cell>
              <table:table-cell office:value-type="float" office:value="13.044">
                <text:p>13.0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3399999999999">
                <text:p>10.3399999999999</text:p>
              </table:table-cell>
              <table:table-cell office:value-type="float" office:value="11.954">
                <text:p>11.954</text:p>
              </table:table-cell>
              <table:table-cell office:value-type="float" office:value="12.605">
                <text:p>12.6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3599999999999">
                <text:p>10.3599999999999</text:p>
              </table:table-cell>
              <table:table-cell office:value-type="float" office:value="11.29">
                <text:p>11.29</text:p>
              </table:table-cell>
              <table:table-cell office:value-type="float" office:value="12.112">
                <text:p>12.1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3799999999999">
                <text:p>10.3799999999999</text:p>
              </table:table-cell>
              <table:table-cell office:value-type="float" office:value="11.013">
                <text:p>11.013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3999999999999">
                <text:p>10.3999999999999</text:p>
              </table:table-cell>
              <table:table-cell office:value-type="float" office:value="11.29">
                <text:p>11.29</text:p>
              </table:table-cell>
              <table:table-cell office:value-type="float" office:value="10.798">
                <text:p>10.7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4199999999999">
                <text:p>10.4199999999999</text:p>
              </table:table-cell>
              <table:table-cell office:value-type="float" office:value="10.626">
                <text:p>10.626</text:p>
              </table:table-cell>
              <table:table-cell office:value-type="float" office:value="10.962">
                <text:p>10.9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4399999999999">
                <text:p>10.4399999999999</text:p>
              </table:table-cell>
              <table:table-cell office:value-type="float" office:value="10.681">
                <text:p>10.681</text:p>
              </table:table-cell>
              <table:table-cell office:value-type="float" office:value="10.688">
                <text:p>10.6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4599999999999">
                <text:p>10.4599999999999</text:p>
              </table:table-cell>
              <table:table-cell office:value-type="float" office:value="10.128">
                <text:p>10.128</text:p>
              </table:table-cell>
              <table:table-cell office:value-type="float" office:value="10.907">
                <text:p>10.9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4799999999999">
                <text:p>10.4799999999999</text:p>
              </table:table-cell>
              <table:table-cell office:value-type="float" office:value="9.906">
                <text:p>9.906</text:p>
              </table:table-cell>
              <table:table-cell office:value-type="float" office:value="10.086">
                <text:p>10.0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4999999999999">
                <text:p>10.4999999999999</text:p>
              </table:table-cell>
              <table:table-cell office:value-type="float" office:value="9.63">
                <text:p>9.63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5199999999999">
                <text:p>10.5199999999999</text:p>
              </table:table-cell>
              <table:table-cell office:value-type="float" office:value="8.8">
                <text:p>8.8</text:p>
              </table:table-cell>
              <table:table-cell office:value-type="float" office:value="9.538">
                <text:p>9.5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5399999999999">
                <text:p>10.5399999999999</text:p>
              </table:table-cell>
              <table:table-cell office:value-type="float" office:value="9.242">
                <text:p>9.242</text:p>
              </table:table-cell>
              <table:table-cell office:value-type="float" office:value="9.757">
                <text:p>9.7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5599999999999">
                <text:p>10.5599999999999</text:p>
              </table:table-cell>
              <table:table-cell office:value-type="float" office:value="9.021">
                <text:p>9.021</text:p>
              </table:table-cell>
              <table:table-cell office:value-type="float" office:value="9.264">
                <text:p>9.2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5799999999999">
                <text:p>10.5799999999999</text:p>
              </table:table-cell>
              <table:table-cell office:value-type="float" office:value="8.855">
                <text:p>8.855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5999999999999">
                <text:p>10.5999999999999</text:p>
              </table:table-cell>
              <table:table-cell office:value-type="float" office:value="8.634">
                <text:p>8.634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6199999999999">
                <text:p>10.6199999999999</text:p>
              </table:table-cell>
              <table:table-cell office:value-type="float" office:value="8.357">
                <text:p>8.357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6399999999999">
                <text:p>10.6399999999999</text:p>
              </table:table-cell>
              <table:table-cell office:value-type="float" office:value="8.578">
                <text:p>8.578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6599999999999">
                <text:p>10.6599999999999</text:p>
              </table:table-cell>
              <table:table-cell office:value-type="float" office:value="8.357">
                <text:p>8.357</text:p>
              </table:table-cell>
              <table:table-cell office:value-type="float" office:value="8.278">
                <text:p>8.2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6799999999999">
                <text:p>10.6799999999999</text:p>
              </table:table-cell>
              <table:table-cell office:value-type="float" office:value="8.136">
                <text:p>8.136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8.357">
                <text:p>8.357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7199999999999">
                <text:p>10.7199999999999</text:p>
              </table:table-cell>
              <table:table-cell office:value-type="float" office:value="8.025">
                <text:p>8.025</text:p>
              </table:table-cell>
              <table:table-cell office:value-type="float" office:value="7.785">
                <text:p>7.7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7399999999999">
                <text:p>10.7399999999999</text:p>
              </table:table-cell>
              <table:table-cell office:value-type="float" office:value="8.302">
                <text:p>8.302</text:p>
              </table:table-cell>
              <table:table-cell office:value-type="float" office:value="8.169">
                <text:p>8.1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7599999999999">
                <text:p>10.7599999999999</text:p>
              </table:table-cell>
              <table:table-cell office:value-type="float" office:value="7.748">
                <text:p>7.748</text:p>
              </table:table-cell>
              <table:table-cell office:value-type="float" office:value="7.949">
                <text:p>7.9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7799999999999">
                <text:p>10.7799999999999</text:p>
              </table:table-cell>
              <table:table-cell office:value-type="float" office:value="7.527">
                <text:p>7.52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7999999999999">
                <text:p>10.7999999999999</text:p>
              </table:table-cell>
              <table:table-cell office:value-type="float" office:value="7.693">
                <text:p>7.693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8199999999999">
                <text:p>10.8199999999999</text:p>
              </table:table-cell>
              <table:table-cell office:value-type="float" office:value="7.748">
                <text:p>7.748</text:p>
              </table:table-cell>
              <table:table-cell office:value-type="float" office:value="7.566">
                <text:p>7.5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8399999999999">
                <text:p>10.8399999999999</text:p>
              </table:table-cell>
              <table:table-cell office:value-type="float" office:value="7.582">
                <text:p>7.582</text:p>
              </table:table-cell>
              <table:table-cell office:value-type="float" office:value="7.949">
                <text:p>7.9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8599999999999">
                <text:p>10.8599999999999</text:p>
              </table:table-cell>
              <table:table-cell office:value-type="float" office:value="7.527">
                <text:p>7.527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8799999999999">
                <text:p>10.8799999999999</text:p>
              </table:table-cell>
              <table:table-cell office:value-type="float" office:value="7.582">
                <text:p>7.582</text:p>
              </table:table-cell>
              <table:table-cell office:value-type="float" office:value="7.183">
                <text:p>7.1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8999999999999">
                <text:p>10.8999999999999</text:p>
              </table:table-cell>
              <table:table-cell office:value-type="float" office:value="7.638">
                <text:p>7.638</text:p>
              </table:table-cell>
              <table:table-cell office:value-type="float" office:value="7.566">
                <text:p>7.5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9199999999999">
                <text:p>10.9199999999999</text:p>
              </table:table-cell>
              <table:table-cell office:value-type="float" office:value="7.416">
                <text:p>7.416</text:p>
              </table:table-cell>
              <table:table-cell office:value-type="float" office:value="7.237">
                <text:p>7.2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9399999999999">
                <text:p>10.9399999999999</text:p>
              </table:table-cell>
              <table:table-cell office:value-type="float" office:value="7.25">
                <text:p>7.25</text:p>
              </table:table-cell>
              <table:table-cell office:value-type="float" office:value="7.237">
                <text:p>7.2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9599999999999">
                <text:p>10.9599999999999</text:p>
              </table:table-cell>
              <table:table-cell office:value-type="float" office:value="7.14">
                <text:p>7.14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9799999999999">
                <text:p>10.9799999999999</text:p>
              </table:table-cell>
              <table:table-cell office:value-type="float" office:value="7.416">
                <text:p>7.416</text:p>
              </table:table-cell>
              <table:table-cell office:value-type="float" office:value="7.621">
                <text:p>7.6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.9999999999999">
                <text:p>10.9999999999999</text:p>
              </table:table-cell>
              <table:table-cell office:value-type="float" office:value="7.14">
                <text:p>7.14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0199999999999">
                <text:p>11.0199999999999</text:p>
              </table:table-cell>
              <table:table-cell office:value-type="float" office:value="7.029">
                <text:p>7.029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7.195">
                <text:p>7.195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0599999999999">
                <text:p>11.0599999999999</text:p>
              </table:table-cell>
              <table:table-cell office:value-type="float" office:value="6.697">
                <text:p>6.697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0799999999999">
                <text:p>11.0799999999999</text:p>
              </table:table-cell>
              <table:table-cell office:value-type="float" office:value="6.863">
                <text:p>6.863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0999999999999">
                <text:p>11.0999999999999</text:p>
              </table:table-cell>
              <table:table-cell office:value-type="float" office:value="6.974">
                <text:p>6.974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1199999999999">
                <text:p>11.1199999999999</text:p>
              </table:table-cell>
              <table:table-cell office:value-type="float" office:value="7.14">
                <text:p>7.14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1399999999999">
                <text:p>11.1399999999999</text:p>
              </table:table-cell>
              <table:table-cell office:value-type="float" office:value="7.084">
                <text:p>7.084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1599999999999">
                <text:p>11.1599999999999</text:p>
              </table:table-cell>
              <table:table-cell office:value-type="float" office:value="6.863">
                <text:p>6.863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1799999999999">
                <text:p>11.1799999999999</text:p>
              </table:table-cell>
              <table:table-cell office:value-type="float" office:value="6.863">
                <text:p>6.863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1999999999999">
                <text:p>11.1999999999999</text:p>
              </table:table-cell>
              <table:table-cell office:value-type="float" office:value="6.586">
                <text:p>6.586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199999999999">
                <text:p>11.2199999999999</text:p>
              </table:table-cell>
              <table:table-cell office:value-type="float" office:value="6.531">
                <text:p>6.531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2399999999999">
                <text:p>11.2399999999999</text:p>
              </table:table-cell>
              <table:table-cell office:value-type="float" office:value="6.863">
                <text:p>6.863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599999999998">
                <text:p>11.2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2799999999998">
                <text:p>11.27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2999999999998">
                <text:p>11.29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3199999999998">
                <text:p>11.31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3399999999998">
                <text:p>11.33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3599999999998">
                <text:p>11.35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3799999999998">
                <text:p>11.37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3999999999998">
                <text:p>11.3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4199999999998">
                <text:p>11.4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4399999999998">
                <text:p>11.43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4599999999998">
                <text:p>11.4599999999998</text:p>
              </table:table-cell>
              <table:table-cell office:value-type="float" office:value="7.084">
                <text:p>7.084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4799999999998">
                <text:p>11.4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4999999999998">
                <text:p>11.4999999999998</text:p>
              </table:table-cell>
              <table:table-cell office:value-type="float" office:value="7.029">
                <text:p>7.029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5199999999998">
                <text:p>11.51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5399999999998">
                <text:p>11.5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5599999999998">
                <text:p>11.55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5799999999998">
                <text:p>11.5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5999999999998">
                <text:p>11.5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6199999999998">
                <text:p>11.61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399999999998">
                <text:p>11.6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6599999999998">
                <text:p>11.65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6799999999998">
                <text:p>11.67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6999999999998">
                <text:p>11.6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7199999999998">
                <text:p>11.71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7399999999998">
                <text:p>11.73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7599999999998">
                <text:p>11.7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7799999999998">
                <text:p>11.7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7999999999998">
                <text:p>11.79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8199999999998">
                <text:p>11.8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8399999999998">
                <text:p>11.83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8599999999998">
                <text:p>11.8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799999999998">
                <text:p>11.8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8999999999998">
                <text:p>11.89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9199999999998">
                <text:p>11.9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9399999999998">
                <text:p>11.9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9599999999998">
                <text:p>11.9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9799999999998">
                <text:p>11.97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.9999999999998">
                <text:p>11.9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0199999999998">
                <text:p>12.01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0399999999998">
                <text:p>12.03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0599999999998">
                <text:p>12.05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0799999999998">
                <text:p>12.07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0999999999998">
                <text:p>12.09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1199999999998">
                <text:p>12.1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1399999999998">
                <text:p>12.1399999999998</text:p>
              </table:table-cell>
              <table:table-cell office:value-type="float" office:value="7.084">
                <text:p>7.08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599999999998">
                <text:p>12.15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1799999999998">
                <text:p>12.17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1999999999998">
                <text:p>12.19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2199999999998">
                <text:p>12.21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2399999999998">
                <text:p>12.2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2599999999998">
                <text:p>12.25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2799999999998">
                <text:p>12.2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2999999999998">
                <text:p>12.2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3199999999998">
                <text:p>12.31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3399999999998">
                <text:p>12.33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3599999999998">
                <text:p>12.3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3799999999998">
                <text:p>12.3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3999999999998">
                <text:p>12.3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4199999999998">
                <text:p>12.4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4399999999998">
                <text:p>12.43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4599999999998">
                <text:p>12.4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4799999999998">
                <text:p>12.4799999999998</text:p>
              </table:table-cell>
              <table:table-cell office:value-type="float" office:value="6.199">
                <text:p>6.199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4999999999998">
                <text:p>12.49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5199999999998">
                <text:p>12.51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5399999999998">
                <text:p>12.5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5599999999998">
                <text:p>12.55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5799999999998">
                <text:p>12.57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5999999999998">
                <text:p>12.59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6199999999998">
                <text:p>12.6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6399999999998">
                <text:p>12.6399999999998</text:p>
              </table:table-cell>
              <table:table-cell office:value-type="float" office:value="6.089">
                <text:p>6.089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6599999999998">
                <text:p>12.6599999999998</text:p>
              </table:table-cell>
              <table:table-cell office:value-type="float" office:value="6.974">
                <text:p>6.974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6799999999998">
                <text:p>12.67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6999999999998">
                <text:p>12.6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7199999999998">
                <text:p>12.71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7399999999998">
                <text:p>12.7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7599999999998">
                <text:p>12.7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7799999999998">
                <text:p>12.7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7999999999998">
                <text:p>12.79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8199999999998">
                <text:p>12.8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8399999999998">
                <text:p>12.8399999999998</text:p>
              </table:table-cell>
              <table:table-cell office:value-type="float" office:value="6.199">
                <text:p>6.199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8599999999998">
                <text:p>12.85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8799999999998">
                <text:p>12.87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8999999999998">
                <text:p>12.8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9199999999998">
                <text:p>12.9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9399999999998">
                <text:p>12.93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9599999999998">
                <text:p>12.9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799999999998">
                <text:p>12.9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9999999999998">
                <text:p>12.9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0199999999998">
                <text:p>13.0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0399999999998">
                <text:p>13.03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0599999999998">
                <text:p>13.05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0799999999998">
                <text:p>13.0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0999999999998">
                <text:p>13.09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1199999999998">
                <text:p>13.1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1399999999998">
                <text:p>13.1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1599999999998">
                <text:p>13.15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1799999999998">
                <text:p>13.17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1999999999998">
                <text:p>13.1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199999999998">
                <text:p>13.2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2399999999998">
                <text:p>13.23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2599999999998">
                <text:p>13.2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2799999999998">
                <text:p>13.2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2999999999998">
                <text:p>13.29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3199999999998">
                <text:p>13.31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3399999999998">
                <text:p>13.3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3599999999998">
                <text:p>13.35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3799999999998">
                <text:p>13.3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3999999999998">
                <text:p>13.39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4199999999998">
                <text:p>13.41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032">
                <text:p>6.0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4399999999998">
                <text:p>13.43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4599999999998">
                <text:p>13.4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4799999999998">
                <text:p>13.47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4999999999998">
                <text:p>13.49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5199999999998">
                <text:p>13.5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5399999999998">
                <text:p>13.53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5599999999998">
                <text:p>13.5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5799999999998">
                <text:p>13.5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5999999999998">
                <text:p>13.59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6199999999998">
                <text:p>13.61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6399999999998">
                <text:p>13.63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6599999999998">
                <text:p>13.65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6799999999998">
                <text:p>13.6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6999999999998">
                <text:p>13.69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7199999999998">
                <text:p>13.7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7399999999998">
                <text:p>13.73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7599999999998">
                <text:p>13.75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7799999999998">
                <text:p>13.77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7999999999998">
                <text:p>13.79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8199999999998">
                <text:p>13.8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8399999999998">
                <text:p>13.8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8599999999998">
                <text:p>13.85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8799999999998">
                <text:p>13.8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8999999999998">
                <text:p>13.89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9199999999998">
                <text:p>13.91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9399999999998">
                <text:p>13.9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9599999999998">
                <text:p>13.9599999999998</text:p>
              </table:table-cell>
              <table:table-cell office:value-type="float" office:value="6.918">
                <text:p>6.918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799999999998">
                <text:p>13.9799999999998</text:p>
              </table:table-cell>
              <table:table-cell office:value-type="float" office:value="6.089">
                <text:p>6.089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.9999999999998">
                <text:p>13.9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0199999999998">
                <text:p>14.01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0399999999998">
                <text:p>14.0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0599999999998">
                <text:p>14.05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0799999999998">
                <text:p>14.07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0999999999998">
                <text:p>14.0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1199999999998">
                <text:p>14.1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1399999999998">
                <text:p>14.13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1599999999998">
                <text:p>14.1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1799999999998">
                <text:p>14.17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1999999999998">
                <text:p>14.19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2199999999998">
                <text:p>14.2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2399999999998">
                <text:p>14.2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2599999999998">
                <text:p>14.25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2799999999998">
                <text:p>14.27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2999999999998">
                <text:p>14.29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3199999999998">
                <text:p>14.31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3399999999998">
                <text:p>14.3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3599999999998">
                <text:p>14.3599999999998</text:p>
              </table:table-cell>
              <table:table-cell office:value-type="float" office:value="6.808">
                <text:p>6.808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3799999999998">
                <text:p>14.37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3999999999998">
                <text:p>14.39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4199999999998">
                <text:p>14.4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4399999999998">
                <text:p>14.43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4599999999998">
                <text:p>14.4599999999998</text:p>
              </table:table-cell>
              <table:table-cell office:value-type="float" office:value="6.255">
                <text:p>6.25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4799999999998">
                <text:p>14.4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4999999999998">
                <text:p>14.4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5199999999998">
                <text:p>14.5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5399999999998">
                <text:p>14.53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5599999999998">
                <text:p>14.5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799999999998">
                <text:p>14.57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5999999999998">
                <text:p>14.59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6199999999998">
                <text:p>14.61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6399999999998">
                <text:p>14.6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6599999999998">
                <text:p>14.6599999999998</text:p>
              </table:table-cell>
              <table:table-cell office:value-type="float" office:value="6.254">
                <text:p>6.254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6799999999998">
                <text:p>14.67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6999999999998">
                <text:p>14.69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7199999999998">
                <text:p>14.7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7399999999998">
                <text:p>14.7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7599999999998">
                <text:p>14.75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7799999999998">
                <text:p>14.7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7999999999998">
                <text:p>14.79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8199999999998">
                <text:p>14.8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8399999999998">
                <text:p>14.8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8599999999998">
                <text:p>14.85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8799999999998">
                <text:p>14.87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8999999999998">
                <text:p>14.89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9199999999998">
                <text:p>14.9199999999998</text:p>
              </table:table-cell>
              <table:table-cell office:value-type="float" office:value="7.084">
                <text:p>7.084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9399999999998">
                <text:p>14.9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9599999999998">
                <text:p>14.95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9799999999998">
                <text:p>14.97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9999999999998">
                <text:p>14.9999999999998</text:p>
              </table:table-cell>
              <table:table-cell office:value-type="float" office:value="6.255">
                <text:p>6.255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0199999999998">
                <text:p>15.01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0399999999998">
                <text:p>15.0399999999998</text:p>
              </table:table-cell>
              <table:table-cell office:value-type="float" office:value="6.254">
                <text:p>6.254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0599999999998">
                <text:p>15.05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0799999999998">
                <text:p>15.07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0999999999998">
                <text:p>15.09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1199999999998">
                <text:p>15.1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799">
                <text:p>6.7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1399999999998">
                <text:p>15.13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1599999999998">
                <text:p>15.1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1799999999998">
                <text:p>15.1799999999998</text:p>
              </table:table-cell>
              <table:table-cell office:value-type="float" office:value="6.42">
                <text:p>6.42</text:p>
              </table:table-cell>
              <table:table-cell office:value-type="float" office:value="5.923">
                <text:p>5.9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1999999999998">
                <text:p>15.1999999999998</text:p>
              </table:table-cell>
              <table:table-cell office:value-type="float" office:value="6.365">
                <text:p>6.365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2199999999998">
                <text:p>15.21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2399999999998">
                <text:p>15.23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599999999998">
                <text:p>15.2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2799999999998">
                <text:p>15.27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2999999999998">
                <text:p>15.2999999999998</text:p>
              </table:table-cell>
              <table:table-cell office:value-type="float" office:value="6.089">
                <text:p>6.089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3199999999998">
                <text:p>15.3199999999998</text:p>
              </table:table-cell>
              <table:table-cell office:value-type="float" office:value="6.42">
                <text:p>6.4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3399999999998">
                <text:p>15.33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3599999999998">
                <text:p>15.35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3799999999998">
                <text:p>15.3799999999998</text:p>
              </table:table-cell>
              <table:table-cell office:value-type="float" office:value="6.531">
                <text:p>6.531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3999999999998">
                <text:p>15.39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4199999999998">
                <text:p>15.41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4399999999998">
                <text:p>15.4399999999998</text:p>
              </table:table-cell>
              <table:table-cell office:value-type="float" office:value="6.089">
                <text:p>6.089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4599999999998">
                <text:p>15.45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.4799999999998">
                <text:p>15.47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4999999999998">
                <text:p>15.49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.5199999999998">
                <text:p>15.5199999999998</text:p>
              </table:table-cell>
              <table:table-cell office:value-type="float" office:value="6.144">
                <text:p>6.14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.5399999999998">
                <text:p>15.53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5599999999998">
                <text:p>15.5599999999998</text:p>
              </table:table-cell>
              <table:table-cell office:value-type="float" office:value="7.14">
                <text:p>7.14</text:p>
              </table:table-cell>
              <table:table-cell office:value-type="float" office:value="6.909">
                <text:p>6.9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.5799999999998">
                <text:p>15.5799999999998</text:p>
              </table:table-cell>
              <table:table-cell office:value-type="float" office:value="6.199">
                <text:p>6.199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5999999999998">
                <text:p>15.59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6199999999998">
                <text:p>15.6199999999998</text:p>
              </table:table-cell>
              <table:table-cell office:value-type="float" office:value="6.586">
                <text:p>6.586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.6399999999998">
                <text:p>15.6399999999998</text:p>
              </table:table-cell>
              <table:table-cell office:value-type="float" office:value="6.752">
                <text:p>6.752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.6599999999998">
                <text:p>15.6599999999998</text:p>
              </table:table-cell>
              <table:table-cell office:value-type="float" office:value="6.863">
                <text:p>6.863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6799999999998">
                <text:p>15.6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6999999999998">
                <text:p>15.6999999999998</text:p>
              </table:table-cell>
              <table:table-cell office:value-type="float" office:value="6.31">
                <text:p>6.31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7199999999998">
                <text:p>15.71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7399999999998">
                <text:p>15.7399999999998</text:p>
              </table:table-cell>
              <table:table-cell office:value-type="float" office:value="6.476">
                <text:p>6.476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7599999999998">
                <text:p>15.75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361">
                <text:p>6.3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.7799999999998">
                <text:p>15.7799999999998</text:p>
              </table:table-cell>
              <table:table-cell office:value-type="float" office:value="6.642">
                <text:p>6.642</text:p>
              </table:table-cell>
              <table:table-cell office:value-type="float" office:value="6.251">
                <text:p>6.2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.7999999999998">
                <text:p>15.7999999999998</text:p>
              </table:table-cell>
              <table:table-cell office:value-type="float" office:value="6.697">
                <text:p>6.697</text:p>
              </table:table-cell>
              <table:table-cell office:value-type="float" office:value="6.251">
                <text:p>6.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